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BodoniTurkB" svg:font-family="BodoniTurkB"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PalatinoTurk" svg:font-family="PalatinoTurk" style:font-pitch="variable"/>
    <style:font-face style:name="WalbaumBoldItalic" svg:font-family="WalbaumBoldItalic"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Ana_20_Metin_20_Bold">
      <style:text-properties style:font-name="Lato"/>
    </style:style>
    <style:style style:name="P4" style:family="paragraph" style:parent-style-name="TR_20_Ana_20_Metin_20_Bold">
      <style:paragraph-properties fo:text-align="center" style:justify-single-word="false"/>
      <style:text-properties style:font-name="Lato"/>
    </style:style>
    <style:style style:name="P5" style:family="paragraph" style:parent-style-name="TR_20_Ana_20_Metin_20_Bold">
      <style:text-properties style:font-name="Lato" fo:language="tr" fo:country="TR"/>
    </style:style>
    <style:style style:name="P6" style:family="paragraph" style:parent-style-name="tr_20_son_20_ayet">
      <style:text-properties style:font-name="Lato" fo:language="tr" fo:country="TR"/>
    </style:style>
    <style:style style:name="P7" style:family="paragraph" style:parent-style-name="TR_20_Ayet">
      <style:text-properties style:font-name="Lato" fo:language="tr" fo:country="TR"/>
    </style:style>
    <style:style style:name="P8" style:family="paragraph" style:parent-style-name="TR_20_Ayet">
      <style:text-properties style:font-name="Lato" fo:language="en" fo:country="GB"/>
    </style:style>
    <style:style style:name="P9" style:family="paragraph" style:parent-style-name="TR_20_Baslik_20_2">
      <style:text-properties style:font-name="Lato" fo:language="tr" fo:country="TR"/>
    </style:style>
    <style:style style:name="P10" style:family="paragraph" style:parent-style-name="TR_20_Alinti">
      <style:text-properties style:font-name="Lato"/>
    </style:style>
    <style:style style:name="P11" style:family="paragraph" style:parent-style-name="TR_20_Alinti">
      <style:text-properties style:font-name="Lato" fo:language="tr" fo:country="TR"/>
    </style:style>
    <style:style style:name="P12" style:family="paragraph" style:parent-style-name="TR_20_Alinti_20_Italik">
      <style:text-properties style:font-name="Lato" fo:language="tr" fo:country="TR"/>
    </style:style>
    <style:style style:name="P13" style:family="paragraph" style:parent-style-name="TR_20_Kitap_20_Adi" style:master-page-name="Standard">
      <style:paragraph-properties style:page-number="auto"/>
      <style:text-properties style:font-name="Lato" fo:language="fr" fo:country="FR"/>
    </style:style>
    <style:style style:name="P14" style:family="paragraph" style:parent-style-name="TR_20_Baslik_20_1">
      <style:paragraph-properties fo:break-before="page"/>
      <style:text-properties style:font-name="Lato"/>
    </style:style>
    <style:style style:name="P15" style:family="paragraph" style:parent-style-name="TR_20_Baslik_20_1">
      <style:paragraph-properties fo:break-before="page"/>
      <style:text-properties style:font-name="Lato" fo:language="tr" fo:country="TR"/>
    </style:style>
    <style:style style:name="P16" style:family="paragraph" style:parent-style-name="TR_20_Baslik_20_1">
      <style:paragraph-properties fo:break-before="page"/>
      <style:text-properties style:font-name="Lato" fo:language="en" fo:country="GB"/>
    </style:style>
    <style:style style:name="P17" style:family="paragraph" style:parent-style-name="TR_20_Ana_20_Metin_20_Bold_20_Italik">
      <style:paragraph-properties fo:text-align="center" style:justify-single-word="false"/>
      <style:text-properties style:font-name="Lato"/>
    </style:style>
    <style:style style:name="P18" style:family="paragraph" style:parent-style-name="TR_20_Ana_20_Metin">
      <style:text-properties style:font-name="Lato"/>
    </style:style>
    <style:style style:name="P19" style:family="paragraph" style:parent-style-name="TR_20_Ana_20_Metin">
      <style:text-properties style:font-name="Lato" fo:language="fr" fo:country="FR"/>
    </style:style>
    <style:style style:name="P20" style:family="paragraph" style:parent-style-name="TR_20_Ana_20_Metin">
      <style:text-properties style:font-name="Lato" fo:language="tr" fo:country="TR"/>
    </style:style>
    <style:style style:name="P21" style:family="paragraph" style:parent-style-name="TR_20_Ana_20_Metin">
      <style:text-properties style:font-name="Lato" fo:language="tr" fo:country="TR" style:font-name-complex="BodoniTurkB"/>
    </style:style>
    <style:style style:name="P22" style:family="paragraph" style:parent-style-name="TR_20_Ana_20_Metin">
      <style:text-properties style:font-name="Lato" fo:language="tr" fo:country="TR" fo:font-style="italic" style:font-style-asian="italic" style:font-style-complex="italic"/>
    </style:style>
    <style:style style:name="P23" style:family="paragraph" style:parent-style-name="TR_20_Ana_20_Metin">
      <style:text-properties style:font-name="Lato" fo:language="tr" fo:country="TR" fo:font-weight="bold" style:font-weight-asian="bold" style:font-weight-complex="bold"/>
    </style:style>
    <style:style style:name="P24" style:family="paragraph" style:parent-style-name="TR_20_Ana_20_Metin">
      <style:text-properties style:font-name="Lato" fo:font-size="9pt" fo:language="tr" fo:country="TR" style:font-size-asian="9pt" style:font-size-complex="9pt"/>
    </style:style>
    <style:style style:name="P25" style:family="paragraph" style:parent-style-name="TR_20_Ana_20_Metin">
      <style:text-properties style:font-name="Lato" fo:font-size="9pt" fo:language="en" fo:country="GB" style:font-size-asian="9pt" style:font-name-complex="WalbaumBoldItalic" style:font-size-complex="9pt"/>
    </style:style>
    <style:style style:name="P26" style:family="paragraph" style:parent-style-name="TR_20_Ana_20_Metin">
      <style:paragraph-properties fo:text-align="center" style:justify-single-word="false"/>
      <style:text-properties style:font-name="Lato"/>
    </style:style>
    <style:style style:name="P27" style:family="paragraph" style:parent-style-name="TR_20_Ana_20_Metin">
      <style:text-properties style:font-name="Lato" fo:font-size="6.5pt" style:font-size-asian="6.5pt" style:font-size-complex="6.5pt"/>
    </style:style>
    <style:style style:name="P28" style:family="paragraph" style:parent-style-name="TR_20_Ana_20_Metin">
      <style:text-properties style:font-name="Lato" fo:font-size="11.5pt" fo:letter-spacing="0.088cm" style:font-size-asian="11.5pt" style:font-name-complex="WalbaumBoldItalic" style:font-size-complex="11.5pt"/>
    </style:style>
    <style:style style:name="P29" style:family="paragraph" style:parent-style-name="TR_20_Ana_20_Metin">
      <style:text-properties style:font-name="Lato" fo:language="en" fo:country="GB"/>
    </style:style>
    <style:style style:name="P30" style:family="paragraph" style:parent-style-name="TR_20_Ana_20_Metin">
      <style:text-properties style:font-name="Lato" fo:font-size="10.5pt" fo:language="en" fo:country="GB" style:font-size-asian="10.5pt" style:font-name-complex="PalatinoTurk" style:font-size-complex="10.5pt"/>
    </style:style>
    <style:style style:name="P31" style:family="paragraph" style:parent-style-name="TR_20_Ana_20_Metin">
      <style:text-properties style:text-outline="true" style:font-name="Lato" fo:font-size="16pt" fo:letter-spacing="0.044cm" fo:language="en" fo:country="GB" style:font-size-asian="16pt" style:font-name-complex="HelveticaTurk" style:font-size-complex="16pt" style:font-weight-complex="bold"/>
    </style:style>
    <style:style style:name="P32" style:family="paragraph" style:parent-style-name="TR_20_Ana_20_Metin">
      <style:text-properties style:text-position="super 58%" style:font-name="Lato"/>
    </style:style>
    <style:style style:name="P33" style:family="paragraph" style:parent-style-name="TR_20_Ana_20_Metin">
      <style:text-properties style:text-position="super 58%" style:font-name="Lato" fo:language="tr" fo:country="TR"/>
    </style:style>
    <style:style style:name="P34" style:family="paragraph" style:parent-style-name="Contents_20_5">
      <style:text-properties style:font-name="Lato"/>
    </style:style>
    <style:style style:name="P35" style:family="paragraph" style:parent-style-name="TR_20_Yazar_20_Adi">
      <style:text-properties style:font-name="Lato" fo:language="fr" fo:country="FR"/>
    </style:style>
    <style:style style:name="T1" style:family="text">
      <style:text-properties fo:language="tr" fo:country="TR"/>
    </style:style>
    <style:style style:name="T2" style:family="text">
      <style:text-properties fo:language="tr" fo:country="TR" fo:font-weight="bold" style:font-weight-asian="bold"/>
    </style:style>
    <style:style style:name="T3" style:family="text">
      <style:text-properties fo:language="tr" fo:country="TR" fo:font-weight="bold" style:font-weight-asian="bold" style:font-weight-complex="bold"/>
    </style:style>
    <style:style style:name="T4" style:family="text">
      <style:text-properties fo:language="tr" fo:country="TR" fo:font-style="italic" style:font-style-asian="italic" style:font-style-complex="italic"/>
    </style:style>
    <style:style style:name="T5" style:family="text">
      <style:text-properties fo:language="tr" fo:country="TR" style:font-name-asian="Times New Roman"/>
    </style:style>
    <style:style style:name="T6" style:family="text">
      <style:text-properties fo:language="tr" fo:country="TR" style:font-name-complex="Zapf Dingbats"/>
    </style:style>
    <style:style style:name="T7" style:family="text">
      <style:text-properties fo:font-size="9pt" fo:language="tr" fo:country="TR" style:font-size-asian="9pt" style:font-size-complex="9pt"/>
    </style:style>
    <style:style style:name="T8" style:family="text">
      <style:text-properties fo:color="#000000"/>
    </style:style>
    <style:style style:name="T9" style:family="text">
      <style:text-properties style:text-position="super 58%"/>
    </style:style>
    <style:style style:name="T10" style:family="text">
      <style:text-properties style:text-position="super 58%" fo:font-size="9pt" fo:language="tr" fo:country="TR" style:font-size-asian="9pt" style:font-size-complex="9pt"/>
    </style:style>
    <style:style style:name="T11" style:family="text">
      <style:text-properties style:text-position="super 58%" fo:font-size="9pt" fo:language="tr" fo:country="TR" fo:font-weight="bold" style:font-size-asian="9pt" style:font-weight-asian="bold" style:font-size-complex="9pt" style:font-weight-complex="bold"/>
    </style:style>
    <style:style style:name="T12" style:family="text">
      <style:text-properties style:text-position="super 58%" fo:language="tr" fo:country="TR"/>
    </style:style>
    <style:style style:name="T13" style:family="text">
      <style:text-properties fo:font-weight="bold" style:font-weight-asian="bold"/>
    </style:style>
    <style:style style:name="T14" style:family="text">
      <style:text-properties fo:language="en" fo:country="GB"/>
    </style:style>
    <style:style style:name="T15" style:family="text">
      <style:text-properties fo:letter-spacing="-0.009cm" fo:language="tr" fo:country="TR"/>
    </style:style>
    <style:style style:name="T16" style:family="text">
      <style:text-properties style:font-name-asian="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KOKU VE TAT MUCİZESİ</text:h>
      <text:p text:style-name="P19"/>
      <text:p text:style-name="P19"/>
      <text:p text:style-name="P35">HARUN YAHYA (ADNAN OKTAR)</text:p>
      <text:p text:style-name="P19"/>
      <text:p text:style-name="P19"/>
      <text:h text:style-name="P15" text:outline-level="1">YAZAR ve ESERLERİ HAKKINDA</text:h>
      <text:p text:style-name="P21"/>
      <text:p text:style-name="P20"/>
      <text:p text:style-name="P20">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0">Harun Yahya'nın eserleri yaklaşık 40.000 resmin yer aldığı toplam 55.000 sayfalık bir külliyattır ve bu külliyat 73 farklı dile çevrilmiştir.</text:p>
      <text:p text:style-name="P20">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2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0">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20">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0"><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20">Bu gerçekler göz önünde bulundurulduğunda, insanların görmediklerini görmelerini sağlayan, hidayetlerine vesile olan bu eserlerin okunmasını teşvik etmenin de, çok önemli bir hizmet olduğu ortaya çıkmaktadır.</text:p>
      <text:p text:style-name="P20">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0">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0">Bu önemli hizmette öncü rolü üstlenmiş olan Harun Yahya Külliyatı, Allah'ın izniyle, 21. yüzyılda dünya insanlarını Kuran'da tarif edilen huzur ve barışa, doğruluk ve adalete, güzellik ve mutluluğa taşımaya bir vesile olacaktır.</text:p>
      <text:p text:style-name="P24"/>
      <text:p text:style-name="P20"/>
      <text:h text:style-name="P15" text:outline-level="1">OKUYUCUYA</text:h>
      <text:p text:style-name="P20"/>
      <text:p text:style-name="P18"/>
      <text:p text:style-name="P18"><text:span text:style-name="T6"><text:tab/></text:span><text:span text:style-name="T1">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8"><text:span text:style-name="T6"><text:tab/></text:span><text:span text:style-name="T1">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18"><text:span text:style-name="T6"><text:tab/></text:span><text:span text:style-name="T1">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8"><text:span text:style-name="T6"><text:tab/></text:span><text:span text:style-name="T1">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8"><text:span text:style-name="T6"><text:tab/></text:span><text:span text:style-name="T1">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8"><text:span text:style-name="T6"><text:tab/></text:span><text:span text:style-name="T1">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8"><text:span text:style-name="T6"><text:tab/></text:span><text:span text:style-name="T1">Bu eserlerde, diğer bazı eserlerde görülen, yazarın şahsi kanaatlerine, şüpheli kaynaklara dayalı izahlara, mukaddesata karşı gereken adaba ve saygıya dikkat edilmeyen üsluplara, burkuntu veren ümitsiz, şüpheci ve ye'se sürükleyen anlatımlara rastlayamazsınız. </text:span></text:p>
      <text:p text:style-name="P20"/>
      <text:p text:style-name="P20"/>
      <text:p text:style-name="P26">Bu kitapta kullanılan ayetler, Ali Bulaç'ın hazırladığı<text:line-break/>"Kur'an-ı Kerim ve Türkçe Anlamı" isimli mealden alınmıştır.</text:p>
      <text:p text:style-name="P18"/>
      <text:p text:style-name="P26">Birinci Baskı: Mart 2002 - <text:s/>İkinci Baskı: Ağustos 2006</text:p>
      <text:p text:style-name="P26"><text:soft-page-break/>Üçüncü Baskı: Şubat 2010 - Dördüncü Baskı: Haziran 2014</text:p>
      <text:p text:style-name="P27"/>
      <text:p text:style-name="P4">ARAŞTIRMA YAYINCILIK</text:p>
      <text:p text:style-name="P26">Kayışdağı Mah. Değirmen Sok. No: 3</text:p>
      <text:p text:style-name="P26">Ataşehir - İstanbul <text:s/>Tel: (0 216) 660 00 59</text:p>
      <text:p text:style-name="P26">Baskı: Express Basımevi</text:p>
      <text:p text:style-name="P26">Deposite İş Merkezi A6 Blok No: 309</text:p>
      <text:p text:style-name="P26">İkitelli OSB Küçükçekmece - İstanbul</text:p>
      <text:p text:style-name="P26">Tel: (0 212) 671 61 51</text:p>
      <text:p text:style-name="P18"/>
      <text:p text:style-name="P18"/>
      <text:p text:style-name="P17">www. harunyahya.org - www.harunyahya.net</text:p>
      <text:p text:style-name="P17">www. harunyahya.tv - www.a9.com.tr</text:p>
      <text:p text:style-name="P18"/>
      <text:p text:style-name="P18"/>
      <text:h text:style-name="P14" text:outline-level="1">İÇİNDEKİLER</text:h>
      <text:p text:style-name="P18"/>
      <text:p text:style-name="P18"/>
      <text:h text:style-name="P34" text:outline-level="1">GİRİŞ<text:tab/><text:span text:style-name="T8">10</text:span></text:h>
      <text:h text:style-name="P34" text:outline-level="1">KOKU ALMA SİSTEMİNDEKİ TASARIM<text:tab/>14</text:h>
      <text:h text:style-name="P34" text:outline-level="1">SİSTEM İÇİNDEKİ MEKANİZMALAR<text:tab/>54</text:h>
      <text:h text:style-name="P34" text:outline-level="1">KOKULARIN VE KOKU ALMA DUYUSUNUN DÜŞÜNDÜRDÜKLERİ<text:tab/>70</text:h>
      <text:h text:style-name="P34" text:outline-level="1">HAYVANLARDAKİ KOKU DUYULARI<text:tab/>82</text:h>
      <text:h text:style-name="P34" text:outline-level="1">EVRİMCİLER KOKU ALMANIN <text:line-break/>KÖKENİNİ AÇIKLAYAMAZLAR<text:tab/>102</text:h>
      <text:h text:style-name="P34" text:outline-level="1">KOKU ALMA TEKNOLOJİSİ<text:tab/>124</text:h>
      <text:h text:style-name="P34" text:outline-level="1">TAT ALMA SİSTEMİNDEKİ <text:line-break/><text:span text:style-name="T8">MUHTEŞEM </text:span>TASARIM<text:tab/>132</text:h>
      <text:h text:style-name="P34" text:outline-level="1">SONUÇ<text:tab/>176</text:h>
      <text:h text:style-name="P34" text:outline-level="1">EVRİM YANILGISI<text:tab/>182</text:h>
      <text:p text:style-name="P18"/>
      <text:p text:style-name="P18"/>
      <text:h text:style-name="P14" text:outline-level="1">GİRİŞ</text:h>
      <text:p text:style-name="P28"/>
      <text:p text:style-name="P18"/>
      <text:p text:style-name="P20">Hayatınız boyunca kokladığınız güzel kokuları hafızanızda canlandırmaya çalışın. Aklınıza pek çok koku gelecektir: Güller, karanfiller, leylaklar, yaseminler, lavantalar, çimenler ve değişik bitkilerin bahar aylarında çevreye yaydıkları çarpıcı kokular; çiçek açmış portakal, mandalina ve limon ağaçlarının etrafı çepeçevre saran kokuları; çeşitli parfümlerin etkileyici kokuları; muhtelif baharatların nefis kokuları; sabah kalktığınızda, henüz bir şey yiyip içmemişken mutfaktan gelen taze veya kızarmış ekmek, domates, yumurta, zeytin, çay, kahve veya sütün cazip kokuları, mangalda pişen bir etin kokusu ya da bir sabunun tertemiz kokusu... </text:p>
      <text:p text:style-name="P20">Bunlara ek olarak, şimdiye kadar tattığınız enfes tatları aklınızdan geçirin. Çeşit çeşit yemeklerin, tatlıların, etlerin, balıkların, sebzelerin, çorbaların, salataların, pastaların, böreklerin, meyvelerin, içeceklerin, reçellerin, dondurmaların, şekerlemelerin ve diğer besinlerin şahane tatlarını... </text:p>
      <text:p text:style-name="P20">Her insanın belleğinde kalıcı bir yer edinen, unutulmayan birçok hoş koku ve tat vardır. Hatta bunlardan bazılarını bir anlığına düşünmek bile insanı heyecanlandırmaya yeter. Şüphesiz sözü edilen güzelliklerin her biri, üzerinde derin derin düşünülmesi gereken eşsiz nimetlerdendir. <text:s text:c="3"/>Allah'ın yarattığı nimetlerle ilgili olarak Kuran'da şu açıklama yer alır:</text:p>
      <text:p text:style-name="P7">Eğer Allah'ın nimetini saymaya kalkışacak olursanız, onu bir genelleme yaparak bile sayamazsınız. Gerçekten Allah, bağışlayandır, esirgeyendir. (Nahl Suresi, 18)</text:p>
      <text:p text:style-name="P20">Allah, bu sayılan nimetlerin yanında, bunların her birinin farkına varmamızı ve onlardan zevk alabilmemizi sağlayan sistemleri de vücudumuzda yaratmış, sonsuz merhametinin bir tecellisi olarak bu nimetleri insanların hizmetine sunmuştur. Bu sistemlerden ikisi, bizim için son derece önemli olan "koku ve tat alma"dır. Koku ve tat dünyalarının zenginliklerini ancak onların aracılığıyla <text:s/>keşfedebilirsiniz. Düşünün ki, onlar olmasaydı, tat, koku, lezzet gibi kavramlar sizin için bir anlam ifade etmeyecekti. Yediklerinizin ve içtiklerinizin güzel kokularını ve tatlarını alamadığınızı varsayın; ne kadar önemli olduklarını hemen kavrarsınız. Örneğin, çileği çilek yapan onun kokusu ve tadıdır; bunları hissedemezseniz, çileğin ne demek olduğunu da bilemezsiniz.</text:p>
      <text:p text:style-name="P20">Dünyaya geldiğinizden bu yana koku ve tat alma duyularınızı kullanıyor, on binlerce kokuyu ve tadı hiçbir güçlük çekmeden algılayabiliyorsunuz. Çünkü bunu mümkün kılan harikulade sistemlere sahipsiniz. Koku ve tat alma duyularınız bir ömür boyu durup dinlenmeksizin, tek bir hata yapmaksızın sizin adınıza faaliyet gösterirler. Üstelik bunlar için herhangi bir bedel ödemediniz; böyle bir beceriyi elde etmek için hiçbir eğitim almadınız, özel bir çaba harcamadınız.</text:p>
      <text:p text:style-name="P20">Elbette bahsedilenler, üzerinde derin düşünülmesi gereken gerçeklerdir. Bu gerçekler karşısında, akıl ve vicdan sahibi her insanın kendi kendine şu soruyu sorması gerekir: Sahip olduğu mükemmel koku ve tat alma mekanizmaları nasıl var olmuştur? </text:p>
      <text:p text:style-name="P20">Konuyla ilgili tıp ve biyoloji kitaplarında, koku ve tat almamızı burnumuz, dilimiz ve beynimizin varlığına borçlu olduğumuz yazar. Bu organlar aracılığıyla koku ve tat aldığımız elbette doğrudur. Ancak burada bilinçli veya bilinçsiz olarak ihmal edilen çok önemli bir nokta daha vardır. Genellikle gündeme getirilmeyen, oysa asıl yanıtlanması gereken soru şudur: Dilimizin, burnumuzun ve beynimizin varlığını kime borçluyuz?</text:p>
      <text:p text:style-name="P20"><text:soft-page-break/>Çoğu insan burnu ile koku, dili ile tat aldığını bilmesinin yeterli olduğunu; bundan ötesinin kendisini ilgilendirmediğini düşünür. Oysa bu büyük bir hatadır. Koklamak ve tatmak her insanın hayatının vazgeçilmez, ayrılmaz parçalarıdır; bu gerçeğin farkında olan bir insanın yukarıdaki soruları göz ardı etmesiyse tarifsiz bir gaflettir.</text:p>
      <text:p text:style-name="P20">Şüphesiz, sahip olduğumuz herşey gibi, bu harika nimetleri de alemlerin Rabbi olan Allah'a borçluyuz. Koku ve tat alma sistemleri incelenirse, bu kusursuz sistemlerin hayranlık uyandıran yaratılış delilleriyle dopdolu olduğu açıkça görülür. Elinizdeki kitabın amacı, bu sistemlerdeki yaratılış gerçeklerini ortaya koymak, Allah'ın sınırsız ilmini ve kudretini tefekkür etmeye, O'nun sayısız lütuflarını gereği gibi kavramaya yardımcı olmaktır. Kitap boyunca, Rabbimizin verdiği nimetler anılacak ve hatırlatılacaktır. Aynı zamanda, sözü geçen harika sistemlerin tesadüflerin ürünü olduğunu iddia eden evrim teorisinin ne kadar akıl ve mantık dışı olduğu bir kere daha gözler önüne serilecektir.</text:p>
      <text:p text:style-name="P20">Allah'ın yaratışındaki kusursuzluk Kuran'da şöyle tasvir edilir:</text:p>
      <text:p text:style-name="P7">O Allah ki, yaratandır, (en güzel bir biçimde) kusursuzca var edendir, 'şekil ve suret' verendir. En güzel isimler O'nundur. Göklerde ve yerde olanların tümü O'nu tesbih etmektedir. O, Aziz, Hakimdir. (Haşr Suresi, 24)</text:p>
      <text:p text:style-name="P20"/>
      <text:h text:style-name="P9" text:outline-level="2">AKILLI TASARIM yani YARATILIŞ</text:h>
      <text:p text:style-name="P20">Kitapta zaman zaman karşınıza Allah'ın yaratmasındaki mükemmelliği vurgulamak için kullandığımız "tasarım" kelimesi çıkacak. Bu kelimenin hangi maksatla kullanıldığının doğru anlaşılması çok önemli. Yüce Allah'ın tüm evrende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Ayetlerde şöyle buyurulmaktadır:</text:p>
      <text:p text:style-name="P7">Bir şeyi dilediği zaman, O'nun emri yalnızca: "Ol" demesidir; o da hemen oluverir. (Yasin Suresi, 82)</text:p>
      <text:p text:style-name="P7">Gökleri ve yeri (bir örnek edinmeksizin) yaratandır. O, bir işin olmasına karar verirse, ona yalnızca "Ol" der, o da hemen oluverir. (Bakara Suresi, 117)</text:p>
      <text:p text:style-name="P20"/>
      <text:p text:style-name="P20"/>
      <text:h text:style-name="P14" text:outline-level="1">KOKU ALMA SİSTEMİNDEKİ TASARIM</text:h>
      <text:p text:style-name="P25"/>
      <text:p text:style-name="P29"/>
      <text:p text:style-name="P20">Gördüğümüz ya da duyduğumuz şeyleri tarif etmek bizim için oldukça kolaydır. Buna karşın, çoğu zaman algıladığımız kokuyu isimlendirmekte güçlük çekeriz. Onu başka bir kokuya benzeterek tasvir etmeye çalışırız. Genellikle de onun bizde uyandırdığı hisleri ifade ederiz. Beğendiğimiz kokuları hoş veya güzel; beğenmediklerimizi ise kötü veya rahatsız edici gibi sıfatlarla nitelendiririz. Bunun nedeni, günlük hayatta karşılaştığımız pek çok kokunun özel bir adının olmamasıdır. </text:p>
      <text:p text:style-name="P20">Koku olarak tanımladığımız aslında nesnelerden buharlaşan kimyasal tanecikler, yani moleküllerdir. Söz gelişi, taze çekilmiş kahve kokusu olarak algıladığımız ve hissettiğimizde bize hoş gelen kokunun kaynağı kahveye ait uçucu koku molekülleridir. Buharlaşma ne kadar yoğun olursa, meydana gelen koku da o denli belirgin olur. Fırında pişmekte olan bir kekin bayat bir keke oranla daha çok kokmasının nedeni fırındaki kekten daha çok koku zerresinin ortama yayılmasıdır. Çünkü sıcağın etkisiyle koku molekülleri havada serbest hareket etmeye başlar ve geniş bir alana yayılabilirler. Bu noktada insan yaşamı için düzenlenmiş bazı hassas dengelerin olduğuna dikkat çekmek gerekir. Şu anda bulunduğunuz ortamda taş, demir, cam gibi kokmayan maddeler vardır. Çünkü bunlar oda sıcaklığında buharlaşmazlar. Bir anlığına odanızdaki herşeyin koktuğunu var sayalım. Böyle bir durumun ne kadar rahatsızlık vereceğini, hatta hayatınızı alt üst edeceğini hiç düşündünüz mü?</text:p>
      <text:p text:style-name="P20">İlginç olan diğer bir gerçek de, suyun düşük ısılarda buharlaşma özelliğinin olmasına rağmen kokusunun olmamasıdır. Suyun bu özelliği de çok önemlidir. Böylece kuru bir gül ile yeni sulanmış, üzerinde su damlaları bulunan bir gülün kokusu arasında farklılık olmaz. Diğer bir ifadeyle, gülün doğal kokusu bozulmamış olur. Ayrıca havada bulunan su buharı yani nem mevcut kokunun etkisini güçlendirir. Örneğin yağmur sonrası buharlaşan su molekülleri çiçeklerin kokulu taneciklerini de havaya kaldırır ve çiçeklerin hoşa giden kokularının etrafı sarmasına yardımcı olur.</text:p>
      <text:p text:style-name="P18"><text:span text:style-name="T1">Halen doğada ne kadar farklı çeşitte koku olduğu bilinmemektedir. Milyonlarca değişik molekülün varlığı dikkate alınırsa, doğada çok çeşitli koku olduğu söylenebilir. Bunları belirli kategorilerde toplamak için çalışmalar yapılmış, fakat kokuların olağanüstü çeşitliliği nedeniyle doyurucu bir gruplandırma elde edilememiştir.</text:span><text:span text:style-name="T10">1</text:span><text:span text:style-name="T1"> </text:span></text:p>
      <text:p text:style-name="P18"><text:span text:style-name="T1">Kokuya karakteristik niteliğini veren, moleküller arasındaki mikroskobik değişikliklerdir. </text:span><text:span text:style-name="T13">(Şekil 1)</text:span><text:span text:style-name="T1"> Örnek olarak, pişmiş taze bir yumurta ile çürük bir yumurtayı birbirinden ayıran özellik, çevreye yaydıkları taneciklerin yapılarındaki farklılıktır. Çeşitli moleküllerin kimyasal yapıları arasındaki farklılıklar ise oldukça hassas ayrımlara dayanır.</text:span><text:span text:style-name="T10">2</text:span><text:span text:style-name="T1"> Hatta tek bir karbon atomu değişikliği bile çekici bir kokuyu itici hale dönüştürebilir.</text:span></text:p>
      <text:p text:style-name="P18"><text:span text:style-name="T1">Evrenin her noktasındaki düzen, koku moleküllerinin yapılarında da ilk bakışta fark edilir. Kakaonun, lavanta çiçeğinin veya çileğin kendilerine has kokuları, koku moleküllerini meydana getiren atomlar ve aralarındaki bağların özel olarak düzenlenmesinin sonucudur. Her molekül belirli bir amaç doğrultusunda, tam olması gerektiği gibi planlanmıştır. Şüphesiz bu muhteşem düzen, "</text:span><text:span text:style-name="T3">Herşeyi yaratmış, ona bir düzen vermiş, belli bir ölçüyle takdir etmiş"</text:span><text:span text:style-name="T1"> (Furkan Suresi, 2) olan Allah'a aittir.</text:span></text:p>
      <text:p text:style-name="P20"/>
      <text:h text:style-name="P9" text:outline-level="2"><text:soft-page-break/>Burundaki Mühendislik</text:h>
      <text:p text:style-name="P18"><text:span text:style-name="T1">Koklama organı denildiğinde hemen akla burun gelir. Bununla birlikte, koku alma işleminin burnun sadece %5'lik bölümü tarafından gerçekleştirildiği az sayıda kimse tarafından bilinir.</text:span><text:span text:style-name="T10">3</text:span><text:span text:style-name="T1"> Yale Üniversitesi'nden profesör Gordon Shepherd'in "Burunlarımızla kokladığımızı düşünürüz, (fakat) bu kulak mememizle işitiriz demeye benzer"</text:span><text:span text:style-name="T10">4</text:span><text:span text:style-name="T1"> şeklindeki ifadesi söz konusu gerçeği vurgulamaya yöneliktir. </text:span></text:p>
      <text:p text:style-name="P20">İlerleyen sayfalarda, burnun koku alma bölümünü oluşturan kısım incelenecektir. Ancak öncelikle diğer %95'lik bölüme kısaca değinmek yerinde olacaktır. Burnumuz solunum sistemimizle ilgili olarak iki önemli görev üstlenir. Bunlardan birisi nefes aldığımız havanın ısıtılması ve nemlendirilmesidir. Burnun iç yüzeyini kaplayan mukus tabaka su buharı salgılayarak giren havayı nemlendirir. Mukus tabakanın hemen altında yer alan çok sayıdaki kılcal damar da geçiş sırasında havanın ısınmasını sağlar. Böylece hava, akciğerlerin hassas yapıları için en uygun hale getirilir. Söz konusu mekanizma, binaların sıcaklık ve nem ortamını düzenleyen gelişmiş bir klima sistemine benzer.</text:p>
      <text:p text:style-name="P18"><text:span text:style-name="T1">Burnun ikinci önemli görevi de solunan havanın içindeki toz zerrelerini, bakteri ve mikropları durdurmak, böylece akciğerde oluşabilecek hastalıkları engellemektir. Bu harika güvenlik mekanizması şöyle çalışır: Havadan gelen zararlı tanecikler mukus tabaka tarafından yakalanır. Bunun ardından silya isimli tüycükler devreye girerler. </text:span><text:span text:style-name="T13">(Şekil 2)</text:span><text:span text:style-name="T1"> Zararlı maddeler içeren mukus, tüycükler tarafından dakikada bir santimetre hızla yutağa doğru itilir, daha sonra da öksürükle dışarı atılır veya yutularak midedeki asitler tarafından yok edilir. Burada ana hatlarıyla anlatılan bu işlemler gerçekte oldukça karmaşıktır. Öyle ki, milyonlarca tüycüğün nasıl tek vücut halinde hareket ettiği ve çalışma mekanizmasının detayları henüz tam anlamıyla anlaşılamamıştır. Mukus tabaka, mukus üretici hücreler ve tüycükler mükemmel bir kimyasal arıtma tesisi meydana getirirler. Dikkat edin; sahip olduğunuz arıtma tesisi öyle kusursuz çalışır ki vücudunuz için neyin gerekli, neyin tehlikeli olduğunu hemen tespit eder ve yapılması gerekenleri yerine getirir.</text:span></text:p>
      <text:p text:style-name="P20">Ortada olan açık bir gerçek vardır: Burundaki klima, güvenlik ve arıtma mekanizmaları mükemmel birer mühendislik örnekleridir. Şuursuz olan solunum, dolaşım ve sindirim sistemi hücrelerinin kendi aralarında anlaşmaları, iş birliği yapmaya karar vermeleri, mühendis gibi plan yapmaları düşünülemez. Söz konusu sistemlerin rastlantılar sonucunda, insan yüzündeki estetik bir organ içinde meydana gelmeleri de imkansızdır. Bunlar, Allah'ın kusursuz ve uyumlu yaratışının delillerindendir. Allah'ın gökten yere herşeyi mükemmel bir düzen ile yarattığı, ayetlerde şöyle bildirilmektedir:</text:p>
      <text:p text:style-name="P7">... Göklerde ve yerde her ne varsa O'nundur, tümü O'na gönülden boyun eğmişlerdir. Gökleri ve yeri (bir örnek edinmeksizin) yaratandır. O, bir işin olmasına karar verirse, ona yalnızca "Ol" der, o da hemen oluverir. (Bakara Suresi, 116-117)</text:p>
      <text:p text:style-name="P20"/>
      <text:h text:style-name="P9" text:outline-level="2">Burundaki Kimyasal Analiz Tesisi</text:h>
      <text:p text:style-name="P18"><text:span text:style-name="T1">Gün boyunca ortalama 23.040 defa nefes alırız.</text:span><text:span text:style-name="T11">5</text:span><text:span text:style-name="T1"> Sürekli tekrarladığımız bu işlem sırasında, burnumuz alınan havayı akciğerler için en uygun duruma getirir. Bu işi yaparken, aynı anda çok önemli bir işlevi daha gerçekleştirir: Koku alır. </text:span><text:span text:style-name="T13">(Şekil 3)</text:span></text:p>
      <text:p text:style-name="P18"><text:span text:style-name="T1">Her nefes alışımızda, "hava" olarak adlandırdığımız gaz karışımı, burun deliklerinden içeri girer. Tek bir nefeslik hava, milyar kere trilyon sayıda molekülden meydana gelir.</text:span><text:span text:style-name="T10">6</text:span><text:span text:style-name="T1"> Çıplak gözle göremeyeceğimiz kadar küçük olan koku tanecikleri de muazzam miktardaki molekülden oluşan bu grubun içinde yer alırlar. Soluk almamızın </text:span><text:soft-page-break/><text:span text:style-name="T1">ardından, burnun içindeki özel kemikler (türbin kemikler) havanın bir kısmını koku alıcı bölgeye yönlendirir. Böylece koku molekülleri, burun boşluğunun üst bölümünde bulunan koku algılayıcı bölgeye varırlar. Burası burun deliklerinden yaklaşık olarak 7 santimetre içeride ve yukarıdadır. </text:span><text:span text:style-name="T13">(Şekil 4)</text:span><text:span text:style-name="T1"> Koklamak istediğimiz bir çiçeği burnumuza yaklaştırıp derin bir nefes aldığımızdaysa, daha fazla koku molekülü koku bölgesine ulaşır.</text:span></text:p>
      <text:p text:style-name="P18"><text:span text:style-name="T1">Çoğu insan olağanüstü bir kimyasal analiz tesisine sahip olduğunun farkında dahi değildir. İşte bu tesis burnun içindeki koku bölgesinde yer alır, adeta bir kimya fabrikası gibi durup dinlenmeksizin çalışır, çevredeki kokuları tahlil eder. Biz günlük işlerimizi yaparken koku almak için hiçbir çaba göstermediğimiz sırada, o faaliyet halindedir. Geceleyin uyku halinde olduğumuz zaman bile, duman gibi zararlı bir kokuyu fark ederek hemen bizi uyarır. Söz konusu olan öyle benzersiz bir tesistir ki on binden fazla kokuyu teşhis edebilir</text:span><text:span text:style-name="T10">7</text:span><text:span text:style-name="T1">, üstelik mükemmel bir doğruluk oranı ve duyarlılıkla çalışır.</text:span></text:p>
      <text:p text:style-name="P18"><text:span text:style-name="T1">Kokunun kaynağını oluşturan koku molekülleri, değişik şekil ve boyutlardadır ve diğer moleküllere kıyasla daha "küçük"türler.</text:span><text:span text:style-name="T10">8</text:span><text:span text:style-name="T1"> Bahçedeki çiçeklerin etkileyici kokuları, leziz bir yemeğin çekici kokusu veya çürük bir meyvenin itici kokusu farklı moleküllerden oluşur. Burnumuzdaki kimyasal tesis tüm bu molekülleri kolaylıkla teşhis eder. Hatta aynı kimyasal formüle, yani aynı atomlara sahip molekülleri bile anında tanır. Örneğin, "L-carvone" ile "D-carvone" molekülleri arasındaki küçücük farklılık, atomlarının değişik diziliminden kaynaklanır. Bu denli benzerliğe rağmen burnumuz, söz konusu iki molekülü rahatlıkla ayırt edebilir; bunlardan birincisinin kimyon, ikincisinin ise nane benzeri koktuğunu bize bildirir.</text:span><text:span text:style-name="T10">9</text:span><text:span text:style-name="T1"> </text:span></text:p>
      <text:p text:style-name="P18"><text:span text:style-name="T1">Burnun bilim adamlarını hayrete düşüren diğer bir özelliği de mükemmel duyarlılığıdır. Bir kokunun fark edilebilmesi için gereken en düşük konsantrasyon "koku eşiği" olarak adlandırılır. Burnumuzdaki analiz mekanizması akıl durduracak bir hassasiyete sahiptir: Bazı kokuların yoğunluğu havada trilyonda birden az olması durumunda dahi hissedilir. Örneğin yapılan araştırmalar, butirik asitin 10 milyarda bir yoğunlukta bile algılandığını göstermiştir.</text:span><text:span text:style-name="T10">10</text:span><text:span text:style-name="T1"> </text:span></text:p>
      <text:p text:style-name="P18"><text:span text:style-name="T1">Moleküller araştırıldıkça, koku alma sisteminin harikaları da gün ışığına çıkmaktadır. Bizim tek bir koku olarak algıladığımız, aslında çok sayıda farklı molekülün meydana getirdiği bir etkidir. Örnek olarak, beyaz ekmek kokusu yaklaşık 70 değişik koku molekülünden oluşur. Kahvenin kokusunun da en az 150 ayrı kimyasal maddenin birleşiminin sonucu olduğu tahmin edilmektedir.</text:span><text:span text:style-name="T10">11 </text:span><text:span text:style-name="T1">Kaliteli bir parfüm 500 civarında farklı maddenin karışımından meydana gelir.</text:span><text:span text:style-name="T10">12</text:span><text:span text:style-name="T1"> Burnumuzdaki analiz mekanizması bize hissettirmeden, oldukça küçük oranlardaki bu kimyasal maddeleri tahlil eder. Tüm işlemler, koklamamız ile "kahve kokuyor" yargısına varmamız arasındaki bir saniyeden çok daha kısa sürede olup biter. Şüphesiz, sözü edilen gerçekler göz önünde bulundurulunca, koku alma sistemindeki üstün yaratılış daha iyi anlaşılmaktadır. Allah bir ayette şöyle bildirir: </text:span></text:p>
      <text:p text:style-name="P7">"Sizin yaratılışınızda ve türetip-yaydığı canlılarda kesin bilgiyle inanan bir kavim için ayetler vardır." (Casiye Suresi, 4)</text:p>
      <text:p text:style-name="P20"/>
      <text:h text:style-name="P9" text:outline-level="2">Düşünmeye Davet</text:h>
      <text:p text:style-name="P20">Televizyon seyrederken, birisi çıkıp yayının televizyon vericisinden kaynaklanmadığını, ekrandaki görüntülerin havada tesadüfen oluşmuş elektromanyetik dalgaların sonucunda meydana geldiğini söylese, ayrıca televizyonun da bir fabrika tarafından üretilmediğini, evinizdeki atom ve moleküllerden yıllar içinde kendiliğinden ortaya çıktığını iddia etse, ne düşünürdünüz?</text:p>
      <text:p text:style-name="P20">Muhtemelen bu kişinin bir şaka yaptığını düşünür, söylediklerini kesinlikle ciddiye almazdınız. Bu kişinin ileri sürdüğü iddiasında kararlı olduğuna kanaatiniz geldiğinde ise, söz konusu kişinin akıl sağlığını yitirmiş olduğuna <text:soft-page-break/>karar verirdiniz. Çünkü ortada teknolojik bir tasarım söz konusudur. Televizyon, yayını almak için özel olarak üretilmiş bir cihazdır. Televizyon verici istasyonundan yapılan yayın da televizyonun yayını almasına yönelik olarak hazırlanır. Kısacası, gerek televizyon, gerek yayın, gerekse ikisi arasındaki uyumun her detayı en ince ayrıntısına kadar planlanmıştır ve bu kompleks sistemde hiçbir tesadüfe yer yoktur.</text:p>
      <text:p text:style-name="P18"><text:span text:style-name="T1">İşte, evrimcilerin iddiası bundan daha akıl almazdır. Darwin ve takipçilerinin görüşünü şöyle özetlemek mümkündür: Evrimci mantığa göre, televizyon yayını teknolojisinden çok daha gelişmiş ve henüz tam anlamıyla çözülememiş koku alma mekanizması, sayısız koku molekülü ve moleküller ile burun arasındaki kusursuz uyum sözde rastlantılar sonucunda meydana gelmiştir. </text:span><text:span text:style-name="T13">(Şekil 5)</text:span><text:span text:style-name="T1"> Bir başka deyişle, atomlar tesadüf eseri biraraya gelerek yeryüzünde birbirinden çeşitli kokuları oluşturan molekülleri meydana getirmiş, aynı anda yine aynı atomlar bunların hepsini ayrı ayrı algılayabilecek ve algıladıklarından da yorum çıkarabilecek bir organı; burnu, tesadüfen geliştirmişlerdir. Ortada hiçbir plan, tasarım veya akıllı bir müdahale söz konusu değildir. Evrimcilere göre herşey şuursuz, kontrolsüz, rastgele olayların milyarlarca yıl içinde biraraya gelmeleriyle gerçekleşmiş ve mükemmel kusursuzlukta sistemler oluşmuştur.</text:span></text:p>
      <text:p text:style-name="P20">Biraz akıl ve sağduyu sahibi her insan söz konusu evrimci mantığındaki hezeyanı anlayabilir. Kitabın ilerleyen bölümlerinde anlatılacak konular da evrimcilerin bu yanılgılarını tüm açıklığıyla ortaya koyacaktır. Hiç şüphe yok ki burnumuzdaki sistem, koku almak için özel olarak yaratılmıştır ve onu yaratan Allah'ın sonsuz ilminin bir göstergesidir. <text:s/>Kitap boyunca öğreneceğimiz her bir detay da bu kusursuz yaratışın ve mükemmel düzenin bir ispatı niteliğinde olacaktır. Nitekim Allah, Kuran ayetlerinde yeryüzünün her noktasında görülen bu uyum ve kusursuzluğu şöyle bildirmiştir:</text:p>
      <text:p text:style-name="P7">O, biri diğeriyle 'tam bir uyum' (mutabakat) içinde yedi gök yaratmış olandır. Rahman (olan Allah)ın yaratmasında hiçbir 'çelişki ve uygunsuzluk' (tefavüt) göremezsin. İşte gözü(nü) çevirip-gezdir; herhangi bir çatlaklık (bozukluk ve çarpıklık) görüyor musun?</text:p>
      <text:p text:style-name="P7">Sonra gözünü iki kere daha çevirip-gezdir; o göz (uyumsuzluk bulmaktan) umudunu kesmiş bir halde bitkin olarak sana dönecektir. (Mülk Suresi, 3-4)</text:p>
      <text:p text:style-name="P20"/>
      <text:h text:style-name="P9" text:outline-level="2">Koku Alma Teorileri</text:h>
      <text:p text:style-name="P20">Sabah mutfaktan gelen güzel kokuları hissederek uyanırsınız. Siz, sözgelimi, "ne güzel tost kokuyor" derken burnunuzdaki karmaşık işlemlerin farkına varmazsınız. Peki bu sırada, burnunuzdaki hücrelerde neler olmaktadır?</text:p>
      <text:p text:style-name="P18"><text:span text:style-name="T1">Bilim adamları uzun senelerdir bu sorunun cevabını bulmaya çalışıyorlar. Buna rağmen, koku alıcı hücrelerin koku taneciklerini nasıl tanıdığını tam olarak anlayamadılar. Konuya ilişkin bilinenler halen teoriden öteye geçmemektedir. Hatta koku alma diğer duyulara oranla en az bilgi sahibi olduğumuz alandır.</text:span><text:span text:style-name="T10">13</text:span><text:span text:style-name="T1"> </text:span></text:p>
      <text:p text:style-name="P18"><text:span text:style-name="T1">Günümüzde en geniş kabul bulan teorilerden biri "sterik teori" olarak adlandırılır. İlk defa, R. W. Moncrieff tarafından ortaya atılmıştır. Buna göre, koku tanecikleri değişik şekil ve büyüklüklerdedir; koku bölgesinde bulunan kendilerine özel alıcılarla birleşirler. Koku alıcıları ile koku tanecikleri arasındaki ilişki, kilit ile anahtarın uyumuna benzetilir. Kilidin sadece belirli bir anahtar tarafından açılması gibi, koku alıcıları da kendilerine özel moleküller ile etkileşim sonucunda harekete geçmektedir. John Amoore bu teoriyi geliştirmiş ve 7 ana koku (eter, kafur, misk, çiçek, nane, keskin, çürük) belirlemiştir. Amoore, kokuların 7 ana kokunun karışımlarından oluştuğunu ileri sürmüştür.</text:span><text:span text:style-name="T10">14</text:span><text:span text:style-name="T1"> </text:span></text:p>
      <text:p text:style-name="P18"><text:soft-page-break/><text:span text:style-name="T1">Diğer bir bilim adamı, Luca Turin ise "titreşimsel teori"yi yeniden gözden geçirmiş; burundaki koku alıcılarının birer spektroskop ( titreşim frekanslarını incelemeye yarayan bir alet) gibi çalıştığı ve moleküler titreşimleri tespit ettiği görüşünü savunmuştur. Burundaki alıcıların, koku moleküllerinin titreşim frekanslarına uyumlu olarak tasarlandıkları anlaşılmaktadır. Bu, gözdeki özel hücrelerin, ışığın çeşitli dalga boylarına uyumlu şekilde yaratılmaları gibidir. Turin, kokunun kökeninde, elektron transferine dayanan kompleks mekanizmaların yer aldığını düşünmektedir.</text:span><text:span text:style-name="T10">15</text:span><text:span text:style-name="T1"> </text:span></text:p>
      <text:p text:style-name="P18"><text:span text:style-name="T1">Diğer koku teorileri arasında, Davies ve Taylor tarafından ortaya atılan "difüzyon gözeneği" teorisi, Dyson'un "moleküler titreşim" teorisi ve Rosenberg'in "piezo etkisi" teorisi sayılabilir.</text:span><text:span text:style-name="T10">16</text:span><text:span text:style-name="T1"> </text:span></text:p>
      <text:p text:style-name="P20">Kısacası, koku molekülleri ile koku alıcıları arasındaki iletişimin nasıl gerçekleştiği hala tam anlamıyla bilinmemektedir. Yani kokuyu algılamamız sırasında, burnumuzdaki alıcı hücrelerde ne gibi işlemler gerçekleştiği tümüyle çözülememiştir. Bununla birlikte konuyla ilgili tahminlerin sayısı çoktur. Elinizdeki kitabın ilerleyen satırlarında, günümüzde diğer teorilere göre daha çok geçerlilik kazanmış bir görüşe yer verilmiştir.</text:p>
      <text:p text:style-name="P20">Günümüzün gelişmiş cihazlarla dolu laboratuvarlarında her türlü bilimsel araştırma yapma imkanımız mevcuttur. Buna rağmen koku alma duyumuzun nasıl çalıştığının hala anlaşılamaması, insanın ve söz konusu sistemin yaratılışındaki mükemmelliği bir kez daha göstermektedir. Bilim, insan duyularının detaylarını çözdükçe, gerçekler gözler önüne serilmektedir: Duyu organları kusursuz yapılardır; insan yaşamı için çok hassas denge ve hesaplara göre düzenlenmişlerdir. Ortaya çıkan diğer bir gerçek de, "canlılık tesadüflerin ürünüdür" diyen evrim teorisinin ne denli büyük bir yanılgı olduğudur. </text:p>
      <text:p text:style-name="P20"/>
      <text:h text:style-name="P9" text:outline-level="2">Koku Alma Sistemindeki Harikalar</text:h>
      <text:p text:style-name="P20">Koku alma duyumuz bize dış dünya hakkında pek çok bilgi verir. Bazen bilincine varmayabiliriz, ancak bu duyumuzun bulunduğumuz mekanı, çevremizde olup bitenleri ve etrafımızdaki şahısları algılamamızda önemli bir payı vardır. Gözümüzü kapatıp, bir sofradaki yemekleri koklayalım, tereddüt etmeden kokladığımız yemeği tanırız. Koklayarak, pişmekte olan bir yemeğin pişip pişmediğini anlar, buzdolabındaki yemeğin bozulup bozulmadığını fark ederiz. Hastane, lokanta, market, okul veya ev gibi pek çok ortamı kokularından ayırt edebiliriz.</text:p>
      <text:p text:style-name="P18"><text:span text:style-name="T1">Koku duyumuzun kapasitesi düşündüğümüzden çok daha büyüktür. Hatta bazı araştırmacılar bunu belirli bir rakamla sınırlandırmanın yanlış olacağını, zira koku duyumuzun sayılamayacak kadar çok kimyasal bileşimi ayırt edebilecek düzeyde olduğunu ifade etmekteler.</text:span><text:span text:style-name="T10">17</text:span><text:span text:style-name="T1"> Şimdi, bu "becerikli" ve "yetenekli" sistemi oluşturan yaratılış harikalarına daha yakından bakalım.</text:span></text:p>
      <text:p text:style-name="P20"/>
      <text:h text:style-name="P9" text:outline-level="2">Mukusdaki İnanılmaz Hareketlilik</text:h>
      <text:p text:style-name="P18"><text:span text:style-name="T1">Gözlerimizin arasının hemen altında, burun kanallarımızın üst tarafında birer koku bölgesi bulunur. </text:span><text:span text:style-name="T13">(Şekil 6)</text:span><text:span text:style-name="T1"> Bunların her biri 2.5 cm</text:span><text:span text:style-name="T12">2</text:span><text:span text:style-name="T1"> yer kaplar ve mukus salgısıyla çepeçevre sarılıdır. Mukus yapışkan bir sıvıdır; "Bowman bezi" tarafından salgılanır. Koku bölgesini kaplayan mukus tabakası yaklaşık 0.06 mm kalınlığındadır.</text:span><text:span text:style-name="T10">18</text:span><text:span text:style-name="T1"> Eğer mukus kalınlığı biraz daha fazla olsaydı, koku alma kapasitemiz oldukça düşecekti. Nezle olduğunuz zamanlarda koku duyarlılığınızın azalmasının nedeni mukus üretimindeki artıştır. Söz konusu kalınlık daha az olsaydı; vücudun savunma sistemi zayıflayacak ve mukus tabakanın içindeki koku tüycükleri kolaylıkla tahrip olacaktı.</text:span></text:p>
      <text:p text:style-name="P18"><text:soft-page-break/><text:span text:style-name="T1">Mukusun bazı temel görevleri bir süredir bilinmektedir. Bunlar arasında, burun içindeki kurumayı engellemek ve yabancı kimyasal maddelere karşı bir savunma sistemi oluşturmak sayılabilir. Mukusun son derece organize bir yapı olduğu ve ideal bir ortam oluşturduğu ise yakın zamanlarda anlaşılmıştır.</text:span><text:span text:style-name="T10">19</text:span><text:span text:style-name="T1"> Gerçekten de mukus, proteinler, enzimler, mukopolisakkaritler, immunoglobulinler ve lipitten oluşan zengin bir karışımdır.</text:span></text:p>
      <text:p text:style-name="P18"><text:span text:style-name="T1">Koku almanın ilk aşaması mukus tabakada başlar. Koku taneciklerinin koku tüycüklerindeki reseptörlerle buluşabilmeleri için öncelikle bu katmanı geçmeleri gerekir. İşte bu aşamada görev alan çok özel proteinler vardır. Mukus tabakada bulunan bağlantı proteinleri, koku tanecikleriyle birleşir ve onlara adeta bir rehber gibi yol gösterirler.</text:span><text:span text:style-name="T10">20</text:span><text:span text:style-name="T1"> Bu özel proteinler hala araştırılmaktadır; koku tanecikleri ile reseptörlerinin buluşmalarına yardımcı oldukları ve reseptörlere aşırı oranda koku molekülünün gelmesini engelledikleri düşünülmektedir.</text:span><text:span text:style-name="T10">21</text:span><text:span text:style-name="T1"> Şüphe yok ki bağlantı proteinlerinin binlerce değişik koku taneciğini tanımaları, onlarla iletişim kurmaları ve mukus tabakadaki molekül trafiğini düzenlemeleri göz alıcı bir yaratılış gerçeğidir.</text:span></text:p>
      <text:p text:style-name="P18"><text:span text:style-name="T1">Güzel kokulu çiçeklerle dolu bir bahçede dolaştığınızı ve farklı çiçekleri birbiri ardınca burnunuza yaklaştırarak kokladığınızı varsayalım. Böyle bir durumda, yeni koku zerrelerinin reseptörleri uyarabilmeleri için eski koku moleküllerinin ortadan kaldırılmaları zorunludur. Aksi takdirde, birincinin hemen ardından ikinci çiçeğin kokusunu almak imkansız hale gelecektir. Oldukça olumsuz gelişmelere neden olabilecek böyle bir olay mukus salgısının içindeki bazı enzimler tarafından önlenir.</text:span><text:span text:style-name="T10">22</text:span><text:span text:style-name="T1"> Basitleştirerek anlatırsak, söz konusu enzimler belirli bir süre sonunda koku taneciklerinin yapılarını değiştirirler ve artık koku reseptörlerini uyaramayacak duruma getirirler. Etkisiz hale gelen bu moleküller, daha sonra mukusla birlikte mideye gönderilir ve böylece ortadan kaldırılırlar. Dikkat edin, bunları yapanlar uzman profesörler veya bilim adamları değil, beyni, aklı ve şuuru olmayan enzimlerdir. Üstelik mukusdaki özel enzimler her an yeni kararlar alarak, bunları başarıyla uygulamaktadırlar. Elbette enzimler kendi başlarına böyle karmaşık işlerin altından kalkamazlar. Tüm bunlar Allah'ın sonsuz ilmi ve ihtişamlı yaratmasıyla gerçekleşir.</text:span></text:p>
      <text:p text:style-name="P20">Sonuç olarak, burnumuzdaki koku alma bölgesini kaplayan mukus tabakasının derinliklerinde her an hayret veren bir hareketlilik söz konusudur. Bizim farkına varmadığımız ve çıplak gözle göremediğimiz sayısız işlem, mükemmel bir planlama ve zamanlama ile sürüp gitmektedir.</text:p>
      <text:p text:style-name="P20"/>
      <text:h text:style-name="P9" text:outline-level="2">Muhteşem Haberciler: Koku Hücreleri</text:h>
      <text:p text:style-name="P18"><text:span text:style-name="T1">Koku alıcı hücreler aslında sinir hücreleridir. Temel görevleri, koku moleküllerinin taşıdıkları mesajları alarak koku soğancığına taşımaktır. Toplam sayıları konusunda bilim dünyasında farklı görüşler vardır: Bazı araştırmacılar sayılarının 10 milyon</text:span><text:span text:style-name="T10">23</text:span><text:span text:style-name="T1"> , bazıları da 50 milyon civarında olduğunu belirtmektedir.</text:span><text:span text:style-name="T10">24</text:span><text:span text:style-name="T1"> Milyonlarca koku hücresi küçük bir posta pulu boyutlarındaki koku bölgesinde, göz kamaştırıcı bir düzen içinde yerleşmiş durumdadır. Burada hemen akla şu gerçek gelir: Her türlü teknik imkanınız olsaydı ve sizden milyonlarca hücreyi yerli yerine koymanız istenseydi, bunu yapabilir miydiniz? Tabii ki böyle bir işi başarmanız mümkün olmazdı. Zaten bilim adamlarının yıllar süren araştırmalar sonucunda, değil milyonlarca hücreyi düzenlemek, bu hücrelerin sayısını dahi tespit edememiş olmaları bu gerçeği açıkça ortaya koymaktadır. </text:span></text:p>
      <text:p text:style-name="P18"><text:span text:style-name="T1">Koku hücresinin kendi içinde de dikkat çekici bir görev dağılımı vardır. Tanınmış araştırmacılardan Stuart Firestein, "Bütün duyu alıcıları gibi, koku alıcı hücre de hem yapısal hem de işlevsel olarak birçok bölüme ayrılmıştır"</text:span><text:span text:style-name="T10">25</text:span><text:span text:style-name="T1"> diyerek bu hücrelerdeki özel düzenlemeye dikkat çeker. Bu özel tasarım, elektron mikroskobu görüntülerine göre yapılan çizimlerde daha ilk bakışta kendini belli eder. </text:span><text:span text:style-name="T13">(Şekil 7)</text:span><text:span text:style-name="T1"> Koku hücresi başlıca üç ana bölümden oluşur; ortada hücre gövdesi, bir ucunda silya isimli tüycükler, diğer ucunda da akson isimli bir uzantı </text:span><text:soft-page-break/><text:span text:style-name="T1">bulunur. </text:span><text:span text:style-name="T13">(Şekil 8)</text:span><text:span text:style-name="T1"> Hücre gövdesi, pek çok karmaşık hücresel işlemin gerçekleştiği; akson, elektrik sinyalinin taşındığı; tüycükler de koku molekülleri ile temasın kurulduğu bölgelerdir. </text:span></text:p>
      <text:p text:style-name="P18"><text:span text:style-name="T1">Hücrenin bir ucundaki koku tüycüklerinin sayıları 10 ile 30 arasında değişir, uzunlukları 0.1-0.15 milimetredir.</text:span><text:span text:style-name="T10">26</text:span><text:span text:style-name="T1"> Koku tüycüklerinin burnun diğer bölgelerindeki benzerlerinden farkı, hareket etmemeleri ve koku reseptörlerine sahip olmalarıdır. </text:span><text:span text:style-name="T13">(Şekil 9) </text:span><text:span text:style-name="T1">Diğer bir deyişle, koku tüycükleri vücuttaki diğer tüycüklerden farklı, tamamen kendilerine özel bir yapıdadırlar. Koku tüycükleri reseptörler için bir iskelet oluşturma görevini de üstlenirler. Dikkat edilirse, tüycüklerin dizaynının olabilecek en verimli model olduğu görülür; böylece küçücük bir bölgede, koku moleküllerinin reseptörlerle iletişim kuracağı geniş bir alan ortaya çıkmıştır. Ayrıca son araştırmalar göstermiştir ki, her koku hücresinde bin değişik koku reseptörü türünden sadece birisi bulunur.</text:span><text:span text:style-name="T10">27</text:span><text:span text:style-name="T1"> (Bu konu ilerleyen sayfalarda detaylı olarak anlatılacaktır.)</text:span></text:p>
      <text:p text:style-name="P20">Burada göz önünde bulundurulması gereken önemli bir gerçek vardır: Tüycük ifadesi okuyucuda basit bir yapıyı çağrıştırabilir. Oysa bu tanımlama, sözü edilen yapının sadece şeklini tasvir etmektedir. Gerçekte koku tüycükleri eşi benzeri görülmeyen, olağanüstü bir haberleşme teknolojisine sahiptirler. Mukus içinde eriyen koku molekülleri, koku tüycüklerindeki özel reseptörlerle birleşirler. Koku molekülü ile reseptör arasındaki ilişkinin anahtar-kilit uyumuna benzediği düşünülmektedir. Moleküler detayları henüz tam anlamıyla çözülemeyen karmaşık işlemler sonucunda koku alıcı hücrede bir sinyal oluşur. Bu aşamada birçok protein ve enzim üzerine düşen görevleri aksatmadan yerine getirir.</text:p>
      <text:p text:style-name="P20">Koku alıcı hücrelerin koku moleküllerinin taşıdığı mesajları, elektrik sinyallerine dönüştürmesi oldukça karmaşık bir işlemdir. Günümüzde, koku alıcı hücrelerdeki haberleşme ağlarının sadece ikisi bilinmektedir. Söz konusu haberleşmeyi kısaca ve olabildiğince basitleştirerek şöyle anlatabiliriz:</text:p>
      <text:p text:style-name="P18"><text:span text:style-name="T1">Öncelikle cAMP (adenosine 3',5'-cyclic monophosphate) aracılığıyla kurulan iletişimi inceleyelim. </text:span><text:span text:style-name="T13">(Şekil 10)</text:span><text:span text:style-name="T1"> Koku moleküllerinin reseptörlerle birleşmeleriyle koku alıcı hücrede oldukça hızlı bir dizi işlem başlar. Öncelikle, G-olf proteini aktif duruma gelir. Bu protein, AC enzimini harekete geçirir. AC enzimi, ATP'nin cAMP'ye dönüşümünü hızlandırır. cAMP hücredeki bir habercidir ve silyayı hücre zarına birleştiren kanallara bağlanır. Bu durum, kanalların açılmasına ve kalsiyum iyonlarının silyanın içine girmesine yol açar. Kalsiyum iyonlarının girişi, klorid kanallarının açılmasına ve klorid iyonlarının silya dışına çıkış yapmalarına neden olur. Böylece başlangıçta negatif yüklü olan hücre yüksüz duruma geçer ve bir elektrik sinyali oluşur. Tek cümleyle özetlemek gerekirse, bir dizi kimyasal reaksiyonun sonucunda elektrik sinyali ortaya çıkar. Meydana gelen sinyal de hücrenin aksonu boyunca hareket ederek, koku soğancığına ulaşır.</text:span></text:p>
      <text:p text:style-name="P18"><text:span text:style-name="T1">Bazı koku molekülleri de cAMP oranını etkilemezler, fakat IP3 (inositol 1, 4, 5-trisphosphate) konsantrasyonunu yükseltirler ki, bu da hücrede elektrik sinyalini açığa çıkaracak işlemleri başlatır. Bu hücresel haberleşme hattının, reaksiyon zincirine ilişkin aşamalar henüz anlaşılamamıştır.</text:span><text:span text:style-name="T10">28</text:span><text:span text:style-name="T1"> Buna karşın şu açıkça anlaşılmıştır ki, minicik hücrelerdeki haberleşme göz kamaştırıcı bir yapıya sahiptir.</text:span></text:p>
      <text:p text:style-name="P18"><text:span text:style-name="T1">Koku hücrelerinin bir ucunda bunlar olurken, diğer ucundaki aksonlarda da şaşırtıcı işlemler meydana gelmektedir. Hücrede açığa çıkan sinyal, akson yoluyla koku soğancığına taşınır. </text:span><text:span text:style-name="T13">(Şekil 11)</text:span><text:span text:style-name="T1"> Beynin ön bölümündeki koku soğancığına ulaşmak için, 10 ile 100 arasında akson, bir demet oluşturur ve topluca elek kemiğinin içinden geçer.</text:span><text:span text:style-name="T10">29</text:span><text:span text:style-name="T1"> Hemen dikkatimizi çeken, elek kemiğinin koku sinirlerinin geçişine olanak tanıyan delikli yapısıdır. Kafatasının bu bölümündeki yapı, koku almadaki pek çok detaydan sadece birisidir. Aksi takdirde, sinirlerin birbirleriyle bağlantı kurmaları, dolayısıyla koku almak imkansız hale gelecekti. Koku sistemini oluşturan tüm ayrıntıların olması, fakat kemiğin geçit vermemesi durumunda dahi koku alamayacaktık. Hiç şüphe yok, söz konusu sistemdeki her detayın olmazsa olmaz bir önemi vardır. </text:span></text:p>
      <text:p text:style-name="P20"><text:soft-page-break/>Bu gerçekleri tek bir cümleyle özetlemek mümkündür: Koku hücresindeki kusursuz haberleşme hücredeki özel düzenin sonucudur; bu düzen de yaratılıştaki görkemin sınırsız delillerinden birisidir.</text:p>
      <text:p text:style-name="P20"/>
      <text:h text:style-name="P9" text:outline-level="2">Eşsiz Bir Haberleşme Merkezi: Koku Soğancığı</text:h>
      <text:p text:style-name="P18"><text:span text:style-name="T1">Koku soğancığı beynin ön bölümünde, koku bölgesinin ve kafatasını oluşturan kemiğin hemen üzerinde yer alır. </text:span><text:span text:style-name="T13">(Şekil 12)</text:span><text:span text:style-name="T1"> İki koku bölgesine karşılık iki de koku soğancığı bulunur; her birinin büyüklüğü bir bezelye tanesi kadardır. Ancak bu küçüklüğüne rağmen, yaptığı işler bakımından dev bir haberleşme merkezine veya üssüne benzetilebilir. Koku alıcılarından gelen tüm sinyaller önce bu merkezde toplanır. Milyonlarca bilgi yeniden düzenlenir ve buradan da yorumlanması için, özel koku sinirleri kanalıyla beyindeki koku korteksi, hipokampus, amigdala ve hipotalamusa gönderilir. </text:span><text:span text:style-name="T13">(Şekil 13)</text:span><text:span text:style-name="T1"> Yani bu minik organ, milyonlarca koku hücresi arasındaki kusursuz koordinasyonun yürütüldüğü yerdir. Şimdi, soğancığın içindeki haberleşmeyi biraz yakından inceleyelim. Söz konusu koordinasyon merkezinin neden benzersiz olduğu daha iyi anlaşılacaktır.</text:span></text:p>
      <text:p text:style-name="P18"><text:span text:style-name="T1">Soğancığa haber getirenler koku alıcı hücrelerdir. Soğancıktan aldıkları mesajları beyine taşıyanlar ise mitral hücrelerdir ve yetişkin bir insandaki sayıları 50.000 civarındadır. Söz konusu iki grup hücre arasındaki iletişim, soğancıkta yer alan ve "glomerulus" denilen haberleşme birimlerinde kurulur. Hemen hatırlatalım ki küresel bir biçimi olan bu haberleşme biriminin çapı 0.1 milimetredir.</text:span><text:span text:style-name="T10">30</text:span><text:span text:style-name="T1"> Tek bir soğancıkta yaklaşık olarak 2.000 glomerulus bulunur. Her glomerulusda, 25.000 kadar koku alıcı hücrenin aksonları ile 25 kadar mitral hücrenin dandritleri buluşurlar.</text:span><text:span text:style-name="T10">31</text:span><text:span text:style-name="T1"> </text:span></text:p>
      <text:p text:style-name="P18"><text:span text:style-name="T1">Yukarıdaki rakamlara bir bütün olarak baktığımızda ise ortaya daha hayret verici sayılar çıkar. Yani, milyonlarca koku hücresinden gelen mesajlar on binlerce mitral hücreye aktarılmaktadır. </text:span><text:span text:style-name="T13">(Şekil 14)</text:span><text:span text:style-name="T1"> Milyonlarca bilgi, bir saniyenin binde birkaçı gibi zaman aralıklarında ve hatasız bir şekilde hücreler arasında yer değiştirmektedir. (Nöronlardaki iletişim harikalarına burada yer verilmeyecektir. Bu konuda detaylı bilgi için bkz. </text:span><text:span text:style-name="T4">Hormon Mucizesi</text:span><text:span text:style-name="T1">, Harun Yahya, Kültür Yayıncılık, 2001) Dahası, her bir reseptörden gelen bilgilerin koku soğancığında toplanması, yeniden düzenlenmesi ve organize edilmesi sonucunda koku duyarlılığı daha da artmakta; yani eskisinden daha mükemmel bir sonuç elde edilmektedir.</text:span><text:span text:style-name="T10">32</text:span><text:span text:style-name="T1"> Buradaki hatasız iletişimin ne anlama geldiğini şöyle tasvir edebiliriz: Belirli bir bilginin bir milyon telefon hattıyla taşındığını ve bu hatların sayısının bir santralde aniden bine indirildiğini varsayalım. Böyle bir geçiş durumunda, orijinal bilgilerde bir kayıp veya hata olmaması düşünülemez. Ne kadar gelişmiş teknoloji kullanırsanız kullanın, bunu önlemeniz mümkün değildir. Buna karşın, koku hücreleri aynı görevi, yaşadığımız sürece kusursuz olarak yapmaya devam ederler. Şurası bir gerçek ki, koku soğancığındaki mesaj nakli hayranlık uyandıracak bir yapının sonucudur. </text:span></text:p>
      <text:p text:style-name="P18"><text:span text:style-name="T1">Yapılan son araştırmalar, koku soğancığındaki birçok harika özelliğin ortaya çıkmasını sağlamıştır. Koku hücrelerinin, koku soğancığındaki haberleşme birimleriyle kurdukları bağlantılar çok büyük bir düzen içinde gerçekleşir. Her koku alıcı hücrenin gideceği glomerulus bellidir. Diğer bir ifadeyle, aynı tür reseptörden gelen sinyaller belirli bir glomerulusda buluşurlar. Koku bölgesinin farklı bölgelerinden gelen milyonlarca koku hücresinin her biri, iki bin glomerulus arasından kendilerine özel olana gelir.</text:span><text:span text:style-name="T10">33</text:span><text:span text:style-name="T1"> </text:span><text:span text:style-name="T13">(Şekil 15)</text:span><text:span text:style-name="T7"> </text:span><text:span text:style-name="T1">Bu gerçeği keşfeden araştırmacıların ortak görüşü, farklı reseptörlerden toplanan bilgilerin son derece organize olmuş bir biçimde yerleşmesidir.</text:span><text:span text:style-name="T10">34</text:span><text:span text:style-name="T1"> Dikkat edin, milyonlarca hücrenin her biri iki bin seçenek arasından kendileri için tam doğru olanı bulur. Bu durum, tesadüflerin arkasına sığınmaya çalışan evrimcilerin hayallerini bir kere daha alt üst etmektedir.</text:span></text:p>
      <text:p text:style-name="P18"><text:span text:style-name="T1">Koku soğancığında bulunan diğer hücreler de "periglomerular" ve "granül" hücrelerdir. Bunların da mesaj akışının kesilmesi gereken anlarda devreye girdikleri ve engelleyici rol oynadıkları düşünülmektedir.</text:span><text:span text:style-name="T10">35</text:span><text:span text:style-name="T1"> Buradaki kontrol mekanizmaları o derece karmaşıktır ki, hala tam anlamıyla çalışma sistemi çözülememiştir.</text:span></text:p>
      <text:p text:style-name="P20"><text:soft-page-break/>İstanbul gibi büyük bir şehrin telefon ağını gözümüzün önüne getirelim. Milyonlarca telefonun bağlı bulunduğu böyle bir şebeke kendiliğinden oluşabilir mi? Telefonların bağlı bulunduğu merkezler, yani telefon santralleri tesadüfen meydana gelebilir mi? Hatta evrimcilerin iddia ettikleri gibi, gereken her türlü malzemenin hammaddesi bir araziye yığılsa ve milyonlarca sene beklense, söz konusu haberleşme ağının kusursuz olarak oluşması mümkün müdür?</text:p>
      <text:p text:style-name="P20">Soruların yanıtları gayet açıktır. Ne kadar beklerseniz bekleyin, değil şehrin telefon şebekesi, tek bir telefon hattı bile ortaya çıkmaz. Zira telefon şebekesi bir tasarım ve mühendislik eseridir; hassas ölçü ve hesaplarla planlanmış, düzenlenmiştir. Bunun dışındaki her açıklama safsatadan ibarettir. Aynı şekilde, koku soğancığının son derece kompleks yapısını kör tesadüflerle açıklamaya kalkışmak da ileri derecede saçmalamaktır.</text:p>
      <text:p text:style-name="P20">Koku soğancığındaki haberleşme sırasında en ufak bir karışıklığa meydan verilmemesi, elbette hayranlık verici bir yaratılış gerçeğidir. Bu kusursuz sistemi var eden, her türlü detayını insanlara bir nimet ve lütuf olarak yaratan alemlerin Rabbi olan Allah'tır. Aksini iddia edip, bu sistemdeki mükemmel yapıyı başıboş ve kör tesadüflere bağlayan kişiler için ise artık söylenebilecek bir söz kalmamıştır. Çünkü yaratılış gerçeği tüm delilleriyle apaçıktır. Böyle bir iddiada bulunan kişinin vicdanı körelmiş, akıl ve mantığı tamamen devreden çıkmış, kendini gerçekleri kabul etmemeye şartlandırmıştır. Kuran'da iman edenlerin bu yanlış anlayışa sahip insanlara şu şekilde hitap ettikleri bildirilir: </text:p>
      <text:p text:style-name="P7">"... Seni topraktan, sonra bir damla sudan yaratan, sonra da seni düzgün (eli ayağı tutan, gücü kuvveti yerinde) bir adam kılan (Allah)ı inkar mı ettin? Fakat, O Allah benim Rabbimdir ve ben Rabbime hiç kimseyi ortak koşmam." (Kehf Suresi, 37-38)</text:p>
      <text:p text:style-name="P20"/>
      <text:h text:style-name="P9" text:outline-level="2">"Koku Alfabesi"</text:h>
      <text:p text:style-name="P18"><text:span text:style-name="T1">90'lı yıllarda araştırmacılar burnumuzda 1000 civarında değişik koku reseptörü bulunduğunu saptamışlardır.</text:span><text:span text:style-name="T10">36</text:span><text:span text:style-name="T1"> Bu durum, bilim adamlarını oldukça şaşırtmıştır. Çünkü koku alma sistemindeki reseptör çeşitliliğinin görme, işitme ve tat alma sistemlerindekine kıyasla kat kat fazla olduğu ortaya çıkmıştır. Ayrıca zaten pek çok bilinmeyenle dolu olan sorular listesine bir yenisi daha eklenmiştir. İlk anda akla gelen sorulardan biri şöyledir: Nasıl olur da sadece 1000 değişik reseptörle, 10.000'den fazla farklı kokuyu algılayabiliriz?</text:span></text:p>
      <text:p text:style-name="P18"><text:span text:style-name="T1">Bu sorunun yanıtını araştıran Amerikalı ve Japon uzmanlar, 1999 yılında, koku sisteminin çalışma sistemi hakkında bazı önemli bulgular elde ettiler. Bu araştırmanın sonuçlarına göre, bir koku reseptörü, çeşitli koku molekülleri ile bağlantı kurabilmektedir ve bir koku molekülü değişik koku reseptörlerini harekete geçirmektedir.</text:span><text:span text:style-name="T10">37</text:span><text:span text:style-name="T1"> Çalışmaların sürdürülmesiyle, koku sistemindeki özel bir mekanizmanın varlığı gün ışığına çıkarıldı. Sözü edilen araştırmacılardan birisi olan Linda Buck'un ifadesiyle, bu mekanizma özel bir alfabedir.</text:span><text:span text:style-name="T10">38</text:span><text:span text:style-name="T1"> </text:span></text:p>
      <text:p text:style-name="P20">Bilindiği gibi, günlük hayatta kullandığımız kelimeler ve cümleler harflerden meydana gelir. Söz gelimi, diğer insanlarla iletişim kurmak için Türk alfabesindeki 29 harfi kullanırız. Harfler, tek başına herhangi bir anlam ifade etmezler; ancak belirli biçimlerde dizilirlerse ortaya anlamlı bir bütünlük çıkar.</text:p>
      <text:p text:style-name="P18"><text:span text:style-name="T1">Benzer bir şekilde, koku alma sisteminde de reseptörlerden oluşan bir alfabe kullanılmaktadır. Diğer bir deyişle 1000 değişik reseptör, 1000 farklı harfi temsil eder. Koku bölgemizde her kokunun karşılığı olan bir reseptör yoktur; bunun yerine farklı koku molekülleri belirli reseptörleri uyarırlar. Bunlar da koku soğancığındaki belirli glomerulusları harekete geçirirler. Meydana gelen kokuya özel kombinasyon, kokunun kodunu oluşturur. Söz gelimi, A kokusu, koku soğancığındaki 23, 246, 456, 799 numaralı; B kokusu ise 382, 573, 684, 812, 1245 numaralı haberleşme birimlerini uyarır. İşte bu iki farklı kodlama, beyindeki koku korteksinde iki ayrı koku olarak </text:span><text:soft-page-break/><text:span text:style-name="T1">algılanır. Küçük bir matematiksel hesap, milyonlarca değişik kokuyu ayırt edebilen bir mekanizmaya sahip olduğumuzu gösterir.</text:span><text:span text:style-name="T10">39</text:span><text:span text:style-name="T1"> </text:span></text:p>
      <text:p text:style-name="P20">"Mutfak vanilya kokuyor" cümlesinin anlamlı olmasının nedeni, alfabemizdeki harflerin belirli bir dizilimle yan yana gelmeleridir. Aynı şekilde, mutfaktaki kokunun "vanilya kokusu" gibi bir anlam ifade etmesi de reseptörlerin ve glomerulusların belirli bir şekilde uyarılmasıyla gerçekleşir. </text:p>
      <text:p text:style-name="P20">Beyinde bulunan koku alma merkezi, farklı koku reseptörlerinden gelen mesajları toplu olarak değerlendirir; 1000 değişik reseptörün birbirleri ile uyumuna göre, "koku" olarak tanımladığımız algı oluşur. Yani her reseptör, aslında bir mozaiğin parçasıdır ve koku, mozaiğin tüm parçalarının yerleşmesinden sonra ortaya çıkmaktadır. </text:p>
      <text:p text:style-name="P18"><text:span text:style-name="T1">Profesör J. Leffingwell reseptörlerin belirli kombinasyonlarda birleşerek beyinde koku algılarını doğurmalarını, harflerin kelimeleri, notaların müzik eserlerini veya ikili kodun bilgisayar programlarını meydana getirmelerine benzetir.</text:span><text:span text:style-name="T10">40</text:span><text:span text:style-name="T1"> Elbette her yeni bilimsel gelişme gibi, söz konusu keşif de evrimciler açısından büyük bir hüsrandır. Zira harflerden Shakespeare'in bir eserinin veya notalardan Mozart'ın bir bestesinin tesadüfen oluşması olanaksızdır. Bunlarla kıyaslanmayacak kadar kompleks bir işlem olan, koku sistemi alfabesiyle kokuların tesadüfen meydana gelmesi de imkansızdır. Hatta imkansız kelimesi bile bu durumu tanımlamakta yetersiz kalır.</text:span></text:p>
      <text:p text:style-name="P18"><text:span text:style-name="T1">Kaldı ki, evrimcilerin koku reseptörlerinin rastlantılarla oluştuğuna inanmaları bile, onları içinde bulundukları zor durumdan kurtarmamaktadır. Çünkü bunlar yaklaşık 1000 kadar gen tarafından kontrol edilmektedir.</text:span><text:span text:style-name="T10">41</text:span><text:span text:style-name="T1"> Daha açık ifade etmek gerekirse, koku reseptörleri söz konusu genlerde daha önceden kodlanmış bir plan doğrultusunda üretilirler. Ve koku reseptör genleri 20. kromozom ve Y kromozomu hariç tüm kromozomlara dağılmış durumdadır.</text:span><text:span text:style-name="T10">42</text:span><text:span text:style-name="T1"> </text:span><text:span text:style-name="T13">(Şekil 16) </text:span><text:span text:style-name="T1">Tek bir koku reseptörüne ait genetik kodlamanın dahi kendiliğinden veya tesadüfler neticesinde oluşması mümkün değildir. 20. yüzyıldan önce yaşamış ve bilgisayar nedir bilmeyen akıllı ve şuurlu tüm insanlar toplansalar sıradan bir bilgisayar programını yazamazlar. O halde kör ve şuursuz atomların, çiçeklerin, meyvelerin ve sayısız kimyasal maddenin kokusunu algılayacak reseptörlerin genetik şifrelerini yazmaları beklenebilir mi?</text:span></text:p>
      <text:p text:style-name="P18"><text:span text:style-name="T1">Şüphesiz, hayır! Koku reseptörleri, koku hücreleri, koku alma sistemi ve bunları kontrol eden genler, onları yaratan bir Yaratıcı olmadan asla var olamazlar. Bu Yaratıcı, </text:span><text:span text:style-name="T3">"göklerin, yerin ve bu ikisi arasında olan herşeyin Rabbi"</text:span><text:span text:style-name="T1"> (Şuara Suresi, 24) olan Allah'tır.</text:span></text:p>
      <text:p text:style-name="P20"/>
      <text:h text:style-name="P9" text:outline-level="2">Koku Sinirlerindeki Mucizevi Bağlantı</text:h>
      <text:p text:style-name="P18"><text:span text:style-name="T1">Koku sinir hücrelerini diğer nöronlardan ayıran önemli bir özellik vardır. Beynimizdeki yüz milyar nöron hayatımız boyunca yenilenmezken, burnumuzdaki milyonlarca koku alıcı hücre ortalama olarak 45 gün yaşar. Bu sürenin sonunda ölenlerin yerlerini yenileri alır.</text:span><text:span text:style-name="T10">43</text:span><text:span text:style-name="T1"> Yeni koku hücrelerinin inşa edildiği yer de, koku bölgesindeki bazal hücrelerdir. Bazal hücreler adeta koku hücresi fabrikası gibi çalışır; sürekli ve düzenli üretim yaparlar.</text:span></text:p>
      <text:p text:style-name="P18"><text:span text:style-name="T1">Kafanın şiddetli bir darbe aldığı bazı durumlarda da, mesela bir trafik kazasında, koku sinirleri kafatasını oluşturan kemiklerden elek kemiğinin arasında sıkışıp kopabilirler. Eğer meydana gelen tahribat büyük değilse, yeni hücreler görevi devralırlar ve böylece olası bir koku alma kaybı önlenir. Birçok vakada koku duyusunun yeniden kazanıldığı gözlenmiştir.</text:span><text:span text:style-name="T10">44</text:span><text:span text:style-name="T1"> </text:span></text:p>
      <text:p text:style-name="P20">Peki, nasıl olur da yeni hücreler yerleşmeleri gereken yerleri hiç şaşırmadan, hata yapmadan bilirler? Nasıl olur da koku bölgesindeki tam hedeflerine ulaşırlar? Nasıl olur da yeni koku reseptörleri, eskilerinin koku <text:soft-page-break/>molekülleriyle kurdukları iletişimi hiçbir kayba ve hataya yer vermeden aynen sürdürürler? Nasıl olur da reseptörler ile koku soğancığı arasındaki haberleşme ağı eksiksiz ve hatasız <text:s/>bir şekilde tekrar kurulur?</text:p>
      <text:p text:style-name="P18"><text:span text:style-name="T1">Bu ve benzeri soruların yanıtları bilim dünyasında büyük bir merak ve araştırma konusudur.</text:span><text:span text:style-name="T10">45</text:span><text:span text:style-name="T1"> Şu anda bilinen, hücreler arasındaki göz kamaştırıcı mekanizmaların varlığı; bilinmeyen ise söz konusu mekanizmaların detaylarıdır. Dikkat edin, yaklaşık olarak her 45 günde bir milyonlarca koku hücreniz tamamen değişir. Ancak siz, gülün kokusunu yine gül olarak, portakalın kokusunu yine portakal olarak algılarsınız. Koku hücrelerindeki devir teslim sırasında herhangi bir hata olsaydı, birçok kokuyu yanlış algılayabilir veya fark edemeyebilirdiniz. Oluşacak muhtemel bir karışıklığı düzeltmeniz de mümkün olamayacağı için, koku duyunuz sizi sürekli yanıltır ve büyük bir sıkıntı kaynağı olabilirdi. Ancak böyle bir şey asla olmaz. Yeni sinir hücreleri, görevlerini eksiksiz sürdürürler.</text:span></text:p>
      <text:p text:style-name="P20">Burada oldukça şaşırtıcı olan bir diğer nokta da, yeni koku sinirlerinin koku soğancığına giden yolu hatasız bulabilmeleridir. Burunda ve beyinde herhangi bir yön levhası yoktur; yeni hücrelerin yol sorup öğrenebilmeleri de söz konusu değildir. Koku sinirlerindeki bağlantıların hayatımız boyunca, hiçbir hataya yer vermeyecek şekilde yenilenmesinin olasılık hesaplarıyla açıklanması da mümkün değildir. Milyonlarca koku sinirinin aralarındaki bağların tesadüfen kurulduğu şeklindeki bir iddianın ise, İstanbul gibi büyük bir şehrin telefon sistemini oluşturan kabloların rüzgar, şimşek ve rastlantılarla hatasız döşenmesi iddiasından hiçbir farkı yoktur. Hiç şüphesiz bunlar, sonsuz bir ilim ve kudret sahibi olan Rabbimizin kusursuz yaratışının ve eşsiz sanatının birer delilidir. Koku sistemini oluşturan her bir parça, her bir hücre, her bir molekül ve her bir atom yaratıldığı ilk günden itibaren onu yaratan sonsuz ilim ve akıl sahibi Allah'ın ilham ettiği şekilde hareket etmektedir. Allah her birine nasıl hareket etmesi gerektiğini tüm detaylarıyla, an ve an bildirmektedir. Bu gerçek bir Kuran ayetinde şöyle açıklanmaktadır:</text:p>
      <text:p text:style-name="P7">Allah, yedi göğü ve yerden de onların benzerini yarattı. Emir, bunların arasında durmadan iner; sizin gerçekten Allah'ın herşeye güç yetirdiğini ve gerçekten Allah'ın ilmiyle herşeyi kuşattığını bilmeniz, öğrenmeniz için. (Talak Suresi, 12)</text:p>
      <text:p text:style-name="P20"/>
      <text:p text:style-name="P20"/>
      <text:h text:style-name="P14" text:outline-level="1">SİSTEM İÇİNDEKİ MEKANİZMALAR</text:h>
      <text:p text:style-name="P18"/>
      <text:p text:style-name="P18"/>
      <text:p text:style-name="P20">Kimyasal maddelerin sadece koku ve tat duyuları ile algılandığı zannedilir. Oysa bu doğru değildir. Çünkü bunların dışında bilinen en az iki sistem daha vardır: Ağrı alıcı sinirler ve "vomeronazal" organ.</text:p>
      <text:p text:style-name="P20">Ağrı alıcı sinir uçları, koku bölgesi de dahil olmak üzere burun boşluğuna dağılmış durumdadır; basınç, ağrı, sıcaklık ve soğukluk hislerine yol açan uyarılara tepki verirler. Sözgelimi, amonyak gazının keskin ve yakıcı etkiye neden olan sinyalleri, işte bu sinirler tarafından beyine taşınır. Burnumuzdaki ağrı alıcı sinirler olmasaydı, sağlığımız için zararlı bazı gazları fark edemeyecektik. Böyle bir durum da muhtemelen olumsuz gelişmelere neden olacaktı. Söz konusu özel yapı sayesinde hastalanma, yaralanma veya ölümle sonuçlanabilecek durumlar ortadan kaldırılmaktadır.</text:p>
      <text:p text:style-name="P18"><text:span text:style-name="T1">Bu sinirlerin, koku reseptörlerine kıyasla duyarlılığının daha az olduğu; bununla birlikte koku duyusunu tamamlayıcı önemli bir rol oynadığı düşünülmektedir.</text:span><text:span text:style-name="T10">46</text:span><text:span text:style-name="T1"> Mentolün normal oranlarda serin, yüksek konsantrasyonlarda ise sıcak bir etki meydana getirdiği bilinir. İşte bu farkı anlamamızı sağlayan ağrı alıcı sinir uçlarındaki özel yapıdır.</text:span></text:p>
      <text:p text:style-name="P18"><text:span text:style-name="T1">Bazı koku tanecikleri koku bölgesinde bir etki meydana getirmezler. Bu özel kimyasal sinyaller feromon olarak adlandırılır. Burunda, feromonları algılamak için yaratılmış özel bir organ bulunur. Vomeronazal organ (VNO) isimli bu yapı yaklaşık 1 mm uzunluğunda bir boru şeklindedir; burnun iç kısmında, iki burun deliğini ayıran kıkırdağın hemen üstünde yer alır. </text:span><text:span text:style-name="T13">(Şekil 17)</text:span><text:span text:style-name="T1"> Kısacası, bu organ farklı bir duyu organıdır. Başlıca görevi feromonların taşıdığı mesajları almak; beynin anlayacağı forma dönüştürmek; özel sinirleri kanalıyla da doğrudan beynin ilgili bölümlerine iletmektir. </text:span><text:span text:style-name="T13">(Şekil 18)</text:span><text:span text:style-name="T1"> Söz konusu organın insanlardaki çalışma sistemi halen tam anlamıyla bilinmemektedir ve bilim adamları arasında tartışma konusudur.</text:span><text:span text:style-name="T10">47</text:span><text:span text:style-name="T1"> </text:span></text:p>
      <text:p text:style-name="P18"><text:span text:style-name="T1">Vomeronazal organın bazı böcekler ve hayvanlar için hayati bir önemi olduğu ortaya çıkmıştır. Örnek olarak, VNO'su zarar görmüş yılanların sosyal, üreme ve avlanma faaliyetlerinin bozulduğu tespit edilmiştir. VNO'su operasyonla alınmış, cinsel tecrübesi olmayan farelerin de diğer organlarının eksiksiz çalışmasına rağmen, çiftleşemedikleri gözlenmiştir.</text:span><text:span text:style-name="T10">48</text:span><text:span text:style-name="T1"> </text:span></text:p>
      <text:p text:style-name="P18"><text:span text:style-name="T1">Burnumuzdaki koku bölgesinde bilinmeyen mekanizmaların var olduğuna kesin gözüyle bakılmaktadır. Örneğin, renk ile koku duyarlılığı arasındaki ilişkiyi ele alalım. Bu bölgenin rengi insanlarda açık sarı, köpeklerde ise kahverengidir. Renk unsurunun koku alma gücünü etkilediği düşünülmektedir; ancak arada nasıl bir bağlantı olduğu anlaşılamamıştır.</text:span><text:span text:style-name="T10">49</text:span><text:span text:style-name="T1"> </text:span></text:p>
      <text:p text:style-name="P20">Şurası bir gerçek ki her yeni bilimsel araştırma, burnumuzdaki yaratılış harikalarını daha iyi tanımamızı sağlayacaktır; belki de halen bilinmeyen mükemmel sistemleri açıklığa kavuşturacaktır. Ayrıca onları yaratan sonsuz şefkat ve merhamet sahibi Rabbimize karşı gereği gibi şükretmemize yeni bir vesile daha olacaktır.</text:p>
      <text:p text:style-name="P20"/>
      <text:h text:style-name="P9" text:outline-level="2">Adaptasyon Mekanizmaları</text:h>
      <text:p text:style-name="P20">Şu anda bu satırları okurken, derinizle sürekli temas halinde olmalarına rağmen kıyafetlerinizi hissetmiyorsunuz. Örneğin giydiğiniz ilk anda kıyafetinizin cildinizdeki temasını hissedersiniz, ancak kısa bir süre <text:soft-page-break/>sonra bu his kaybolur. Çünkü derinizdeki alıcılar belirli bir süre sonra beyninize sinyal göndermeyi durdururlar. Bu harika sistem olmasaydı; giyinmek gibi sıradan bir olay dahi tahammül edilemez bir hal alırdı. Ayrıca kıyafetlerin dikkatinizi dağıtması nedeniyle, diğer sinyalleri anlayamazdınız. Kısacası, hayatınız çok zorlaşır, hiçbir şey yapamaz hale gelirdiniz.</text:p>
      <text:p text:style-name="P20">Koku alma duyusu için de benzer bir durum söz konusudur. Yemek kokularının yoğun olduğu bir lokantaya girdiğinizde, bu kokuları hemen algılarsınız. Aradan kısa bir süre geçtikten sonra ise ortamdaki ağır kokuları fark etmez olursunuz. Oysa koku miktarında herhangi bir azalma olmamıştır. Ancak siz lokantadaki kokuya alışmışsınızdır. Kokunun değişmemesine rağmen kokuya karşı duyarlılığın değişmesine neden olan, adaptasyon denilen özel bir mekanizmanın devreye girmesidir.</text:p>
      <text:p text:style-name="P20">Bu mekanizmanın ne kadar önemli olduğunu şöyle ifade edebiliriz: Yoğun kokuların bulunduğu bir ortamda çalışanları, örneğin, sözü edilen lokantanın mutfağındaki ahçıları ele alalım. Eğer ahçıların ortamın kokusuna karşı duyarlılığı azalmasaydı; böyle bir durum oldukça taciz edici olurdu. Aynı zamanda, meşgul durumdaki koku alıcıları mutfaktaki bir tehlikeyi, mesela bir gaz kaçağının kokusunu hissetmeyebilirdi.</text:p>
      <text:p text:style-name="P18"><text:span text:style-name="T1">Bu alandaki araştırmalarıyla tanınan Frank Zufall, koku adaptasyonunun kompleks mekanizmalar içerdiğini belirtmektedir.</text:span><text:span text:style-name="T10">50</text:span><text:span text:style-name="T1"> Öyle ki moleküler düzeydeki karmaşık işlemlerin detayları henüz çözülememiştir. Koku alıcı hücrelerde en az üç farklı adaptasyon mekanizması olduğu düşünülmektedir. Ek olarak, beyinde de duyu organlarından gelen bilgileri gözden geçiren, ileten veya durduran merkezler olduğu kabul edilmektedir.</text:span></text:p>
      <text:p text:style-name="P20">Peki karbon, azot, oksijen gibi atomlardan oluşmuş koku alma ve beyin hücreleri detayları hala anlaşılamayan adaptasyon sistemini nasıl meydana getirmiş ve geliştirmiş olabilirler? Şuursuz hücreler hangi bilginin işleme konulacağına, hangisinin konulmayacağına nasıl karar verebilirler? Ne zaman devreye girmeleri, ne zaman devre dışı kalmaları gerektiğini nasıl bilebilirler? Sizin müdahaleniz dışında, sizin adınıza en doğrusunu nasıl yapabilirler?</text:p>
      <text:p text:style-name="P18"><text:span text:style-name="T1">Düşünen insanlar için soruların yanıtı açıktır: Koku almadaki bu adaptasyon sistemi, evrenin her noktasında görülen kusursuz plan ve mükemmel düzenlemenin sınırsız örneklerinden biridir. Ve hiç kuşkusuz böylesine harika bir düzende, tesadüflere asla yer yoktur. Vücudumuzdaki bu kusursuz sistemlerin her bir parçası tesadüflerle ya da rastlantılarla açıklanamayacak kadar mükemmel bir yaratılışın delilidir. Allah'ın eşsiz yaratma ilmi, Kuran'da, "</text:span><text:span text:style-name="T3">Gökten yere her işi O evirip düzene koyar..."</text:span><text:span text:style-name="T1"> (Secde Suresi, 5) ayetiyle haber verilir.</text:span></text:p>
      <text:p text:style-name="P20"/>
      <text:h text:style-name="P9" text:outline-level="2">Koku Hafızası</text:h>
      <text:p text:style-name="P20">Koku alma duyusu ile hafıza birbirlerine sıkı sıkıya bağlıdır. Çevremizdeki kokuları yabancılık çekmeden tanımamızın nedeni bir koku hafızasına sahip olmamızdır. Her türlü koku, özel bir kodlamayla koku belleğinde arşivlenir. Bir kokuyla karşılaştığımız anda, bu arşive başvurularak koku tahlil edilir. İlk defa duyumsadığımız, hafızamızda bilgileri bulunmayan bir koku da diğer kokulara benzetilerek yorumlanır. Böyle bir belleğimiz olmasaydı, bir kokuyu tanımlamak imkansız hale gelecekti.</text:p>
      <text:p text:style-name="P20">Koku ile hafızanın ilişkisi bu kadarla da sınırlı kalmaz. Çünkü kokular, kendileriyle bağlantılı olarak geçmişte yaşanan bazı olayları da aklımıza getirirler. Yolda yürürken rastladığımız tanıdık bir parfüm kokusu, bize o parfümü kullanan arkadaşımızı hatırlatır. Bir yemek kokusu, seneler öncesine ait eski bir olayı zihnimizde canlandırabilir. Aynı koku bir insanda güzel hisler uyandırırken bir başkasında hoşa gitmeyen duygular oluşturabilir.</text:p>
      <text:p text:style-name="P18"><text:soft-page-break/><text:span text:style-name="T1">Peki, kokuların yıllar boyunca ve algılandığı sırada hissedilen duygularla birlikte saklandığı yer neresidir? Binlerce farklı kokuya ilişkin bilginin depolandığı ve oldukça büyük bir kapasiteye sahip olduğu anlaşılan koku bilgi bankası nerededir? Bu soruların yanıtları henüz kesin olarak verilememiştir. Bununla birlikte, kokulara ilişkin bilgilerin beyindeki hipokampus ve amigdala bölgelerinde toplandığı düşünülmektedir.</text:span><text:span text:style-name="T10">51 </text:span><text:span text:style-name="T13">(Şekil 19)</text:span></text:p>
      <text:p text:style-name="P18"><text:span text:style-name="T1">Bu konuda yapılan araştırmaların ortaya koyduğu sonuçlar açıktır: Koku belleğiniz, (ciddi bir hastalık veya kaza geçirmediğiniz takdirde) yaşadığınız sürece size koku bilgi bankası gibi hizmet verir. Üstelik durağan değil, dinamik bir yapıya sahiptir, edinilen yeni tecrübelere göre sürekli olarak kendini yeniler.</text:span><text:span text:style-name="T10">52</text:span><text:span text:style-name="T1"> Hayatınızda ilk defa kokladığınız bir kimyasal madde ile ilgili veriler hafızanıza kaydedilir ve böylece daha sonraki karşılaşmanızda söz konusu kokuyu rahatlıkla tanımlarsınız. Dikkat edin, koku belleğini oluşturanlar proteinlerden oluşan hücrelerdir; bu hücreler geniş bir arşiv kurmakta ve yeni kokulara göre sözü edilen arşivi geliştirmektedirler. Küçük bir kıyas yapalım. İnsanlığın en önemli buluşlarından biri olarak kabul edilen bilgisayarınız dahi kendiliğinden güncelleşmez; siz yeni programlar yüklemediğiniz sürece eskileri olduğu gibi kalırlar. Koku bellek hücrelerinin arşivcilik özelliği de kendi kendine ortaya çıkmamıştır. Onları yaratan Allah'tır, onlardaki üstün yapı da Allah'ın rahmet ve <text:s text:c="3"/>ilim bakımından herşeyi kuşatıp-sarmasının (Mümin Suresi, 7) sayısız delillerinden birisidir.</text:span></text:p>
      <text:p text:style-name="P18"><text:span text:style-name="T1">Koku belleğini görsel ve işitsel hafızadan ayıran önemli bir nokta vardır. Kokuya ilişkin bilgilerin diğerlerine göre daha uzun süreler boyunca kalıcı olduğu anlaşılmıştır.</text:span><text:span text:style-name="T10">53</text:span><text:span text:style-name="T1"> Bir kokuyu algılamanızla birlikte birçok anınızın da canlanması işte bu nedenledir. Bu koku bir çiçekten, bir baharattan hatta bir insandan kaynaklanıyor olabilir. Yapılan araştırmalar göstermiştir ki, her insanın kokusu, parmak izi gibi, tamamıyla kendine özgüdür.</text:span><text:span text:style-name="T10">54</text:span><text:span text:style-name="T1"> (Sadece tek yumurta ikizleri bu duruma bir istisna teşkil eder.) Özel eğitimli köpekler suçluyu ararken, onun ten kokusunun izini sürerler; kişiye özel koku nedeniyle de suçluyu diğerlerinden ayırt edebilirler. Nitekim Kuran'da haber verilen, Hz. Yusuf'un kokusunun babası tarafından yıllar sonra bile fark edilip tanınması da bu duruma işaret ediyor olabilir. Hz. Yusuf'un çocukluğundaki kokusunu bilen babası aradan seneler geçmesine rağmen aynı kokuyu hatırlamaktadır:</text:span></text:p>
      <text:p text:style-name="P7">Kafile (Mısır'dan) ayrılmaya başladığı zaman, babaları dedi ki: "Eğer beni bunamış saymıyorsanız, inanın Yusuf'un kokusunu (burnumda tüter) buluyorum." (Yusuf Suresi, 94) </text:p>
      <text:p text:style-name="P20"/>
      <text:h text:style-name="P9" text:outline-level="2">Koku Duyusunun Tat Almadaki Rolü</text:h>
      <text:p text:style-name="P18"><text:span text:style-name="T1">Bir fırından gelen taze ekmek kokusu, bir pastaneden yayılan çörek kokusu, bir aktardan gelen baharat veya yeni çekilmiş kahve kokusu, insanın çok hoşuna gider. Söz konusu kokular o kadar çekicidirler ki bizi ekmeği, çöreği veya kahveyi tatmaya sevk ederler. Hatta bazı durumlarda ağzımızdaki tükürük bezleri faaliyete geçer ve tat almamız için gerekli olan tükürüğü salgılarlar. Koku duyarlılığımız tat almadan bin kere fazla olduğu için, kokuların besinlerin tadını almada önemli bir rolü vardır.</text:span><text:span text:style-name="T10">55</text:span><text:span text:style-name="T1"> Koku ile tat alma duyularımız arasındaki ilişki bu kadarla da sınırlı kalmaz.</text:span></text:p>
      <text:p text:style-name="P20">Üzümlü şekerleme ile çilekli şekerlemeyi birbirinden nasıl ayırt edersiniz? </text:p>
      <text:p text:style-name="P18"><text:span text:style-name="T1">Sorunun cevabının açık olduğunu, tabii ki tadına bakarak anlayacağınızı düşünüyorsanız, yanılıyorsunuz demektir. Çünkü "tatmak", söz konusu iki şekerin arasındaki farkı anlamaya yeterli değildir. Eğer koku alma duyumuz olmasaydı, her iki şekeri de "tatlı" şeklinde tanımlayacak, fakat ayırıcı özelliklerini ifade edemeyecektik.</text:span><text:span text:style-name="T10">56</text:span><text:span text:style-name="T1"> </text:span></text:p>
      <text:p text:style-name="P18"><text:span text:style-name="T1">Bunun nedeni, yediğimiz herhangi bir şeyin tadını algılamak için koku duyusuna da ihtiyacımız olmasıdır. Diğer bir deyişle, kokusunu almadan besinlerin tadını da tam olarak anlayamayız. Bir yemeği lezzetli kılan, onun </text:span><text:soft-page-break/><text:span text:style-name="T1">tadının ve kokusunun birleşiminin bizde bıraktığı güzel izlenimdir. Hatta araştırmacılar "tadın %75'i kokudur" diyerek, konunun önemini vurgularlar.</text:span><text:span text:style-name="T10">57</text:span><text:span text:style-name="T1"> </text:span></text:p>
      <text:p text:style-name="P18"><text:span text:style-name="T1">Bilindiği gibi, yiyecek ve içeceklerin iştah açıcı kokularının algılanması insanı yeme ve içmeye teşvik eder. Nitekim bir hastalık veya kaza sonucunda koku alma duyularını yitirenlerin yemek istemedikleri de gözlenmiştir.</text:span><text:span text:style-name="T10">58</text:span><text:span text:style-name="T1"> Grip ya da nezle olduğunuz dönemleri hatırlayın. Böyle zamanlarda yediklerinizin "tatsız-tuzsuz" gelmesinin sebebi, koku moleküllerinin koku alıcılarına ulaşamaması, dolayısıyla koku alma duyunuzun geçici olarak kaybolmasıdır.</text:span></text:p>
      <text:p text:style-name="P20">Şöyle bir deney de konuyu anlamada yardımcı olabilir. Gözlerini bağladığınız ve burnunu tıkadığınız bir arkadaşınızdan, önce bir dilim patates, sonra da bir dilim elmayı dilinin üzerinde tutmasını rica edin. Bu durumda arkadaşınız hangisinin patates, hangisinin elma olduğunu söyleyemez. Çünkü her ikisi de hafif tatlı bir etki uyandırır. Arkadaşınızın doğru yanıt verebilmesi, ancak parçaları ağzında çiğnemesiyle mümkün olur. Çünkü çiğnemeyle birlikte, uçucu koku tanecikleri ağzın arkasındaki boşluktan burundaki koku alma bölgesine ulaşacak; böylece neyin patates neyin elma olduğu anlaşılacaktır.</text:p>
      <text:p text:style-name="P20">Burada dikkat çekici bir nokta, ağız ve burnun insan vücudundaki ideal konumlarıdır. İnsan bedeninin bu iki uzvu birbirlerine yakındır; burundaki koku alma bölgesi de bir hava kanalı ile ağız boşluğuna bağlıdır. Peki, böyle bir bağlantı veya söz konusu yakınlık olmasaydı, veya koku alıcıları vücudun başka bir bölümünde yer alsaydı, ne olurdu? </text:p>
      <text:p text:style-name="P20">Bu cümlede "veya" ile başlayan daha pek çok alternatif sayılabilir. Ancak sorunun cevabı bellidir: Mevcut konumun dışındaki herhangi bir durumda tat alma duyusu büyük ölçüde kaybolurdu. Kısacası, ağız, burun ve koku alıcı bölge tam olmaları gereken şekilde ve tam olmaları gereken yerde yaratılmışlardır. Nitekim Kuran'da, Yüce Allah'ın insanı bir düzen içinde yaratması şöyle bildirilir:</text:p>
      <text:p text:style-name="P7">Ey insan, 'üstün kerem sahibi' olan Rabbine karşı seni aldatıp-yanıltan nedir?</text:p>
      <text:p text:style-name="P7">Ki O, seni yarattı, 'sana bir düzen içinde biçim verdi' ve seni bir itidal (ölçü) üzere kıldı.</text:p>
      <text:p text:style-name="P7">Dilediği bir surette seni tertib etti. (İnfitar Suresi, 6-8)</text:p>
      <text:p text:style-name="P20">Konuyu şu şekilde özetlemek de mümkündür. Lezzet olarak tanımladığımız kavram, tat ve kokunun bileşiminden oluşur. Dolayısıyla koku alma duyumuz olmasaydı, tat alma duyumuzun da bir anlamı olmayacaktı. Çünkü lezzetin algılanması için, dildeki tat alıcılarına ihtiyaç olduğu kadar, burundaki koku alıcılarına da ihtiyaç vardır.</text:p>
      <text:p text:style-name="P20">Şüphesiz tat ve koku alma organları ve duyuları arasındaki iş birliği özel bir düzenin sonucudur. Şuur sahibi insanların aralarında anlaşıp, ortak bir amaç doğrultusunda çalışmaları gayet doğaldır. Akıl ve bilinçten yoksun milyarlarca hücrenin kusursuz bir uyum içindeki birlikteliği ise tek bir şekilde açıklanabilir: Bunları yaratan, insanların hizmetine veren ve her an kontrolü altında tutan alemlerin Rabbi olan Allah'tır.</text:p>
      <text:p text:style-name="P20"/>
      <text:p text:style-name="P20"/>
      <text:h text:style-name="P14" text:outline-level="1">KOKU VE KOKU ALMA DUYUSUNUN DÜŞÜNDÜRDÜKLERİ</text:h>
      <text:p text:style-name="P18"/>
      <text:p text:style-name="P18"/>
      <text:p text:style-name="P20">Hayatımızın hemen her anında değişik kokularla muhatap oluruz. Hatta "kokular dünyası"nda yaşadığımız söylenebilir. Çevremizdeki çiçeklerden, ağaçlardan, besinlerden, hayvanlardan, sanayi ürünlerinden, bakterilerin neden olduğu oluşumlardan ve diğer insanlardan kaynaklanan kokular bizi çepeçevre sarar.</text:p>
      <text:p text:style-name="P20">Binlerce çeşitten oluşan kokular dünyasına baktığımızda, oldukça dikkat çekici ve ilginç bir nokta göze çarpar. Zevklerimiz ile kokular arasında çok önemli bir denge ve uyum vardır. Kısacası, bize yararlı olan maddelerin kokuları hoşumuza gider, bize zararlı olanlar ise kokularıyla bizi iterler.</text:p>
      <text:p text:style-name="P20">Vücudumuza faydalı olan gıdalardan gelen kokular bizde hoşnutluk duygusu uyandırırlar ve o maddelere karşı ilgi duymamıza yol açarlar. Karnımız aç durumdayken pişen yemeğin kokusu bizi yemek yemeye teşvik eder; böylece hem yemekten zevk alırız hem de bedenimizin ihtiyaçlarını karşılamış oluruz. Öte yandan, vücudumuz aldığımız maddeleri sindirmekle meşgulken ve yeni bir besine gereksinim duymazken, yemek kokusu bize pek de cazip gelmeyecektir. </text:p>
      <text:p text:style-name="P20">Kötü koku olarak nitelendirdiğimiz kokuların kaynakları ise, genellikle bizim için zararlı maddelerdir. Zehirli kimyasal maddeleri fena kokularından rahatlıkla tanıyabiliriz. Bakterilerin etkinliği sonucunda meydana gelen kötü kokular da bizi uyararak o maddelerden uzak durmamızı sağlarlar. Çürümüş bir meyvenin veya bozulmuş bir yemeğin etrafa yaydığı dayanılmaz kokular insanları tehlikeye karşı uyarırlar.</text:p>
      <text:p text:style-name="P20">Kokulardaki söz konusu düzenlemenin insan sağlığı açısından hayati bir önemi olduğu tartışılmazdır. Genel bir kaide olarak, tehlikeli veya zararlı maddeler kötü kokarlar ve böylece hemen ayırt edilirler. Örneğin maydanoz, zehirli olan baldırana görünüş olarak çok benzer. Fakat kokuları birbirlerinden tamamen farklıdır. Maydanozun kendine has bir kokusu, baldıranın ise son derece rahatsız edici, kötü bir kokusu vardır. Bu sistem olmasaydı, baldıranı maydanoz zannederek yiyebilir veya zehirli bir kimyasal birleşimi meyve suyu sanarak içebilirdik. Yaşadığımız her gün boyunca zehirlenme tehlikesiyle iç içe yaşardık. Buna önlem olarak da, herhalde elimizde neyin faydalı neyin zararlı olduğunu açıklayan listeler ve kitaplarla dolaşmak zorunda kalırdık.</text:p>
      <text:p text:style-name="P20">Kainatın her noktasında görülen hassas dengeler, koku alma sisteminde de kendilerini belli ederler. Her canlının koku alma kapasitesi bulunduğu ortama ve ihtiyaçlarını karşılamaya yönelik olarak düzenlenmiştir. İnsanı ele alalım. Eğer koku alma duyarlılığımız daha az olsaydı, bizim için tehlike oluşturan durumları fark edemeyebilirdik. Koku alma duyumuz bir köpekteki kadar güçlü olsaydı, her an dikkatimizi dağıtan ve oldukça rahatsızlık veren durumlar ortaya çıkardı; belki de hayat bir kabusa benzerdi. Söz konusu dengeler koku moleküllerinin yapılarında da görülebilir. Örneğin, normal şartlarda bize güzel gelen bir koku yüksek konsantrasyonda olduğunda hoşumuza gitmez. Örnek olarak, bitkilerin kokuları bahçede oldukça etkileyicidir, ancak aynı bitkilerden yapılan ağır bir esans rahatsız edicidir. Bu da onların insan için ideal oranda yaratıldıklarının bir göstergesidir.</text:p>
      <text:p text:style-name="P20">Koku ile ilgili her detayın insan yaşamı için özel olarak yaratıldığı ve Allah'tan bir nimet olduğu açıktır. Bu nimetin büyüklüğünü anlayabilmek için bir anlığına halihazırdaki sistemin tam aksini var sayalım. Doğadaki birçok yiyecek bizim için hayati önem taşımasına rağmen kötü, hatta iğrenç kokulara sahip olabilirdi. Bir düşünün; su <text:soft-page-break/>benzin gibi, ekmek küflenmiş bir yiyecek gibi, peynir de atık madde gibi koksaydı neler olurdu? Ne kadar aç ve susuz olursak olalım, bunları yemek ve içmek bir hayli azap verirdi. Hatta en sevdiğimiz yiyecekleri yemek, tiksindirici kokuları nedeniyle bir ızdıraba dönüşür ve katlanılmaz bir hal alırdı. </text:p>
      <text:p text:style-name="P20">Doğduğumuzdan beri birlikte yaşadığımız kokular, gaflet içindeki insana doğal ve kendiliğinden meydana gelmiş gibi görünebilir. Yukarıdaki detayları derin bir şekilde düşünenler ise apaçık gerçeği fark etmekte gecikmeyeceklerdir: Gereksinim duyduğumuz yiyecekleri ve bitkileri sahip oldukları çekici kokularla birlikte yaratan Rahman ve Rahim olan Allah'tır. Sınırsız ihsan ve lütuf sahibi olan Rabbimiz, vücudumuzun her sisteminde olduğu gibi koku almayı da bizim rahatımıza uygun olarak yaratmıştır. Sonsuz merhameti ve şefkatiyle, bize faydalı olan şeyleri sevdirmiş, zararlı olanları çirkin göstermiştir. Bize düşen, kokladığımız güzel kokuları Allah'ın yarattığını ve bizlere lütfettiğini düşünüp şükretmektir. Bu güzel davranışı gösterenler, Allah dilerse, söz konusu nimetlerin asıllarına sürekli olarak cennette kavuşacaklardır. Allah'ın nimetlerini yalanlayıp nankörlük edenler ise, cehennemde kendileri için özel olarak hazırlanmış irin ve kan karışımını, darı dikenini ve kaynar suyu bulacaklardır. Bunlar Kuran'da belirtilen ve kesin olarak gerçekleşecek İlahi vaatlerdir.</text:p>
      <text:p text:style-name="P20"/>
      <text:h text:style-name="P9" text:outline-level="2">İnsan Bedeninden Kaynaklanan Kokuların Hatırlattıkları</text:h>
      <text:p text:style-name="P20">İnsan, kısa bir süre aç kalsa, biraz hızlı yürüdüğünde veya merdiven çıktığında ya da günlük işlerini yapmak için hareket ettiğinde eğer gereken önlemleri almazsa, bedeninde hoş olmayan kokular oluşabilmektedir. Hiç hareket etmese dahi, banyo ve bakım yapmadığı takdirde, kısa zamanda ayağından saçına kadar bütün vücudunda kirlenme olur ve bu da istenilmeyen kokulara sebep olur. Elbette evrendeki herşeyin belirli bir yaratılış amacı olduğu gibi, insan bedeninde oluşan bu kötü kokuların da birçok hikmeti vardır.</text:p>
      <text:p text:style-name="P20">Eğer Allah dileseydi, koku alma duyusunu kötü kokuları algılamayacak şekilde yaratabilirdi veya her kokuyu insanın hoşuna gidecek biçimde var edebilirdi. Peki, sözü edilen beğenilmeyen kokuların yaratılış hikmetleri neler olabilir?</text:p>
      <text:p text:style-name="P20">Şüphe yok ki bunlar, insan için birer acizlik ve eksikliktir. İnsan bedenine ait bu tür eksiklikler, insanın kendisinin eksik yaratıldığını, her türlü kusurdan münezzeh olanın ise sadece Allah olduğunu düşünmesine vesile olur. O'nun yüceliğini ve O'na muhtaç olduğunu daha iyi kavrar. İnsan ne kadar bakım yaparsa yapsın, kısa süre sonra tekrar temizlenmek ihtiyacı hissedecektir. Çünkü çıplak gözle görülmeyen bakterilerin devreye girmesiyle kısa sürede yine rahatsız edici kokular oluşmaya başlayacaktır. Bu durum dünyanın geçici ve kusurlu, ahiretin ise sonsuz ve eksiksiz olduğunu hatırlatır. Dünyanın aldatıcılığına kanmanın telafisinin mümkün olmadığını akla getirir. Hiçbir kötü kokunun bulunmadığı ve müminlerin yepyeni bir yaratılışla yaratılacakları ebedi cennet yurdunu tefekkür etmeye vesile olur. Ayrıca inkarcılar için özel olarak hazırlanmış cehennemdeki kötü kokuların ne kadar dayanılmaz olacağı kıyas yoluyla daha iyi anlaşılır.</text:p>
      <text:p text:style-name="P20">Kötü kokuların hatırlattığı diğer bir gerçek de, insanın ne böbürlenecek ne de kibirlenecek bir fiziksel üstünlüğünün olmadığıdır. İnsan acizdir, türlü eksiklikleri vardır ve bu acizliklerini ortadan kaldırmak için ne kadar çaba sarf ederse etsin, başarılı olamayacaktır. En güzel insan da, en başarılı iş adamı da ya da en üstün zekalı bilim adamı da aynı acizliklerle karşı karşıyadır. </text:p>
      <text:p text:style-name="P20">Hemen hatırlatalım; çamurlu topraktan çıkan, rüzgar, yağmur ve toza karşı korunağı olmayan güller tertemiz, kelimelerle tarif edilemeyecek kadar çekici kokarlar. Güzel kokulu bitkiler, her türlü olumsuz hava şartına açık <text:soft-page-break/>olmalarına rağmen özel bir temizlik gerektirmezler. Çünkü Allah onları özel bir yaratılışla, hayranlık uyandıracak biçimde yaratmıştır. Öyle ki güzel, temiz ve bakımlı bir şeyi tarif ederken, onu çiçeğe benzetiriz. Böyle bir durumda, insanın büyüklenme duygusuna kapılmasının ne kadar anlamsız olduğu açıktır. </text:p>
      <text:p text:style-name="P20">Sonuç olarak şunu söylemek mümkündür: Düşünen insanlar için, kötü kokular da kainatın her bir ayrıntısındaki milyonlarca yaratılış delili gibi, ömür boyunca ibret verici ve hatırlatıcıdır. Bunun için tek gerekli olan şey derin düşünmektir. Allah, bir ayette şöyle buyurmaktadır:</text:p>
      <text:p text:style-name="P7">Şüphesiz, göklerin ve yerin yaratılmasında, gece ile gündüzün ardı ardın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20"/>
      <text:h text:style-name="P9" text:outline-level="2">Kokulardaki Şifa</text:h>
      <text:p text:style-name="P18"><text:span text:style-name="T1">Bitki özlerinden veya yağlarından elde edilen aromalar, binlerce senedir tedavi amaçlı olarak kullanılmaktadır. Bu yöntem, farklı kokuların insan üzerinde değişik etkiler meydana getirmesi esasına dayanır. Günümüzde EEG (elektroensefalograf) yöntemiyle, yani beyindeki elektrik sinyallerini tespit eden elektrotlarla yapılan deneyler bazı aromaların beyinde kendilerinden umulan doğrultuda değişikliklere yol açtığını göstermiştir.</text:span><text:span text:style-name="T10">59</text:span><text:span text:style-name="T1"> Bazı kokuların teneffüs edilmesi, beyinde tespit edilemeyen bir kısım sistemleri harekete geçirmektedir. Bunun sonucunda kalp atışını, kan basıncını, solunumu, hafızayı, stres düzeyini ve bazı hormonları etkileyen gelişmeler meydana gelmektedir.</text:span><text:span text:style-name="T10">60</text:span><text:span text:style-name="T1"> </text:span></text:p>
      <text:p text:style-name="P18"><text:span text:style-name="T1">Peki, bitkiler insan sağlığı açısından hangi aromaların faydalı olacağını nasıl bilebilirler? Şifa verici aromaları üretecek son derece gelişmiş kimya laboratuvarlarını kendi bünyelerinde nasıl oluşturabilirler? 500 kadar farklı kimyasal madde içerebilen ve oldukça kompleks kimyasal yapılara sahip olan koku moleküllerini</text:span><text:span text:style-name="T10">61</text:span><text:span text:style-name="T1"> nasıl üretebilirler? Nasıl olur da hoş kokularını, hiç tanımadıkları ve işleyişini bilmedikleri bir koku alma sisteminin algılayacağı sınırlarda salgılarlar? İnsan için en ideal konsantrasyonu, nasıl tespit ederler? </text:span></text:p>
      <text:p text:style-name="P20">Konuya diğer yönden baktığımızda ise şu sorularla karşılaşırız: İnsandaki koku duyusu, binlerce bitkinin kendilerine özgü aromalarını ayırt edebilecek yeteneğe nasıl sahip olabilir? Koku alıcı hücreler en ufak bir bilgi sahibi olmadıkları aromaların moleküllerini daha ilk karşılaşmalarında nasıl tanırlar? Şuursuz proteinler, hücreler ve sinirler kendi aralarında, bitkiler aleminin baş döndürücü aromalarını algılayacak olağanüstü karmaşık sistemleri nasıl kurabilirler?</text:p>
      <text:p text:style-name="P20">Soruların cevapları hiçbir şüpheye yer bırakmayacak kadar açıktır: Bitkilerin hoş kokular üreten mekanizmalarını ve bunları algılayacak koku alma sistemini kusursuz bir uyum içinde yaratan, bitkileri şifa vesilesi kılan alemlerin Rabbi olan Allah'tır. Kuran'da, güzel kokulu bitkilerin nimet olarak yaratıldıkları şöyle bildirilir:</text:p>
      <text:p text:style-name="P7">Yere gelince, onu da (yaratılmış bütün) varlıklar için alçalttı-koydu. Onda meyveler ve salkımlı hurmalıklar var. Yapraklı taneler ve güzel kokulu bitkiler. Şu halde, Rabbinizin hangi nimetlerini yalanlayabilirsiniz? (Rahman Suresi, 10-13)</text:p>
      <text:p text:style-name="P20">İnsanın sahip olduğu muhteşem nimetler karşılığında nasıl davranması gerektiği de bir ayette şöyle ifade edilir:</text:p>
      <text:p text:style-name="P8"><text:soft-page-break/>De ki: "Sizi inşa eden (yaratan), size kulak, gözler ve gönüller veren O'dur. Ne az şükrediyorsunuz?" (Mülk Suresi, 23)</text:p>
      <text:p text:style-name="P29"/>
      <text:p text:style-name="P19"/>
      <text:h text:style-name="P14" text:outline-level="1">HAYVANLARDAKİ KOKU DUYULARI</text:h>
      <text:p text:style-name="P18"/>
      <text:p text:style-name="P18"/>
      <text:p text:style-name="P20">İnsanlar ile hayvanların, burunlarını kullanım amaçları farklıdır. Hayvanlar alemindeki canlılar, koku alma organlarını genellikle yiyecek aramak, avlanmak, kendi aralarında haberleşmek, yön bulmak, eşlerinin, yavrularının yerini belirlemek için kullanırlar. Kuşlar, memeliler, sürüngenler, balıklar, böcekler ve diğer hayvanlar yaşadıkları ortamlara en uygun koku alma sistemleriyle donatılmışlardır.</text:p>
      <text:p text:style-name="P20">Bu bölümü okurken şu gerçekleri de göz önünde bulundurmak yerinde olacaktır: Bu canlılar koku alma sistemlerine nasıl sahip olmuşlardır? Canlıların koku almaları gerektiğini düşünerek, vücutlarındaki mükemmel koku alma sistemlerini kendilerinin inşa ettiğini ya da bu kusursuz sistemin canlılarda tesadüfen oluştuğunu öne sürmenin, son derece akılsız ve mantıksız bir iddia olacağı açıktır. Elbette ne canlıların kendileri ne de tesadüfler böyle harika sistemleri biraraya getiremezler. Kaldı ki 21. yüzyılın ileri teknolojik koşullarında, bilim adamlarının, araştırmacıların ve mühendislerin tüm çabalarına rağmen bu harikulade sistemlerin benzerleri hiçbir şekilde üretilememektedir. Bu canlıların koku duyularına nasıl sahip olduklarına gelince, bunun akla ve mantığa uygun tek bir açıklaması vardır: Yaratılış.</text:p>
      <text:p text:style-name="P20">Hayvanların yaratılışlarından ders alınması gerektiği Kuran'da şöyle bildirilir:</text:p>
      <text:p text:style-name="P7">Sizin için hayvanlarda da elbette ibretler vardır… (Nahl Suresi, 66)</text:p>
      <text:p text:style-name="P7">Gerçekten hayvanlarda da sizin için bir ders (ibret) vardır… (Müminun Suresi, 21) <text:s/></text:p>
      <text:p text:style-name="P20"/>
      <text:h text:style-name="P9" text:outline-level="2">Koku Uzmanları: Köpekler</text:h>
      <text:p text:style-name="P20">Sokakta yürüyen bir insan ile gezdirdiği köpeğinin algıladıkları kokular aynı değildir. Köpek, sahibinin farkına varmadığı kokulardan bulunduğu ortam ile ilgili çok detaylı bilgi edinir. Diğer köpeklerin bıraktıkları kokuları ve çevredeki insanların kendilerine özgü kokularını tahlil ederek onlar hakkında bilgi toplar. Havadaki en küçük oranlardaki kokuları dahi güçlük çekmeden tespit eder. </text:p>
      <text:p text:style-name="P18"><text:span text:style-name="T1">Köpeklerin kokulara karşı olağanüstü hassas burunları vardır. Bazı köpek türlerinin koku duyarlılığı insanlardakinin bir milyon katıdır.</text:span><text:span text:style-name="T10">62</text:span><text:span text:style-name="T1"> Birkaç rakam bu özel yapının mükemmelliğini gözünüzde canlandırmaya yardımcı olacaktır. Burunda sahip olduğumuz toplam 5 santimetrekare olan koku bölgesinin büyüklüğü, köpeklerde 150 santimetrekareye kadar çıkmaktadır.</text:span><text:span text:style-name="T10">63</text:span><text:span text:style-name="T1"> Köpeklerin burunlarındaki koku hücrelerinin sayısı da bizimkilerden kat kat fazladır. Örneğin bir tilki teriyerinde 147 milyon, bir Alman çoban köpeğinde 225 milyon koku alıcı hücre bulunur.</text:span><text:span text:style-name="T10">64</text:span></text:p>
      <text:p text:style-name="P18"><text:span text:style-name="T1">Söz konusu özellikleri nedeniyle köpekler, insanların ve gelişmiş elektronik cihazların altından kalkamayacağı işleri başarırlar. Uyuşturucu maddeleri, kaçak malları, kayıp insanları, patlayıcı maddeleri, av hayvanlarını, suçluları, kazazedeleri, felakete uğramış kişileri bulmakta hayvanların bu üstün özelliklerinden faydalanılır. Örneğin koku alma duyusu kuvvetli bir köpek türü olan "bloodhound", koku duyusunu kullanarak hiçbir belirtinin görülmediği bölgelerde iz sürebilir, dört günlük bir izi takip edebilir</text:span><text:span text:style-name="T10">65</text:span><text:span text:style-name="T1"> ve bir insanın izini 80 kilometreden daha fazla sürebilir.</text:span><text:span text:style-name="T10">66</text:span><text:span text:style-name="T1"> </text:span></text:p>
      <text:p text:style-name="P18"><text:soft-page-break/><text:span text:style-name="T1">Göze çarpan bir nokta da, yeryüzündeki sayısız kokuya rağmen köpeklerin şaşırmamalarıdır. Öyle ki pek çok koku arasından aradıklarını rahatlıkla seçebilirler. Yapılan deneylerde eğitimli bir köpeğin, kokarca kokusu püskürtülmüş eşyalar arasında kendisinden istenileni bulduğu görülmüştür.</text:span><text:span text:style-name="T10">67</text:span><text:span text:style-name="T1"> </text:span></text:p>
      <text:p text:style-name="P18"><text:span text:style-name="T1">"Schlieren fotoğraflama tekniği" ile köpeklerin soluk alıp verirken değişik bir yöntem kullandıkları anlaşılmıştır: Bir şey koklayan köpek nefes verirken burnunu oynatmakta, böylece hava yan taraftaki yarıklardan arkaya doğru gitmektedir. Bu özel yapı sayesinde köpeğin dışarıya verdiği hava, kokunun kaynağından farklı bir yöne akmaktadır. Böylece nefesteki hava ile kokunun karışması önlenmektedir.</text:span><text:span text:style-name="T10">68</text:span></text:p>
      <text:p text:style-name="P18"><text:span text:style-name="T1">Halen araştırmacılar köpeğin burnunda ve beynindeki kompleks koku analizini anlayarak yeni cihazlar geliştirmeye çalışıyorlar.</text:span><text:span text:style-name="T10">69</text:span><text:span text:style-name="T1"> Günümüzde özellikle bombaları, mayınları ve zehirli maddeleri tespit edebilmek için bu gibi elektronik aletlere büyük ihtiyaç duyuluyor. Ancak tasarlanan cihazlar henüz köpeklerin koku alma hassasiyetini yakalayabilmiş değildir.</text:span></text:p>
      <text:p text:style-name="P20"/>
      <text:h text:style-name="P9" text:outline-level="2">Balıklarda Koku Alma</text:h>
      <text:p text:style-name="P18"><text:span text:style-name="T1">Koku alma neredeyse balıkların tümü için önemlidir.</text:span><text:span text:style-name="T10">70</text:span><text:span text:style-name="T1"> Balıklardaki koku bölgesi burunlarının arka yüzeyinde yer alır. Sudaki çözünmüş koku moleküllerini takip ederek yiyeceklerini bulurlar. Ayrıca koku duyuları onları tehlikelere karşı uyarır; balıklar yaralanmış bir balığın kokusunu aldıklarında alarm durumuna geçerler. </text:span></text:p>
      <text:p text:style-name="P18"><text:span text:style-name="T1">Bir köpek balığı insanlardaki gibi burun deliklerine sahiptir, fakat onları sadece koku almak için kullanır. Yüzerken, burun deliklerinden giren sudaki molekülleri tahlil eder. Beyninin yaklaşık olarak üçte biri koku almaya ayrılmıştır.</text:span><text:span text:style-name="T10">71</text:span><text:span text:style-name="T1"> Köpek balıklarındaki koku alma mekanizması tamamen kendine özgüdür. Bu sayede, kokuyu kaynağına kadar takip edebilir; denizdeki bir damla kanın, diğer hayvanlardan kaynaklanan çok küçük oranlardaki kimyasal maddelerin kokusunu alabilirler. Örneğin bir yüzme havuzu dolusu suyun içindeki 10 damla sıvı tuna balığının kokusunu hissedebilirler.</text:span><text:span text:style-name="T10">72</text:span><text:span text:style-name="T1"> </text:span></text:p>
      <text:p text:style-name="P18"><text:span text:style-name="T1">Yılan balığının koku duyarlılığı da son derece yüksektir. Bir yılan balığı büyük bir göldeki sadece bir yüksük miktarı kimyasal maddenin bile kokusunu algılayabilir.</text:span><text:span text:style-name="T10">73</text:span><text:span text:style-name="T1"> </text:span></text:p>
      <text:p text:style-name="P20">Koku duyusu en çok araştırma konusu olan balıklardan birisi de somonlardır.</text:p>
      <text:p text:style-name="P29"/>
      <text:h text:style-name="P9" text:outline-level="2">Somon Balığının Burnundaki Pusula</text:h>
      <text:p text:style-name="P20">Göç denilince genellikle kuşların mevsimlere göre yer değiştirmeleri akla gelir. Oysa yalnız havada değil, karada ve denizde de göç eden birçok canlı mevcuttur. Somon balıkları da bunlardan biridir. Somon yavruları kış aylarının sonunda akarsularda yumurtalardan çıkarlar. Kimi türleri yumurtadan çıkmalarının hemen ardından, kimileri birkaç hafta beslendikten sonra, kimileriyse akarsularda birkaç yıl geçirdikten sonra denize ve okyanusa doğru göç ederler. Açık denizlerde birkaç yıl geçiren ve üreme olgunluğuna erişen somonlar bu defa insanı şaşkınlığa düşüren bir yolculuk daha yaparlar.</text:p>
      <text:p text:style-name="P18"><text:span text:style-name="T1">Somonun bu göçündeki hedefi kendisinin yumurtadan çıktığı yer, amacı da burada yumurtalarını bırakmaktır. Bu yolculuğu ilkine oranla çok daha zorludur. Çünkü ırmağın güçlü akıntısına karşı yüzer, sıçrayarak çağlayanları ve şelaleleri aşar. Her somon dünyaya geldiği ırmak yatağına veya nehir koluna ulaşmak için yüzlerce hatta binlerce kilometre kateder.</text:span><text:span text:style-name="T10">74</text:span><text:span text:style-name="T1"> Kırmızı somonlar denizde ve akarsuda toplam 1600 kilometreden fazla ilerlerler.</text:span><text:span text:style-name="T10">75</text:span><text:span text:style-name="T1"> Kral somonlar ve köpek somonlar Yukon Nehri'nde 3200 kilometreden daha çok yüzerler.</text:span><text:span text:style-name="T10">76</text:span><text:span text:style-name="T1"> Atlantik somonları </text:span><text:soft-page-break/><text:span text:style-name="T1">söz konusu göçü her sene tekrarlarlar; diğer türlerse hayatlarında yalnızca bir kere bunu gerçekleştirirler. (Burada, somon balıklarının olağanüstü göçünün sadece elinizdeki kitabın konusuyla ilgili bölümü incelenecektir.)</text:span></text:p>
      <text:p text:style-name="P20">Somonun bu çok uzun ve zahmetli yolculuğunu gerçekleştirirken harita veya pusula gibi yön bulmasına yardımcı olacak bir aracı yoktur. Bu konuda herhangi bir eğitim de almış değildir. Buna rağmen gençlik döneminde yüzdüğü nehrin denize dökülen ağzını kolaylıkla bulur; ırmağın çok sayıdaki kolu arasından kendisini doğduğu yere götürecek olanları hatasız seçer. Somon inanılmaz görülen bu işleri başarır. Çünkü bir yön bulma duyusu gibi çalışan mükemmel bir koku alma sistemine sahiptir.</text:p>
      <text:p text:style-name="P18"><text:span text:style-name="T1">Somonların bu yetenekleri ilk olarak 1970'li yıllarda yapılan bir deneyle ortaya çıkarılmıştır. Wisconsin Üniversitesi'nden Allan Scholz gümüş somonları iki farklı kokulu kimyasal maddeden birisine maruz bırakmış, daha sonra da balıkları etiketleyerek salmıştır. İki yıl sonra, somonların yumurtlama zamanı geldiğinde, balıkların serbest bırakıldığı yerin hemen yakınlarındaki bir ırmak kolunu kimyasalların biriyle, diğer bir ırmak kolunu da kimyasalların diğeriyle kokulandırmıştır. Görülmüştür ki somonlar gençliğinde hangi kokuyu aldılarsa yine o kokunun bulunduğu yere dönmüşlerdir.</text:span><text:span text:style-name="T10">77</text:span><text:span text:style-name="T1"> </text:span></text:p>
      <text:p text:style-name="P18"><text:span text:style-name="T1">Somon iki delikli bir burna sahiptir. Su bir delikten girer, diğerinden çıkar. Bu delikler balığın soluk almasıyla eş zamanlı olarak açılıp kapanacak şekilde tasarlanmıştır. Böylelikle somon suda bulunan çözünmüş haldeki koku moleküllerini anında tahlil eder. Her ırmak kolunun, bitkiler, hayvanlar ve topraktan kaynaklanan kendine özgü kokusunu algılar, daha bir yavruyken denize yaptığı yolculukta koku hafızasına kaydettikleriyle karşılaştırarak göçünü tamamlar.</text:span><text:span text:style-name="T10">78</text:span><text:span text:style-name="T1"> Kısacası koku alma duyusu, binlerce kilometrelik yolculuğunda, uzman bir rehber gibi somona yol gösterir.</text:span></text:p>
      <text:p text:style-name="P20">Şüphesiz somon balığının koku duyusunun hassasiyeti, Allah'ın yaratışındaki ihtişamı gözler önüne seren sayısız delilden birisidir. Allah bir ayetinde şöyle bildirmiştir:</text:p>
      <text:p text:style-name="P7">Göklerin ve yerin yaratılması ile onlarda her canlıdan türetip-yayması O'nun ayetlerindendir. Ve O, dileyeceği zaman onların hepsini toplamaya güç yetirendir. (Şura Suresi, 29)</text:p>
      <text:p text:style-name="P20"/>
      <text:h text:style-name="P9" text:outline-level="2">Kuşlarda Koku Alma</text:h>
      <text:p text:style-name="P18"><text:span text:style-name="T1">Günümüzden 30 sene kadar önce bilim çevrelerinde, kuşların hemen hiç koku almadıkları görüşü hakimdi. Ancak daha sonra bunun yanlış olduğu anlaşıldı. Araştırmalar, göreceli olarak küçük koku soğancıklarına sahip kuşların bile kokuları algıladıklarını gösterdi. Kuşlar, yiyecek ararlarken, yuvalarında kullanacakları malzemeleri seçerlerken, kendilerine yabancı olan uçsuz bucaksız araziler üzerinde gezerlerken koku alma duyularını kullanmaktadırlar.</text:span><text:span text:style-name="T10">79</text:span><text:span text:style-name="T1"> Aşağıdaki satırlarda kuş ve koku uzmanlarının yaptıkları bazı araştırmaların sonuçlarına yer verilecektir.</text:span></text:p>
      <text:p text:style-name="P20">Bazı akbaba türleri leşlerin yerini çevreye yaydıkları kokulardan tespit ederler. Hatta akbabaların doğal gaz boru hatlarındaki gaz kaçağı olan mevkiler üzerinde daireler çizerek uçtukları gözlenmiştir. Bu davranışın nedenini tahmin etmek güç değildir. Akbabalar, doğal gaza katılan ve leş gibi kokan özel bir kimyasal maddenin kokusunu algılamaktadırlar.</text:p>
      <text:p text:style-name="P20">Değişik güvercin türleri, beyinlerinde farklı büyüklüklerde koku alma bölgeleri ve soğancıklarına sahiptirler. Bununla birlikte laboratuvarda yapılan deneylerde, her kuşun kokulara belirli bir tepki gösterdiği belirlenmiştir. Uzun mesafelerden bırakıldıkları halde kümeslerine dönen güvercinler görme duyularıyla birlikte koku duyularını da kullanırlar. Burun delikleri tıkanarak koku almaları engellenen güvercinlerin yuvalarına dönmekte başarısız <text:soft-page-break/>oldukları defalarca kanıtlanmıştır. Güvercinlerin yuvalarına yakın çevrelerde ağırlıklı olarak görsel işaretleri, aşina olmadıkları ortamlarda ise daha ziyade rüzgarların taşıdığı kokuları değerlendirdikleri düşünülmektedir. (Bunlara ek olarak, güvercinler dünyanın manyetik alanını algılayarak da yollarını bulabilirler.)</text:p>
      <text:p text:style-name="P20">Avrupa'daki sığırcık kuşları yuvalarını inşa ederlerken, zararlı mikrop ve parazitlerin oluşumunu en aza indirecek bitkileri tercih ederler. Böyle bitkileri de koklayarak bulurlar.</text:p>
      <text:p text:style-name="P18"><text:span text:style-name="T1">Güney Kutbu'nda yaşayan kuşların besin kaynağı olan canlı öbekleri sık sık yer değiştirirler. Üstelik bunların yerini belirlemeye yardımcı olacak görsel işaretlerin sayısı çok azdır. Dolayısıyla bu bölgede yaşayan kuşların avlarını gözleriyle bulmaları, samanlıktaki hareketli bir iğneyi bulmak kadar güçtür. Ancak kutup kuşları özel bir koku alma donanımıyla yaratılmışlardır; kokuları takip ederek avlarının yerlerini saptarlar. Koku alma duyuları, Güney Kutbu'nun zor koşullarında yiyeceklerini temin etmelerine olanak sağlar.</text:span><text:span text:style-name="T10">80</text:span></text:p>
      <text:p text:style-name="P20">Uzmanlara göre kuşlardaki koku almanın detaylarını anlayabilmek için daha çok araştırma ve deney yapılmalıdır. Kuşkusuz yeni bilimsel çalışmalar kuşların koku duyularındaki bilinmeyen harikaları da gün ışığına çıkaracaktır. Kuşlardaki ilahi işaretler Kuran'da şöyle bildirilir:</text:p>
      <text:p text:style-name="P7">Göğün boşluğunda boyun eğdirilmiş (musahhar kılınmış) kuşları görmüyorlar mı? Onları (böyle boşlukta) Allah'tan başkası tutmuyor. Şüphesiz, iman eden bir topluluk için bunda ayetler vardır. (Nahl Suresi, 79)</text:p>
      <text:p text:style-name="P20"/>
      <text:h text:style-name="P9" text:outline-level="2">Koku Kaşifleri: Sivrisinekler</text:h>
      <text:p text:style-name="P18"><text:span text:style-name="T1">Sadece koku alma duyunuzu kullanarak sizden 64 kilometre uzaktaki bir kokunun kaynağını bulabilir misiniz? Tabii ki hayır; bu kadar uzaktan gelen bir kokuyu algılayamayacağınız için kaynağını bulmanız da mümkün değildir. Ancak sivrisinekler sizin için imkansız olan bu işin üstesinden gelirler.</text:span><text:span text:style-name="T10">81</text:span><text:span text:style-name="T1"> </text:span></text:p>
      <text:p text:style-name="P18"><text:span text:style-name="T1">Bahsettiğimiz gerçek Florida Üniversitesi'nden profesör Jerry Butler'in bilimsel çalışmalarıyla ortaya çıkmıştır. Bilindiği gibi, dişi sivrisineğin, yumurtalarının gelişmesi için kana ve kendisinin üretemediği bazı kimyasal maddelere ihtiyacı vardır. Bu kimyasal maddeler arasında özellikle kolesterol ve B vitamini sayılabilir. Bunları da insanlar veya hayvanlardan temin eder. Profesör Butler'in araştırmaları göstermiştir ki, dişi sivrisineğin kanını emeceği avını seçimi gelişigüzel değildir. Dişi sivrisinek sözü edilen ihtiyaçlarını en iyi şekilde karşılayacak olan canlıları tercih eder. Bu canlıların yerini de öncelikle koku alma duyusunu kullanarak belirler. Butler'e göre, sivrisinekler öylesine uzmanlaşmış bir koku duyusuna sahiptirler ki insan vücudundan havaya yayılan minicik miktardaki kimyasal maddeleri saptayabilirler.</text:span><text:span text:style-name="T10">82</text:span><text:span text:style-name="T1"> </text:span></text:p>
      <text:p text:style-name="P20">İnsan bedeninden kaynaklanan kokular, nefes ile birlikte dışarı verilen karbondioksit gazı ve diğer kokular havada yayılır. Dişi sivrisinek de işte bu kokuları algılayacak donanıma sahiptir. Koku molekülleri boyunca zikzak yaparak avının yerini rahatlıkla bulur. Bunun ardından da vücudundaki hassas ısı algılayıcısı ile damarın yerini kesin bir biçimde tespit eder.</text:p>
      <text:p text:style-name="P20">Elbette 1 santimetrelik bir canlının kilometrelerce ötedeki avının yerini koklayarak bulması, dahası bu kokuyu tahlil etmesi dikkat çekicidir. Sivrisineğin son derece gelişmiş koku alma sistemi, vücudundaki muazzam donanımlardan sadece birisidir ve insanın Yüce Allah'ın kusursuz sanatını bir kez daha fark etmesini sağlayacak önemli bir yaratılış gerçeğidir. Bazı insanlar tarafından alelade bir canlı olarak görülen sivrisineğin küçük vücudundaki koku alma sistemi sınırsız yaratılış delillerinden birisidir. Sivrisineğin ne kadar önemli bir örnek olduğu Kuran'da şöyle bildirilir:</text:p>
      <text:p text:style-name="P7"><text:soft-page-break/>Şüphesiz Allah, bir sivrisineği de, ondan üstün olanı da, (herhangi bir şeyi) örnek vermekten çekinmez. Böylece iman edenler, kuşkusuz bunun Rablerinden gelen bir gerçek olduğunu <text:s/>bilirler; inkâr edenler ise, "Allah, bu örnekle neyi amaçlamış?" derler. (Oysa Allah,) Bununla birçoğunu saptırır, birçoğunu da hidayete erdirir. Ancak O, fasıklardan başkasını saptırmaz. (Bakara Suresi, 26)</text:p>
      <text:p text:style-name="P20">Sivrisineğin sahip olduğu mükemmel koku alma duyusunun, üstün uçuş mekanizmasının ve diğer sistemlerinin tek bir açıklaması vardır. Hemen her gün karşılaşılan fakat önemsenmeyen sinek, dizayn harikası sistemlerle doludur ve tek başına önemli bir yaratılış delilidir. Allah Hac Suresi'nde şu şekilde bildirir:</text:p>
      <text:p text:style-name="P7">Ey insanlar, (size) bir örnek verildi; şimdi onu dinleyin. Sizin, Allah'ın dışında tapmakta olduklarınız –hepsi bunun için biraraya gelseler dahi- gerçekten tek bir sinek bile yaratamazlar. Eğer sinek onlardan bir şey kapacak olsa, bunu da ondan geri alamazlar. İsteyen <text:s/>de güçsüz, istenen de. (Hac Suresi, 73) </text:p>
      <text:p text:style-name="P20"/>
      <text:h text:style-name="P9" text:outline-level="2">Güvelerin Hayranlık Uyandıran Yeteneği</text:h>
      <text:p text:style-name="P18"><text:span text:style-name="T1">Güveler, kutup bölgeleri ile okyanuslar hariç dünyanın hemen her yerinde yaşayan ve bir milyon kadar türü olduğu düşünülen böceklerdir.</text:span><text:span text:style-name="T10">83</text:span><text:span text:style-name="T1"> Bu minik canlının koku alma organı olarak görev gören uzuvları başındaki iki antenidir. Her bir antende yüzlerce küçük tüy vardır; tüylerin üzerinde de koku alıcı hücreler bulunur. Antenlerindeki özel yapı güveleri gerçek birer koku uzmanı yapar.</text:span><text:span text:style-name="T10">84</text:span><text:span text:style-name="T1"> </text:span></text:p>
      <text:p text:style-name="P18"><text:span text:style-name="T1">Güveler koku duyularını kullanarak nelerin besin değeri taşıdığını, nelerin zararlı olabileceğini tespit ederler. Bunun yanında, koku almanın güveler açısından hayati bir önemi daha vardır. Çiftleşme zamanı geldiğinde dişi güve özel bir feromon salgılar, erkek güve de bunu algılar ve kaynağına doğru uçarak dişinin yerini bulur. Burada üzerinde durulması gereken bir nokta vardır. Erkek güve kokuyu takip ederek kilometrelerce mesafedeki dişiye ulaşır. Örneğin erkek ipek güveleri 20 kilometre hatta daha fazla uzaklıktaki dişilerinin feromonunu algılayabilirler.</text:span><text:span text:style-name="T10">85</text:span><text:span text:style-name="T1"> Şüphesiz bu küçük canlılardaki koku organlarının üstün duyarlılığı göz kamaştırıcıdır.</text:span></text:p>
      <text:p text:style-name="P18"><text:span text:style-name="T1">Burada muhtemelen şöyle bir soru akla gelebilir: Bir erkek güve aynı bölgedeki on binlerce hatta yüz binlerce farklı güve türü arasından kendi dişisini karıştırmadan nasıl bulabilir? İşte bu sorunun yanıtı da güvenin hassas koku alma özelliğinde yatar. Bir örnek verelim: Kuzey Amerika'da yaşayan bir güve türünün ("Helicoverpa zea") erkeği, aralarında 1 milimetreden fazla bir açıklık olmayan iki farklı feromon kaynağını en fazla 0.001 saniyede ayırt edebilir. </text:span><text:span text:style-name="T10">86</text:span></text:p>
      <text:p text:style-name="P18"><text:span text:style-name="T1">Araştırmacılar güvelerin koku organına yani antenine minik bir alıcı yerleştirerek bazı deneyler yapmışlardır.</text:span><text:span text:style-name="T10">87</text:span><text:span text:style-name="T1"> Bir tünelin içinde feromona doğru uçan erkek güvenin anteninin beynine gönderdiği elektrik sinyalleri kaydedilmiştir. Güve feromon bulutuyla karşılaşır karşılaşmaz, anteninden gelen sinyallerin değiştiği gözlenmiştir. Berlin Nörobiyoloji Enstitüsü'nden Giovanni Galizia güvenin koku alma sisteminin kuvvetli rüzgardaki kokuları yakalamaya en elverişli durumda olabileceğini ifade etmektedir.</text:span><text:span text:style-name="T10">88</text:span><text:span text:style-name="T1"> Birkaç milimetrelik bu canlıdaki mükemmel sistem apaçık bir yaratılış mucizesidir. </text:span></text:p>
      <text:p text:style-name="P20"/>
      <text:h text:style-name="P9" text:outline-level="2">Arıların Koklayarak Haberleşmeleri</text:h>
      <text:p text:style-name="P20">Arıların kendi aralarındaki haberleşme yöntemlerinden birisi feromonlardır. Bir arı kolonisindeki on binlerce arı kendi aralarında feromonlar, diğer bir deyişle kimyasal sinyaller aracılığıyla iletişim kurarlar. (Karıncalar da benzer şekilde haberleşmektedirler.) Arılar kendi kolonilerine ait olan diğer arıları kokularından tanırlar; koloni <text:soft-page-break/>dışından bir arı kovana girmeye kalkarsa, farklı kokusundan hemen tanınır ve kovandan atılır. Bir çiçeğin nektarını tüketen arı onu özel bir kokuyla işaretler; diğer arılar da bu kokuyu fark eder, böylece vakit ve enerji kaybetmezler.</text:p>
      <text:p text:style-name="P18"><text:span text:style-name="T1">Her arı feromonların taşıdığı mesajları algılayacak bir koku alma sistemine sahiptir. Koku alıcı hücreleri antenlerinde yer alır. Arılar üzerinde araştırmalar yapan Sathees Chandra, arıların koku almada son derece başarılı olduklarını dile getirir.</text:span><text:span text:style-name="T10">89</text:span><text:span text:style-name="T1"> Arıların bal yapabilmek için nektara ihtiyaçları vardır. Bu yüzden pek çok farklı çiçeği ziyaret eder ve kısa sürede hangilerinin en çok nektar verdiğini öğrenirler.</text:span><text:span text:style-name="T10">90</text:span><text:span text:style-name="T1"> Söz konusu gerçeği göz önünde bulunduran bilim adamları şöyle bir sonuca varmışlardır: Arılarda, çiçeklerin kokularını tanımayı sağlayan özel bir mekanizma vardır.</text:span><text:span text:style-name="T10">91</text:span><text:span text:style-name="T1"> Bu mekanizma sayesinde çiçeklerden aldıkları koku bilgilerini "süzmek"te ve hangilerinin kendilerine gereken nektarı daha iyi verebileceğini anlamaktadırlar. Bu küçük canlıların koku alırlarken bu kadar bilinçli ve akıllı davranmalarının tek bir izahı vardır. Arılar da evrendeki her canlı gibi Allah'ın dilemesiyle var olmuşlardır ve yine O'nun ilhamıyla hareket etmektedirler. Kuran'da, bu durum şöyle haber verilir:</text:span></text:p>
      <text:p text:style-name="P7">Rabbin bal arısına vahyetti: Dağlarda, ağaçlarda ve onların kurdukları çardaklarda kendine evler edin. Sonra meyvelerin tümünden ye, böylece Rabbinin sana kolaylaştırdığı yollarda yürü-uçuver. Onların karınlarından türlü renklerde şerbetler çıkar, onda insanlar için bir şifa vardır. Şüphesiz düşünen bir topluluk için gerçekten bunda bir ayet vardır. (Nahl Suresi, 68-69)</text:p>
      <text:h text:style-name="P14" text:outline-level="1">EVRİMCİLER KOKU ALMANIN  KÖKENİNİ AÇIKLAYAMAZLAR</text:h>
      <text:p text:style-name="P30"/>
      <text:p text:style-name="P29"/>
      <text:p text:style-name="P20">Evrim teorisi ilk olarak 1800'lü yılların ortalarında çıkmıştır. O tarihten beri evrim teorisinin tek bir dayanak noktası olmuştur: Bilimi kendi iddiasına ortak göstermek. Benzer canlıların birbirlerinden evrimleşme aşamaları ile ilgili hikayeler hep bu hayali dayanağa bağlı olarak geliştirilmiştir. Bilimsel propagandalar o kadar ısrarla ve tekrarla dile getirilmiştir ki, bilimden uzak çevreler bir yana, bilimi inceleyen insanlar bile bu sahtekarlığa doğruluk payı vermeye başlamışlardır. İşte bu nedenle evrim hikayelerinde genellikle rastladıklarınız, bilimsel kanıtlar değil, bilimsel kelimelerle süslenmiş hayali senaryolardır. </text:p>
      <text:p text:style-name="P20">Ancak bazen öyle konular olur ki, evrimciler için bir senaryo oluşturmak bile son derece zordur. Evrimciler, ruh, beynin algılama gücü, hafıza ve duyular gibi konularda bir hayali aşama ortaya koyamayacak kadar çaresizdirler. Çünkü hakkında spekülasyon yapabilecekleri fiziksel dünyanın dışında, yalnızca yaratılışı ilan eden metafizik bir ruhun varlığı ile karşı karşıyadırlar. </text:p>
      <text:p text:style-name="P20">İşte bu nedenle evrimci yayınlarda genel olarak bu tip konularda rastlayabileceğiniz en uzun açıklama, "zamanla beynin oluştuğu ve algılamaya başladığı" veya "zamanla burnun oluştuğu ve koklamaya başladığı" şeklindedir. Bu cümleleri haklı çıkaracak bir bilimsel delil veya bulgu ile karşılaşmanız ise imkansızdır. Evrimciler de bu konuda hiçbir açıklamaları olmadığının bilincindedirler. Bu nedenle hayal güçlerini kullanarak rahatlıkla spekülasyon yapabilecekleri noktaları ön plana çıkarır; evrimsel açıdan açıklayamadıkları konuları ise asla gündeme getirmezler.</text:p>
      <text:p text:style-name="P20">Nitekim şimdiye kadar incelediğimiz mükemmel koku sistemi ve bu sistemi oluşturan parçaların aralarındaki olağanüstü uyum da Darwinistlerin açıklayamadıkları konulardan biridir. Çünkü bu muazzam koklama mekanizması ile bize sergilenen; sonsuz bir kudretin kusursuz yaratma gücüdür. Bu eşsiz Yaratıcı, alemlerin Rabbi olan Allah'tır. Konuyla ilgi yapılan tüm bilimsel araştırmalar, açıklanan bütün deliller, sistemin tüm kompleksliğine rağmen sisteme hakim olan hatasızlık bu gerçeği açıkça ilan eder. </text:p>
      <text:p text:style-name="P20">Evrimciler de bu gerçeğin farkındadırlar. Ancak onların amacı, gerçekleri gördükleri halde Allah'ın mutlak varlığını inkar etmektir. Zaten yalanların ve sahtekarlıkların peşine düşerek hayali hikayeler meydana getirmenin başka bir açıklaması yoktur. İşte bu nedenle evrim teorisi, gerçekleri yalanlamak için kullanılmış; fakat var olan mekanizmaların nasıl ortaya çıktıklarına ilişkin tek bir soruyu dahi cevaplandıramamış, tümüyle bilimsellikten uzak bir teoridir. Bu bölümde, evrim yanlılarının dört elle sarıldıkları asılsız iddialara bilimin verdiği cevaplar konu edilecektir.</text:p>
      <text:p text:style-name="P20"/>
      <text:h text:style-name="P9" text:outline-level="2">Evrimcilerin Koku Alma Üzerine Senaryoları </text:h>
      <text:p text:style-name="P20">Evrimci araştırmacılar tarafından hazırlanan yazılarda, genellikle koku alma sisteminin mekanizması detaylı anlatılır, ardından da bunun evrimsel bir gelişim olduğu iddia edilir. Evrimcilerin bu konudaki ortak kanaatleri ise koku algılama yeteneğinin diğer duyulardan önce geliştiği ve tümüyle ilkel bir duyu olduğu yönündedir. Organ ve <text:soft-page-break/>duyular ihtiyaç başgösterdikçe ortaya çıkmış ve yine ihtiyaçlara göre gelişme kaydetmişlerdir. Hiçbir bilimsel dayanağı olmayan bu iddialar evrimci kaynaklarda şu şekilde dile getirilir: </text:p>
      <text:p text:style-name="P10"><text:span text:style-name="T1">Dış dünyanın her gelişigüzel etkisi, organizmalarda belli bir durum değişikliğine yol açar. (...) Her sebep bir sonuca, bir etkiye yol açar ve sonuç, ister istemez kendine yol açan sebebe ilişkin bir bilgi içerir. İşte evrimin hayal edilmesi bile güç bir uyum sağlama ve buluş yapma yeteneğiyle, biyolojik gerçekliğin içindeki bu basit mantıksal ilişkiyi, duruma göre, yaratımlarının hayatta kalabilme ihtimallerini artırma doğrultusunda nasıl kullandığını görüp şaşmamak elden gelmiyor.</text:span><text:span text:style-name="T10">92</text:span><text:span text:style-name="T1"> </text:span></text:p>
      <text:p text:style-name="P20">Herhangi bir kanıt, bulgu, deney veya bilimsel aşamaların söz konusu edilmediği bu tip ifadeler, tesadüf iddialarını haklı çıkarmaya çalışmaktan başka bir anlam taşımamaktadır. Koku duyusunun ilk ve "ilkel" duyu olarak kabul edilmesi de söz konusu evrimci mantığı yansıtır. Bu iddia için tek gerekçe, işitme veya göz gibi diğer duyuların çok daha detaylı sistemler olarak kabul edilmesi ve böylelikle evrimin "basitten gelişmişe" iddiasının ayakta tutulabilmesidir. Darwinizm'in savunucuları söz konusu görüşü şu ifadelerle dile getirirler:</text:p>
      <text:p text:style-name="P10"><text:span text:style-name="T1">Koku alma duyusu, hayvanlarda olduğu gibi, insanlar için de önemli bir duyudur. Evrimsel bakış açısıyla en eski duyulardan birisidir.</text:span><text:span text:style-name="T10">93</text:span><text:span text:style-name="T1"> </text:span></text:p>
      <text:p text:style-name="P10"><text:span text:style-name="T1">Koku alma sistemi, erken filogenetik gelişimi ve beynin eski, bilinçaltı kısımlarıyla bağlantıları nedeniyle, çoğu zaman en ilkel duyu sistemi olarak tanımlanır.</text:span><text:span text:style-name="T10">94</text:span><text:span text:style-name="T1"> </text:span></text:p>
      <text:p text:style-name="P10"><text:span text:style-name="T1">Koku alma duyusu evrimsel olarak görme ve işitmeden daha eskidir.</text:span><text:span text:style-name="T10">95</text:span><text:span text:style-name="T1"> </text:span></text:p>
      <text:p text:style-name="P20">Burada şunu hatırlatmakta fayda vardır: Söz konusu ifadelerin sahipleri koklama mekanizmasının tüm detaylarını yakından tanıyan uzman kişilerdir. Sistemin kompleksliğini ve mükemmelliğini bilmemeleri imkansızdır. Buna rağmen, böylesine muazzam bir yapı için "ilkel" kelimesini kullanmaktan çekinmezler. Çünkü bir yapının ilkel olması, tesadüf iddialarını kendilerince daha mümkün kılar. Kompleks bir sistemin tesadüfen nasıl meydana gelebileceğini açıklayamazlar, ama basit bir yapı için rastlantıları savunmanın daha inandırıcı olduğunu düşünürler. </text:p>
      <text:p text:style-name="P20">Peki evrimciler böyle kesin bir yargıda bulunurken, hangi bilimsel delillere dayanmaktadırlar? Nasıl olmuş da "ilkel dünya" olarak tanımladıkları ortamda "ilkel koku alma duyusu" evrimleşmiştir? İşte bu sorunun cevabını araştırırsanız, alacağınız yanıt şöyle olacaktır:</text:p>
      <text:p text:style-name="P10"><text:span text:style-name="T1">İlkel dünyanın eski okyanuslarında, üç milyar yıl önce, tek hücreli bir yaratık günlük işlerine başlarken organik kimyasal maddeler salgıladı. Minicik hayvan tarafından fark edilmeden kaybedilen kimyasal maddeler bir iz bıraktı ki bu bir yırtıcı hayvan tarafından hissedildi. Yırtıcı hayvan sezdirmeden yaklaştı, saldırdı ve talihsiz avını midesine indirdi. Ve koku, uzun evrimsel gelişimine başladı. Koku alma duyusu, Louisiana State Üniversitesi biyoloji profesörü John Caprio belirtiyor ki, başlangıçta amino asit benzeri suda çözünür kimyasal maddeleri tespit etmek için gelişti. Havadaki uçucu molekülleri tespit etme yeteneği orijinal mekanizmanın bir adaptasyonudur.</text:span><text:span text:style-name="T10">96</text:span><text:span text:style-name="T1"> </text:span></text:p>
      <text:p text:style-name="P20">Eğer bu paragraf, "bir varmış bir yokmuş" şeklinde başlasaydı, hiç kimsenin bu anlatılanlara bir itirazı olamazdı kuşkusuz. Fakat söz konusu paragraf bilimsel olduğunu iddia eden evrimci bir yayın organında yer almaktadır. Bu durum bir kez daha evrimcilerin iddialarında hangi yöntemleri kullandıkları ve nasıl bir bakış açısına sahip oldukları hakkında fikir vermektedir. </text:p>
      <text:p text:style-name="P20">Tüm mantıksızlığına rağmen, bilimsellik adına ortaya atılan bu iddiaları, bilimsel gerçeklerle çürütmek yerinde olacaktır. Evrimci bir araştırmacı olan Caprio'nun ifade etmek istediği kısaca şudur: Tek hücreli canlılar farkında olmadan etrafa kimyasal maddeler yaymış; yırtıcı bazı hayvanlar da bu kimyasalları algılamış ve onları <text:soft-page-break/>avlamışlardır. Söz konusu teori son derece mantıksız olmasının yanı sıra, kokunun oluşumuyla ilgili hiçbir soruyu cevaplamamaktadır. Avcı hayvanların tek hücreli canlıları fark etmelerini sağlayan duyu sistemleri hakkında hiçbir bilgi verilmemektedir. Tek hücrelilerin düşmanlarının kokularını algılamalarına ve böylece hayatta kalmalarına imkan sağlayan koku duyularının nasıl ortaya çıktığı açıklanmamıştır. Olağanüstü komplekslikteki bu mekanizmanın inşasında hangi "evrimsel mekanizmaların" nasıl devreye girmiş olduğu belirtilmemiştir.</text:p>
      <text:p text:style-name="P20">Evrimciler bu detaylara pek girmezler. Çünkü açıklamaları tek bir mekanizmaya bağlıdır: Tesadüfler. </text:p>
      <text:p text:style-name="P20"/>
      <text:h text:style-name="P9" text:outline-level="2">Tesadüfler, canlılardaki hiçbir yapıyı oluşturamazlar: </text:h>
      <text:p text:style-name="P20">Yeryüzünün hangi detayını incelerseniz inceleyin, muazzam bir aklın varlığı ile karşılaşırsınız. Bu durum tek ve son derece önemli bir gerçeği ilan eder: Yeryüzündeki herşeyi üstün akıl sahibi olan Rabbimiz yaratmıştır. Darwinistlerin iddiası ise, yaratıcı gücün sadece tesadüflere ait olduğudur. Bir başka deyişle, kontrolsüz, başıboş ve rastgele olaylar kendi kendilerine gelişerek, son derece kontrollü, hassas dengelere sahip, oldukça kompleks bir canlılık meydana getirmişlerdir. </text:p>
      <text:p text:style-name="P20">Koklamanın evrimini açıklamaya çalışırken Darwinistlerin başvurdukları yaratıcı güç, yine tesadüflerdir. Canlı, tesadüfen koklama ihtiyacı hissetmiş, bunun için tesadüfen gerekli organ oluşmuş, bu organın yapısında tesadüfen belirli moleküler düzenlemelere sahip proteinler meydana gelirken, aynı anda da aynı moleküler düzenlemelere sahip koku molekülleri oluşmuştur. Burundan beyne algıyı sağlayacak olağanüstü komplekslikteki sinirler yine rastlantılar sonucunda oluşurken, bu algıyı taşıyacak elektrik sinyalleri de tesadüfen üstlerine düşen görevi yerine getirmeye başlamışlardır. Bahsettiğimiz öylesine düzenli bir tesadüf silsilesidir ki, detaylarını sayamadığımız bu mekanizma içinde meydana gelmesi gereken sayısız rastgele olaydan biri bile rastgele bir iş yapmamıştır. Her nasılsa, her kontrolsüz müdahale sisteme bir yenilik kazandırmış, onu mükemmele doğru götürmüştür. Evrimciler bu rastgele olayların mükemmel işlediğini iddia etmek zorundadırlar. Çünkü kompleks sistemin sahip olduğu tek bir parçada, tek bir ince detayda eğer bir hata meydana gelirse, herşey yine başa dönecek, sistem tümüyle alt üst olacaktır. Dolayısıyla evrime göre tüm olaylar her ne kadar kontrolsüz ve başıboş olsalar da, hatasızdırlar. </text:p>
      <text:p text:style-name="P20">Söz konusu rastgele olaylar ise, asıl anlamı ile rastgele mutasyonlardır. Mutasyonlar, canlının genlerinde radyasyon gibi güçlü dış etkiler sonucunda meydana gelen yapısal değişikliklere verilen addır. Bu değişiklikler ise, kontrollü yapılmadığı sürece büyük birer tehlikedir. Nitekim günümüzde bilim, mutasyonların mutlak etkisinin canlının moleküler yapısına zarar verici olduğunu ispatlamıştır. Meydana gelen mutasyonlar %99 oranında zararlı, %1 oranında ise etkisizdir. Dolayısıyla mutasyonlar, bir canlı organizmadaki mükemmel yapıda meydana gelen kopma ve bozulmalardan başka bir şey değildir. Etkisi, müthiş bir düzen ve yapı ile inşa edilmiş bir şehirde meydana gelen depremden farksızdır. Kaldı ki, canlı organizma, ince hesaplarla inşa edilmiş kapsamlı bir şehirden çok daha karmaşık ve kusursuz bir yapıya sahiptir. </text:p>
      <text:p text:style-name="P20">Bu durumda mutasyonların canlıda bir yenilik meydana getirmesi imkansızdır. Bilim adamları artık günümüzde bu açık gerçeği kabul etmekte ve mutasyonların hiçbir evrimleştirici etkisinin olamayacağını belirtmektedirler. Bitki fizyolojisi profesörü Michael Pitman bu konuda şunları söyler: </text:p>
      <text:p text:style-name="P10"><text:span text:style-name="T1">Bizler şimdiye kadar mutasyonların yeni bir fonksiyonel yapı meydana getirebilmeye çalıştığını gördük mü? Oluşan bir organın ortaya çıkış aşamaları hiçbir zaman gözlemlenmemiştir, oysa organların </text:span><text:soft-page-break/><text:span text:style-name="T1">fonksiyonsuz başlangıç halleri evrim teorisi için bir temel teşkil eder. Bunların bazılarının günümüzde görünür olması gerekirdi, organizmalarda çeşitli aşamalardan başlayarak fonksiyonel yeni bir sistem meydana getirene kadar bu aşamalar gözlemlenebilmeliydi. Ama biz bunları görmüyoruz. Böylesine köklü bir yenilik için hiçbir belirti yok. Ne gözlemler ne de kontrollü deneyler doğal seleksiyonun yeni bir gen, hormon, enzim, sistem veya organ meydana getirmek için mutasyonları kullandığını göstermemiştir.</text:span><text:span text:style-name="T10">97</text:span><text:span text:style-name="T1"> </text:span></text:p>
      <text:p text:style-name="P20">Darwin'in doğal seleksiyon iddialarına mutasyon kavramını ilk olarak ekleyen neo-Darwinistlerin önde gelen ismi Julian Huxley bile, mutasyonların etkisizliği gerçeğini itiraf etmektedir. </text:p>
      <text:p text:style-name="P10"><text:span text:style-name="T1">Açıktır ki, böylesine bir işlem (türlerin mutasyonlar yoluyla değişime uğraması) evrimde hiçbir rol oynamamaktadır.</text:span><text:span text:style-name="T10">98</text:span><text:span text:style-name="T1"> </text:span></text:p>
      <text:p text:style-name="P20">Bu açık gerçeğe rağmen, evrimciler her türde yapının ve fonksiyonun hayali oluşumunu anlatabilmek için mutasyonları kurtarıcı olarak görürler. Etkisi mutlak surette zararlı olmasına rağmen, kendi iddialarını inandırıcı gösterebilmek için yapıların "basit" özelliklere sahip olduğunu iddia ederler. Evrimcilerin koklama sistemini "ilkel" olarak isimlendirmedeki ısrarlarının nedeni de budur. Kendilerince "ilkel" bir sistemi, tesadüflerle rahatlıkla açıklayabileceklerini düşünürler. Oysa bu beklenti son derece anlamsızdır. Sistem "ilkel" bile olsa bir düzen ihtiva eder. Rastlantıların düzen meydana getirmeleri ise imkansızdır. Dahası, Allah'ın yarattığı bu muazzam evrende "ilkel" olarak adlandırılabilecek tek bir detay yoktur. </text:p>
      <text:p text:style-name="P20">Önceki bölümlerde detaylı anlattığımız koklama sistemi ise, evrimcilerin iddialarının aksine, içinde oldukça hassas dengeler ve kusursuz mekanizmalar barındıran son derece kompleks bir yapıdır. Nitekim, koku alma sistemi ile ilgili bilimsel araştırmaların ortaya çıkardığı sonuç da açıktır: "İlkel duyu" diye bir şey söz konusu değildir, tam aksine tüm bulgular son derece kompleks bir yapının varlığını göstermektedir. Binlerce bilim adamı uzun senelerdir koklama mekanizmasını çözmeye çalışmışlar; buna rağmen sistem ancak genel hatlarıyla anlaşılabilmiştir. Sistemin detayları üzerindeki bilgiler tahmin ve teorilerden ibaret kalmıştır. Bu konuda söz sahibi uzmanlardan biri Medikal Enstitüsü'nden profesör Linda Buck'tır. Buck'ın konuyla ilgili tanımlaması şöyledir :</text:p>
      <text:p text:style-name="P10"><text:span text:style-name="T1">Koklama muhtemelen bütün duyuların en duyarlısı ve en kompleksidir, ayrıca çözümlenmesi bilim adamları için en şaşırtıcı olandır.</text:span><text:span text:style-name="T10">99</text:span><text:span text:style-name="T1"> </text:span></text:p>
      <text:p text:style-name="P20">Stuttgart-Hohenheim Üniversitesi'nden Heinz Breer koku alma duyusu alanındaki çalışmalarıyla Almanya'nın en büyük bilim ödülü olan "Leibnitz Preis"i almıştır. Profesör Breer de koklama duyusunun önemini şu şekilde açıklamaktadır: </text:p>
      <text:p text:style-name="P10"><text:span text:style-name="T1">Koku alma, havadaki pek çok molekülü büyük doğruluk ve duyarlıkla ayırt etme ve tanıma yeteneği, en dikkat çekici fakat en az anlaşılan duyulardan birisidir.</text:span><text:span text:style-name="T10">100</text:span><text:span text:style-name="T1"> </text:span></text:p>
      <text:p text:style-name="P20">Evrimcilerin koku alma gibi kompleks bir mekanizmayı ilkel olarak adlandırma çabaları, aslında karşılarında açıkça duran gerçeği inkar etme yöntemlerinden biridir. Onlar da açıkça şahittirler ki, koku alma mekanizmasındaki üstün yapı sonsuz akıl ve ilim sahibi olan Allah'a aittir. Allah'ın belirli bir düzen ve ölçüyle yaratması ve yaratışın sadece O'na ait olduğu, Kuran'da şöyle açıklanır:</text:p>
      <text:p text:style-name="P7">Göklerin ve yerin mülkü O'nundur; çocuk edinmemiştir. O'na mülkünde ortak yoktur, herşeyi yaratmış, ona bir düzen vermiş, belli bir ölçüyle takdir etmiştir. O'nun dışında, hiçbir şeyi yaratmayan, üstelik kendileri yaratılmış olan, kendi nefislerine bile ne zarar, ne yarar sağlayamayan, öldürmeye, yaşatmaya ve yeniden diriltip-yaymaya güçleri yetmeyen birtakım ilahlar edindiler. (Furkan Suresi, 2-3)</text:p>
      <text:p text:style-name="P20"/>
      <text:h text:style-name="P9" text:outline-level="2"><text:soft-page-break/>Evrimcilerin Yıkılan Hayalleri</text:h>
      <text:p text:style-name="P20">Evrimciler, zamanla koklama mekanizmasının yapısının geliştiğini öne sürerlerken, bir yandan da "insanın sözde evriminde" koklamanın zaman içinde diğer duyulara göre öneminin azaldığını iddia ederler. Bu iddia, 5 duyu arasında aşamalı bir gelişme olduğu görünümü verebilmek için evrimcilerin kullandıkları bir başka <text:s/>çarpıtmadır. Buna göre, zamanla "evrimleşen" canlı, gitgide daha gelişmiş duyulara sahip olmuştur. Ancak bu iddialarına hiçbir bilimsel delil veremezler ve bu iddialarını hayali senaryolarla ve bilimsel terimlerle süsleyerek ikna edici göstermeye çalışırlar. </text:p>
      <text:p text:style-name="P18"><text:span text:style-name="T1">Öncelikle şu gerçeği açıklamakta fayda vardır. Sadece spekülasyonlara dayalı olan insanın evrimi senaryosunun evrimciler tarafından en fazla kullanılan malzemesi rekonstrüksiyonlardır. Rekonstrüksiyonlar, çeşitli dönemlerde yaşamış ve soyu tükenmiş maymun kafataslarına dayanarak yapılan heykeller, çizimler ve resimlerdir. Evrimciler kafataslarına çeşitli yüz şekilleri verirken, bir zamanlar "maymun adamların" yaşadığına insanları inandırmayı amaçlarlar. Bir maymun kafatasına insan yüzü verebilir, birkaç detayını maymun olarak bırakabilirler. Bir maymunu insana benzetebilmelerinin sırrı ise, kafatası üzerine yerleştirecekleri yumuşak dokulara istedikleri şekli verebilmelerinden kaynaklanmaktadır. Çünkü yüz kemikleri ve kafatası; ağzı, burnu, gözleri oluşturan yumuşak dokuları belirtici herhangi bir özellik taşımaz. Dolayısıyla, bir maymun yüzü bu yöntemle rahatlıkla insana benzer gösterilebilir. İşte bu nedenle evrimci kaynaklar tümüyle yarı-maymun yarı-insan çizimlerle, bu amaçla yapılmış heykellerin resimleriyle doludur.</text:span><text:span text:style-name="T10">101</text:span></text:p>
      <text:p text:style-name="P20">Dikkatinizi çekmiştir, taraflı olarak yapılan söz konusu hayali rekonstrüksiyonlarda genellikle burunlar büyük ve geniş olarak tasarlanırlar. Dolayısıyla maymundan insana hayali geçişte de, kasıtlı olarak büyük ve geniş olarak çizilen burunların zamanla küçülmesi ve şimdiki insan burnu görünümünü alması gerekmektedir. İşte bu nedenle evrimciler zamanla küçülen bir burnun, zamanla işlevinin azalmış olduğu sonucuna varır ve bu mükemmel organın tüm kompleks ve üstün özelliklerini açıkça inkar ederler.</text:p>
      <text:p text:style-name="P20">Aslında böyle bir çelişki evrimcilerin içinde bulunduğu çaresizliğin de bir işaretidir. Öncelikle bu iddia, evrimcilerin "ilkelden gelişmişe" doğru ilerleyen hayali süreçlerine tümüyle ters düşmektedir. Gelişmişe doğru evrimleşme tersine dönmüş, her nasılsa mükemmelden ilkele doğru bir gerileme kaydedilmiştir. Bir başka deyişle, tesadüfler bu defa başka duyulara daha fazla gereksinimimiz olacağını düşünmüşler ve burna ait birtakım özelliklerin gereksiz olduğuna karar vermişlerdir. Söz konusu hikayeye inanmak, bu mantıksız iddiaya da inanmak anlamına gelmektedir. </text:p>
      <text:p text:style-name="P20">Tüm bunların yanı sıra, burnun kompleksliğinin zaman içinde azaldığı iddiası da hiçbir delili olmayan bir yorumdan ibarettir. Bu yorumun ne kadar akıl ve bilim dışı olduğu da son yıllarda açıkça anlaşılmıştır. İçinde bulunduğumuz 21. yüzyıldaki tüm bilimsel bulgu ve araştırmalar, burnun ve koku alma sisteminin olağanüstü kompleks yapısının varlığını ortaya koymuş; dolayısıyla evrimciler açısından büyük bir hayal kırıklığı olmuştur. Yeni bilimsel gelişmelerin evrimcilerin hayallerini yıkmaya devam edeceği de açıktır.</text:p>
      <text:p text:style-name="P20"/>
      <text:h text:style-name="P9" text:outline-level="2">Bir uzmanın açıklamaları </text:h>
      <text:p text:style-name="P18"><text:span text:style-name="T1">Evrimcilerin diğer duyulara göre "ilkel" olarak tanımlamaya çalıştıkları ve mekanizmasını tesadüflerle kolaylıkla açıklayabileceklerini iddia ettikleri koku alma duyusu, pek çok bilinmeyeni ile günümüz bilim adamları için hala son derece kompleks ve detayları anlaşılamayan bir mekanizmadır. Bu konuda yapılan araştırmalar ve bilim adamlarının açıklamaları, bu gerçeği açıkça ortaya çıkarmaktadır. Bu konuda verilebilecek örneklerden biri, </text:span><text:soft-page-break/><text:span text:style-name="T1">koku duyusu üzerine yaptığı çalışmalarla tanınan ve aynı zamanda bu alanda otorite olarak kabul edilen bilim adamı Stuart Firestein'dır. Profesör Firestein, </text:span><text:span text:style-name="T4">Life Sciences Ansiklopedisi</text:span><text:span text:style-name="T1">'ndeki Aralık 2000 tarihli ve "koku reseptör nöronları" başlıklı makalesinde bu konudaki son gelişmeleri dile getirir. Söz konusu makale, koku hakkındaki bilinmeyenlerin de ifade edilmesi bakımından oldukça manidardır.</text:span></text:p>
      <text:p text:style-name="P20">Columbia Üniversitesi'nden profesör Firestein'ın itiraf niteliğindeki açıklamalarından bazıları şu şekildedir: </text:p>
      <text:p text:style-name="P10"><text:span text:style-name="T1">Farklı kokular nasıl ayırt edilir? Bu, koku bilimindeki </text:span><text:span text:style-name="T3">şaşırtıcı sorulardan birisi olarak durmaktadır.</text:span></text:p>
      <text:p text:style-name="P10"><text:span text:style-name="T1">Birkaç yüz nöronun aksonları, elek düzlemin arasından koku soğancığına girerken bir araya toplanırlar. Aksonlar soğancığa girdiklerinde, </text:span><text:span text:style-name="T3">henüz bilinmeyen mekanizmalarla</text:span><text:span text:style-name="T1">, glomerulus olarak bilinen yapıların içindeki </text:span><text:span text:style-name="T3">özel hedeflere doğru kendi yollarını bulurlar.</text:span></text:p>
      <text:p text:style-name="P10"><text:span text:style-name="T1">Bir koku alıcı nöronun bin reseptörden hangisini kullanacağına nasıl karar verdiği </text:span><text:span text:style-name="T3">bilinmiyor.</text:span></text:p>
      <text:p text:style-name="P10"><text:span text:style-name="T1">Her aksonun, soğancıktaki 1800 glomerulusdan doğru olan bir veya ikisine kesin bir biçimde nasıl yolunu bulduğu </text:span><text:span text:style-name="T3">büyük ölçüde bilinmemektedir.</text:span></text:p>
      <text:p text:style-name="P10"><text:span text:style-name="T1">Soğancıkta birkaç işlem katmanı daha vardır; devreleri ana hatlarıyla bilinmekte, detayları ise </text:span><text:span text:style-name="T3">tanımlanmayı beklemektedir.</text:span></text:p>
      <text:p text:style-name="P11">Karşılıklı sinapslar ağının, soğancığın etrafında bir çeşit engelleyici yol oluşturduğu düşünülmektedir, fakat fonksiyonu açıkça kanıtlanmalıdır.</text:p>
      <text:p text:style-name="P10"><text:span text:style-name="T1">Koku iletişiminin üst düzeydeki (beyindeki) işlemine ilişkin </text:span><text:span text:style-name="T3">çok az şey bilinmektedir.</text:span></text:p>
      <text:p text:style-name="P10"><text:span text:style-name="T1">Bir bazal hücreyi, hücre bölünmesine ve farklı bir yola girmeye sevk eden özel moleküler olaylar </text:span><text:span text:style-name="T3">bilinmemektedir.</text:span></text:p>
      <text:p text:style-name="P11">Bu alanda önemli miktarda çalışma yapılmayı bekliyor.</text:p>
      <text:p text:style-name="P10"><text:span text:style-name="T1">Her durumda olmasa da birçok vakada koku duyusu tekrar kazanılabilir. </text:span><text:span text:style-name="T3">Tam olarak</text:span><text:span text:style-name="T1"> </text:span><text:span text:style-name="T3">anlaşılamamasına rağmen</text:span><text:span text:style-name="T1">, bu iyileşme görünüşe göre, bazal hücre nüfusunun sağlığına ve nöronlardaki hasarın derecesine ve türüne bağlıdır.</text:span></text:p>
      <text:p text:style-name="P10"><text:span text:style-name="T1">Her bir reseptör geninin dört bölgeden yalnız birisinde yer aldığı bulunmuştur… Bölgesel organizasyonun işlevsel önemi </text:span><text:span text:style-name="T3">karanlık kalmaktadır.</text:span></text:p>
      <text:p text:style-name="P10"><text:span text:style-name="T1">Reseptörlerin kimyasal veya yapısal olarak akraba oldukları moleküler habercileri tanımaları muhtemel görünmekle birlikte, </text:span><text:span text:style-name="T3">bu ilişki henüz ispat edilememiştir.</text:span><text:span text:style-name="T11">102</text:span><text:span text:style-name="T1"> </text:span></text:p>
      <text:p text:style-name="P20">Tüm bu ifadelerden çıkarılacak tek bir anlam vardır: Günümüzün gelişmiş bilim düzeyinde bile koku duyusu hakkında bilinenler oldukça azdır; bilinenlerin önemli bir bölümü de halen teori safhasındadır. Tüm imkanların seferber edilmesine ve bütün çabalara rağmen ulaşılan sonuç budur. Ancak bilinen apaçık bir gerçek vardır ki o da koku alma sisteminin harikulade yapısıdır. Nitekim Stuart Firestein da kaleme aldığı makalenin özet bölümünde, buna şöyle dikkat çeker:</text:p>
      <text:p text:style-name="P10"><text:span text:style-name="T2">Omurgalıların koku alma sistemi çeşitli ve pek çok kokulu kimyasal maddeyi tanıyacak yetenektedir ki, onu gezegenin en etkili kimyasal algılayıcısı yapar.</text:span><text:span text:style-name="T10">103</text:span><text:span text:style-name="T1"> </text:span></text:p>
      <text:p text:style-name="P20">O halde ortadaki gerçek şudur: Koku alma sistemi çok kompleks bir yapıdır ve böylesine olağanüstü bir mekanizma tesadüf, mutasyon veya doğal seleksiyon gibi içi boş kavramlarla kesinlikle açıklanamaz. Koku duyumuzun kusursuzluğu, onu var eden sonsuz ilim ve kudret sahibi olan Allah'ın kusursuz yaratışının işaretlerinden birisidir. </text:p>
      <text:p text:style-name="P20"><text:soft-page-break/></text:p>
      <text:h text:style-name="P9" text:outline-level="2">Koklamanın İndirgenemez Kompleksliği</text:h>
      <text:p text:style-name="P20">Leigh Üniversitesi profesörlerinden Michael Behe'nin çağımızda ortaya koyduğu bir gerçek, bilimin canlı organizmalardaki "indirgenemez kompleksliği" ortaya çıkardığı gerçeğidir. Buna göre, en büyüğünden en küçüğüne kadar tüm sistemler son derece kapsamlı bir kompleksliğe sahiptirler ve bu sistemler içinde tek bir parçanın bile eksilemeyeceği bir düzen vardır. Daha açık anlatmak gerekirse, bir organın işlevini <text:s/>yerine getirebilmesi için o organı oluşturan parçalardan tek bir tanesinin bile devre dışı kalmaması gerekmektedir. Aksi takdirde organ işlevini yerine getiremez. </text:p>
      <text:p text:style-name="P20">Bu bilimsel gerçek, aslında evrim teorisinin iddialarını tümüyle geçersiz kılar. Çünkü indirgenemez komplekslik, evrimcilerin iddia ettikleri aşama aşama gelişimi imkansız hale getirir. Örneğin biraraya gelerek bir gözü oluşturan 40 parçanın aşamalarla teker teker oluşmaları mümkün değildir. Çünkü 40 parça tamamlanmadan organ işlevsizdir. Yine evrime göre işlevsiz bir organın "doğal seleksiyona" uğrayarak yok olması gerekmektedir. </text:p>
      <text:p text:style-name="P18"><text:span text:style-name="T1">Bu şartlar altında evrimciler için diğer kompleks organlarla ilgili olarak da aynı sorun başgösterir. Nitekim, sahip olduğu üstün mekanizmayı şimdiye kadar detaylarıyla anlattığımız koku alma sistemi de indirgenemez bir kompleksliğe sahiptir. Koku alabilmek için, tüycüklerin, reseptörlerin, koku alıcı hücrelerin, koku sinirlerinin, ağrı alıcı sinirlerin, koku soğancığının, mukus salgısının, bazal hücrelerin, özel protein ve enzimlerin ve daha pek çok detayın eksiksiz bir şekilde birarada olması gerekir. Ancak tüm bu detaylar biraraya gelse de aslında sistem tam olarak tamamlanmamıştır. Burnun aldığı kokuyu "algılaması" şarttır. İşte bu nedenle, "evrendeki en büyük gizemlerden birisi"</text:span><text:span text:style-name="T10">104</text:span><text:span text:style-name="T1"> olarak tanımlanan insan beyninin varlığı gerekmektedir. Bütün bu parçalar birarada olmaksızın bu kompleks sistem hiçbir anlam ifade etmemektedir. </text:span></text:p>
      <text:p text:style-name="P20">Hiçbir şekilde basite indirgenemeyen böyle bir sistemde herhangi bir evrim sürecinin gerçekleşmiş olması mümkün değildir. Koku alıcı hücreler, koku reseptörleri ve tüycükler olma-dan bir işe yaramayacaktır. Sinirler olmadan alınan koku, algılama merkezine ulaştırılamayacaktır. Ayrı ayrı safhalarda birbirlerine bağımlı hareket eden bu zincirleme sistemde tek bir halka devre dışı kalsa, beyinde koku oluşmayacaktır. Dolayısıyla bu sistemin ortaya çıkışı ancak tek bir anda, tüm parçaları ile eksiksiz olarak gerçekleşmelidir. Gerek bir kokuyu gerekse on bin kokuyu algılamak için, yukarıda sayılan tüm unsurların hepsi birarada olmalı ve birbirleriyle uyum içinde çalışmalıdır. Bu da açık bir gerçeği işaret eder: Evrendeki herşey gibi bu mekanizmayı da, tüm eşsiz özellikleri ile Allah yaratmıştır. Darwinistlerin tüm mantıksızlığına rağmen aşamalı evrim konusundaki ısrarları, bu önemli gerçeği kabul etmek istememelerinden kaynaklanmaktadır. Tüm canlıları sahip oldukları kompleks sistemlerle birlikte var eden bir Yaratıcı olduğunu kabul etmedikleri sürece de, içine düştükleri açmazdan kurtulmaları mümkün değildir.</text:p>
      <text:p text:style-name="P18"><text:span text:style-name="T1">Oysa Allah'ın insanlara bildirdiği gerçek, son derece açıktır. Allah, yarattığı eşsiz güzellikler ve benzersiz yapılar ile insanlara mutlak varlığını göstermektedir. Kendi teorilerini haklı çıkaracak hiçbir delile sahip olmamalarına rağmen, evrimcilerin bu gerçeğe karşı mücadele etmeleri ise, kuşkusuz dünya hayatındaki denemenin bir gereğidir. Allah dünya hayatını, Sebe Suresi'nin 21. ayetinde belirttiği gibi </text:span><text:span text:style-name="T3">"... ahirete iman edeni, ondan kuşku içinde olandan ayırt etmek..."</text:span><text:span text:style-name="T1"> için yaratmıştır. Ahirete inanmamakta direnenler, Allah'ın üstün yaratışını inkar edebilmek için yalanlar üretmeye devam edecek, Allah'ın mutlak varlığına inananlar ise, gördüğü güzelliklerden en büyük zevki alarak cennette kendilerine yer hazırlayacaklardır. Elbette, en büyük kurtuluş budur. Kuran'da şöyle buyrulmaktadır: </text:span></text:p>
      <text:p text:style-name="P7">Şüphesiz iman edip salih amellerde bulunanlara gelince; onlar için altından ırmaklar akan cennetler vardır. İşte büyük 'kurtuluş ve mutluluk' budur. (Büruc Suresi, 11) </text:p>
      <text:p text:style-name="P20"><text:soft-page-break/></text:p>
      <text:p text:style-name="P20"/>
      <text:h text:style-name="P14" text:outline-level="1">KOKU ALMA TEKNOLOJİSİ</text:h>
      <text:p text:style-name="P31"/>
      <text:p text:style-name="P29"/>
      <text:p text:style-name="P20">Duyu organlarınızın, çevrenizde gelişen tehlikelere karşı her an sizleri uyardığını hiç düşündünüz mü? Söz gelimi, caddede karşıdan karşıya geçerken size doğru hızla yaklaşan bir aracın korna sesini duyarsınız; bakışlarınızı hemen sesin geldiği yöne çevirir ve hangi tarafa gitmeniz gerektiğine karar verirsiniz; böylece belki de ölümle sonuçlanabilecek bir kazadan kurtulursunuz. Ancak bazı tehlikeler vardır ki bu iki duyunun kapsamı dışında kalır. İşte böyle durumlarda koku duyusu devreye girer ve uyarıcılık görevini başarıyla üstlenir. Herhangi bir işle meşgulken, evde meydana gelebilecek muhtemel kazaları düşünün. Örneğin, mutfaktaki bir gaz kaçağını sadece koku alma duyumuz sayesinde hissedebiliriz. Ya da görüntü alanımızın dışındaki bir yangını haber veren ilk işaret dumanın kokusudur. Koku duyusu zayıf ya da tamamen kaybolmuş olan kişiler böyle durumlara karşı savunmasızdırlar.</text:p>
      <text:p text:style-name="P20">Sözü edilen tehlikelere önlem olarak bazı elektronik cihazlar geliştirilmiştir. Bunların tasarımında, insan burnunun koku alma niteliği örnek alınmıştır. Mesela, bu doğrultuda üretilen gaz veya yangın detektörleri burnun çok kaba birer taklidinden ibarettirler.</text:p>
      <text:p text:style-name="P20"/>
      <text:h text:style-name="P9" text:outline-level="2">Yangın Detektörü</text:h>
      <text:p text:style-name="P18"><text:span text:style-name="T1">Bilindiği gibi, yangın detektörleri dumanı tespit eder ve çıkardıkları sesle insanları uyarırlar. İyonlaşma ilkesine göre çalışan modeli inceleyelim. </text:span><text:span text:style-name="T13">(Şekil 20)</text:span><text:span text:style-name="T1"> Bu cihazlarda, iyonlarla yani elektrik yüklü parçacıklarla dolu özel bir algılama bölümü bulunur. Cihaza temiz hava girdiği sürece bu parçacıkların neden olduğu elektrik akımı sabit kalır. Dumanın girmesi durumunda ise iyonlar etkisiz hale gelir ve elektrik akımı azalır; bunu takiben cihaz alarm sesi vermeye başlar.</text:span><text:span text:style-name="T10">105</text:span><text:span text:style-name="T1"> </text:span></text:p>
      <text:p text:style-name="P20">Söz konusu elektronik cihazdaki özel bölüm, insan burnundaki koku alıcı hücrelere benzetilebilir. Karmaşık işlemler sonucunda alıcı hücredeki elektrik yükünün değiştiğinden ve böylece belirli bir mesajın açığa çıktığından önceki bölümlerde bahsetmiştik. İşte detektördeki algılama mekanizması da koku alıcı hücrelerdeki sistemin oldukça ilkel bir modelidir. Bununla birlikte şu gerçeği de özellikle vurgulamak yerinde olacaktır. Bir yangın detektörü ile insan burnu arasındaki ayrılık, uzay mekiği ile kağnı arasındaki teknolojik farklılıktan daha büyüktür. </text:p>
      <text:p text:style-name="P20"/>
      <text:h text:style-name="P9" text:outline-level="2">"Elektronik Burun"</text:h>
      <text:p text:style-name="P18"><text:span text:style-name="T1">İnsandaki koku alma sistemi, on binden fazla kokuyu rahatlıkla ayırt edebilmeyi mümkün kılmaktadır. Belli bir kimya eğitimi almış uzmanlar bir parfümdeki yüze yakın kokunun kaynağını teşhis edebilirler.</text:span><text:span text:style-name="T10">106</text:span><text:span text:style-name="T1"> İşte insan burnundaki bu üstün yaratılış, birçok bilim adamını benzer cihazlar tasarlamaya teşvik etmektedir. Dünyanın değişik araştırma geliştirme merkezlerinde, insandaki harika koku alma sisteminin kopyaları üretilmeye çalışılmaktadır. Burun örnek alınarak geliştirilen bu modellere "elektronik burun" adı verilmektedir. </text:span></text:p>
      <text:p text:style-name="P18"><text:soft-page-break/><text:span text:style-name="T1">İnsan burnundaki proteinlerden oluşan reseptörlerin yerine, elektronik benzerlerinde, bir dizi kimyasal alıcı kullanılır. </text:span><text:span text:style-name="T13">(Şekil 21)</text:span><text:span text:style-name="T1"> Bu alıcıların her biri değişik kokuları algılayacak şekilde dizayn edilir; seçicilik kapasiteleri arttıkça üretimleri zorlaşır ve fiyatları yükselir. Sensörlerin çevreden topladıkları sinyaller, elektronik sistemler yoluyla ikili kodlara dönüştürülür ve bir bilgisayara gönderilir. Elektronik sistemler, koku alma duyusunda görevli sinir hücrelerinin, bilgisayar da insan beyninin bir taklidi olarak düşünülebilir. Bilgisayar, kendisine gelen bilgileri değerlendirmek için programlanır ve bu sayede aldığı ikili kodlamadan oluşan sinyalleri yorumlar. </text:span><text:span text:style-name="T13">(Şekil 22)</text:span></text:p>
      <text:p text:style-name="P18"><text:span text:style-name="T1">Bu yöntemle geliştirilen elektronik burunlar, başta gıda, parfüm, tıp ve kimya sanayi olmak üzere değişik sektörlerde kullanılmaktadır. Üniversiteler ve uluslararası kuruluşlar söz konusu projelere büyük destek vermektedir. Buna rağmen, Warwick Üniversitesi'nden Julian Gardner'in belirttiği gibi, elektronik burun teknolojisi henüz başlangıç safhasındadır</text:span><text:span text:style-name="T10">107</text:span><text:span text:style-name="T1">. </text:span></text:p>
      <text:p text:style-name="P20"/>
      <text:h text:style-name="P9" text:outline-level="2">İnsan Burnu ile Elektronik Burun Arasında Bir Kıyaslama</text:h>
      <text:p text:style-name="P18"><text:span text:style-name="T1">Öncelikle belirtmek gerekir ki, bilim adamları burundaki kokuya duyarlı hücrelerin algılama kapasitesinin bir eşi olmadığını ifade etmektedirler.</text:span><text:span text:style-name="T10">108</text:span><text:span text:style-name="T1"> Dahası, insan burnunun tamamıyla yerini alacak bir elektronik cihazın geliştirilmesinin imkansızlığı da bazı araştırmacılar tarafından dile getirilmektedir. Elektronik sensör teknolojisi uzmanlarından E. J. Staples de bu gerçeği açıkça söyleyen uzmanlardan birisidir.</text:span><text:span text:style-name="T10">109</text:span><text:span text:style-name="T1"> Diğer bir bilim adamı, Profesör James Harper "Elektronik burun insanlardakinin yerini alacak bir şey değil, bir tamamlayıcıdır" diyerek, elektronik burnun sadece yardımcı olabileceğine dikkat çekmektedir.</text:span><text:span text:style-name="T10">110</text:span><text:span text:style-name="T1"> Bu durum şöyle de ifade edilebilir: Bir fotoğraf makinası veya kamera gözün yerini dolduramaz; yalnızca destek olabilir. Elektronik benzerinin insan burnu ile ilişkisi de işte aynı bu şekildedir.</text:span></text:p>
      <text:p text:style-name="P18"><text:span text:style-name="T1">NASA'da görevli koku uzmanı George Aldrich, </text:span><text:span text:style-name="T4">New Scientist</text:span><text:span text:style-name="T1"> dergisinin 23 Haziran 2001 tarihli sayısında, insan burnunun yerine geçecek hiçbir şey olmadığını ifade etmektedir. Aldrich koku testlerinde NASA'nın neden elektronik cihazları kullanmadığı sorusuna da şöyle cevap vermektedir: </text:span></text:p>
      <text:p text:style-name="P10"><text:span text:style-name="T1">"Kanaatimce onlar (elektronik burunlar) insan burnunun sınırlarına bile yaklaşamıyorlar. İnsan burnundan daha iyi hiçbir şey yoktur."</text:span><text:span text:style-name="T10">111</text:span><text:span text:style-name="T1"> </text:span></text:p>
      <text:p text:style-name="P20">Bu gerçekleri kısa bir süreliğine bir kenara koyarak, iki burun modeli arasında bir karşılaştırma yapalım. Böyle bir kıyas, insan burnunun ne derece üstün bir yapıya sahip olduğunu bir kere daha gözler önüne serecektir:</text:p>
      <text:p text:style-name="P20">1) Elektronik burunlar insandaki gibi binlerce kokuyu değil, sadece sınırlı sayıda kokuyu algılayabilmektedir.</text:p>
      <text:p text:style-name="P18"><text:span text:style-name="T1">2) Bilgisayar destekli elektronik burunlar, insan burnu ve beynine kıyasla oldukça büyüktür; yoğun bir kontrol ve bakım altında çalışan hassas cihazlardır. Dahası sensörlerin kısa ömürlü olması önemli bir problem olmaktadır.</text:span><text:span text:style-name="T10">112</text:span><text:span text:style-name="T1"> Buna karşın sahip olduğumuz koku alma sistemi, bir hayat boyu sürdürdüğü görevinde herhangi bir bakıma dahi gerek duymaz.</text:span></text:p>
      <text:p text:style-name="P18"><text:span text:style-name="T1">3) Sadece tek bir elektronik burnun maliyeti 100.000 Amerikan dolarına (yaklaşık 140 milyon TL) kadar yükselebilmektedir.</text:span><text:span text:style-name="T10">113</text:span></text:p>
      <text:p text:style-name="P18"><text:span text:style-name="T1">4) İnsanlardaki koku alma işlemi bir saniyeden çok daha kısa sürede olup biter. Elektronik benzerinde ise analiz süresi saniyeler hatta dakikalar alır.</text:span><text:span text:style-name="T10">114</text:span><text:span text:style-name="T1"> </text:span></text:p>
      <text:p text:style-name="P18"><text:soft-page-break/><text:span text:style-name="T1">5) Sensörlerin ayarlanması ve bağlı oldukları bilgisayarın programlanması oldukça önemlidir. Yapılan araştırmalar göstermiştir ki yüksek oranlarda su, alkol, karbondioksit ve asetik asit cihazın duyarlılığını bozabilmektedir.</text:span><text:span text:style-name="T10">115</text:span><text:span text:style-name="T1"> Ayrıca elektronik burnun, koku uzmanları tarafından son derece hassas biçimde programlanması da gerekmektedir. Aksi takdirde bazı kokular cihazın yanlış veya kararsız sonuçlar vermesine neden olmaktadır. </text:span></text:p>
      <text:p text:style-name="P18"><text:span text:style-name="T1">6) Unutmamalıdır ki; sensörler ve bilgisayardan oluşan bir sistem mantıklı bir muhakeme mekanizmasından da yoksundur. Oysa bu, insanların daha küçük yaşlardan itibaren yapabildiği bir işlemdir. Örneğin, bir bebek doğar doğmaz koku alma duyusunu kullanarak annesini tanıyabilir; doğduktan iki gün sonra kokuları ayırt edebilir.</text:span><text:span text:style-name="T10">116</text:span><text:span text:style-name="T1"> </text:span></text:p>
      <text:p text:style-name="P20">7) Kısacası, günümüzün ileri teknolojik koşullarına rağmen insan burnunun algılama kapasitesine denk bir elektronik cihaz üretilememiştir. Bu durum, sahip olduğumuz koku alma sistemindeki yapının ne kadar hayranlık verici olduğunu gösterir. Elektronik burunlar üzerinde çalışan uzmanlar diğer insanlardan daha çok bu gerçeğin farkındadırlar.</text:p>
      <text:p text:style-name="P18"><text:span text:style-name="T1">İnsandaki koku alma sistemi, ilk insanın yaratılışından bu yana mükemmel olarak işler durumdadır. Bahsettiğimiz o denli kompleks bir yapıdır ki, koku alıcıların çalışma mekanizmasının detayları ve beyindeki algılama sistemi büyük ölçüde anlaşılamamıştır. Hatta koku alma sistemi hakkında bildiklerimiz görme, işitme ve dokunma duyuları üzerine bilinenlerden daha azdır.</text:span><text:span text:style-name="T10">117</text:span><text:span text:style-name="T1"> Böyle bir durumda, insan burnunun yerini alacak bir elektronik sistemin hayal olmaktan öteye geçmeyeceği açıktır.</text:span></text:p>
      <text:p text:style-name="P20">Görünen odur ki; önümüzdeki senelerde daha gelişmiş elektronik burunlar üretilecektir. Ancak bu durum şu apaçık gerçeği hiçbir zaman değiştirmeyecektir: Bir elektronik burun tesadüfen olamaz; belirli bir plan, program ve tasarım ürünüdür. Aynı şekilde elektronik benzerlerinden çok daha üstün olan insan burnu ve koku alma sistemi de kendiliğinden veya tesadüfen meydana gelmemiştir; sonsuz şefkat ve merhamet sahibi olan Allah'ın üstün yaratışının delillerindendir ve tüm canlıların hizmetine verilmesi çok büyük bir nimettir. </text:p>
      <text:p text:style-name="P20">Sonuç olarak şunu söyleyebiliriz: İnsan vücudunu ve koku alma sistemini tanımaya yönelik yapılacak her yeni bilimsel gelişme, inatla evrimi savunmaya devam edenleri bir kere daha hüsrana uğratacak; aynı zamanda da Allah'ın sınırsız ilmini ve aklını tefekkür etmemize yardımcı olacaktır. Bu tefekkürler, akıl sahibi olan iman edenlerin Allah'a olan yakınlıklarını artırır, Allah'ın gücünü daha iyi takdir etmelerini sağlar ve <text:s/>Allah korkularının artmasına vesile olur. İman sahiplerinin Allah'ın ayetleri karşısındaki tavırları Kuran'da şöyle bildirilmiştir:</text:p>
      <text:p text:style-name="P7">Şüphesiz göklerin ve yerin yaratılışında, gece ile gündüzün art arda gelişinde temiz akıl sahipleri için gerçekten ayetler vardır.</text:p>
      <text:p text:style-name="P7">Onlar, ayakta iken, otururken, yan yatarken Allah'ı zikrederler ve göklerin ve yerin yaratılışı konusunda düşünürler. (Ve derler ki:) "Rabbimiz, Sen bunu boşuna yaratmadın. Sen pek yücesin, bizi ateşin azabından koru." (Al-i İmran Suresi, 190-191)</text:p>
      <text:p text:style-name="P20"/>
      <text:p text:style-name="P20"/>
      <text:h text:style-name="P14" text:outline-level="1">TAT ALMA SİSTEMİNDEKİ  MUHTEŞEM TASARIM</text:h>
      <text:p text:style-name="P18"/>
      <text:p text:style-name="P18"/>
      <text:p text:style-name="P20">İnsan bedeninin hayati fonksiyonlarının devam edebilmesi için yemeye ve içmeye ihtiyacı vardır. Böylece trilyonlarca hücremizdeki işlemler için gerekli enerjiyi temin ederiz. Yemek yerken, aslında sağlığımızı doğrudan doğruya etkileyecek kararları da alırız. Neyi yememiz neyi yemememiz gerektiğini biliriz. Hangi gıdaların besleyici ve yenilebilir olduğunu, hangilerinin besin değeri taşımadığını, hangilerinin zararlı olabileceğini anlarız. Kötü tatlarını hemen algıladığımız çürümüş veya bozulmuş gıdaları çöpe atarız. Ekşilik oranına bakarak, olgun bir meyveyi ham olanından ayırt ederiz. Asitli bileşikleri ekşi tatlarından, zehirli maddeleri de yoğun acı tatlarından tanırız. Vücudumuzun içindeki koşulları sabit tutmak için gerekli olan mineral tuzları ve sıvıları, hücrelerimizdeki protein sentezinde kullanılan amino asitleri, enerji ihtiyacımızı karşılayacak karbonhidrat ve lipitleri elde edebileceğimiz gıdaları kolaylıkla seçebiliriz. Dahası, neyi ne zaman yememiz, ne zaman yemememiz gerektiğini de biliriz. Kendimizi halsiz hissettiğimiz dönemlerde vitamin, mineral ve şeker oranı yüksek gıdaları tercih ederiz. Tansiyonumuz düştüğünde tuzlu besinler alır, yükseldiğinde ise tuzlu yiyecek ve içeceklerden uzak dururuz.</text:p>
      <text:p text:style-name="P20">Bunların tümünü yapabilmemize olanak sağlayan harika bir sisteme, tat alma duyusuna sahibiz. Tat alma sistemimiz, proteinleri, iyonları, kompleks molekülleri ve pek çok kimyasal bileşiği analiz eder; bir ömür boyu durup dinlenmeksizin bizim adımıza çalışır.</text:p>
      <text:p text:style-name="P20">Üstelik günlük gıda gereksinimlerimizi karşılarken, yemeklerin, içeceklerin, meyvelerin, pastaların, şekerlemelerin eşsiz tatlarından büyük bir zevk alırız. Bugüne kadar tattığınız hepsi birbirinden leziz yiyecekleri ve içecekleri gözünüzün önüne getirmeye çalışın: Susuzluğunuzu gidermek için içtiğiniz limonata veya meyve suları, yaz sıcağında yediğiniz kavun ya da karpuz, mangalda pişirilen pirzola, meyveli veya çikolatalı dondurma, börek, sütlaç, mantı, aşure, çilekli pasta, pilav, bal… </text:p>
      <text:p text:style-name="P20">Bu güzellikleri, sonsuz ihsan sahibi olan Rabbimizin hizmetimize verdiği tat alma mekanizması sayesinde algılarız. Kitabın bu bölümünde bu eşsiz sistemi daha yakından inceleyecek ve ne kadar üstün bir yaratılış eseri olduğuna şahit olacağız. </text:p>
      <text:p text:style-name="P20"/>
      <text:h text:style-name="P9" text:outline-level="2">Dildeki Kusursuz Organizasyon</text:h>
      <text:p text:style-name="P18"><text:span text:style-name="T1">Bir yemek kitabına göz atın; içinde binlerce tarif olduğunu görürsünüz. Dünyada 20.000 yenebilir bitki türü olduğu tahmin edilmektedir.</text:span><text:span text:style-name="T10">118</text:span><text:span text:style-name="T1"> <text:s/>Gerçekten de katı ve sıvı gıdaların çeşitliliği dikkat çekicidir. Ancak tüm bu çeşitliliğe rağmen, farklı tatları birbirinden ayırt etmek bizim için oldukça kolaydır. Örnek olarak, gözlerimiz kapalı bile olsa, haşlanmış tavuk eti ile kızartılmış tavuk eti arasındaki ayrımı hemen fark ederiz. Tavuk eti ile yapılmış onlarca farklı yemeği herhangi bir güçlük çekmeden anlarız. İşte bu yeteneğimizin sırrı, tat alma organımız olan dilimizdeki organizasyonda gizlidir.</text:span></text:p>
      <text:p text:style-name="P18"><text:span text:style-name="T1">Dil, karmaşık kimyasal analizler yapan bir laboratuvara benzetilebilir. Çünkü yediğimiz veya içtiğimiz her besin pek çok değişik tat molekülünden oluşur. Herhangi bir tabak yemekte, yüzlerce veya binlerce ayrı kimyasal </text:span><text:soft-page-break/><text:span text:style-name="T1">madde bulunur.</text:span><text:span text:style-name="T10">119</text:span><text:span text:style-name="T1"> Tat uzmanı David Schaeppi'ye göre, tat ve kokuyu meydana getiren kimyasal maddelerin sayısı muzda 225, çilekte 350'dir.</text:span><text:span text:style-name="T10">120</text:span><text:span text:style-name="T1"> Belki de ilk defa duyduğunuz bu bilginin anlamı açıktır: Dil denilen harika laboratuvar, kimyasal yapıları farklı sayısız molekülü şaşmaz bir doğrulukla tahlil eder. </text:span><text:span text:style-name="T13">(Şekil 23) </text:span><text:span text:style-name="T1">Peki, böylesine "becerikli" olan dilimiz nasıl bir yapıya sahiptir?</text:span></text:p>
      <text:p text:style-name="P18"><text:span text:style-name="T1">Dilimizde çok sayıda sinir lifi bulunur. Bu özelliği, onun her yönde rahatlıkla hareket edebilmesine imkan sağlar. Öyle ki, dilimiz parmaklarımızdan dört kat daha hareketlidir.</text:span><text:span text:style-name="T10">121</text:span><text:span text:style-name="T1"> Konuşurken, gıdaları çiğnerken ve yutarken, dilimiz önemli görevler üstlenir. Ağza alınan besinler, tükürük bezlerinin salgılarıyla ıslatılır ve yumuşatılır; daha sonra da yutağa doğru itilir. İşte bu sırada dilimizdeki tat alıcı hücreler de faaliyet halindedir. Bu faaliyeti anlayabilmek için, öncelikle dilin derinliklerindeki düzenlemeyi tanımamız gerekir.</text:span></text:p>
      <text:p text:style-name="P18"><text:span text:style-name="T1">Tat alıcı hücreler tat alma konusunda uzmanlaşmış hücrelerdir; sadece dilde ve ağzın belirli bölgelerinde yer alırlar. Dildeki tat hücreleri, "tat tomurcuğu" adı verilen soğana benzer yapılar şeklinde biraraya toplanmışlardır. Tat tomurcukları da "papilla" olarak isimlendirilen yapıların içinde bulunurlar. Papillalar dile pürüzlü bir görünüm veren minik çıkıntılardır; dilin üst yüzeyinde ve yanlarında yer alırlar. Dört çeşit papilla vardır ve bunlar dilin değişik bölgelerine dağılmış durumdadır. </text:span><text:span text:style-name="T13">(Şekil 24) </text:span><text:span text:style-name="T1">Bunlar içerisinde en çok dikkat çekenler dilin ön bölümlerinde bulunan mantarsı papillalardır; özellikle süt içtikten sonra daha da görünür hale gelirler. Diğerlerine göre daha büyük ve daha az sayıda olanlar çanaksı papillalardır; dilin arkasında ters bir V harfi biçiminde dizilmişlerdir. Yapraksı papillalar ise dilin arka yanlarındadır. Mantarsı, çanaksı ve yapraksı papillalar tat tomurcuklarını barındırırlar. Tat tomurcuğu içermeyen ve sayıca en çok olanlar ise ipliksi papillalardır; neredeyse dilin tüm yüzeyini kaplarlar. İpliksi papillalar dokunma duyusuyla ilgili olarak görev yaparlar.</text:span></text:p>
      <text:p text:style-name="P18"><text:span text:style-name="T1">Gelişmiş bir mikroskop altında incelendiğinde, dilde ilk göze çarpan sözü edilen yapısal düzenlemenin varlığı olacaktır. En küçükten en büyüğe doğru sıralama şu şekildedir: tat hücresi, tat tomurcuğu ve papilla. Dilde toplam 10.000 civarında tat tomurcuğu vardır.</text:span><text:span text:style-name="T10">122</text:span><text:span text:style-name="T1"> </text:span><text:span text:style-name="T13">(Şekil 25) </text:span><text:span text:style-name="T1">Çanaksı papillalar toplam 700-3000, yapraksı papillalar toplam 320-2950 kadar tat tomurcuğu barındırırlar. Bir mantarsı papilladaysa 3 ile 10 arasında tat tomurcuğu bulunur.</text:span><text:span text:style-name="T10">123 </text:span><text:span text:style-name="T1">Her tat tomurcuğunda sayıları 50 ile 100 arasında değişen tat hücreleri yer alır</text:span><text:span text:style-name="T10">124</text:span><text:span text:style-name="T1">. Bu sayılar, yaratılıştaki dengeyi göstermesi açısından anlamlıdır. Çünkü tat hücreleri ve tomurcuklarının sayıca normalin altında olması durumunda tat alma yeteneği azalmakta, hatta kaybolmaktadır; normalin üstünde olması durumundaysa alışılmış tatların aşırı tatlı veya acı şeklinde algılanması söz konusu olmaktadır. Açıktır ki, her hücre tam olması gereken sayıdadır. Aksi halde, yemek ve içmek sıkıntı ve ızdırap verici olacak, insana rahatsızlık verecekti.</text:span></text:p>
      <text:p text:style-name="P18"><text:span text:style-name="T1">Bilindiği gibi, bir elektronik cihaz ne kadar küçük olursa o kadar başarılı bir tasarım olarak kabul edilir. Mühendisler bu nedenle, belirli bir hacmi en verimli şekilde değerlendirmeye çalışırlar. Tat hücrelerinin tomurcuklardaki organizasyonuna bakıldığında, bahsedilen dizayn ilkesinin örnekleri hemen fark edilir. Şekil 26-27'de görüldüğü gibi, 100'e yakın tat hücresi, tat tomurcuğunda ideal bir şekilde biraraya gelmiştir. Üstelik tomurcukta tat hücreleri üretim yeri olan bazal hücreler ve salgı hücreleri de bulunur. Papillalardaki yapıya baktığımızda da benzer bir durum karşımıza çıkar. </text:span><text:span text:style-name="T13">(Şekil 28-29)</text:span><text:span text:style-name="T1"> Papillanın kenarlarına dizilen tat hücreleri ile tat molekülleri, papillanın çevresindeki yarıkta iletişim kurarlar. Bu yapı sayesinde küçük bir alanda olabilecek en geniş iletişim yüzeyi elde edilmiş olur.</text:span></text:p>
      <text:p text:style-name="P18"><text:span text:style-name="T1">Tat alma sistemimizdeki hücrelerin tam olması gereken sayıda ve en ideal şekillerde bulunmaları çok üstün bir yaratılış delilini gözler önüne sermektedir. Diğer bir harikuladelik de bunların tam olmaları gereken yerde bulunmalarıdır.</text:span><text:span text:style-name="T10">125</text:span><text:span text:style-name="T1"> Tat alma sistemindeki pek çok detaydan sadece birisi değişseydi; mesela tat hücreleri dilin üzerinde ve yanlarında değil de altında olsaydı ne olurdu? Cevap açıktır; tat algısı da büyük ölçüde kaybolur ve </text:span><text:soft-page-break/><text:span text:style-name="T1">insan zor duruma düşerdi. Tat hücrelerindeki her detayın yerli yerinde olması, akıl ve sağduyu sahibi insanlara şunu hatırlatır: Allah'ın herşeyi mükemmel bir düzen içinde ve kusursuz yarattığı gerçeğini. </text:span></text:p>
      <text:p text:style-name="P20">Herkes bir organizasyonun organizatör olmaksızın, bir düzenlemenin düzenleyici olmaksızın gerçekleşemeyeceğini kabul eder. Şöyle bir etrafınıza bakın, gördüğünüz herşey bir tasarım ürünüdür: Masa, sandalye, lamba, perde, pencere camı, televizyon, bilgisayar… Bunlardan kat kat daha kompleks olan tat alma sistemi de üstün bir yaratılışın ürünüdür. Bu üstün yaratılışın sahibi de alemlerin Rabbi olan Allah'tır.</text:p>
      <text:p text:style-name="P20"/>
      <text:h text:style-name="P9" text:outline-level="2">Ana Tatlar</text:h>
      <text:p text:style-name="P18"><text:span text:style-name="T1">Bugün bilim dünyasında beş ana tat olduğu görüşü ağır basmaktadır: Tatlı, tuzlu, acı, ekşi, umami.</text:span><text:span text:style-name="T10">126</text:span><text:span text:style-name="T1"> Bunlardan ilk dördü herkesin tanıdığı, bildiği tatlardır; fakat umami, bazı okuyucuların ilk defa karşılaştığı bir kavram olabilir. Umami, proteinlerin yapısındaki 20 farklı amino asitten birisi olan glutamattan kaynaklanan bir tattır. (Glutamat, et, balık ve baklagiller familyasından olan bitkilerde bulunur. Ayrıca hazır gıdalarda tat artırıcı olarak kullanılan monosodyum glutamat da bu tadı verir.) </text:span></text:p>
      <text:p text:style-name="P18"><text:span text:style-name="T1">Bazı bilim adamları yediğimiz, içtiğimiz besinlerin bu beş tadın karışımı olduğunu söylerken bazıları da bu görüşe katılmamaktadır. Profesör Andrew Spielman (New York Üniversitesi Dişçilik Fakültesi), Profesör Joseph Brand (Monell Kimyasal Duyular Merkezi), Dr. Wentao Yan (New York Üniversitesi Dişçilik Fakültesi) gibi bazı araştırmacılar başka tatların da temel tat olabileceğini düşünmektedirler: Yağ, su, metalik tatları gibi.</text:span><text:span text:style-name="T10">127</text:span><text:span text:style-name="T1"> </text:span></text:p>
      <text:p text:style-name="P18"><text:span text:style-name="T1">Araştırmaların gün ışığına çıkardığı bir bilgi de "tat haritası"nın yanlış olduğudur.</text:span><text:span text:style-name="T10">128</text:span><text:span text:style-name="T1"> </text:span><text:span text:style-name="T13">(Şekil 30)</text:span><text:span text:style-name="T1"> Tat haritası, tatlılığın dilin ucu, tuzluluğun dilin kenarları, ekşiliğin dilin yanları, acılığın ise dilin arkası tarafından algılandığı görüşüne dayanıyordu. Bu haritanın 19. yüzyılda yapılan araştırmaların yanlış yorumlanmasının sonucu olduğu anlaşıldı. Çünkü son bilimsel çalışmalar tat hücrelerinin birden fazla uyarıcıya tepki verdiğini göstermiştir.</text:span><text:span text:style-name="T10">129</text:span><text:span text:style-name="T1"> Diğer bir deyişle, her bir tat hücresinde düşünüldüğünden çok daha kompleks haberleşme sistemlerinin olduğu ortaya çıkmıştır. Her tat hücresi zannedildiği gibi sadece belirli bir uyarıcıyla değil, birden çok uyarıcıyla iletişim kurmaktadır. Alıcı hücrelerdeki haberleşme yöntemleri, hücrelerin yaratılış eseri olduğunu açıkça gösteren delillerden birisidir.</text:span></text:p>
      <text:p text:style-name="P20"/>
      <text:h text:style-name="P9" text:outline-level="2">Kompleks Haberleşme Sistemleri</text:h>
      <text:p text:style-name="P18"><text:span text:style-name="T1">Profesör Joseph Brand tat duyusu üzerinde yaptığı çalışmalarla tanınmış bir bilim adamıdır. Brand'a göre, dilimizin üzerine konulan bir şeyin tadını algılamamız sadece 0.2-0.5 saniye sürmektedir.</text:span><text:span text:style-name="T10">130</text:span><text:span text:style-name="T1"> Gözümüzü kapayıp açmamızdan daha kısa olan bu zaman zarfında nelerin gerçekleştiği yüzyıllardır araştırılmaktadır. Günümüzde ise tat alma işleminin ana hatları anlaşılabilmiş durumdadır.</text:span><text:span text:style-name="T10">131</text:span><text:span text:style-name="T1"> </text:span></text:p>
      <text:p text:style-name="P20">Tat alma, yediğimiz besinlere ait tat bileşiklerinin tükürük içinde erimeleriyle başlar. Tuzlu gıdaların tadının daha hızlı alınmasının nedeni, tuzun tükürük içinde diğerlerine göre daha çabuk erimesidir. Hatta bazen besinlerin kokusunun alınmasıyla tükürük bezleri, tükürük salgılamaya başlar ve dil tat almaya hazır hale gelir. Tat almadaki her detay gibi, bu aşama da önemlidir. Düşünün ki bu salgı olmasaydı, kuru besinlerin tadını alamayacaktık. (Bu salgı, sindirim ve savunma sistemlerine yardımcı olan protein ve enzimler içermektedir. Tükürük salgısının özellikleri ve üstlendiği görevler hakkındaki araştırmalar devam etmektedir. Yapılan araştırmalar genellikle önemsiz görülen bu sıvının yapısının oldukça kompleks olduğunu ortaya koymaktadır.) </text:p>
      <text:p text:style-name="P18"><text:soft-page-break/><text:span text:style-name="T1">Yiyeceklerden gelen tat molekülleri ile dildeki tat hücreleri arasındaki haberleşme, hücrenin tepesindeki mikrovillus denilen tüy benzeri yapılarda kurulur. Mikrovilluslar (tat tüycükleri) tat gözeneği olarak isimlendirilen minik açıklıklardan dilin üzerini kaplayan mukoza zarına çıkarlar. Tat hücrelerinin reseptörleri, tat tüycüklerinin üzerinde yer alırlar. Dikkat edin, tat gözeneğinin çapı ortalama olarak milimetrenin binde dördü kadardır.</text:span><text:span text:style-name="T10">132</text:span><text:span text:style-name="T1"> <text:s/></text:span></text:p>
      <text:p text:style-name="P18"><text:span text:style-name="T1">Tat bileşikleri, aynı zamanda haberci moleküllerdir; görevleri, taşıdıkları mesajı, tat hücresinin zarının üzerindeki reseptörlere veya iyon kanallarına iletmektir. Bu aşamada, hücresel ve moleküler seviyede gelişen olaylar, Miami Üniversitesi'nden Profesör Stephen Roper'in belirttiği gibi, henüz araştırma safhasındadır.</text:span><text:span text:style-name="T10">133</text:span><text:span text:style-name="T1"> Pek çok farklı tat bileşiğine karşılık, farklı haberleşme yolları mevcuttur. Yani tatlı, ekşi, acı, tuzlu gibi farklı tatlar için değişik iletişim ağları kurulur. Diğer bir ifadeyle, tat hücreleri birden çok sayıda haberleşme yöntemine sahiptirler ve günümüzde bunların sadece bir kısmı kaba hatlarıyla anlaşılabilmiştir. Başka bir şaşırtıcı özellik de, tat alma mekanizmalarının, türler arasında önemli ölçüde farklılık göstermesidir.</text:span><text:span text:style-name="T10">134</text:span><text:span text:style-name="T1"> Bunlar, üzerinde durup düşünülmesi gereken olaylardır. Elbette akıl ve bilinçten yoksun moleküller ve hücreler, birbirleriyle haberleşmek için farklı farklı yöntemler geliştiremezler; buradaki iletişim sistemleri onları yaratan Rabbimizin sonsuz aklının ve ilminin göstergeleridir. </text:span></text:p>
      <text:p text:style-name="P18"><text:span text:style-name="T1">Tuzluluk ve ekşiliğe dair haber taşıyan tat molekülleri, doğrudan doğruya tat hücresinin zarındaki iyon kanallarıyla bağlantı kurarlar. Tatlı, acı ve umami tat molekülleri ise hücre zarındaki reseptörlere bağlanırlar. Ünlü araştırmacılar David Smith (Maryland Üniversitesi Tıp Fakültesi'nden) ve Robert Margolskee (Mount Sinai Tıp Fakültesi'nden) molekül ile reseptör arasındaki bağlantıyı, koku almada olduğu gibi anahtar ile kilit ilişkisine benzetirler.</text:span><text:span text:style-name="T10">135</text:span><text:span text:style-name="T1"> Yani her kilidi belirli bir anahtarın açması gibi, her reseptörü harekete geçiren belirli bir molekül vardır. Milimetrenin yüz binde biri kalınlığında, yağ ve proteinlerden oluşan hücre zarının üzerinde hücreye giriş-çıkışı denetleyen kanallar ve haberleşme santrali gibi çalışan reseptörler vardır. Bunların milyonlarca farklı tat molekülünü, her defasında hatasız olarak tanımaları ve gereken işlemleri eksiksiz yapmaları ise insanı hayrete düşüren harikalardır.</text:span></text:p>
      <text:p text:style-name="P18"><text:span text:style-name="T1">Burada şunu da belirtmek yerinde olacaktır. Koku almada bine yakın farklı reseptörün var olduğundan söz etmiştik. Tat almada kaç değişik reseptör olduğu ise halen bilinmemektedir. 2000 yılında, bazı araştırmacılar ilk olarak "T2R/TRB" reseptörlerini bulmuşlardır.</text:span><text:span text:style-name="T10">136</text:span><text:span text:style-name="T1"> Profesör Linda Buck bu keşfin, tat duyusuna ilişkin muhtemelen uzun bir araştırmanın sadece başlangıcı olduğunu ifade etmektedir.</text:span><text:span text:style-name="T10">137</text:span><text:span text:style-name="T1"> Araştırmacı Profesör Charles Zukerda araştırma yapmadan, kaç değişik tat reseptörü çıkacağının tahmin edilemeyeceğini belirtmektedir.</text:span><text:span text:style-name="T10">138</text:span><text:span text:style-name="T1"> Bu gerçekler şu anlama gelir: 21. yüzyılın teknolojisiyle bile tat hücrelerinin reseptörlerindeki yapıların çok küçük bir bölümü çözülebilmiştir. Bu durum da, bahsi geçen yapıların üstün bir yaratılışın eseri olduğunu bir kere daha göstermiştir.</text:span></text:p>
      <text:p text:style-name="P18"><text:span text:style-name="T1">Reseptörlerin uyarılmasıyla tat hücresi içinde bir dizi karmaşık işlem başlar. Bu aşamalarda birçok protein ve enzim, görevini aksatmaksızın yerine getirir. Örneğin, şeker veya suni tatlandırıcı molekülünün reseptöre bağlanmasıyla "gustducin" olarak adlandırılan protein kompleksi faaliyete geçer. Bu protein kompleksinden ayrılan parçacıklar özel bir enzimi aktif duruma geçirirler. Söz konusu enzim hücre içindeki bazı proteinleri "ikinci habercilere" dönüştürür. Bu haberciler de hücre zarındaki potasyum kanallarına kapanma emrini götürürler. Aynı zamanda sodyum ve kalsiyum kanalları açılır; artı yüklü iyonlar hücre içine giriş yapmaya başlar. Böylece hücrenin başlangıçtaki eksi yüklü durumu ortadan kalkar, hücre nötr duruma geçer. Yine henüz tam olarak anlaşılamayan bazı karmaşık işlemler sonucunda hücre, "nörotransmitter" denilen kimyasal haberciler salgılamaya başlar. Bu kimyasal haberciler de yakınlarındaki nöronlara mesaj taşırlar. Henüz hangi nörotransmitterlerin, tat hücresi ile nöron arasında haber taşıdığı kesin olarak bilinmemektedir. Ancak seratonin, GABA, asetilkolin, adrenalin gibi kimyasal habercilerin, tat alma sisteminde rol oynadığı düşünülmektedir.</text:span><text:span text:style-name="T10">139</text:span></text:p>
      <text:p text:style-name="P20"><text:soft-page-break/>Şekil 31'de, değişik uyarılara göre tat hücrelerinde meydana gelen olaylar tasvir edilmiştir. Bunları incelerken şu iki noktanın da unutulmaması gerekir. Öncelikle, farklı uyarıcılara göre tat hücresinde meydana gelen değişimler, farklı hücre çizimleriyle gösterilmiştir; bunun nedeni, okuyucunun daha rahat anlamasına yardımcı olmaktır. Gerçekte tat hücreleri, daha önce de bahsettiğimiz gibi, sadece bir değil, birden fazla uyarıcıyla etkileşim içine girerler. Diğer nokta da, tat hücresindeki haberleşmenin şekilde sadece ana hatlarıyla gösterilmesidir.</text:p>
      <text:p text:style-name="P20">Bilindiği gibi, mühendisler mekanik veya elektronik cihazların çalışma sistemlerini gösteren detaylı teknik çizimler yaparlar. Bu çizimler, aletin, mühendisler, teknisyenler veya uzmanlar tarafından tasarlandığının açık bir delilidir. Aklı yerinde olan hiç kimse teknik resmini gördüğü cihazın kendiliğinden veya tesadüfen oluştuğunu düşünmez. Şimdi bir de Şekil 31'deki tat hücrelerinin iletişim mekanizmalarına bakın. Bunların tasarlanmadan ortaya çıktığını düşünür müsünüz? Elbette, hayır! Çünkü akıl ve mantık sahibi hiçbir insanın böyle bir düşünceye kapılması mümkün değildir. </text:p>
      <text:p text:style-name="P20">Evrim teorisinin ileri sürdüğü de işte buna benzer akıl almaz bir iddiadır. Apaçıktır ki, tat hücrelerinin gelişmiş haberleşme yöntemleri tesadüf eseri olamaz. Söz konusu sistemin her aşaması son derece hassas ve detaylı hesaplar, saliseler içinde gerçekleşen düzenlemeler içermektedir. Bu aşamalardan tek bir tanesi bile onu yaratan Allah'ın varlığını göstermeye yeterlidir. Evrimcilerin göz göre göre apaçık delilleri inkar etmeleri ise sadece akıl ve mantık dışı saplantılardan kendilerini kurtaramamaları ile açıklanabilir.</text:p>
      <text:p text:style-name="P20"/>
      <text:h text:style-name="P9" text:outline-level="2">Beyindeki Tat Alma Duyusu </text:h>
      <text:p text:style-name="P18"><text:span text:style-name="T1">Vücudunuzdaki sinirler gelişmiş bir ülkenin posta sisteminden çok daha mükemmel çalışırlar. Doğduğunuzdan bu yana her gün hatta her an büyük oranlarda bilgiyi olağanüstü bir başarıyla tam tamına doğru adreslere taşırlar; hiçbir bilgiyi kaybetmezler. Beyninizde yaklaşık olarak yüz milyar sinir hücresi bulunur.</text:span><text:span text:style-name="T10">140</text:span><text:span text:style-name="T1"> Siz birşeyler yediğiniz veya içtiğinizde de, üç tat siniriniz tat hücrelerinizden aldıkları mesajları yüz milyar adresten ilgili olanlarına taşırlar. Üstelik bunu yaşadığınız süre boyunca kusursuz olarak yaparlar. </text:span></text:p>
      <text:p text:style-name="P18"><text:span text:style-name="T1">Öncelikle şunu belirtelim ki, tat sinirlerinin çapı 0.004 milimetreden daha azdır.</text:span><text:span text:style-name="T10">141</text:span><text:span text:style-name="T1"> Tat mesajları beyne, dilin öndeki üçte ikilik bölümünden "chorda tympani" siniriyle, arkadaki üçte birlik bölümünden ise "glossopharyngeal" siniriyle taşınır. "Vagus" siniri de ağzın arka taraflarından aldığı tat sinyallerini beyne iletir.</text:span><text:span text:style-name="T10">142</text:span><text:span text:style-name="T1"> </text:span><text:span text:style-name="T13">(Şekil 32)</text:span><text:span text:style-name="T1"> İşte bu üç sinir, on binlerce tat hücresinden aldıkları haberleri beyin sapı denilen bölgeye götürürler. Tat bilgileri buradan da beynin korteks, hipotalamus ve amigdala bölgelerine giderler. Bir şeyler atıştırırken, adları geçen üç sinir beynin ilgili bölgelerine sürekli olarak haber ulaştırmakla meşguldür. Bunlardan ayrı olarak sıcaklık, dokunma, basınç ve ağrıya ilişkin bilgileri hücrelerden beyne taşıyan özel bir sinir ("V. kraniyal sinir") daha vardır.</text:span></text:p>
      <text:p text:style-name="P20">Peki, söz konusu mesajlar nasıl olur da "enfes bir kestaneli kek" veya "leziz bir mantar çorbası" gibi yorumlara dönüşürler? Nasıl olur da yediğimizin, nefis mi, yavan mı ya da bozuk mu olduğunu anlarız? Nasıl olur da besinleri anında tanırız? Nasıl olur da gıdaları ayrıntılarıyla tasvir edecek şekilde analiz ederiz?</text:p>
      <text:p text:style-name="P18"><text:span text:style-name="T1">Soruları doyurucu bir şekilde cevaplandırmak için, yeni araştırmaların sonuçlarını beklememiz gerekiyor. Beyinde, tat mesajlarının nasıl anlamlı algılara dönüştüğü henüz bilinmemektedir. Diğer deyişle, tat alma sistemindeki kodlama sistemi ve beynin bu şifreleri çözme mekanizması halen anlaşılamamıştır. Şu anda bilinen, tat ayrımının belirli bir hücre modelinden kaynaklanmadığı ve tat hücrelerinden gelen bilgilerin beyinde toplu olarak değerlendirilmesiyle tat algısının oluştuğudur.</text:span><text:span text:style-name="T10">143</text:span><text:span text:style-name="T1"> </text:span></text:p>
      <text:p text:style-name="P20"><text:soft-page-break/>Önümüzdeki senelerde tat duyusunun çalışma mekanizmasına dair muhtemelen daha kapsamlı bilgimiz olabilir. Bununla birlikte, elinizde tuttuğunuz bu kitap kadar şu gerçekten de emin olabilirsiniz: Her yeni bilimsel bulgu, tat alma sistemindeki yaratılış gerçeğini bir kere daha gözler önüne serecektir. Çünkü canlılara katından bir nimet olarak güzel kokuları ve eşsiz tatlarıyla sayısız bitkileri, meyveleri, sebzeleri var eden, bunlarla onları rızıklandıran alemlerin Rabbi olan Allah'tır. Birçok ayette bu gerçek bildirilir ve insanlara öğüt alıp düşünmeleri tavsiye edilir. Bazı ayetler şu şekildedir: </text:p>
      <text:p text:style-name="P7">De ki: "Sizi göklerden ve yerden rızıklandıran kim?" De ki: "Allah, gerçekten ya biz, ya da siz her halde bir hidayet üzerindeyiz veya apaçık bir sapıklıkta." (Sebe Suresi, 24)</text:p>
      <text:p text:style-name="P7">O, gökten su indirendir. Bununla herşeyin bitkisini bitirdik, ondan bir yeşillik çıkardık, ondan birbiri üstüne bindirilmiş taneler türetiyoruz. Ve hurma ağacının tomurcuğundan da yere sarkmış salkımlar, -birbirine benzeyen ve benzemeyen- üzümlerden, zeytinden ve nardan bahçeler (kılıyoruz.) Meyvesine, ürün verdiğinde ve olgunluğa eriştiğinde bir bakıverin. Şüphesiz inanacak bir topluluk için bunda gerçekten ayetler vardır. (Enam Suresi, 99)</text:p>
      <text:p text:style-name="P7">Ey insanlar, Allah'ın üzerinizdeki nimetini anın. Gökten ve yerden sizi rızıklandıran Allah'ın dışında bir başka Yaratıcı var mı? O'ndan başka İlah yoktur. Öyleyse nasıl olur da çevriliyorsunuz? (Fatır Suresi, 3)</text:p>
      <text:p text:style-name="P20"/>
      <text:h text:style-name="P9" text:outline-level="2">Tat hücrelerindeki devir teslim</text:h>
      <text:p text:style-name="P20">Bilindiği gibi her cihazın belirli bir kullanım ömrü vardır. Cihaz ne kadar zor ve ağır şartlar altında çalışırsa, kullanım süresi de o oranda kısa olacaktır. Dildeki tat hücreleri için de benzer bir durum söz konusudur. Tat hücreleri, vücut sıcaklığının oldukça üstünde veya altındaki gıdalarla, asitli besinlerle her gün muhatap olurlar; bu yönden güç ve çetin bir ortamda çalışan aletlere benzerler. Örneğin, sımsıcak bir çay, buzlu bir meyve suyu, koyu bir kahve veya ekşi bir greyfurt suyu onları belli bir ölçüde yıpratır. Doğal olarak, tat hücrelerinin zaman içinde algılama yeteneğini kaybetmeleri ve tat duyusunun yok olması beklenilirdi. Ama böyle olmaz. Peki neden tat duyusu körelmez ve kaybolmaz?</text:p>
      <text:p text:style-name="P18"><text:span text:style-name="T1">Bunun nedeni tat hücrelerindeki yenilenme mekanizmasıdır. Tat hücreleri ortalama olarak her 10 günde bir değişirler.</text:span><text:span text:style-name="T10">144</text:span><text:span text:style-name="T1"> Yani şu andaki tat hücreleriniz bundan 10 gün öncekilerden tamamen farklıdır. Tat tomurcuğundaki bazal hücreler olgunlaşır ve birkaç saat içinde eski tat hücrelerinizin yerini alırlar. </text:span><text:span text:style-name="T13">(Şekil 33)</text:span><text:span text:style-name="T1"> Sizin farkına varmadığınız bu işlemler o kadar hızlı gerçekleşir ki bazen akşam yemeğinde kullandığınız tat hücreleri kahvaltıdakilerden farklıdır.</text:span><text:span text:style-name="T10">145</text:span><text:span text:style-name="T1"> Bu mükemmel mekanizma sayesinde, tat hücreleriniz her zaman güvenilir ve sağlam bir yapıda kalırlar. Siz de tatları alıştığınız gibi algılamaya, vücudunuz için zararlı olabilecek maddeleri tespit etmeye devam edersiniz.</text:span></text:p>
      <text:p text:style-name="P20">Şüphesiz bu gerçek, gereği gibi tefekkür edilmesi gereken bir durumdur. Şöyle bir etrafınıza bakın, çevrenizdeki ileri teknoloji ürünü cihazlardan kendi kendini yenileyebilen var mı? Tabii ki hayır! İşte bu hakikat göz önünde bulundurulursa, tat alma sistemindeki muazzam yaratılış daha iyi kavranır. Aynı zamanda bu gerçek, bizi yaratan Rabbimizin sonsuz cömertliğini ve lütufkarlığını bir kere daha hatırlamamıza vesile olur. Ancak insanların büyük bir bölümü bu gerçeğin farkında olmalarına rağmen görmezden gelerek nankörlükte direnir ve şükretmezler. Kendi vücutlarındaki birbirinden harikulade yaratılış delillerine her an şahit olur, ancak gaflet içinde yüz çevirirler. Bu insanların durumu Neml Suresi'nde şu şekilde bildirilir:</text:p>
      <text:p text:style-name="P7">Şüphesiz, senin Rabbin, insanlara karşı büyük lütuf (fazl) sahibidir, ancak insanların çoğu şükretmiyorlar. (Neml Suresi, 73)</text:p>
      <text:p text:style-name="P20"><text:soft-page-break/></text:p>
      <text:h text:style-name="P9" text:outline-level="2">Evrimcilerin İçine Düştükleri Durum</text:h>
      <text:p text:style-name="P20">Evrim yanlısı araştırmacı ve yazarların ortak bir özelliği vardır ki bunun izlerini konuşmalarında, makalelerinde ve kitaplarında kolaylıkla görmek mümkündür. Bu insanlar, evrim teorisine gözü kapalı bir şekilde bağlıdırlar. Ellerinde savundukları teoriyi destekleyecek herhangi bir delil olmaması bile, onları sabit fikirlerinden vazgeçirmez. Hatalarını kabul etmek yerine, daha da hırslanır ve spekülasyonlar üretmeye devam ederler. </text:p>
      <text:p text:style-name="P18"><text:span text:style-name="T1">Konumuz olan tat duyusunu ele alalım. Evrimci araştırmacılar tat almanın, yüksek kalorili ve zehirli gıdaları teşhis etmek için evrimleştiğini iddia ederler.</text:span><text:span text:style-name="T10">146</text:span><text:span text:style-name="T1"> İddiaya göre, yaşamak için yemek zorunda olan ilk canlılar, çevrelerindeki kaynaklardan faydalanmak için deneme yanılmalarda bulunmuşlar ve zehirli olanı faydalı olandan ayırt edinceye kadar çaba göstermişlerdir. Bu çabanın sonucunda nihayet dilleri, bunları birbirinden ayıracak özellikler edinmiş ve tatları algılamaya başlamıştır. Zamanla ihtiyaçları ayırt edebilen dil, zevkleri de ayırt etmeye başlamış ve tat alma duyusu ihtiyaçların yanı sıra güzel lezzetlerin de kaynağı olmuştur. </text:span></text:p>
      <text:p text:style-name="P20">Gerçekte bu izahın hiçbir açıklayıcı yönünün olmadığı ortadadır. Tat alma duyumuzun, besinleri birbirinden ayırt etmeye yaradığı zaten bilinen bir durumdur. Bunu bir "evrim sürecine" bağlamak, hiçbir bilimsel dayanağı olmayan tümüyle yanıltıcı bir yorumdur. Ayrıca her ne şekilde gelişmiş olursa olsun, evrimciler söz konusu sistemin nasıl olup da "evrimleştiğini" açıklamak zorundadırlar. Asıl yanıtlamaları gereken soru işte budur. Bu hayali senaryoda zehirli olanı ayırt edinceye kadar türün soyunu nasıl devam ettirdiği belli değildir. Edinilen deneyimlerin veya gerçekleşen sözde değişikliklerin sonraki nesillere nasıl aktarıldığı açıklamasızdır. Dilin sahip olduğu özellikler, algılama sistemleri ve sahip olduğu mekanizmaların oluşumu konusuna ise değinmeye bile gerek yoktur. Çünkü bunların evrimine dair bir açıklamaya hiçbir kaynakta rastlayamazsınız.</text:p>
      <text:p text:style-name="P18"><text:span text:style-name="T1">Yukarıdaki hikaye, böyle karmaşık bir mekanizmayı izah etmek için Darwinistlerin nasıl bir yöntem izlediklerini açıklamak bakımından önemlidir. Evrimciler açıklamalarında genellikle iki taktikten birisine başvururlar. Bazıları böyle bir konuya hiç değinmemeyi tercih ederken, bazıları da yukarıdaki ifadelere benzer klişe açıklamaların arkasına sığınır, bu açıklamaları da bilimsel bulguların aralarına eklemeye özen gösterirler. </text:span><text:span text:style-name="T4">Duyuların Doğal Tarihi</text:span><text:span text:style-name="T1"> kitabının yazarı Diane Ackerman'ın tat duyusunu okyanuslara borçlu olduğumuz yönündeki ifadeleri bu duruma bir örnektir.</text:span><text:span text:style-name="T10">147</text:span><text:span text:style-name="T1"> Beraberinde hiçbir bilimsel açıklamaya yer verilmeyen bu iddianın bir geçiştirmeden ibaret olduğu açıktır. Evrimciler her başları sıkıştığında "ilkel dünyadaki okyanuslar" masalına kurtarıcı gibi sarılırlar. Aslında adı geçen yazar da yazdıklarını delillendirememenin sıkıntısını yaşamaktadır. Nitekim konuya ilişkin şu hayalini dile getirir:</text:span></text:p>
      <text:p text:style-name="P10"><text:span text:style-name="T1">Yabancı bir uygarlık bizimle bağlantı kurmuş olsaydı, bize verebilecekleri en büyük hediye bir video film koleksiyonu olurdu: Türlerimizin evriminin her aşamasındaki filmleri.</text:span><text:span text:style-name="T10">148</text:span><text:span text:style-name="T1"> </text:span></text:p>
      <text:p text:style-name="P20">Diane Ackerman'ın bu beklentisine hak vermek gerekir. Nitekim evrimciler, şimdiye dek "tek bir iddialarını" bile haklı çıkaracak bir bilimsel delille karşılaşmamışlardır. Karşılaşmaları da kuşkusuz imkansızdır. </text:p>
      <text:p text:style-name="P20">Dolayısıyla Darwinistler, koku alma sisteminde karşılaştıkları zorluklarla, tat alma sisteminde de karşı karşıyadırlar. Çünkü günümüz teknolojisi, imkanları ve eğitimi ile henüz detayları çözülememiş olan tat duyusuna "tesadüflerle" bir açıklama getirmek, bu iddianın sahibini ancak küçük düşürecektir. Tat alma sistemi, beyindeki tat kodlama mekanizmasından sahip olduğu reseptör çeşitlerine kadar o denli mükemmel bir komplekslik içerir ki her parçasının özel olduğu açıktır. Dahası, tat sisteminin ideal yapısı, mükemmel ve kusursuz çalışma yöntemi de apaçık ortadadır. Bu gerçekler göz önüne alındığında söz konusu sistem içinde başıboş ve kontrolsüz hiçbir müdahalenin olamayacağını anlamak zor değildir. Hiçbir tesadüfi olay şuursuz moleküllere yediklerini veya <text:soft-page-break/>kokladıklarını "algılama" gibi bir yetenek veremez. Hiçbir tesadüf, birbirinden habersiz molekülleri birbirine kusursuz uyumlu bir geometrik yapı ile yaratamaz. Bunların uyumlarını bir "pasta" veya "portakal" gibi anlamlı hale getiremez. Hiçbir tesadüf dile ulaşan şuursuz moleküllerin "bilgisini" doğruca beyne iletmesi gerektiğini bilemez. Tesadüfler, yeniden hatırlatmak gerekirse, anlamlı bir makalenin çeşitli yerlerine rastgele yerleştirilmiş kelimeler gibi, kurulu düzende rastgele gelişen olaylardır. Yerleştirilen bu rastgele kelimeler, kuşkusuz ki anlamlı makaleyi daha anlamlı hale getirmez veya ona yeni bir anlam katmazlar. Tam tersine, anlam bütünlüğünü bozucu etkileri vardır. İşte evrimcilerin tesadüf iddiaları da bundan farklı bir anlam taşımamaktadır. Ve aslında kendileri de bu gerçeğin farkındadırlar. </text:p>
      <text:p text:style-name="P20">Dahası, daha önceki bölümlerde belirttiğimiz gibi, tat almada, koku alma duyusunun önemli bir fonksiyonu vardır. Tek cümleyle özetlemek gerekirse, koku ve tat alma sistemleri birbirleriyle iç içe geçmiş bir bağlantı içindedirler. Dolayısıyla, tat duyusu, koku alma duyusu olmaksızın bir anlam ifade etmez. Bu birliktelik de kuşkusuz evrimciler için bir endişe sebebidir. Daha önce belirttiğimiz "indirgenemez komplekslik" özelliği gösteren yapılar, yani birbirine bağımlı olan sistemler, aşamalı bir evrim sürecinin imkansızlığını ortaya koymaktadırlar. Tadın, koku alma duyusu ile varlığını sürdürebildiği gerçeği de, evrim teorisine göre bunların birbirlerinden bağımsız evrimleşmelerini olanaksız kılar. Oysa evrime göre her organın, hatta bu organların sahip olduğu her özelliğin milyonlarca yıllık gelişim içeren bir sırası olmalıdır. Bu durumda tat almanın, koku alma duyusunun gelişimine kadar işlevsiz beklemiş olması gerekmektedir ki kuşkusuz bunu da yine evrim teorisinin kendi mekanizmaları imkansız hale getirir. Evrime göre bir yapı işlevsiz bekleyemez, körelip yok olur. </text:p>
      <text:p text:style-name="P20">Tüm bunlar şunu ifade eder: Evrimciler olağanüstü kompleks olan tat alma sisteminin nasıl evrimleştiğini açıklayamazken bir de bunun koku alma ile iş birliği içinde evrimleşmesini izah etmek gibi büyük bir problemle daha karşı karşıyadırlar. Kimyasal maddeleri algılamak için neden tat ve koku alma gibi iki farklı sistemin evrimleştiği sorusuna ise getirebildikleri hiçbir cevap yoktur. </text:p>
      <text:p text:style-name="P20">Bu durumda vicdanı ve şuuru açık olan herkes şu gerçeğin kolaylıkla farkına varacaktır. Beyin, dil, tat sinirleri, papillalar, tat tomurcukları, tat hücreleri, tat reseptörleri, birçok farklı protein ve enzimin kusursuz bir uyum içinde biraraya gelmelerinin tek bir açıklaması vardır: Tat alma duyusunu yaratan ve hizmetimize veren alemlerin Rabbi olan Allah'tır. Allah'ın kusursuz yaratışını görmezden gelerek, batıl yollara yönelen insanların durumu ise Kuran'da şöyle tarif edilir:</text:p>
      <text:p text:style-name="P7">Allah size kendi nefislerinizden eşler yarattı ve size eşlerinizden çocuklar ve torunlar yarattı ve sizi güzel şeylerden rızıklandırdı. Şimdi onlar, batıla mı inanıyorlar ve Allah'ın nimetini inkar mı ediyorlar?</text:p>
      <text:p text:style-name="P7">Allah'ın dışında, kendileri için göklerden ve yerden hiçbir rızka, hiçbir şeye malik olmayan ve buna güçleri yetmeyen şeylere mi tapıyorlar?</text:p>
      <text:p text:style-name="P7">Artık Allah'a benzerler aramaya kalkışmayın; çünkü Allah bilir, siz ise bilmezsiniz. (Nahl Suresi, 72-74)</text:p>
      <text:p text:style-name="P20"/>
      <text:h text:style-name="P9" text:outline-level="2">Elektronik dil</text:h>
      <text:p text:style-name="P20">Dilimizdeki göz kamaştırıcı yapılar bazı bilim adamları için ilham kaynağı olmuştur. İnsan dilinin fonksiyonlarını taklit eden ve elektronik dil olarak isimlendirilen cihazlar geliştirilme safhasındadır. Bu cihaz, bayat besinleri tazelerinden ayırt etmek ve gıdalarda bakterilerin neden olduğu çürümeleri tespit etmek gibi amaçlar doğrultusunda geliştirilmektedir. Elektronik dil 100 kadar minik deliği bulunan elektronik bir devredir. Bu deliklerin her birisi yapay bir tat tomurcuğu şeklinde tasarlanmıştır. Devre üzerine damlatılan herhangi bir sıvı, delikler tarafından sünger gibi emilmektedir. Bunun ardından, suni tat tomurcukları sıvının kimyasal <text:soft-page-break/>bileşimine göre renk değiştirmekte, sonuçlar da bir ekran üzerinde görünmektedir. Örneğin, pembe renk test edilen sıvının tatlı, açık sarı ise biraz ekşi olduğunu göstermektedir.</text:p>
      <text:p text:style-name="P18"><text:span text:style-name="T1">Şimdi iki dil modeli arasında bir karşılaştırma yapalım. Elektronik dili geliştiren araştırmacılardan birisi olan Eric Anslyn, tasarımlarının yaklaşık yüz farklı tadı tespit ettiğini ifade etmektedir.</text:span><text:span text:style-name="T10">149</text:span><text:span text:style-name="T1"> Yıllardır birçok bilim adamı ve mühendisin büyük bütçeli araştırma-geliştirme projeleri üzerinde çalışmasıyla gelinen nokta bundan ibarettir. İnsan diliyle kıyaslandığında, yapay dilin tat alma kapasitesi ve kalitesinin bir hayli ilkel olduğu ortadadır. Ayrıca tat duyusu, insanın yaratılışından bu yana mükemmel olarak işlevini yerine getirmektedir.</text:span></text:p>
      <text:p text:style-name="P20">Elbette ki aradaki fark açıktır. Elektronik dil bir tasarım, plan ve mühendislik ürünüdür. Bu cihazı oluşturan parçaların tümü bir masanın üzerine dizilse ve milyonlarca hatta milyarlarca yıl beklense, elektronik dilin tesadüfen oluşması mümkün değildir. Bunlar ister denize, ister volkanların kenarına, isterse uzaya bırakılsın, yine de sonuç değişmeyecek; parçaların akıbeti kullanılamaz hale gelip dağılmak olacaktır. Bu gerçek, elektronik dille kıyaslanmayacak kadar üstün olan insan dili ve tat alma sisteminin rastlantıların ardı ardına sıralanmasıyla gerçekleşemeyeceğini anlamak bakımından önemlidir. <text:s/>Bu üstün yapıya yaratılış dışında açıklama aramak boşuna bir arayış olacaktır. Her evrimci de bu gerçekleri veya evrim teorisine olan dogmatik bağlılığını kabul etmek durumundadır.</text:p>
      <text:p text:style-name="P20"/>
      <text:h text:style-name="P9" text:outline-level="2">Tatların ve Tat Almanın Düşündürdükleri</text:h>
      <text:p text:style-name="P18"><text:span text:style-name="T1">Henüz annenizin karnında embriyo halindeyken tatlarla tanışmaya başladınız; doğumunuzun hemen ardından da tat alma duyunuz çalışmaya başladı.</text:span><text:span text:style-name="T10">150</text:span><text:span text:style-name="T1"> İlk tattığınız gıda, her türlü ihtiyacınızın içinde bulunduğu annenizin sütü oldu. Sahip olduğunuz sistem sayesinde, büyümeniz için gerekli besinleri yediniz, size zarar verebilecek maddeleri ise yemediniz. Çocukluğunuzdaki tat duyunuzun yetişkinlik döneminize kıyasla daha güçlü olması, sizin için önemli bir güvenlik mekanizması oldu. (Çocuklarda tat hücrelerinin sayısı erişkinlere oranla daha çoktur.) Çocuklarda tat hücreleri dilin dışında, üst damak, yanaklar ve boğazda da bulunur.</text:span><text:span text:style-name="T10">151</text:span><text:span text:style-name="T1"> Kısacası, daha pek çok maddeyi tanımadığınız ve zararlı maddeleri faydalılardan ayırt etmeyi bilmediğiniz yıllarda, tat alma duyunuz büyük yardımcınız oldu. </text:span></text:p>
      <text:p text:style-name="P18"><text:span text:style-name="T1">Ergenlik döneminde de tat alma sisteminiz her an hizmetinizde oldu. Bir an olsun görevini aksatmadı, durup dinlenmeksizin sizin adınıza yediklerinizi ve içtiklerinizi hatasız tahlil etti. Acıya karşı hassas duyarlılığınız ile zehirli veya zararlı olabilecek maddeleri ağzınıza alır almaz teşhis ettiniz. (Tatlar arasında en düşük "algılama eşiği" acıdadır.</text:span><text:span text:style-name="T10">152</text:span><text:span text:style-name="T1"> Tat hücreleri tatlılığı 200'de, tuzluluğu 400'de, ekşiliği 130.000'de, acılığı ise 2.000.000'da 1'de duyumsayabilirler.</text:span><text:span text:style-name="T10">153</text:span><text:span text:style-name="T1">) Böylece öldürücü bir doz yutmadan muhtemelen zehirli bir maddeyi ağzınızdan dışarıya attınız. Tat alma sisteminiz olmasaydı, neler olabileceğini zihninizde canlandırın. Hayatınızı sürdürebilmek için bir kimya laboratuvarında yaşamanız ve portatif bir analiz düzeneğiyle dolaşmanız zaruri olacaktı. Mesela, dolabınızdaki küçük beyaz taneciklerle dolu bir kavanozun muhteviyatının tuz mu, şeker mi, çamaşır deterjanı mı veya zehirli bir kimyasal madde mi olduğunu anlamanız için kimyasal testler yapmak zorunda kalacaktınız. Tüm vaktinizi günlük öğünlerinizde yemeniz ve içmeniz gereken besinleri tespit etmeye ayırsanız bile, bu belki de yeterli olmayacaktı.</text:span></text:p>
      <text:p text:style-name="P20">Düşünün ki tat alma duyunuz olmasaydı, belki de yemek yemek aklınıza bile gelmeyecekti. Her gün iki veya üç kez yapmak zorunda olduğunuz bu işlem bir eziyet halini alacaktı. Bunu ihmal etmeniz durumunda da yetersiz beslenme belirtileri ve hastalıklar ortaya çıkacaktı. Bu gerçekleri unutmadan bir de mevcut koşullara bakalım: Yediklerinizi ve içtiklerinizi şöyle bir gözünüzün önüne getirin. Sağlığınız için gerekli olan gıdaların aynı zamanda lezzetli de olduklarını hemen fark edersiniz. Örneğin, yaz aylarında susuzluğunuzu gideren kavun, karpuz; kış <text:soft-page-break/>aylarında vitamin ihtiyacınızı karşılayan portakal, mandalina gibi meyvelerin tatlarının ne kadar hoş olduğu açıktır. Şu yaşınıza gelinceye kadar karşılaştığınız kuru ve sıvı gıdaları, tatlarıyla birlikte hatırınıza getirin: Muz, çilek, şeftali, kiraz, incir, kayısı, dut gibi meyveler; ıspanak, havuç, domates, patates, bezelye gibi sebzeler; nohut, mercimek, fasulye gibi baklagiller; muhallebi, baklava, helva gibi tatlılar; farklı yöntemlerle pişirilmiş et yemekleri, çeşit çeşit peynirler, çorbalar, kekler, pastalar, bisküviler, börekler, çörekler, meyve suları, şekerlemeler, dondurmalar, reçeller ve daha sayısız tat... Eğer tat alma sistemiyle donatılmış olmasaydınız, bunların hiçbirinin bir anlamı kalmayacaktı. Yine düşünün ki bunların tatları alıştığımız gibi lezzetli olmayabilirdi; tatsız, yavan, nahoş, mide bulandırıcı, iğrenç veya tiksindirici olabilirdi. Belli ki her tat insan için özel olarak yaratılmıştır. Açıktır ki alışkanlığın getirdiği bir vurdumduymazlıkla bu gerçeği göz ardı etmek büyük bir hata olacaktır. Güzel ve temiz besinleri insanlar için Allah'ın yarattığı Kuran'da şöyle bildirilir:</text:p>
      <text:p text:style-name="P7">Allah, yeryüzünü sizin için bir karar, gökyüzünü bir bina kıldı; sizi suretlendirdi, suretinizi de en güzel (bir biçim ve incelikte) kıldı ve size güzel-temiz şeylerden rızık verdi. İşte sizin Rabbiniz Allah budur. Alemlerin Rabbi Allah ne yücedir. (Mümin Suresi, 64)</text:p>
      <text:p text:style-name="P20">Şüphesiz, düşünen ve akleden insanlar için her tat, Allah'ı gereği gibi takdir etmeye, O'nu minnetle anmaya, O'nu yüceltmeye ve O'na şükretmeye bir vesiledir.</text:p>
      <text:p text:style-name="P20">Herkes bilir ki en gösterişli, en lezzetli yemek dahi oda koşullarında kısa sürede bozulup yenmez hale gelir. Var olan bu durumun birçok yaratılış hikmeti vardır. Bunlardan birisi dünya hayatının geçici olduğunu ve ahireti unutup dünyaya aşırı bir tutkuyla bağlanmanın büyük bir hata olduğunu hatırlatmaktır. Söz konusu tatların asıllarının sonsuza kadar bulunacağı mekan cennettir. Cennetin bu özelliği bir ayette şöyle belirtilir:</text:p>
      <text:p text:style-name="P7">Takva sahiplerine va'dedilen cennetin misali (şudur): İçinde bozulmayan sudan ırmaklar, tadı değişmeyen sütten ırmaklar, içenler için lezzet veren şaraptan ırmaklar ve süzme baldan ırmaklar vardır ve orda onlar için meyvelerin her türlüsünden ve Rablerinden bir mağfiret vardır. Hiç (böyle mükafaatlanan bir kişi), ateşin içinde ebedi olarak kalan ve bağırsaklarını 'parça parça koparan' kaynar sudan içirilen kimseler gibi olur mu? (Muhammed Suresi, 15)</text:p>
      <text:p text:style-name="P20">Bazı insanlar da vardır ki, aç iken kendilerine yemek verene nasıl teşekkür edeceklerini bilemez; diğer taraftan şahane tatları ve tat alma duyularını kendileri için yaratan Rabbimizi tamamen unuturlar. Sonsuz nimetleri var eden Allah'a karşı nankörlük edenlerin cehennemdeki besinleri Kuran'da şöyle bildirilir:</text:p>
      <text:p text:style-name="P7">Cehennem; onlar oraya girerler; ne kötü bir yataktır o.İşte bu; tatsınlar onu: Kaynar su ve irin. (Sad Suresi, 56-57)</text:p>
      <text:p text:style-name="P7">Kaynar bir kaynaktan içirilirler. Onlar için (zehirli olan) darı dikeninden başka bir yiyecek yoktur. Ne doyurup-semirtir, ne açlıktan korur. (Gaşiye Suresi, 5-7)</text:p>
      <text:p text:style-name="P20"/>
      <text:p text:style-name="P20"/>
      <text:h text:style-name="P14" text:outline-level="1">SONUÇ</text:h>
      <text:p text:style-name="P18"/>
      <text:p text:style-name="P18"/>
      <text:p text:style-name="P20">İyi bir eğitim almış ve bir şirketin değişik bölümlerinde çalışarak tecrübe kazanmış bir yönetici düşünelim. Bu yöneticinin, şirket sahibi tarafından başarılı kabul edildiğini ve genel müdürlük görevine getirildiğini varsayalım. Bahsi geçen genel müdür bir yıllığına şirkette tek yetkili olsun, dilediği gibi kararlar alarak şirketi yönetsin, şirketin çalışanlarına ve ticari faaliyetlerine komuta etsin. Ancak genel müdürün iş sözleşmesi ve hakları bir yıllığına geçerli olsun. Doğal olarak, bu sürenin sonunda şirketin asıl sahibi müdürden hesap soracak, kendisine verdiği yetkileri nasıl kullandığını ve şirketi ne kadar kara geçirdiğini öğrenmek isteyecektir. Böyle bir durumda akıllı bir müdür, elindeki imkanları en iyi şekilde değerlendirmek için çaba gösterecek; bu sayede de yaptıklarının mükafatını alacaktır. Tasarrufu altındaki olanakları har vurup harman savuran, düşüncesizce ve hesapsızca harcayıp elindekileri tüketen bir müdürün tutumuysa büyük bir akılsızlık örneğidir; zira bir sene çok kısa bir zamanda bitecek, o da yetkilerini suistimal etmenin cezasını çekecektir.</text:p>
      <text:p text:style-name="P20">Aslında her insanın dünyadaki yaşamı, yukarıda bahsi geçen genel müdürün durumuyla benzerlik gösterir. İnsanın yönetimine verilenlerden bir kısmı da vücudundaki uzuvları, organları, birbirinden eşsiz şekilde tasarlanmış sistemleri ve hücreleridir. Tüm bunların gerçek sahibi ise Allah'tır. İnsan, süresi belirlenmiş olan ömründe kendisine verilen bu imkanları en iyi şekilde değerlendirmek zorundadır. Ölümünün ardından kendisini yaratan ve nimetlerle donatan Rabbimize hesap verecektir. Sahip olduğu bu büyük nimeti en kazançlı şekilde değerlendirmenin yolu ise Kuran'da şu şekilde bildirilmiştir: </text:p>
      <text:p text:style-name="P7">Ey iman edenler, sizi acı bir azabdan kurtaracak bir ticareti haber vereyim mi? Allah'a ve O'nun Resulü'ne iman edersiniz, mallarınızla ve canlarınızla Allah yolunda cehd edersiniz (çaba harcarsınız). Bu, sizin için daha hayırlıdır; eğer bilirseniz. O da sizin günahlarınızı bağışlar, sizi altlarından ırmaklar akan cennetlere ve Adn cennetlerindeki güzel konaklara yerleştirir. İşte 'büyük mutluluk ve kurtuluş' budur. (Saf Suresi, 10-12)</text:p>
      <text:p text:style-name="P20">Koku ve tat alma duyularımız da karşılıksız olarak hizmetimize verilmiş eşsiz nimetlerdir. Elinizdeki kitapta şu gerçeği sık sık vurguladık: Koku ve tat alma gibi pek çok detayı hala çözülememiş derecede kompleks sistemler, büyüklü küçüklü gelişigüzel eklemelerle, başıboş rastlantılarla, kör tesadüflerle oluşamaz; hiçbir şekilde aşama aşama veya bir anda evrimleşemez. Böyle ideal, mükemmel ve kusursuz bir uyum içinde çalışan sistemlerin tek bir açıklaması vardır. Evrendeki herşey gibi, sayısız kokuyu ve tadı algılayabilmemizi mümkün kılan sistemleri yaratan Yüce Allah'tır. Bu nimetler, insanın Rabbimize şükretmesi için önemli birer vesiledirler. Ancak bazı insanlar bu gerçeği göz ardı edip, Yaratıcımızı unutarak bencil tutkularının peşinde gider ve emirlerine verilen tüm nimetleri nefislerinin istekleri doğrultusunda tüketirler. </text:p>
      <text:p text:style-name="P20">İnsanın hayatı boyunca etkileyici kokuları ve leziz tatları algılayabilmesi Allah'ın dilemesiyle gerçekleşmektedir. Bu gerçek, akıl ve vicdan sahibi insanların Allah'a olan imanlarını ve bağlılıklarını arttırır; O'nu gereği gibi takdir edebilmelerine yardımcı olur; O'nun sınırsız kudretini, ilmini ve merhametini hakkıyla tefekkür etmelerine vesile olur. Söz konusu gerçeğin farkında olanlar yalnızca O'na kulluk etmeleri gerektiğinin de bilincindedirler. İman edenlerin bu teslimiyetli ruh halleri ve Rabbimize olan güçlü bağlılıkları Al-i İmran Suresi'nde şu şekilde bildirilir:</text:p>
      <text:p text:style-name="P7"><text:soft-page-break/>Onlar, ayakta iken, otururken, yan yatarken Allah'ı zikrederler ve göklerin ve yerin yaratılışı konusunda düşünürler. (Ve derler ki:) "Rabbimiz, Sen bunu boşuna yaratmadın. Sen pek yücesin, bizi ateşin azabından koru." (Al-i İmran Suresi, 191)</text:p>
      <text:p text:style-name="P20">İman edenlerin bu samimi üsluplarına karşılık insanların bir bölümü ağızlarıyla Allah'a inandıklarını söyledikleri halde gerçekte hak dinin yolundan sapmaktadırlar. Bu tür kimselerin durumu ise Kuran'da şöyle tarif edilir:</text:p>
      <text:p text:style-name="P7">De ki: "Göklerden ve yerden sizlere rızık veren kimdir? Kulaklara ve gözlere malik olan kimdir? Diriyi ölüden çıkaran ve ölüyü diriden çıkaran kimdir? Ve işleri evirip-çeviren kimdir? Onlar: "Allah" diyeceklerdir. Öyleyse de ki: "Peki siz yine de korkup-sakınmayacak mısınız? İşte bu, sizin gerçek Rabbiniz olan Allah'tır. Öyleyse haktan sonra sapıklıktan başka ne var? Peki, nasıl hâlâ çevriliyorsunuz? (Yunus Suresi, 31-32)</text:p>
      <text:p text:style-name="P20"/>
      <text:p text:style-name="P20"/>
      <text:h text:style-name="P14" text:outline-level="1">EVRİM YANILGISI</text:h>
      <text:p text:style-name="P25"/>
      <text:p text:style-name="P18"/>
      <text:p text:style-name="P20">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0">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0">Evrim teorisinin çöküşünü ve Yaratılış'ın delillerini diğer pek çok çalışmamızda bütün bilimsel detaylarıyla ele aldık ve almaya devam ediyoruz. Ancak konuyu, taşıdığı büyük önem nedeniyle, burada da özetlemekte yarar vardır.</text:p>
      <text:p text:style-name="P20"/>
      <text:h text:style-name="P9" text:outline-level="2">Darwin'i Yıkan Zorluklar</text:h>
      <text:p text:style-name="P18"><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4">Türlerin Kökeni</text:span><text:span text:style-name="T1">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20">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0">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0">Darwinizm'in bilim karşısındaki yenilgisi, üç temel başlıkta incelenebilir:</text:p>
      <text:p text:style-name="P20">1) Teori, hayatın yeryüzünde ilk kez nasıl ortaya çıktığını asla açıklayamamaktadır.</text:p>
      <text:p text:style-name="P20">2) Teorinin öne sürdüğü "evrim mekanizmaları"nın, gerçekte evrimleştirici bir etkiye sahip olduğunu gösteren hiçbir bilimsel bulgu yoktur.</text:p>
      <text:p text:style-name="P20"><text:soft-page-break/>3) Fosil kayıtları, evrim teorisinin öngörülerinin tam aksine bir tablo ortaya koymaktadır. </text:p>
      <text:p text:style-name="P20">Bu bölümde, bu üç temel başlığı ana hatları ile inceleyeceğiz.</text:p>
      <text:p text:style-name="P20"/>
      <text:h text:style-name="P9" text:outline-level="2">Aşılamayan İlk Basamak: Hayatın Kökeni </text:h>
      <text:p text:style-name="P20">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0">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0"/>
      <text:h text:style-name="P9" text:outline-level="2">"Hayat Hayattan Gelir"</text:h>
      <text:p text:style-name="P20">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8"><text:span text:style-name="T1">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4">Türlerin Kökeni</text:span><text:span text:style-name="T1"> adlı kitabını yazdığı dönemde ise, bakterilerin cansız maddeden oluşabildikleri inancı, bilim dünyasında yaygın bir kabul görüyordu. </text:span></text:p>
      <text:p text:style-name="P18"><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3">"Cansız maddelerin hayat oluşturabileceği iddiası artık kesin olarak tarihe gömülmüştür." </text:span><text:span text:style-name="T1">(Sidney Fox, Klaus Dose, </text:span><text:span text:style-name="T4">Molecular Evolution and The Origin of Life</text:span><text:span text:style-name="T1">, New York: Marcel Dekker, 1977, s. 2.)</text:span></text:p>
      <text:p text:style-name="P20">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0"/>
      <text:h text:style-name="P9" text:outline-level="2">20. Yüzyıldaki Sonuçsuz Çabalar</text:h>
      <text:p text:style-name="P18"><text:span text:style-name="T1">20. yüzyılda hayatın kökeni konusunu ele alan ilk evrimci, ünlü Rus biyolog Alexander Oparin oldu. Oparin, 1930'lu yıllarda ortaya attığı birtakım tezlerle, canlı hücresinin tesadüfen meydana gelebileceğini ispat etmeye </text:span><text:soft-page-break/><text:span text:style-name="T1">çalıştı. Ancak bu çalışmalar başarısızlıkla sonuçlanacak ve Oparin şu itirafı yapmak zorunda kalacaktı:</text:span><text:span text:style-name="T3"> "Maalesef hücrenin kökeni, evrim teorisinin tümünü içine alan en karanlık noktayı oluşturmaktadır." </text:span><text:span text:style-name="T1">(Alexander I. Oparin, </text:span><text:span text:style-name="T4">Origin of Life</text:span><text:span text:style-name="T1">, (1936) New York, Dover Publications, 1953 (Reprint), s. 196.)</text:span></text:p>
      <text:p text:style-name="P20">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8"><text:span text:style-name="T1">O yıllarda evrim adına önemli bir aşama gibi tanıtılan bu deneyin geçerli olmadığı ve deneyde kullanılan atmosferin gerçek dünya koşullarından çok farklı olduğu, ilerleyen yıllarda ortaya çıkacaktı. ("New Evidence on Evolution of Early Atmosphere and Life",</text:span><text:span text:style-name="T4"> Bulletin of the American Meteorological Society</text:span><text:span text:style-name="T1">, c. 63, Kasım 1982, s. 1328-1330)</text:span></text:p>
      <text:p text:style-name="P18"><text:span text:style-name="T1">Uzun süren bir sessizlikten sonra Miller'in kendisi de kullandığı atmosfer ortamının gerçekçi olmadığını itiraf etti. (Stanley Miller, </text:span><text:span text:style-name="T4">Molecular Evolution of Life: Current Status of the Prebiotic Synthesis of Small Molecules</text:span><text:span text:style-name="T1">, 1986, s. 7.)</text:span></text:p>
      <text:p text:style-name="P18"><text:span text:style-name="T1">Hayatın kökeni sorununu açıklamak için 20. yüzyıl boyunca yürütülen tüm evrimci çabalar hep başarısızlıkla sonuçlandı. San Diego Scripps Enstitüsü'nden ünlü jeokimyacı Jeffrey Bada, evrimci </text:span><text:span text:style-name="T4">Earth</text:span><text:span text:style-name="T1"> dergisinde 1998 yılında yayınlanan bir makalede bu gerçeği şöyle kabul eder:</text:span></text:p>
      <text:p text:style-name="P10"><text:span text:style-name="T1">Bugün, 20. yüzyılı geride bırakırken, hala, 20. yüzyıla girdiğimizde sahip olduğumuz en büyük çözülmemiş problemle karşı karşıyayız: Hayat yeryüzünde nasıl başladı? (Jeffrey Bada, </text:span><text:span text:style-name="T4">Earth,</text:span><text:span text:style-name="T1"> Şubat 1998, s. 40.)</text:span></text:p>
      <text:p text:style-name="P33"/>
      <text:h text:style-name="P9" text:outline-level="2">Hayatın Kompleks Yapısı </text:h>
      <text:p text:style-name="P20">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20">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0">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3">1.<text:tab/>Enzimler olmadan protein sentezlenemez ve enzimler de birer proteindir.</text:p>
      <text:p text:style-name="P3">2.<text:tab/>Tek bir proteinin sentezlenmesi için 100'e yakın proteinin hazır bulunması gerekmektedir. Dolayısıyla proteinlerin varlığı için proteinler gerekir. </text:p>
      <text:p text:style-name="P3">3.<text:tab/>Proteinleri sentezleyen enzimleri DNA üretir. DNA olmadan protein sentezlenemez. Dolayısıyla proteinlerin oluşabilmesi için DNA da gerekir.</text:p>
      <text:p text:style-name="P3"><text:soft-page-break/>4.<text:tab/>Protein sentezleme işleminde hücredeki tüm organellerin önemli görevleri vardır. Yani proteinlerin oluşabilmesi için, eksiksiz ve tam işleyen bir hücrenin tüm organelleri ile var olması gerekmektedir.</text:p>
      <text:p text:style-name="P20">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8"><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4">Scientific American </text:span><text:span text:style-name="T1">dergisinin Ekim 1994 tarihli sayısında bu gerçeği şöyle itiraf eder:</text:span></text:p>
      <text:p text:style-name="P10"><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4">The Origin of Life on Earth</text:span><text:span text:style-name="T1">, Scientific American, c. 271, Ekim 1994, s. 78.)</text:span></text:p>
      <text:p text:style-name="P20">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0"/>
      <text:h text:style-name="P9" text:outline-level="2">Evrimin Hayali Mekanizmaları</text:h>
      <text:p text:style-name="P20">Darwin'in teorisini geçersiz kılan ikinci büyük nokta, teorinin "evrim mekanizmaları" olarak öne sürdüğü iki kavramın da gerçekte hiçbir evrimleştirici güce sahip olmadığının anlaşılmış olmasıdır. </text:p>
      <text:p text:style-name="P18"><text:span text:style-name="T1">Darwin, ortaya attığı evrim iddiasını tamamen "doğal seleksiyon" mekanizmasına bağlamıştı. Bu mekanizmaya verdiği önem, kitabının isminden de açıkça anlaşılıyordu: </text:span><text:span text:style-name="T4">Türlerin Kökeni, Doğal Seleksiyon Yoluyla...</text:span></text:p>
      <text:p text:style-name="P18"><text:span text:style-name="T15">Doğal seleksiyon, doğal seçme demektir. Doğadaki yaşam mücadelesi </text:span><text:span text:style-name="T1">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18"><text:span text:style-name="T1">Dolayısıyla doğal seleksiyon mekanizması hiçbir evrimleştirici güce sahip değildir. Darwin de bu gerçeğin farkındaydı ve </text:span><text:span text:style-name="T4">Türlerin Kökeni </text:span><text:span text:style-name="T1">adlı kitabında </text:span><text:span text:style-name="T3">"Faydalı değişiklikler oluşmadığı sürece doğal seleksiyon hiçbir şey yapamaz"</text:span><text:span text:style-name="T1"> demek zorunda kalmıştı. (Charles Darwin, </text:span><text:span text:style-name="T4">The Origin of Species: A Facsimile of the First Edition</text:span><text:span text:style-name="T1">, Harvard University Press, 1964, s. 184.)</text:span></text:p>
      <text:p text:style-name="P5"/>
      <text:h text:style-name="P9" text:outline-level="2">Lamarck'ın Etkisi</text:h>
      <text:p text:style-name="P20">Peki bu "faydalı değişiklikler" nasıl oluşabilirdi? Darwin, kendi döneminin ilkel bilim anlayışı içinde, bu soruyu Lamarck'a dayanarak cevaplamaya çalışmıştı. Darwin'den önce yaşamış olan Fransız biyolog Lamarck'a göre, <text:soft-page-break/>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8"><text:span text:style-name="T1">Darwin de benzeri örnekler vermiş, örneğin </text:span><text:span text:style-name="T4">Türlerin Kökeni </text:span><text:span text:style-name="T1">adlı kitabında, yiyecek bulmak için suya giren bazı ayıların zamanla balinalara dönüştüğünü iddia etmişti. </text:span><text:span text:style-name="T4">(B. G. Ranganathan, Origins?, Pennsylvania: The Banner Of Truth Trust, 1988.)</text:span></text:p>
      <text:p text:style-name="P20">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0"/>
      <text:h text:style-name="P9" text:outline-level="2">Neo-Darwinizm ve Mutasyonlar</text:h>
      <text:p text:style-name="P18"><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p>
      <text:p text:style-name="P20">Bunun nedeni çok basittir: DNA çok kompleks bir düzene sahiptir. Bu molekül üzerinde oluşan herhangi bir tesadüfi etki ancak zarar verir. Amerikalı genetikçi B. G. Ranganathan bunu şöyle açıklar:</text:p>
      <text:p text:style-name="P10"><text:span text:style-name="T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text:span text:style-name="T4">The Origin of Species: A Facsimile of the First Edition</text:span><text:span text:style-name="T1">, Harvard University Press, 1964, s. 179.)</text:span></text:p>
      <text:p text:style-name="P20">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0"/>
      <text:h text:style-name="P9" text:outline-level="2">Fosil Kayıtları: Ara Formlardan Eser Yok</text:h>
      <text:p text:style-name="P20">Evrim teorisinin iddia ettiği senaryonun yaşanmamış olduğunun en açık göstergesi ise fosil kayıtlarıdır.</text:p>
      <text:p text:style-name="P20"><text:soft-page-break/>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0">Bu durumda, iddia edilen uzun dönüşüm süreci içinde sayısız "ara türler"in oluşmuş ve yaşamış olmaları gerekir. </text:p>
      <text:p text:style-name="P20">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8"><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4">Türlerin Kökeni</text:span><text:span text:style-name="T1">'nde bunu şöyle açıklamıştır:</text:span></text:p>
      <text:p text:style-name="P10"><text:span text:style-name="T1">Eğer teorim doğruysa, türleri birbirine bağlayan sayısız ara-geçiş çeşitleri mutlaka yaşamış olmalıdır... Bunların yaşamış olduklarının kanıtları da sadece fosil kalıntıları arasında bulunabilir. (Charles Darwin, </text:span><text:span text:style-name="T4">The Origin of Species</text:span><text:span text:style-name="T1">, s. 172, 280.)</text:span></text:p>
      <text:p text:style-name="P18"><text:span text:style-name="T1">Ancak bu satırları yazan Darwin, bu ara formların fosillerinin bir türlü bulunamadığının da farkındaydı. Bunun teorisi için büyük bir açmaz oluşturduğunu görüyordu. Bu yüzden, </text:span><text:span text:style-name="T4">Türlerin Kökeni </text:span><text:span text:style-name="T1">kitabının "Teorinin Zorlukları" (Difficulties on Theory) adlı bölümünde şöyle yazmıştı:</text:span></text:p>
      <text:p text:style-name="P10"><text:span text:style-name="T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4"> (Charles Darwin, The Origin of Species, s. 172, 280) </text:span></text:p>
      <text:p text:style-name="P22"/>
      <text:h text:style-name="P9" text:outline-level="2">Darwin'in Yıkılan Umutları</text:h>
      <text:p text:style-name="P20">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0">Ünlü İngiliz paleontolog (fosil bilimci) Derek W. Ager, bir evrimci olmasına karşın bu gerçeği şöyle itiraf eder:</text:p>
      <text:p text:style-name="P10"><text:span text:style-name="T1">Sorunumuz şudur: Fosil kayıtlarını detaylı olarak incelediğimizde, türler ya da sınıflar seviyesinde olsun, sürekli olarak aynı gerçekle karşılaşırız; kademeli evrimle gelişen değil, aniden yeryüzünde oluşan gruplar görürüz. (Derek A. Ager, </text:span><text:span text:style-name="T4">"The Nature of the Fossil Record"</text:span><text:span text:style-name="T1">, Proceedings of the British Geological Association, c. 87, 1976, s. 133.)</text:span></text:p>
      <text:p text:style-name="P20">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text:soft-page-break/>olarak ortaya çıkmasının tek açıklaması, o türün yaratılmış olmasıdır. Bu gerçek, ünlü evrimci biyolog Douglas Futuyma tarafından da kabul edilir:</text:p>
      <text:p text:style-name="P10"><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text:span><text:span text:style-name="T4"> Science on Trial</text:span><text:span text:style-name="T1">, New York: Pantheon Books, 1983. s. 197.)</text:span></text:p>
      <text:p text:style-name="P18"><text:span text:style-name="T1">Fosiller ise, canlıların yeryüzünde eksiksiz ve mükemmel bir </text:span><text:span text:style-name="T3">biçimde ortaya çıktıklarını göstermektedir. Yani "türlerin kökeni", Darwin'in sandığının aksine, evrim değil Yaratılıştır.</text:span></text:p>
      <text:p text:style-name="P23"/>
      <text:h text:style-name="P9" text:outline-level="2">İnsanın Evrimi Masalı</text:h>
      <text:p text:style-name="P20">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2">1- Australopithecus</text:p>
      <text:p text:style-name="P12">2- Homo habilis</text:p>
      <text:p text:style-name="P12">3- Homo erectus</text:p>
      <text:p text:style-name="P12">4- Homo sapiens</text:p>
      <text:p text:style-name="P18"><text:span text:style-name="T1">Evrimciler, insanların sözde ilk maymunsu atalarına "güney maymunu" anlamına gelen </text:span><text:span text:style-name="T4">"Australopithecus" </text:span><text:span text:style-name="T1">ismini verirler. Bu canlılar gerçekte soyu tükenmiş bir maymun türünden başka bir şey değildir. Lord Solly Zuckerman ve Prof. Charles Oxnard gibi İngiltere ve ABD'den dünyaca ünlü iki anatomistin </text:span><text:span text:style-name="T4">Australopithecus</text:span><text:span text:style-name="T1"> örnekleri üzerinde yaptıkları çok geniş kapsamlı çalışmalar, bu canlıların sadece soyu tükenmiş bir maymun türüne ait olduklarını ve insanlarla hiçbir benzerlik taşımadıklarını göstermiştir. (Charles E. Oxnard, </text:span><text:span text:style-name="T4">"The Place of Australopithecines in Human Evolution: Grounds for Doubt"</text:span><text:span text:style-name="T1">, Nature, c. 258, s. 389. )</text:span></text:p>
      <text:p text:style-name="P18"><text:span text:style-name="T1">Evrimciler insan evriminin bir sonraki safhasını da, "homo" yani insan olarak sınıflandırırlar. İddiaya göre homo serisindeki canlılar, </text:span><text:span text:style-name="T4">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4">Homo sapiens</text:span><text:span text:style-name="T1">'e uzanan zincir gerçekte kayıptır" diyerek bunu kabul eder. (J. Rennie, </text:span><text:span text:style-name="T4">"Darwin's Current Bulldog: Ernst Mayr"</text:span><text:span text:style-name="T1">, Scientific American, Aralık 1992)</text:span></text:p>
      <text:p text:style-name="P18"><text:span text:style-name="T1">Evrimciler "</text:span><text:span text:style-name="T4">Australopithecus </text:span><text:span text:style-name="T1">&gt; </text:span><text:span text:style-name="T4">Homo habilis</text:span><text:span text:style-name="T1"> &gt; </text:span><text:span text:style-name="T4">Homo erectus</text:span><text:span text:style-name="T1"> &gt; </text:span><text:span text:style-name="T4">Homo sapiens</text:span><text:span text:style-name="T1">" sıralamasını yazarken, bu türlerin her birinin, bir sonrakinin atası olduğu izlenimini verirler. Oysa paleoantropologların son bulguları, </text:span><text:span text:style-name="T4">Australopithecus</text:span><text:span text:style-name="T1">,</text:span><text:span text:style-name="T4"> Homo habilis</text:span><text:span text:style-name="T1"> ve </text:span><text:span text:style-name="T4">Homo erectus</text:span><text:span text:style-name="T1">'un dünya'nın farklı bölgelerinde aynı dönemlerde yaşadıklarını göstermektedir. (Alan Walker, </text:span><text:span text:style-name="T4">Science</text:span><text:span text:style-name="T1">, c. 207, 1980, s. 1103; A. J. Kelso, </text:span><text:span text:style-name="T4">Physical Antropology,</text:span><text:span text:style-name="T1"> 1. baskı, New York: J. B. Lipincott Co., 1970, s. 221; M. D. Leakey, Olduvai Gorge, c. 3, Cambridge: Cambridge University Press, 1971, s. 272.)</text:span></text:p>
      <text:p text:style-name="P18"><text:soft-page-break/><text:span text:style-name="T1">Dahası </text:span><text:span text:style-name="T4">Homo erectus</text:span><text:span text:style-name="T1"> sınıflamasına ait insanların bir bölümü çok modern zamanlara kadar yaşamışlar, </text:span><text:span text:style-name="T4">Homo sapiens neandertalensis</text:span><text:span text:style-name="T1"> ve </text:span><text:span text:style-name="T4">Homo sapiens sapiens</text:span><text:span text:style-name="T1"> (insan) ile aynı ortamda yan yana bulunmuşlardır. (</text:span><text:span text:style-name="T4">Time</text:span><text:span text:style-name="T1">, Kasım 1996)</text:span></text:p>
      <text:p text:style-name="P20">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0"><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4">Natural History</text:span><text:span text:style-name="T1">, c. 85, 1976, s. 30.)</text:span></text:p>
      <text:p text:style-name="P18"><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4">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20">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0"><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text:span><text:span text:style-name="T4">Beyond The Ivory Tower</text:span><text:span text:style-name="T1">, New York: Toplinger Publications, 1970, s. 19.)</text:span></text:p>
      <text:p text:style-name="P20">İşte insanın evrimi masalı da, teorilerine körü körüne inanan birtakım insanların buldukları bazı fosilleri ön yargılı bir biçimde yorumlamalarından ibarettir.</text:p>
      <text:p text:style-name="P20"/>
      <text:h text:style-name="P9" text:outline-level="2">Darwin Formülü!</text:h>
      <text:p text:style-name="P20">Şimdiye kadar ele aldığımız tüm teknik delillerin yanında, isterseniz evrimcilerin nasıl saçma bir inanışa sahip olduklarını bir de çocukların bile anlayabileceği kadar açık bir örnekle özetleyelim. </text:p>
      <text:p text:style-name="P20">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0"><text:soft-page-break/>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20">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8"><text:span text:style-name="T1">Kısacası, bilinçsiz </text:span><text:span text:style-name="T3">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3">Madde, ancak Yüce Allah'ın üstün yaratmasıyla hayat bulur.</text:span></text:p>
      <text:p text:style-name="P20">Bunun aksini iddia eden evrim teorisi ise, akla tamamen aykırı bir safsatadır. Evrimcilerin ortaya attığı iddialar üzerinde biraz bile düşünmek, üstteki örnekte olduğu gibi, bu gerçeği açıkça gösterir.</text:p>
      <text:p text:style-name="P20"/>
      <text:h text:style-name="P9" text:outline-level="2">Göz ve Kulaktaki Teknoloji</text:h>
      <text:p text:style-name="P20">Evrim teorisinin kesinlikle açıklama getiremeyeceği bir diğer konu ise göz ve kulaktaki üstün algılama kalitesidir.</text:p>
      <text:p text:style-name="P20">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0">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0">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0"><text:soft-page-break/>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0">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0">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0">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0">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0">Şimdiye kadar insanoğlunun yaptığı hiçbir görüntü ve ses cihazı, göz ve kulak kadar hassas ve başarılı birer algılayıcı olamamıştır. Ancak görme ve işitme olayında, tüm bunların ötesinde, çok büyük bir gerçek daha vardır.</text:p>
      <text:p text:style-name="P20"/>
      <text:h text:style-name="P9" text:outline-level="2">Beynin İçinde Gören ve Duyan Şuur Kime Aittir?</text:h>
      <text:p text:style-name="P20">Beynin içinde, ışıl ışıl renkli bir dünyayı seyreden, senfonileri, kuşların cıvıltılarını dinleyen, gülü koklayan kimdir?</text:p>
      <text:p text:style-name="P20">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20"><text:soft-page-break/>Beynin içinde göze, kulağa, burna ihtiyaç duymadan tüm bunları algılayan bir şuur bulunmaktadır. Bu şuur kime aittir?</text:p>
      <text:p text:style-name="P20">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0">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0"/>
      <text:h text:style-name="P9" text:outline-level="2">Materyalist Bir İnanç</text:h>
      <text:p text:style-name="P20">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0">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0">Bazen bunu açıkça itiraf da ederler. Harvard Üniversitesi'nden ünlü bir genetikçi ve aynı zamanda önde gelen bir evrimci olan Richard Lewontin, "önce materyalist, sonra bilim adamı" olduğunu şöyle itiraf etmektedir:</text:p>
      <text:p text:style-name="P10"><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4">"The Demon-Haunted World"</text:span><text:span text:style-name="T1">, The New York Review of Books, 9 Ocak, 1997, s. 28.)</text:span></text:p>
      <text:p text:style-name="P20">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0">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0"><text:soft-page-break/></text:p>
      <text:h text:style-name="P9" text:outline-level="2">Evrim Teorisi Dünya Tarihinin En Etkili Büyüsüdür</text:h>
      <text:p text:style-name="P20">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0">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7">Şüphesiz, inkar edenleri uyarsan da, uyarmasan da, onlar için fark etmez; inanmazlar. Allah, onların kalplerini ve kulaklarını mühürlemiştir; gözlerinin üzerinde perdeler vardır. Ve büyük azap onlaradır. (Bakara Suresi, 6-7)</text:p>
      <text:p text:style-name="P7">…<text:span text:style-name="T16"> </text:span>Kalpleri vardır bununla kavrayıp-anlamazlar, gözleri vardır bununla görmezler, kulakları vardır bununla işitmezler. Bunlar hayvanlar gibidir, hatta daha aşağılıktırlar. İşte bunlar gafil olanlardır. (Araf Suresi, 179)</text:p>
      <text:p text:style-name="P20">Allah, Hicr Suresi'nde ise, bu insanların mucizeler görseler bile inanmayacak kadar büyülendiklerini şöyle bildirmektedir:</text:p>
      <text:p text:style-name="P7">Onların üzerlerine gökyüzünden bir kapı açsak, ordan yukarı yükselseler de, mutlaka: "Gözlerimiz döndürüldü, belki biz büyülenmiş bir topluluğuz" diyeceklerdir. (Hicr Suresi, 14-15)</text:p>
      <text:p text:style-name="P20">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20">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text:soft-page-break/>karşılaşmasını söyler. Hz. Musa (as), büyücülerle karşılaştığında, büyücülere önce onların marifetlerini sergilemelerini emreder. Bu olayın anlatıldığı ayet şöyledir:</text:p>
      <text:p text:style-name="P7">(Musa:) "Siz atın" dedi. (Asalarını) atıverince, insanların gözlerini büyüleyiverdiler, onları dehşete düşürdüler ve (ortaya) büyük bir sihir getirmiş oldular. (Araf Suresi, 116)</text:p>
      <text:p text:style-name="P20">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7">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0">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0"><text:span text:style-name="T3">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he End of Christendom, Grand Rapids: Eerdmans, 1980, s. 43)</text:span></text:p>
      <text:p text:style-name="P20">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20"/>
      <text:p text:style-name="P20"/>
      <text:h text:style-name="P16" text:outline-level="1">NOTLAR:</text:h>
      <text:p text:style-name="P29"/>
      <text:p text:style-name="P18"/>
      <text:p text:style-name="P18"><text:span text:style-name="T1">1-P.M. Wise, M.J. Olsson, W.S. Cain, "Quantification of Odor Quality", </text:span><text:span text:style-name="T4">Chemical Senses 25</text:span><text:span text:style-name="T1">, Oxford University Press, 2000, s. 429-443. </text:span></text:p>
      <text:p text:style-name="P20">2- M. Chastrette, "Trends in structure–odor relationships", SAR QSAR Environ. Res. 6, 1997, s. 215-254.</text:p>
      <text:p text:style-name="P18"><text:span text:style-name="T1">3- P. Whitfield, D.M. Stoddard, </text:span><text:span text:style-name="T4">"Hearing, Taste, and Smell; Pathways of Perception"</text:span><text:span text:style-name="T1">, Torstar Books, Inc., New York, 1984. (http://www.macalester.edu/~psych/whathap/UBNRP/Smell/nasal.html)</text:span></text:p>
      <text:p text:style-name="P18"><text:span text:style-name="T1">4- Maya Pines, "</text:span><text:span text:style-name="T4">Finding the Odorant Receptors</text:span><text:span text:style-name="T1">", Howard Hughes Medical Institute, 2001, http://www.hhmi.org/senses/d/d120.htm.</text:span></text:p>
      <text:p text:style-name="P18"><text:span text:style-name="T1">5- Diane Ackerman, </text:span><text:span text:style-name="T4">A Natural History of the Senses</text:span><text:span text:style-name="T1">, Vintage Books Edition, 1995, s. 6.</text:span></text:p>
      <text:p text:style-name="P18"><text:span text:style-name="T1">6-Philip Morrison, "The Silicon Gourmet", </text:span><text:span text:style-name="T4">Scientific American</text:span><text:span text:style-name="T1">, Nisan 1997, s.92.</text:span></text:p>
      <text:p text:style-name="P18"><text:span text:style-name="T1">7- Stuart Firestein, "Olfactory Receptor Neurons", </text:span><text:span text:style-name="T4">Encyclopedia of Life Sciences,</text:span><text:span text:style-name="T1"> Aralık 2000, http://www.els.net.</text:span></text:p>
      <text:p text:style-name="P18"><text:span text:style-name="T1">8- Heinz Breer, "Olfaction", </text:span><text:span text:style-name="T4">Encyclopedia of Life Sciences</text:span><text:span text:style-name="T1">, Ağustos 1999, http://www.els.net.</text:span></text:p>
      <text:p text:style-name="P18"><text:span text:style-name="T1">9- Heinz Breer, "Olfaction", </text:span><text:span text:style-name="T4">Encyclopedia of Life Sciences</text:span><text:span text:style-name="T1">, Ağustos 1999, http://www.els.net.</text:span></text:p>
      <text:p text:style-name="P18"><text:span text:style-name="T1">10- Heinz Breer, "Olfaction", </text:span><text:span text:style-name="T4">Encyclopedia of Life Sciences</text:span><text:span text:style-name="T1">, Ağustos 1999, http://www.els.net.</text:span></text:p>
      <text:p text:style-name="P18"><text:span text:style-name="T1">11- Britannica CD 2000 Deluxe Edition, "</text:span><text:span text:style-name="T4">Chemoreception: Process of olfaction</text:span><text:span text:style-name="T1">".</text:span></text:p>
      <text:p text:style-name="P18"><text:span text:style-name="T1">12- Diane Ackerman, </text:span><text:span text:style-name="T4">A Natural History of the Senses</text:span><text:span text:style-name="T1">, Vintage Books Edition, 1995, s. 46.</text:span></text:p>
      <text:p text:style-name="P18"><text:span text:style-name="T1">13- "Research Uncovers Details Of How Sense Of Smell Works", </text:span><text:span text:style-name="T4">Science Daily Magazine</text:span><text:span text:style-name="T1">, 1998, http://www.sciencedaily.com/releases/1998/01/980112064707.htm</text:span></text:p>
      <text:p text:style-name="P18"><text:span text:style-name="T1">14- J. E. Amoore, </text:span><text:span text:style-name="T4">"Molecular Basis of Odor"</text:span><text:span text:style-name="T1">, C.C. Thomas, Pub., Springfield, 1970.</text:span></text:p>
      <text:p text:style-name="P18"><text:span text:style-name="T1">15- L. Turin, "A spectroscopic mechanism for primary olfactory reception", </text:span><text:span text:style-name="T4">Chemical Senses 21</text:span><text:span text:style-name="T1">, 1996, s. 773-791.</text:span></text:p>
      <text:p text:style-name="P20">16- Tim Jacob, "Olfaction", 2001, http://www.cf.ac.uk/biosi/staff/jacob/teaching/sensory/olfact1.html.</text:p>
      <text:p text:style-name="P18"><text:span text:style-name="T1">17- G. Ohloff, </text:span><text:span text:style-name="T4">"Scent and Fragrances"</text:span><text:span text:style-name="T1">, Springer-Verlag, Berlin Heidelberg, 1994, s.6.</text:span></text:p>
      <text:p text:style-name="P18"><text:span text:style-name="T1">18- John C. Leffingwell, "</text:span><text:span text:style-name="T4">Olfaction</text:span><text:span text:style-name="T1">", 2001, http://www.leffingwell.com/olfaction.htm.</text:span></text:p>
      <text:p text:style-name="P18"><text:span text:style-name="T1">19- Heinz Breer, "Olfaction", </text:span><text:span text:style-name="T4">Encyclopedia of Life Sciences</text:span><text:span text:style-name="T1">, Ağustos 1999, http://www.els.net.</text:span></text:p>
      <text:p text:style-name="P18"><text:span text:style-name="T1">20- S. Goldberg, J. Turpin, S. Price, "</text:span><text:span text:style-name="T4">Anisole binding protein from olfactory epithelium evidence for a role in transduction</text:span><text:span text:style-name="T1">", Chemical Senses &amp; Flavour, 1979, s. 4:207.</text:span></text:p>
      <text:p text:style-name="P18"><text:span text:style-name="T1">21- John C. Leffingwell, "</text:span><text:span text:style-name="T4">Olfaction-Page 2: The Odorant Binding Proteins</text:span><text:span text:style-name="T1">", 2001, http://www.leffingwell.com/olfact2.htm.</text:span></text:p>
      <text:p text:style-name="P18"><text:soft-page-break/><text:span text:style-name="T1">22- A. Chess, I. Simon, H. Cedar, R. Axel, "</text:span><text:span text:style-name="T4">Allelic inactivation regulates olfactory receptor gene expression</text:span><text:span text:style-name="T1">", Cell 78, 1994, s. 823-834.</text:span></text:p>
      <text:p text:style-name="P18"><text:span text:style-name="T1">23- Stuart Firestein, "Olfactory Receptor Neurons", </text:span><text:span text:style-name="T4">Encyclopedia of Life Sciences,</text:span><text:span text:style-name="T1"> Aralık 2000, http://www.els.net.</text:span></text:p>
      <text:p text:style-name="P20">24- John C. Leffingwell, "Olfaction", 2001, http://www.leffingwell.com/olfaction.htm.</text:p>
      <text:p text:style-name="P18"><text:span text:style-name="T1">25- Stuart Firestein, "Olfactory Receptor Neurons", </text:span><text:span text:style-name="T4">Encyclopedia of Life Sciences</text:span><text:span text:style-name="T1">, Aralık 2000, http://www.els.net.</text:span></text:p>
      <text:p text:style-name="P18"><text:span text:style-name="T1">26- Eric Chudler, "</text:span><text:span text:style-name="T4">Brain Facts and Figures</text:span><text:span text:style-name="T1">", 2001, http://faculty.washington.edu/chudler/facts.html.</text:span></text:p>
      <text:p text:style-name="P18"><text:span text:style-name="T1">27- B. Malnic, J. Hirono, T. Sato, L. Buck, "</text:span><text:span text:style-name="T4">Combinatorial receptor codes for odors</text:span><text:span text:style-name="T1">", Cell 96, 5 Mart 1999, s. 713-723.</text:span></text:p>
      <text:p text:style-name="P18"><text:span text:style-name="T1">28- Heinz Breer, "</text:span><text:span text:style-name="T4">Olfaction</text:span><text:span text:style-name="T1">", Encyclopedia of Life Sciences, Ağustos 1999, http://www.els.net.</text:span></text:p>
      <text:p text:style-name="P18"><text:span text:style-name="T1">29- John C. Leffingwell, "</text:span><text:span text:style-name="T4">Olfaction</text:span><text:span text:style-name="T1">", 2001, http://www.leffingwell.com/olfaction.htm.</text:span></text:p>
      <text:p text:style-name="P18"><text:span text:style-name="T1">30- K. Mori, H. Nagao, Y. Yoshihara, "</text:span><text:span text:style-name="T4">The Olfactory Bulb: Coding and Processing of Odor Molecule Information</text:span><text:span text:style-name="T1">", Science 286, 22 Ekim 1999, s. 711-715.</text:span></text:p>
      <text:p text:style-name="P18"><text:span text:style-name="T1">31- Tim Jacob, "</text:span><text:span text:style-name="T4">Olfaction</text:span><text:span text:style-name="T1">", 2001, http://www.cf.ac.uk/biosi/staff/jacob/teaching/sensory/olfact1.html.</text:span></text:p>
      <text:p text:style-name="P18"><text:span text:style-name="T1">32- Tim Jacob, "</text:span><text:span text:style-name="T4">Olfaction</text:span><text:span text:style-name="T1">", 2001, http://www.cf.ac.uk/biosi/staff/jacob/teaching/sensory/olfact1.html.</text:span></text:p>
      <text:p text:style-name="P18"><text:span text:style-name="T1">33- P. Mombaerts, F. Wang, C. Dulac, S.K. Chao, A. Nemes, M. Mendelsohn, J. Edmondson, R. Axel, "</text:span><text:span text:style-name="T4">Visualizing an olfactory sensory map</text:span><text:span text:style-name="T1">", Cell 87, 15 Kasım 1996, s. 675-686.</text:span></text:p>
      <text:p text:style-name="P18"><text:span text:style-name="T1">34- "</text:span><text:span text:style-name="T4">Sensing Smell</text:span><text:span text:style-name="T1">", Howard Hughes Medical Institute Annual Report, 1999, http://www.hhmi.org/annual99/a243.html.</text:span></text:p>
      <text:p text:style-name="P18"><text:span text:style-name="T1">35- Tim Jacob, "</text:span><text:span text:style-name="T4">Olfaction</text:span><text:span text:style-name="T1">", 2001, http://www.cf.ac.uk/biosi/staff/jacob/teaching/sensory/olfact1.html.</text:span></text:p>
      <text:p text:style-name="P18"><text:span text:style-name="T1">36- L. Buck, R Axel, "A novel multigene family may encode odorant receptors: A molecular basis for odor recognition", Cell 65, 1991, s. 175-187; R. Axel, "The Molecular Logic of Smell", </text:span><text:span text:style-name="T4">Scientific American</text:span><text:span text:style-name="T1">, Ekim 1995, s. 154-159.</text:span></text:p>
      <text:p text:style-name="P18"><text:span text:style-name="T1">37- B. Malnic, J. Hirono, T. Sato, L. Buck, </text:span><text:span text:style-name="T4">"Combinatorial receptor codes for odors"</text:span><text:span text:style-name="T1">, Cell 96, 5 Mart 1999, s. 713-723.</text:span></text:p>
      <text:p text:style-name="P18"><text:span text:style-name="T1">38- "</text:span><text:span text:style-name="T4">Researchers Discover How Mammals Distinguish Different Odors</text:span><text:span text:style-name="T1">", Howard Hughes Medical Institute News, 1999, http://www.hhmi.org/news/buck.html.</text:span></text:p>
      <text:p text:style-name="P18"><text:span text:style-name="T1">39- </text:span><text:span text:style-name="T4">"The Sense Of Smell</text:span><text:span text:style-name="T1">", 3 Nisan 2000, http://www.edc.com/~jkimball/BiologyPages/O/Olfaction.html.</text:span></text:p>
      <text:p text:style-name="P18"><text:span text:style-name="T1">40- John C. Leffingwell, "</text:span><text:span text:style-name="T4">Olfaction-Page 5: Recent Events in Olfactory Understanding</text:span><text:span text:style-name="T1">", 2001, http://www.leffingwell.com/olfact5.htm.</text:span></text:p>
      <text:p text:style-name="P18"><text:span text:style-name="T1">41- R. Axel, "The Molecular Logic of Smell", </text:span><text:span text:style-name="T4">Scientific American</text:span><text:span text:style-name="T1">, Ekim 1995, s. 154-159.</text:span></text:p>
      <text:p text:style-name="P18"><text:span text:style-name="T1">42- "</text:span><text:span text:style-name="T4">A database of human olfactory receptor genes</text:span><text:span text:style-name="T1">", The Human Olfactory Receptor Data Exploratorium, 2001, http://bioinformatics.weizmann.ac.il/HORDE/humanGenes/.</text:span></text:p>
      <text:p text:style-name="P18"><text:span text:style-name="T1">43- Heinz Breer, "Olfaction", </text:span><text:span text:style-name="T4">Encyclopedia of Life Sciences</text:span><text:span text:style-name="T1">, Ağustos 1999, http://www.els.net.</text:span></text:p>
      <text:p text:style-name="P18"><text:soft-page-break/><text:span text:style-name="T1">44- Stuart Firestein, "Olfactory Receptor Neurons", </text:span><text:span text:style-name="T4">Encyclopedia of Life Sciences</text:span><text:span text:style-name="T1">, Aralık 2000, http://www.els.net.</text:span></text:p>
      <text:p text:style-name="P18"><text:span text:style-name="T1">45- W. Wu, K. Wong, J.H. Chen, Z.H. Jiang, S. Dupuis, J.Y. Wu, Y. Rao, "</text:span><text:span text:style-name="T4">Directional guidance of neuronal migration in the olfactory system by the protein Slit</text:span><text:span text:style-name="T1">", Nature 400, 22 Temmuz 1999, s. 331-336.</text:span></text:p>
      <text:p text:style-name="P18"><text:span text:style-name="T1">46- G. Ohloff, </text:span><text:span text:style-name="T4">"Scent and Fragrances"</text:span><text:span text:style-name="T1">, Springer-Verlag, Berlin Heidelberg, 1994, s. 6.</text:span></text:p>
      <text:p text:style-name="P18"><text:span text:style-name="T1">47- A.I. Spielman, J.G. Brand, W. Yan, "Chemosensory Systems", </text:span><text:span text:style-name="T4">Encyclopedia of Life Sciences</text:span><text:span text:style-name="T1">, Haziran 2000.</text:span></text:p>
      <text:p text:style-name="P18"><text:span text:style-name="T1">48- Michael Meredith, "</text:span><text:span text:style-name="T4">The Vomeronasal Organ</text:span><text:span text:style-name="T1">", Florida State University, 2001, http://www.neuro.fsu.edu/research/vomer.htm.</text:span></text:p>
      <text:p text:style-name="P18"><text:span text:style-name="T1">49- "</text:span><text:span text:style-name="T4">The Olfactory System: Anatomy and Physiology</text:span><text:span text:style-name="T1">", Macalester College, 2001, http://www.macalester.edu/~psych/whathap/UBNRP/Smell/nasal.html.</text:span></text:p>
      <text:p text:style-name="P18"><text:span text:style-name="T1">50- Frank Zufall, Trese Leinders-Zufall, "</text:span><text:span text:style-name="T4">The Cellular and Molecular Basis of Odor Adaptation</text:span><text:span text:style-name="T1">", Chemical Senses 25, Oxford University Press, 2000, s. 473-481.</text:span></text:p>
      <text:p text:style-name="P18"><text:span text:style-name="T1">51- R.S. Herz, T. Engen, </text:span><text:span text:style-name="T4">"Odor memory: review and analysis"</text:span><text:span text:style-name="T1">, <text:s/>Psychonomic Bulletin and Review 3, <text:s/>1996, no. 3, s. 300-313.</text:span></text:p>
      <text:p text:style-name="P18"><text:span text:style-name="T1">52- Tim Jacob, "</text:span><text:span text:style-name="T4">Olfaction</text:span><text:span text:style-name="T1">", 2001, http://www.cf.ac.uk/biosi/staff/jacob/teaching/sensory/olfact1.html.</text:span></text:p>
      <text:p text:style-name="P18"><text:span text:style-name="T1">53- R.S. Herz, T. Engen, "Odor memory: review and analysis", <text:s/></text:span><text:span text:style-name="T4">Psychonomic Bulletin and Review</text:span><text:span text:style-name="T1"> 3, 1996, no. 3, s. 300-313.</text:span></text:p>
      <text:p text:style-name="P20">54- Tim Jacob, "Olfaction", 2001, http://www.cf.ac.uk/biosi/staff/jacob/teaching/sensory/olfact1.html</text:p>
      <text:p text:style-name="P18"><text:span text:style-name="T1">55- Selçuk Alsan, "Yemeklerin Tadı, Kokusu", </text:span><text:span text:style-name="T4">Bilim ve Teknik</text:span><text:span text:style-name="T1">, Şubat 1999, s. 98-99.</text:span></text:p>
      <text:p text:style-name="P18"><text:span text:style-name="T1">56- "</text:span><text:span text:style-name="T4">Disorders of Smell</text:span><text:span text:style-name="T1">", Macalester College, 2001, http://www.macalester.edu/~psych/whathap/UBNRP/Smell/disorders.html.</text:span></text:p>
      <text:p text:style-name="P18"><text:span text:style-name="T1">57- Tim Jacob, "</text:span><text:span text:style-name="T4">Olfaction</text:span><text:span text:style-name="T1">", 2001, http://www.cf.ac.uk/biosi/staff/jacob/teaching/sensory/olfact1.html.</text:span></text:p>
      <text:p text:style-name="P18"><text:span text:style-name="T1">58- "</text:span><text:span text:style-name="T4">Nutrition and Appetite</text:span><text:span text:style-name="T1">", Monell Chemical Senses Center, 1998, http://www.monell.org/researchoverview_h.htm</text:span></text:p>
      <text:p text:style-name="P18"><text:span text:style-name="T1">59- Tim Jacob, "</text:span><text:span text:style-name="T4">Olfaction</text:span><text:span text:style-name="T1">", 2001, http://www.cf.ac.uk/biosi/staff/jacob/teaching/sensory/olfact1.html.</text:span></text:p>
      <text:p text:style-name="P18"><text:span text:style-name="T1">60- </text:span><text:span text:style-name="T4">M. Encarta Encyclopedia</text:span><text:span text:style-name="T1"> </text:span><text:span text:style-name="T4">2000</text:span><text:span text:style-name="T1">, "Aromatherapy".</text:span></text:p>
      <text:p text:style-name="P18"><text:span text:style-name="T1">61- </text:span><text:span text:style-name="T4">M. Encarta Encyclopedia</text:span><text:span text:style-name="T1"> </text:span><text:span text:style-name="T4">2000</text:span><text:span text:style-name="T1">, "Aromatherapy".</text:span></text:p>
      <text:p text:style-name="P18"><text:span text:style-name="T1">62- Norma Bennett Woolf, "</text:span><text:span text:style-name="T4">The nose knows: Canine scents and sensibilities</text:span><text:span text:style-name="T1">", 2001, http://www.canismajor.com/dog/nose.html.</text:span></text:p>
      <text:p text:style-name="P18"><text:span text:style-name="T1">63- Eric Chudler, "</text:span><text:span text:style-name="T4">Amazing Animal Senses</text:span><text:span text:style-name="T1">", 2001, http://faculty.washington.edu/chudler/amaze.html</text:span></text:p>
      <text:p text:style-name="P18"><text:span text:style-name="T1">64- "</text:span><text:span text:style-name="T4">K9 Olfactory System - Theory of Scent</text:span><text:span text:style-name="T1">", <text:s/>Eden &amp; Ney Associates Inc., 2000, http://www.policek9.com/Trainers_Digest/theory/theory.html</text:span></text:p>
      <text:p text:style-name="P18"><text:span text:style-name="T1">65- </text:span><text:span text:style-name="T4">M. Encarta Encyclopedia 2000</text:span><text:span text:style-name="T1">, "Domestic Dog"</text:span></text:p>
      <text:p text:style-name="P18"><text:span text:style-name="T1">66- </text:span><text:span text:style-name="T4">M. Encarta Encyclopedia 2000</text:span><text:span text:style-name="T1">, "Bloodhound"</text:span></text:p>
      <text:p text:style-name="P18"><text:span text:style-name="T1">67- L. Wilson Davis, "</text:span><text:span text:style-name="T4">Go Find! Training Your Dog To Track</text:span><text:span text:style-name="T1">", Howell Book House, NY., 1974</text:span></text:p>
      <text:p text:style-name="P18"><text:soft-page-break/><text:span text:style-name="T1">68- Mark Schrope, "Sniffing danger", </text:span><text:span text:style-name="T4">New Scientist</text:span><text:span text:style-name="T1">, 26 Ağustos 2000</text:span></text:p>
      <text:p text:style-name="P18"><text:span text:style-name="T1">69- oanne Cavanaugh Simpson, "</text:span><text:span text:style-name="T4">Building better sniffers</text:span><text:span text:style-name="T1">", Johns Hopkins Magazine, Kasım 1999</text:span></text:p>
      <text:p text:style-name="P18"><text:span text:style-name="T1">70- </text:span><text:span text:style-name="T4">Britannica CD 2000</text:span><text:span text:style-name="T1"> Deluxe Edition, "fish: Olfaction"</text:span></text:p>
      <text:p text:style-name="P18"><text:span text:style-name="T1">71- </text:span><text:span text:style-name="T4">M. Encarta Encyclopedia 2000</text:span><text:span text:style-name="T1">, "Shark"</text:span></text:p>
      <text:p text:style-name="P18"><text:span text:style-name="T1">72- "</text:span><text:span text:style-name="T4">Shark Attack!, The Hunt, Smell</text:span><text:span text:style-name="T1">", NOVA Online, 2001, http://www.pbs.org/wgbh/nova/sharkattack/hotsciencesharks/sensesmell.html</text:span></text:p>
      <text:p text:style-name="P18"><text:span text:style-name="T1">73- "Super Senses", </text:span><text:span text:style-name="T4">World Magazine</text:span><text:span text:style-name="T1">, National Geographic Society, Haziran 2000</text:span></text:p>
      <text:p text:style-name="P18"><text:span text:style-name="T1">74- </text:span><text:span text:style-name="T4">M. Encarta Encyclopedia 2000</text:span><text:span text:style-name="T1">, "Salmon (fish)"</text:span></text:p>
      <text:p text:style-name="P18"><text:span text:style-name="T1">75- </text:span><text:span text:style-name="T4">Britannica CD 2000</text:span><text:span text:style-name="T1"> Deluxe Edition, "sockeye salmon"</text:span></text:p>
      <text:p text:style-name="P18"><text:span text:style-name="T1">76- </text:span><text:span text:style-name="T4">Britannica CD 2000</text:span><text:span text:style-name="T1"> Deluxe Edition, "salmon"</text:span></text:p>
      <text:p text:style-name="P18"><text:span text:style-name="T1">77- Marcia Barinaga, "Salmon Follow Watery Odors Home", </text:span><text:span text:style-name="T4">Science</text:span><text:span text:style-name="T1"> 286, 22 Ekim 1999, s. 705-706</text:span></text:p>
      <text:p text:style-name="P18"><text:span text:style-name="T1">78- Marcia Barinaga, "Salmon Follow Watery Odors Home", </text:span><text:span text:style-name="T4">Science</text:span><text:span text:style-name="T1"> 286, 22 Ekim 1999, s. 705-706</text:span></text:p>
      <text:p text:style-name="P18"><text:span text:style-name="T1">79- David Malakoff, "Following the Scent of Avian Olfaction", </text:span><text:span text:style-name="T4">Science</text:span><text:span text:style-name="T1"> 286, 22 Ekim 1999, s. 704-705</text:span></text:p>
      <text:p text:style-name="P18"><text:span text:style-name="T1">80- David Malakoff, "Following the Scent of Avian Olfaction", </text:span><text:span text:style-name="T4">Science</text:span><text:span text:style-name="T1"> 286, 22 Ekim 1999, s. 704-705</text:span></text:p>
      <text:p text:style-name="P18"><text:span text:style-name="T1">81- "</text:span><text:span text:style-name="T4">Mosquitoes have discriminating tastes</text:span><text:span text:style-name="T1">", CNN Environmental News Network, 26 Ağustos 1999, http://www.cnn.com/NATURE/9908/26/mosquitoes.enn/index.html</text:span></text:p>
      <text:p text:style-name="P18"><text:span text:style-name="T1">82- </text:span><text:span text:style-name="T4">"Mosquitoes use super senses"</text:span><text:span text:style-name="T1">, BBC News, 21 Ağustos 1999, http://news.bbc.co.uk/hi/english/sci/tech/newsid_426000/426655.stm</text:span></text:p>
      <text:p text:style-name="P18"><text:span text:style-name="T1">83- </text:span><text:span text:style-name="T4">M. Encarta Encyclopedia 2000</text:span><text:span text:style-name="T1">, "Butterflies and Moths"</text:span></text:p>
      <text:p text:style-name="P18"><text:span text:style-name="T1">84- Bente Haarstad, "</text:span><text:span text:style-name="T4">Insects amazing sense of smell</text:span><text:span text:style-name="T1">", Ocak 1998, http://www.ntnu.no/gemini/1998-01E/30.html</text:span></text:p>
      <text:p text:style-name="P18"><text:span text:style-name="T1">85- </text:span><text:span text:style-name="T4">M. Encarta Encyclopedia 2000</text:span><text:span text:style-name="T1">, "Butterflies and Moths"</text:span></text:p>
      <text:p text:style-name="P18"><text:span text:style-name="T1">86- T.C. Baker, H.Y. Fadamiro, A.A. Cosse, "Moth uses fine tuning for odour resolution", </text:span><text:span text:style-name="T4">Nature</text:span><text:span text:style-name="T1"> 393, 11 Haziran 1998, s. 530</text:span></text:p>
      <text:p text:style-name="P18"><text:span text:style-name="T1">87- N.J. Vickers, T.A. Christensen, T.C. Baker, J.G. Hildebrand, "Odour-plume dynamics influence the brain's olfactory code", </text:span><text:span text:style-name="T4">Nature 410,</text:span><text:span text:style-name="T1"> 22 Mart 2001, s. 466-470</text:span></text:p>
      <text:p text:style-name="P18"><text:span text:style-name="T1">88- Helen Pearson, "</text:span><text:span text:style-name="T4">Sniffing out smell's secret code</text:span><text:span text:style-name="T1">", Nature science update, 22 Mart 2001, http://www.nature.com/nsu/010322/010322-12.html</text:span></text:p>
      <text:p text:style-name="P18"><text:span text:style-name="T1">89- Sara Abdulla, "</text:span><text:span text:style-name="T4">Getting up bees' noses</text:span><text:span text:style-name="T1">", Nature science update, 12 Kasım 1998, http://www.nature.com/nsu/981112/981112-9.html</text:span></text:p>
      <text:p text:style-name="P18"><text:span text:style-name="T1">90- Jessa Netting, "</text:span><text:span text:style-name="T4">What's in a smell?</text:span><text:span text:style-name="T1">", Nature science update, 15 Eylül 2000, http://www.nature.com/nsu/000921/000921-2.html</text:span></text:p>
      <text:p text:style-name="P18"><text:span text:style-name="T1">91- J.S. Hosler, B. H. Smith, "</text:span><text:span text:style-name="T4">Blocking and the detection of odor components in blends</text:span><text:span text:style-name="T1">", Journal of Experimental Biology 203, 2000, s. 2797-2806</text:span></text:p>
      <text:p text:style-name="P18"><text:soft-page-break/><text:span text:style-name="T1">92- Hoimar Von Ditfurth, "</text:span><text:span text:style-name="T4">Dinozorların Sessiz Gecesi 3</text:span><text:span text:style-name="T1">", 2. baskı, Şubat 1997, Alan Yayıncılık s. 134</text:span></text:p>
      <text:p text:style-name="P18"><text:span text:style-name="T1">93- John C. Leffingwell, "</text:span><text:span text:style-name="T4">Olfaction</text:span><text:span text:style-name="T1">", 2001, http://www.leffingwell.com/olfaction.htm</text:span></text:p>
      <text:p text:style-name="P18"><text:span text:style-name="T1">94- Marjorie Murray, "</text:span><text:span text:style-name="T4">Our Chemical Senses: 1. Olfaction</text:span><text:span text:style-name="T1">", 2001, http://faculty.washington.edu/chudler/chems.html.</text:span></text:p>
      <text:p text:style-name="P18"><text:span text:style-name="T1">95- "</text:span><text:span text:style-name="T4">The Olfactory System: Anatomy and Physiology</text:span><text:span text:style-name="T1">", Macalester College, 2001, http://www.macalester.edu/~psych/whathap/UBNRP/Smell/nasal.html.</text:span></text:p>
      <text:p text:style-name="P18"><text:span text:style-name="T1">96- "How The Nose Knows Research On Smell Boosted", </text:span><text:span text:style-name="T4">Science Daily Magazine</text:span><text:span text:style-name="T1">, 24 Mayıs 1999, http://www.sciencedaily.com/releases/1999/05/990524040220.htm</text:span></text:p>
      <text:p text:style-name="P18"><text:span text:style-name="T1">97- Michael Pitman, </text:span><text:span text:style-name="T4">Adam and Evolution</text:span><text:span text:style-name="T1">, 1984, sf. 67-68 http://www.pathlights.com/ce_encyclopedia/10mut06.htm</text:span></text:p>
      <text:p text:style-name="P18"><text:span text:style-name="T1">98- Julian Huxley, </text:span><text:span text:style-name="T4">Major Features of Evolution</text:span><text:span text:style-name="T1">, sf. 7 - http://www.pathlights.com/ce_encyclopedia/10mut06.htm</text:span></text:p>
      <text:p text:style-name="P18"><text:span text:style-name="T5"><text:s/></text:span><text:span text:style-name="T1">99- "</text:span><text:span text:style-name="T4">Researchers Discover How Mammals Distinguish Different Odors</text:span><text:span text:style-name="T1">", Howard Hughes Medical Institute News, 1999, http://www.hhmi.org/news/buck.html.</text:span></text:p>
      <text:p text:style-name="P18"><text:span text:style-name="T1">100- Heinz Breer, "Olfaction", </text:span><text:span text:style-name="T4">Encyclopedia of Life Sciences</text:span><text:span text:style-name="T1">, Ağustos 1999.</text:span></text:p>
      <text:p text:style-name="P18"><text:span text:style-name="T1">101- Earnest A. Hooton, </text:span><text:span text:style-name="T4">Up From The Ape</text:span><text:span text:style-name="T1">, New York: McMillan, 1931, s. 332</text:span></text:p>
      <text:p text:style-name="P18"><text:span text:style-name="T1">102- Stuart Firestein, "Olfactory Receptor Neurons", </text:span><text:span text:style-name="T4">Encyclopedia of Life Sciences</text:span><text:span text:style-name="T1">, Aralık 2000</text:span></text:p>
      <text:p text:style-name="P18"><text:span text:style-name="T1">103- Stuart Firestein, "Olfactory Receptor Neurons", </text:span><text:span text:style-name="T4">Encyclopedia of Life Sciences,</text:span><text:span text:style-name="T1"> Aralık 2000</text:span></text:p>
      <text:p text:style-name="P18"><text:span text:style-name="T1">104- G. Fischbach, "</text:span><text:span text:style-name="T4">Dialogues on the Brain: Overview</text:span><text:span text:style-name="T1">", The Harvard Mahoney Neuroscience Institute Letter, 1993, vol.2</text:span></text:p>
      <text:p text:style-name="P18"><text:span text:style-name="T1">105- </text:span><text:span text:style-name="T4">M. Encarta Encyclopedia 2000</text:span><text:span text:style-name="T1">, "Fire Fighting".</text:span></text:p>
      <text:p text:style-name="P18"><text:span text:style-name="T1">106- Elise Hancock, "</text:span><text:span text:style-name="T4">A Primer on Smell</text:span><text:span text:style-name="T1">", Johns Hopkins Magazine, Eylül 1996.</text:span></text:p>
      <text:p text:style-name="P18"><text:span text:style-name="T1">107- Mia Schmiedeskamp, "Plenty to Sniff At", </text:span><text:span text:style-name="T4">Scientific American</text:span><text:span text:style-name="T1">, Mart 2001, http://www.sciam.com/2001/0301issue/0301techbus1.html.</text:span></text:p>
      <text:p text:style-name="P18"><text:span text:style-name="T1">108- Philip Morrison, "The Silicon Gourmet", </text:span><text:span text:style-name="T4">Scientific American</text:span><text:span text:style-name="T1">, Nisan 1997, http://www.sciam.com/0497issue/0497wonders.html.</text:span></text:p>
      <text:p text:style-name="P18"><text:span text:style-name="T1">109- Mia Schmiedeskamp, "Plenty to Sniff At", </text:span><text:span text:style-name="T4">Scientific American</text:span><text:span text:style-name="T1">, Mart 2001, http://www.sciam.com/2001/0301issue/0301techbus1.html.</text:span></text:p>
      <text:p text:style-name="P18"><text:span text:style-name="T1">110- Pam Frost, "</text:span><text:span text:style-name="T4">Electronic Nose Inspects Cheese, Hints at Human Sense of Smel</text:span><text:span text:style-name="T1">l", The Ohio State University Research News, 30/9/1998, http://www.acs.ohio-state.edu/units/research/archive/nosetron.htm.</text:span></text:p>
      <text:p text:style-name="P18"><text:span text:style-name="T1">111- </text:span><text:span text:style-name="T4">New Scientist</text:span><text:span text:style-name="T1"> magazine, Nose Jop 23 Haziran 2001, s. 44-47</text:span></text:p>
      <text:p text:style-name="P18"><text:span text:style-name="T1">112- W. James Harper, "</text:span><text:span text:style-name="T4">Strengths and Weakness of the Electronic Nose</text:span><text:span text:style-name="T1">", http://www.fst.ohio-state.edu/FS/nose/sld024.htm</text:span></text:p>
      <text:p text:style-name="P18"><text:span text:style-name="T1">113- Pam Frost, "</text:span><text:span text:style-name="T4">Electronic Nose Inspects Cheese, Hints at Human Sense of Smell</text:span><text:span text:style-name="T1">", The Ohio State University Research News, 30/9/1998, http://www.acs.ohio-state.edu/units/research/archive/nosetron.htm.</text:span></text:p>
      <text:p text:style-name="P18"><text:soft-page-break/><text:span text:style-name="T1">114- Philip Morrison, "The Silicon Gourmet", </text:span><text:span text:style-name="T4">Scientific American</text:span><text:span text:style-name="T1">, Nisan 1997, http://www.sciam.com/0497issue/0497wonders.html.</text:span></text:p>
      <text:p text:style-name="P18"><text:span text:style-name="T1">115- W. James Harper, "</text:span><text:span text:style-name="T4">Strengths and Weakness of the Electronic Nose</text:span><text:span text:style-name="T1">", http://www.fst.ohio-state.edu/FS/nose/sld026.htm.</text:span></text:p>
      <text:p text:style-name="P18"><text:span text:style-name="T1">116- </text:span><text:span text:style-name="T4">M. Encarta Encyclopedia 2000</text:span><text:span text:style-name="T1">, "Infancy".</text:span></text:p>
      <text:p text:style-name="P18"><text:span text:style-name="T1">117- Pam Frost, "</text:span><text:span text:style-name="T4">Electronic Nose Inspects Cheese, Hints at Human Sense of Smell</text:span><text:span text:style-name="T1">", The Ohio State University Research News, 30/9/1998, http://www.acs.ohio-state.edu/units/research/archive/nosetron.htm.</text:span></text:p>
      <text:p text:style-name="P18"><text:span text:style-name="T1">118- Diane Ackerman, </text:span><text:span text:style-name="T4">A Natural History of the Senses</text:span><text:span text:style-name="T1">, Vintage Books Edition, 1995, s. 133.</text:span></text:p>
      <text:p text:style-name="P18"><text:span text:style-name="T1">119- Harold Mc Gee, "Taking Stock of New Flavours", </text:span><text:span text:style-name="T4">Nature</text:span><text:span text:style-name="T1"> 400, 1 Temmuz 1999, s. 17-18.</text:span></text:p>
      <text:p text:style-name="P18"><text:span text:style-name="T1">120- Ayten Görgün, "</text:span><text:span text:style-name="T4">Tek başına ne tadın ne kokunun anlamı var</text:span><text:span text:style-name="T1">", 2000, http://www.hurriyetim.com.tr/tatilpazar/turk/00/03/17/eklhab/08ekl.htm. </text:span></text:p>
      <text:p text:style-name="P18"><text:span text:style-name="T1">121- Selçuk Alsan, "Yemeklerin Tadı, Kokusu", </text:span><text:span text:style-name="T4">Bilim ve Teknik</text:span><text:span text:style-name="T1">, Şubat 1999, s. 98-99.</text:span></text:p>
      <text:p text:style-name="P20">122- Eric Chudler, "That's Tasty", 2001, http://faculty.washington.edu/chudler/tasty.html.</text:p>
      <text:p text:style-name="P18"><text:span text:style-name="T1">123- A.I. Spielman, J.G. Brand, W. Yan, "Chemosensory Systems", </text:span><text:span text:style-name="T4">Encyclopedia of Life Sciences</text:span><text:span text:style-name="T1">, Haziran 2000, http://www.els.net.</text:span></text:p>
      <text:p text:style-name="P18"><text:span text:style-name="T1">124- Stuart Firestein, "Neurobiology: The Good Taste of Genomics", </text:span><text:span text:style-name="T4">Nature</text:span><text:span text:style-name="T1"> 404, 6 Nisan 2000, s. 552-553.</text:span></text:p>
      <text:p text:style-name="P18"><text:span text:style-name="T1">125- Charles Zuker, "</text:span><text:span text:style-name="T4">A Matter of Taste</text:span><text:span text:style-name="T1">", HHMI Bulletin, Haziran 1999, vol. 12, no. 2, s. 10-13.</text:span></text:p>
      <text:p text:style-name="P18"><text:span text:style-name="T1">126- Stephen D. Roper, "Taste: Cellular Basis", </text:span><text:span text:style-name="T4">Encyclopedia of Life Sciences</text:span><text:span text:style-name="T1">, Mayıs 1999, http://www.els.net.</text:span></text:p>
      <text:p text:style-name="P18"><text:span text:style-name="T1">127- A.I. Spielman, J.G. Brand, W. Yan, "Chemosensory Systems", </text:span><text:span text:style-name="T4">Encyclopedia of Life Sciences</text:span><text:span text:style-name="T1">, Haziran 2000, http://www.els.net.</text:span></text:p>
      <text:p text:style-name="P18"><text:span text:style-name="T1">128- D.V. Smith, R.F. Margolskee, "Making Sense of Taste", </text:span><text:span text:style-name="T4">Scientific American</text:span><text:span text:style-name="T1">, Mart 2001, s. 33.</text:span></text:p>
      <text:p text:style-name="P18"><text:span text:style-name="T1">129- D.V. Smith, R.F. Margolskee, "Making Sense of Taste", </text:span><text:span text:style-name="T4">Scientific American</text:span><text:span text:style-name="T1">, Mart 2001, s. 33.</text:span></text:p>
      <text:p text:style-name="P18"><text:span text:style-name="T1">130- The International Food Information Council Foundation, "</text:span><text:span text:style-name="T4">Experiments in Good Taste</text:span><text:span text:style-name="T1">", Food Insight, Mart-Nisan 1995, http://ificinfo.health.org/insight/exper.htm.</text:span></text:p>
      <text:p text:style-name="P18"><text:span text:style-name="T1">131- Stephen D. Roper, "Taste: Cellular Basis", </text:span><text:span text:style-name="T4">Encyclopedia of Life Sciences</text:span><text:span text:style-name="T1">, Mayıs 1999, http://www.els.net.</text:span></text:p>
      <text:p text:style-name="P18"><text:span text:style-name="T1">132- A.I. Spielman, J.G. Brand, W. Yan, "Chemosensory Systems", </text:span><text:span text:style-name="T4">Encyclopedia of Life Sciences</text:span><text:span text:style-name="T1">, Haziran 2000, http://www.els.net.</text:span></text:p>
      <text:p text:style-name="P20">133- Stephen D. Roper, "Taste: Cellular Basis", Encyclopedia of Life Sciences, Mayıs 1999, http://www.els.net.</text:p>
      <text:p text:style-name="P18"><text:span text:style-name="T1">134- Stephen D. Roper, "Taste: Cellular Basis", </text:span><text:span text:style-name="T4">Encyclopedia of Life Sciences</text:span><text:span text:style-name="T1">, Mayıs 1999, http://www.els.net.</text:span></text:p>
      <text:p text:style-name="P18"><text:span text:style-name="T1">135- D.V. Smith, R.F. Margolskee, "Making Sense of Taste", </text:span><text:span text:style-name="T4">Scientific American</text:span><text:span text:style-name="T1">, Mart 2001, s. 26-33.</text:span></text:p>
      <text:p text:style-name="P18"><text:soft-page-break/><text:span text:style-name="T1">136- H. Matsunami, J.P. Montmayeur, L. Buck, "A family of candidate taste receptors in human and mouse", </text:span><text:span text:style-name="T4">Nature</text:span><text:span text:style-name="T1"> 404, 6 Nisan 2000, s. 601-604; E. Adler, M.A. Hoon, K.L. Mueller, J. Chandrashekar, N.J. Ryba, C.S. Zuker, "</text:span><text:span text:style-name="T4">A novel family of mammalian taste receptors</text:span><text:span text:style-name="T1">", Cell 100, 17 Mart 2000, s. 693-702.</text:span></text:p>
      <text:p text:style-name="P18"><text:span text:style-name="T1">137- Linda Buck, "</text:span><text:span text:style-name="T4">Search for Taste Receptors Yields Sweet Success</text:span><text:span text:style-name="T1">", Howard Hughes Medical Institute News, 6 Nisan 2000, http://www.hhmi.org/news/buck2.html.</text:span></text:p>
      <text:p text:style-name="P18"><text:span text:style-name="T1">138- Charles Zuker, "</text:span><text:span text:style-name="T4">A Matter of Taste</text:span><text:span text:style-name="T1">", HHMI Bulletin, Haziran 1999, vol. 12, no. 2, s. 10-13.</text:span></text:p>
      <text:p text:style-name="P18"><text:span text:style-name="T1">139- A.I. Spielman, J.G. Brand, W. Yan, "Chemosensory Systems", </text:span><text:span text:style-name="T4">Encyclopedia of Life Sciences</text:span><text:span text:style-name="T1">, Haziran 2000, http://www.els.net.</text:span></text:p>
      <text:p text:style-name="P18"><text:span text:style-name="T1">140- </text:span><text:span text:style-name="T4">M. Encarta Encyclopedia 2000</text:span><text:span text:style-name="T1">, "Brain (medicine)".</text:span></text:p>
      <text:p text:style-name="P18"><text:span text:style-name="T1">141- Eric Chudler, "</text:span><text:span text:style-name="T4">Brain Facts and Figures</text:span><text:span text:style-name="T1">", 2001, http://faculty.washington.edu/chudler/facts.html.</text:span></text:p>
      <text:p text:style-name="P20">142- A.I. Spielman, J.G. Brand, W. Yan, "Chemosensory Systems", Encyclopedia of Life Sciences, Haziran 2000, http://www.els.net. </text:p>
      <text:p text:style-name="P18"><text:span text:style-name="T1">143- D.V. Smith, R.F. Margolskee, "Making Sense of Taste", </text:span><text:span text:style-name="T4">Scientific American</text:span><text:span text:style-name="T1">, Mart 2001, s. 26-33.</text:span></text:p>
      <text:p text:style-name="P20">144- Tim Jacob, "Taste", 2001, http://www.cf.ac.uk/biosi/staff/jacob/teaching/sensory/taste.html.</text:p>
      <text:p text:style-name="P18"><text:span text:style-name="T1">145- A.I. Spielman, J.G. Brand, W. Yan, "Chemosensory Systems", </text:span><text:span text:style-name="T4">Encyclopedia of Life Sciences</text:span><text:span text:style-name="T1">, Haziran 2000, http://www.els.net.</text:span></text:p>
      <text:p text:style-name="P20">146- Charles Zuker, "A Matter of Taste", HHMI Bulletin, Haziran 1999, vol. 12, no. 2, s. 10-13.</text:p>
      <text:p text:style-name="P18"><text:span text:style-name="T1">147- Diane Ackerman, </text:span><text:span text:style-name="T4">A Natural History of the Senses</text:span><text:span text:style-name="T1">, Vintage Books Edition, 1995, s. 21.</text:span></text:p>
      <text:p text:style-name="P18"><text:span text:style-name="T1">148- Diane Ackerman, </text:span><text:span text:style-name="T4">A Natural History of the Senses</text:span><text:span text:style-name="T1">, Vintage Books Edition, 1995, s. 130.</text:span></text:p>
      <text:p text:style-name="P18"><text:span text:style-name="T1">149- Gina Smith, "</text:span><text:span text:style-name="T4">High-Tech Taste Tests</text:span><text:span text:style-name="T1">", ABCNews, 1999, http://more.abcnews.go.com/sections/tech/cuttingedge/gina990304.html.</text:span></text:p>
      <text:p text:style-name="P18"><text:span text:style-name="T1">150- The International Food Information Council Foundation, "Taste Matters", </text:span><text:span text:style-name="T4">Food Insight</text:span><text:span text:style-name="T1">, Temmuz-Ağustos 1999, http://ificinfo.health.org/insight/julaug99/tastematters.htm.</text:span></text:p>
      <text:p text:style-name="P18"><text:span text:style-name="T1">151- </text:span><text:span text:style-name="T4">Milliyet Resimli Vücut ve Sağlık Ansiklopedisi İşte İnsan</text:span><text:span text:style-name="T1">, Milliyet Yayınları, <text:s/>s. 13.</text:span></text:p>
      <text:p text:style-name="P18"><text:span text:style-name="T1">152- A.I. Spielman, J.G. Brand, W. Yan, "Chemosensory Systems", </text:span><text:span text:style-name="T4">Encyclopedia of Life Sciences</text:span><text:span text:style-name="T1">, Haziran 2000, http://www.els.net.</text:span></text:p>
      <text:p text:style-name="P18"><text:span text:style-name="T1">153- Diane Ackerman, </text:span><text:span text:style-name="T4">A Natural History of the Senses</text:span><text:span text:style-name="T1">, Vintage Books Edition, 1995, s. 139.</text:span></text:p>
      <text:p text:style-name="P29"/>
      <text:p text:style-name="P29"/>
      <text:p text:style-name="P18"/>
      <text:p text:style-name="P6">Sen Yücesin, bize öğrettiğinden başka bizim hiçbir bilgimiz yok. Gerçekten Sen, herşeyi bilen, hüküm ve hikmet sahibi olansın. (Bakara Suresi, 32)</text:p>
      <text:p text:style-name="P20"/>
      <text:p text:style-name="P19"><text:soft-page-break/></text:p>
      <text:h text:style-name="P15" text:outline-level="1">RESİM ALTI YAZILARI</text:h>
      <text:p text:style-name="P20"/>
      <text:p text:style-name="P20"/>
      <text:p text:style-name="P20">s.17</text:p>
      <text:p text:style-name="P20">... Yoksa, gökleri ve yeri yaratan ve size gökten su indiren mi? Ki onunla (o suyla) gönül alıcı bahçeler bitirdik. Sizin içinse bir ağacı bile bitirmek mümkün değildir. Allah ile beraber başka bir ilah mı? Hayır onlar sapıklıkta devam eden bir kavimdir. (Neml Suresi, 60)</text:p>
      <text:p text:style-name="P20"/>
      <text:p text:style-name="P20">s.18</text:p>
      <text:p text:style-name="P29">(Şekil 1)</text:p>
      <text:p text:style-name="P18">(91)'de yapısı görülen kimyasal maddenin üç türevinin kokusu gül gibidir. Ancak her biri farklı kokusuyla birbirinden ayrılır. (92) Leylak ve baharat, (93) ozon ve meyve, (94) tarçın, karanfil, baharat ve leylak kokularıyla karışık gül gibi kokar.</text:p>
      <text:p text:style-name="P18"/>
      <text:p text:style-name="P18">s.19</text:p>
      <text:p text:style-name="P18">Moleküller arasındaki çok küçük farklılıklar, çiçeklerin ve meyvelerin birbirlerinden çok farklı kokulara sahip olmasına neden olur. </text:p>
      <text:p text:style-name="P29"/>
      <text:p text:style-name="P18">s.21</text:p>
      <text:p text:style-name="P18">(Şekil 2)</text:p>
      <text:p text:style-name="P18">Silya olarak adlandırılan tüycüklerin mikroskop kullanılarak elde edilmiş fotoğrafı.</text:p>
      <text:p text:style-name="P29"/>
      <text:p text:style-name="P18">s.22</text:p>
      <text:p text:style-name="P29">Koku soğancığı</text:p>
      <text:p text:style-name="P29"/>
      <text:p text:style-name="P18">Koku mukozası</text:p>
      <text:p text:style-name="P18"/>
      <text:p text:style-name="P18">Burna çekilen hava</text:p>
      <text:p text:style-name="P18"/>
      <text:p text:style-name="P18">Normal nefes alma</text:p>
      <text:p text:style-name="P18"/>
      <text:p text:style-name="P18">Normal nefes verme</text:p>
      <text:p text:style-name="P18"><text:soft-page-break/></text:p>
      <text:p text:style-name="P18">(Şekil 3)</text:p>
      <text:p text:style-name="P18">Gün boyunca burnumuzdan nefes alıp veririz. Burnumuz, içeri giren havayı akciğerler için en uygun hale getirirken, havanın bir kısmını koku alan bölgeye yönlendirir ve böylece aynı zamanda koku da alırız. </text:p>
      <text:p text:style-name="P18"/>
      <text:p text:style-name="P18">s.23</text:p>
      <text:p text:style-name="P18">Koku soğancığı</text:p>
      <text:p text:style-name="P18"/>
      <text:p text:style-name="P18">Elek kemiği</text:p>
      <text:p text:style-name="P18"/>
      <text:p text:style-name="P18">Koku bölgesi</text:p>
      <text:p text:style-name="P18"/>
      <text:p text:style-name="P18">(Şekil 4)</text:p>
      <text:p text:style-name="P18">Şekilde, nefes ile alınan havanın bir bölümünün yönlendirildiği koku bölgesi görülüyor.</text:p>
      <text:p text:style-name="P18"/>
      <text:p text:style-name="P18">s.26</text:p>
      <text:p text:style-name="P18">Ey iman edenler size rızık olarak verdiklerimizin temiz olanlarından yiyin ve yalnızca O'na kulluk ediyorsanız,(yine yalnızca) Allah'a şükredin. (Bakara Suresi, 172)</text:p>
      <text:p text:style-name="P18"/>
      <text:p text:style-name="P18">s.28</text:p>
      <text:p text:style-name="P18">(Şekil 5)</text:p>
      <text:p text:style-name="P18">Şekilde görülen burnun kusursuz iç yapısı sayesinde dışarıdan gelen koku moleküllerini algılayabiliriz.</text:p>
      <text:p text:style-name="P18"/>
      <text:p text:style-name="P18">Beyin</text:p>
      <text:p text:style-name="P18"/>
      <text:p text:style-name="P18">Türbin kemikler</text:p>
      <text:p text:style-name="P18"/>
      <text:p text:style-name="P18">Burun boşluğu</text:p>
      <text:p text:style-name="P29"/>
      <text:p text:style-name="P29">Boşluk</text:p>
      <text:p text:style-name="P29"/>
      <text:p text:style-name="P18">Koku tüycükleri</text:p>
      <text:p text:style-name="P18"><text:soft-page-break/></text:p>
      <text:p text:style-name="P18">Mukus</text:p>
      <text:p text:style-name="P18"/>
      <text:p text:style-name="P18">Destek hücresi</text:p>
      <text:p text:style-name="P18"/>
      <text:p text:style-name="P18">Koku hücresi</text:p>
      <text:p text:style-name="P18"/>
      <text:p text:style-name="P18">Bazal hücre</text:p>
      <text:p text:style-name="P18"/>
      <text:p text:style-name="P18">Koku hücrelerinin aksonları</text:p>
      <text:p text:style-name="P18"/>
      <text:p text:style-name="P18">Koku soğancığı</text:p>
      <text:p text:style-name="P18"/>
      <text:p text:style-name="P18">s.31</text:p>
      <text:p text:style-name="P29">Hem insanlara <text:s/>koku alma yeteneğini veren hem de güzel kokuları yaratan, sonsuz merhamet sahibi olan Allah'tır. </text:p>
      <text:p text:style-name="P29"/>
      <text:p text:style-name="P18">s.33</text:p>
      <text:p text:style-name="P18">Hava</text:p>
      <text:p text:style-name="P18"/>
      <text:p text:style-name="P18">koku bölgesi</text:p>
      <text:p text:style-name="P18"/>
      <text:p text:style-name="P29">Koku sinirleri</text:p>
      <text:p text:style-name="P29"/>
      <text:p text:style-name="P29">Bowman bezi</text:p>
      <text:p text:style-name="P29"/>
      <text:p text:style-name="P29">Kan damarı</text:p>
      <text:p text:style-name="P29"/>
      <text:p text:style-name="P18">Mukus bezi</text:p>
      <text:p text:style-name="P18"/>
      <text:p text:style-name="P18">(Şekil 6)</text:p>
      <text:p text:style-name="P18">Koku bölgesinin hücresel organizasyonu.</text:p>
      <text:p text:style-name="P18"><text:soft-page-break/></text:p>
      <text:p text:style-name="P18">s.34</text:p>
      <text:p text:style-name="P18">Bitki ve ağaç (O'na) secde etmektedir. (Rahman Suresi, 6)</text:p>
      <text:p text:style-name="P18"/>
      <text:p text:style-name="P18">s.36</text:p>
      <text:p text:style-name="P29">KOKU ALMA</text:p>
      <text:p text:style-name="P29"/>
      <text:p text:style-name="P18">DOKUNMA</text:p>
      <text:p text:style-name="P18"/>
      <text:p text:style-name="P18">GÖRME</text:p>
      <text:p text:style-name="P18"/>
      <text:p text:style-name="P18">TAT ALMA</text:p>
      <text:p text:style-name="P18"/>
      <text:p text:style-name="P18">İŞİTME</text:p>
      <text:p text:style-name="P18"/>
      <text:p text:style-name="P18">Meissner cisimciği</text:p>
      <text:p text:style-name="P18"/>
      <text:p text:style-name="P18">Serbest sinir uçları</text:p>
      <text:p text:style-name="P18"/>
      <text:p text:style-name="P18">Çubuk</text:p>
      <text:p text:style-name="P18"/>
      <text:p text:style-name="P18">Koni</text:p>
      <text:p text:style-name="P18"/>
      <text:p text:style-name="P18">(Şekil 7) Duyu sistemlerindeki bazı hücreler. Görüldüğü gibi her duyu hücresi özel bir yapıya sahiptir.</text:p>
      <text:p text:style-name="P18"/>
      <text:p text:style-name="P18">s.37</text:p>
      <text:p text:style-name="P18">Koku soğancığı</text:p>
      <text:p text:style-name="P18"/>
      <text:p text:style-name="P18">(Şekil 8)</text:p>
      <text:p text:style-name="P18">Koku hücresi başlıca üç ana bölümden oluşur; ortada hücre gövdesi, bir ucunda silya isimli tüycükler, diğer ucunda da akson isimli bir uzantı bulunur.</text:p>
      <text:p text:style-name="P18"/>
      <text:p text:style-name="P18"><text:soft-page-break/>Koku soğancığı</text:p>
      <text:p text:style-name="P18"/>
      <text:p text:style-name="P18">aksonlar</text:p>
      <text:p text:style-name="P18"/>
      <text:p text:style-name="P18">hücre gövdesi</text:p>
      <text:p text:style-name="P18"/>
      <text:p text:style-name="P18">tüycükler</text:p>
      <text:p text:style-name="P18"/>
      <text:p text:style-name="P18">Burunda 15-20 milyon koku hücresi bulunur. Her biri yaklaşık olarak bir ay yaşar ve daha sonra yerlerine yenileri gelir.</text:p>
      <text:p text:style-name="P18"/>
      <text:p text:style-name="P18">s.38</text:p>
      <text:p text:style-name="P18">(Şekil 9) </text:p>
      <text:p text:style-name="P18">Bir koku reseptörünün yapısı. Şeklin üst kısmındaki yedi sarmaldan oluşan yapı reseptörün hücre zarının üzerindeki bölümüdür. Şeklin altındaki üniteler ise reseptörün hücre içinde kalan kısmını oluşturur.</text:p>
      <text:p text:style-name="P18"/>
      <text:p text:style-name="P18">gama ünitesi</text:p>
      <text:p text:style-name="P18"/>
      <text:p text:style-name="P18">beta ünitesi</text:p>
      <text:p text:style-name="P18"/>
      <text:p text:style-name="P18">alfa ünitesi</text:p>
      <text:p text:style-name="P29"/>
      <text:p text:style-name="P20">s.39</text:p>
      <text:p text:style-name="P29">Koku molekülü</text:p>
      <text:p text:style-name="P29"/>
      <text:p text:style-name="P18">Kalsiyum kanalı</text:p>
      <text:p text:style-name="P18"/>
      <text:p text:style-name="P18">Cl<text:span text:style-name="T9">-</text:span></text:p>
      <text:p text:style-name="P32"/>
      <text:p text:style-name="P18">Klorid kanalı</text:p>
      <text:p text:style-name="P18"/>
      <text:p text:style-name="P18">G protein</text:p>
      <text:p text:style-name="P18"/>
      <text:p text:style-name="P18"><text:soft-page-break/>cAMP</text:p>
      <text:p text:style-name="P18"/>
      <text:p text:style-name="P18">Reseptör</text:p>
      <text:p text:style-name="P18"/>
      <text:p text:style-name="P18">ATP</text:p>
      <text:p text:style-name="P18"/>
      <text:p text:style-name="P18">Ca<text:span text:style-name="T9">2+</text:span></text:p>
      <text:p text:style-name="P32"/>
      <text:p text:style-name="P18">cAMP</text:p>
      <text:p text:style-name="P18"/>
      <text:p text:style-name="P18">Ca<text:span text:style-name="T9">2+</text:span></text:p>
      <text:p text:style-name="P32"/>
      <text:p text:style-name="P18">Na<text:span text:style-name="T9">+</text:span></text:p>
      <text:p text:style-name="P32"/>
      <text:p text:style-name="P18">(Şekil 10)</text:p>
      <text:p text:style-name="P18">Koku molekülünün koku reseptörüne bağlanmasıyla hücrede oluşan cAMP haberleşme hattının ana aşamaları.</text:p>
      <text:p text:style-name="P18"/>
      <text:p text:style-name="P18">s.41</text:p>
      <text:p text:style-name="P29">Koku soğancğı</text:p>
      <text:p text:style-name="P29"/>
      <text:p text:style-name="P18">(Şekil 11)</text:p>
      <text:p text:style-name="P18">Bazı kimyasal reaksiyonlar sonucunda koku hücrelerinde ortaya çıkan elektrik sinyali hücrenin aksonu boyunca hareket ederek koku soğancığına gelir. </text:p>
      <text:p text:style-name="P18"/>
      <text:p text:style-name="P18">Akson</text:p>
      <text:p text:style-name="P18"/>
      <text:p text:style-name="P18">s.42</text:p>
      <text:p text:style-name="P18">Talamus</text:p>
      <text:p text:style-name="P18"/>
      <text:p text:style-name="P18">Koku soğancığı</text:p>
      <text:p text:style-name="P18"/>
      <text:p text:style-name="P18">Koku soğancığı</text:p>
      <text:p text:style-name="P18"/>
      <text:p text:style-name="P18"><text:soft-page-break/>Burun boşluğu</text:p>
      <text:p text:style-name="P18"/>
      <text:p text:style-name="P18">Hipokampus</text:p>
      <text:p text:style-name="P18"/>
      <text:p text:style-name="P18">Amigdala</text:p>
      <text:p text:style-name="P18"/>
      <text:p text:style-name="P18">Koku siniri</text:p>
      <text:p text:style-name="P18"/>
      <text:p text:style-name="P18">Koku siniri lifleri</text:p>
      <text:p text:style-name="P18"/>
      <text:p text:style-name="P18">Miteral hücre</text:p>
      <text:p text:style-name="P18"/>
      <text:p text:style-name="P18">Elek kemiği</text:p>
      <text:p text:style-name="P18"/>
      <text:p text:style-name="P18">Aksonlar</text:p>
      <text:p text:style-name="P18"/>
      <text:p text:style-name="P18">Koku hücreleri</text:p>
      <text:p text:style-name="P18"/>
      <text:p text:style-name="P18">Mukozadaki koku tüycükleri</text:p>
      <text:p text:style-name="P18"/>
      <text:p text:style-name="P18">Koku epiteli</text:p>
      <text:p text:style-name="P18"/>
      <text:p text:style-name="P18">(Şekil 12-13)</text:p>
      <text:p text:style-name="P18">Koku soğancığının kafatasındaki yeri ve yapısının detayları.</text:p>
      <text:p text:style-name="P29"/>
      <text:p text:style-name="P18">s.43</text:p>
      <text:p text:style-name="P29">Koku hücreleri,</text:p>
      <text:p text:style-name="P29"/>
      <text:p text:style-name="P18">(Şekil 14)</text:p>
      <text:p text:style-name="P18">Koku soğancığındaki yapı son derece komplekstir. Yandaki şekilde sadece farklı reseptörlere sahip iki tür koku hücresi (kahverengi ve mavi), iki glomerulus ve birkaç hücre gösterilmiştir. Koku alma sisteminde on milyonlarca koku hücresi, bin farklı koku reseptörü, iki bin glomerulus, on binlerce mitral hücre, kümelenmiş <text:soft-page-break/>hücre, granül hücre ve periglomerular hücre olduğunu hatırlatalım; bu gerçek göz önüne alınırsa bahsedilen komplekslik daha iyi anlaşılır.</text:p>
      <text:p text:style-name="P18"/>
      <text:p text:style-name="P18">Glomerulus,</text:p>
      <text:p text:style-name="P18"/>
      <text:p text:style-name="P18">Kümelenmiş hücreler</text:p>
      <text:p text:style-name="P18"/>
      <text:p text:style-name="P18">Periglomerular hücreler</text:p>
      <text:p text:style-name="P18"/>
      <text:p text:style-name="P18">Mitral hücreler</text:p>
      <text:p text:style-name="P18"/>
      <text:p text:style-name="P18">Granül hücreler</text:p>
      <text:p text:style-name="P18"/>
      <text:p text:style-name="P18">Beyindeki koku bölgesine</text:p>
      <text:p text:style-name="P18"/>
      <text:p text:style-name="P18">s.45</text:p>
      <text:p text:style-name="P18">(Şekil 15)</text:p>
      <text:p text:style-name="P18">Koku soğancığındaki son derece kompleks haberleşmenin basitleştirilmiş gösterimi. Bu şekilde, 1000 farklı koku alıcı hücre türünden sadece üçünün (mavi, yeşil ve kahverengi) kendilerine özgü haberleşme birimlerinde (glomeruluslarda) mitral hücrelerle (sarı renkli) kurdukları bağlantılar tasvir edilmektedir.</text:p>
      <text:p text:style-name="P29"/>
      <text:p text:style-name="P20">s.49</text:p>
      <text:p text:style-name="P29">Yiyeceklerin, çiçeklerin, içeceklerin çeşit çeşit güzellikteki kokularını birbirinden ayırt ederek algılayabilmemiz, Allah'ın insanlara verdiği büyük bir nimettir. </text:p>
      <text:p text:style-name="P29"/>
      <text:p text:style-name="P18">s.50</text:p>
      <text:p text:style-name="P29">(Şekil 16)</text:p>
      <text:p text:style-name="P18">Koku reseptör genleri, 20. kromozom ve Y kromozomu hariç bütün insan kromozomlarında bulunur. Koku reseptör genleri açısından en zengini ise 11. kromozomdur. </text:p>
      <text:p text:style-name="P18"/>
      <text:p text:style-name="P18">s.56</text:p>
      <text:p text:style-name="P18">(Şekil 17)</text:p>
      <text:p text:style-name="P18">(Yanda) Vomeronazal organın (VNO) burundaki konumu.</text:p>
      <text:p text:style-name="P18"><text:soft-page-break/>(Şekil 18)</text:p>
      <text:p text:style-name="P18">(Altta) Vomeronazal organdaki hücresel organizasyon.</text:p>
      <text:p text:style-name="P18"/>
      <text:p text:style-name="P18">VNO</text:p>
      <text:p text:style-name="P18"/>
      <text:p text:style-name="P18">Burun boşluğu</text:p>
      <text:p text:style-name="P18"/>
      <text:p text:style-name="P18">Tüycükler</text:p>
      <text:p text:style-name="P18"/>
      <text:p text:style-name="P18">Destek hücreleri</text:p>
      <text:p text:style-name="P18"/>
      <text:p text:style-name="P18">Alıcı hücreler</text:p>
      <text:p text:style-name="P18"/>
      <text:p text:style-name="P18">Bazal hücreler</text:p>
      <text:p text:style-name="P18"/>
      <text:p text:style-name="P18">s.58</text:p>
      <text:p text:style-name="P18">Allah'ın size rızık olarak verdiklerinden helal ve temiz olarak yiyin. Kendisine inanmakta olduğunuz Allah'tan korkup-sakının. (Maide Suresi, 88)</text:p>
      <text:p text:style-name="P18"/>
      <text:p text:style-name="P18">s.59</text:p>
      <text:p text:style-name="P18">Bir ahçının, mutfaktaki kokulara karşı duyarlılığı bir süre sonra azalır. Böylece hem sürekli aldığı kokulardan dolayı rahatsızlık duymaz, hem de yeni bir kokuyu, örneğin bir gaz kaçağını veya yanık kokusunu hemen algılayabilir.</text:p>
      <text:p text:style-name="P18"/>
      <text:p text:style-name="P18">s.61</text:p>
      <text:p text:style-name="P18">... Ve göklerde olanı da, yerde olanı da bilir. Allah, her şeye güç yetirendir. (Al-i İmran Suresi, 29)</text:p>
      <text:p text:style-name="P18"/>
      <text:p text:style-name="P18">Koku hafızası sayesinde, küçükken duyulan bir koku yıllar sonra da tanınır.</text:p>
      <text:p text:style-name="P18"/>
      <text:p text:style-name="P18">s.63</text:p>
      <text:p text:style-name="P18">Talamus</text:p>
      <text:p text:style-name="P18"/>
      <text:p text:style-name="P18"><text:soft-page-break/>hipotalamus</text:p>
      <text:p text:style-name="P18"/>
      <text:p text:style-name="P18">hipokampus</text:p>
      <text:p text:style-name="P18"/>
      <text:p text:style-name="P18">amigdala</text:p>
      <text:p text:style-name="P18"/>
      <text:p text:style-name="P18">(Şekil 19)</text:p>
      <text:p text:style-name="P18">Kokulara ilişkin bilgilerin beyindeki hipokampus ve amigdala bölgelerinde toplandığı düşünülmektedir.</text:p>
      <text:p text:style-name="P18"/>
      <text:p text:style-name="P18">s.65</text:p>
      <text:p text:style-name="P18">Koku alma duyusunun, tad almada çok önemli bir rolü vardır.</text:p>
      <text:p text:style-name="P18"/>
      <text:p text:style-name="P18">s.67</text:p>
      <text:p text:style-name="P18">Koku alma duyusunun, tad almada çok önemli bir rolü vardır.</text:p>
      <text:p text:style-name="P18"/>
      <text:p text:style-name="P18">s.69</text:p>
      <text:p text:style-name="P18">O, sizin için yeryüzünü bir döşek, gökyüzünü bir bina kıldı. Ve gökten yağmur indirerek bununla sizin için (çeşitli) ürünlerden rızık çıkardı... (Bakara Suresi, 22)</text:p>
      <text:p text:style-name="P18"/>
      <text:p text:style-name="P18">s.72</text:p>
      <text:p text:style-name="P18">Maydanoz ve baldıran (sağda), birbirlerine görünüş olarak çok benzeyen iki bitki olmasına rağmen, maydanoz faydalı ve güzel kokulu, baldıran ise zehirli ve kötü kokulu bir bitkidir.</text:p>
      <text:p text:style-name="P18"/>
      <text:p text:style-name="P18">s.73</text:p>
      <text:p text:style-name="P18">Vücudumuza faydalı olan yiyecekler, Allah'ın bir rahmeti olarak güzel kokuludur.</text:p>
      <text:p text:style-name="P18"/>
      <text:p text:style-name="P18">s.76</text:p>
      <text:p text:style-name="P18">Kötü kokular, insanlara hem acizliklerini hatırlatır, hem de güzelliklerin değerinin daha iyi takdir edilmesine vesile olur.</text:p>
      <text:p text:style-name="P18"/>
      <text:p text:style-name="P18">s.78</text:p>
      <text:p text:style-name="P18">O, gökten su indirendir. Bununla herşeyin bitkisini bitirdik, ondan bir yeşillik çıkardık, ondan birbiri üstüne bindirilmiş taneler türetiyoruz... (Enam Suresi, 99)</text:p>
      <text:p text:style-name="P18"><text:soft-page-break/></text:p>
      <text:p text:style-name="P18">s.79</text:p>
      <text:p text:style-name="P18">Topraktan çıkan, yaşamı boyunca toz, rüzgar, yağmur altında yaşayan çiçekler, tertemiz görünüp, çevrelerine mis gibi kokular yayarlarken, insan tüm imkanlarına rağmen, sık sık temizlenmek zorundadır.</text:p>
      <text:p text:style-name="P18"/>
      <text:p text:style-name="P18">s.81</text:p>
      <text:p text:style-name="P18">Bitkilerden elde edilen aromalar, birçok hastalığın tedavisinde kullanılmaktadır.</text:p>
      <text:p text:style-name="P18"/>
      <text:p text:style-name="P20">s.84</text:p>
      <text:p text:style-name="P18">İnsanlarla köpekler, aynı ortamda dahi farklı kokuları algılarlar. Köpekler, insanların algılayamadıkları birçok kokuyu tespit edebilirler. </text:p>
      <text:p text:style-name="P18"/>
      <text:p text:style-name="P18">s.85</text:p>
      <text:p text:style-name="P18">Eğer aklınızı kullanabiliyorsanız, O, doğunun da, batının da ve bunlar arasında olan herşeyin de Rabbidir... (Şuara Suresi, 28)</text:p>
      <text:p text:style-name="P18"/>
      <text:p text:style-name="P20">s.86</text:p>
      <text:p text:style-name="P18">"Bloodhound" cinsi köpek</text:p>
      <text:p text:style-name="P18"/>
      <text:p text:style-name="P18">Enkaz altında kalanları kurtarmak için kullanılan köpekler ve eğitilmiş polis köpekleri.</text:p>
      <text:p text:style-name="P18"/>
      <text:p text:style-name="P18">s.87</text:p>
      <text:p text:style-name="P18">Köpeklerin nefes alıp verişini inceleyen "schlieren fotoğraflama tekniği" ile alınmış bir fotoğraf.</text:p>
      <text:p text:style-name="P18"/>
      <text:p text:style-name="P29">s.88</text:p>
      <text:p text:style-name="P18"><text:span text:style-name="T14">Allah; kendi emriyle gemiler akıp gitsin ve O'nun fazlından ararsınız diye, sizin için denize boyun eğdirdi. Umulur ki şükredersiniz. </text:span>(Casiye Suresi, 12)</text:p>
      <text:p text:style-name="P29"/>
      <text:p text:style-name="P29">s.93</text:p>
      <text:p text:style-name="P18">Üstte, yiyeceğin yerini, etrafa yaydığı kokudan tespit eden akbaba. Yanda, koku duyusunu da kullanarak, uzun mesafelerden yuvasına dönebilen güvercin.</text:p>
      <text:p text:style-name="P18"/>
      <text:p text:style-name="P18">s.94</text:p>
      <text:p text:style-name="P18"><text:soft-page-break/>Sığırcık kuşu</text:p>
      <text:p text:style-name="P18"/>
      <text:p text:style-name="P20">s.96</text:p>
      <text:p text:style-name="P18">Sivrisinek, Allah'ın Kuran'da dikkat çektiği canlılardandır.</text:p>
      <text:p text:style-name="P18"/>
      <text:p text:style-name="P18">s.98</text:p>
      <text:p text:style-name="P18">Güveler, yüzlerce küçük tüyün bulunduğu antenlerindeki özel yapı sayesinde güçlü koku duyularına sahiptirler. Bu sayede kendileri için besin değeri olan yiyecekleri kolaylıkla tespit edebilirler. </text:p>
      <text:p text:style-name="P18"/>
      <text:p text:style-name="P18">s.100</text:p>
      <text:p text:style-name="P18">Arılar, kovanlarından olmayan yabancı arıları kokularından ayırt edebilirler. </text:p>
      <text:p text:style-name="P18"/>
      <text:p text:style-name="P20">s.107</text:p>
      <text:p text:style-name="P20">Kendinden (bir nimet olarak) göklerde ve yerde olanların tümüne sizin için boyun eğdirdi. Şüphesiz bunda, düşünebilen bir kavim için gerçekten ayetler vardır. (Casiye Suresi, 13)</text:p>
      <text:p text:style-name="P20"/>
      <text:p text:style-name="P20">s.108</text:p>
      <text:p text:style-name="P18">Avcı hayvanların son derece kompleks yapıdaki koku duyuları, evrimcilerin kesinlikle açıklayamadıkları yaratılış mucizelerindendir. </text:p>
      <text:p text:style-name="P18"/>
      <text:p text:style-name="P18">s.110</text:p>
      <text:p text:style-name="P29">Rastgele meydana gelen mutasyonlar, canlılar için daima zararlıdır. Yukarıdaki resimde mutasyona uğradığı için beş ayaklı doğmuş bir kuzu ve yine mutasyon nedeni ile kanatlarındaki simetri bozulmuş kelebekler görülmektedir. <text:s/></text:p>
      <text:p text:style-name="P29"/>
      <text:p text:style-name="P18">s.113</text:p>
      <text:p text:style-name="P20">Ki O, yarattı, 'bir düzen içinde biçim verdi', Takdir etti, böylece yol gösterdi, 'Yemyeşil otlağı' çıkardı. Ardından onu kuru, kara bir duruma soktu. (A'la Suresi, 2-5)</text:p>
      <text:p text:style-name="P20"/>
      <text:p text:style-name="P20">s.116</text:p>
      <text:p text:style-name="P29">SAHTE</text:p>
      <text:p text:style-name="P29"/>
      <text:p text:style-name="P18">Evrimcilerin tasarladıkları hayali rekonstrüksiyonlarda burun özellikle büyük ve geniş olarak gösterilir.</text:p>
      <text:p text:style-name="P18"><text:soft-page-break/></text:p>
      <text:p text:style-name="P18">s.119</text:p>
      <text:p text:style-name="P20">Yerde sizin için <text:s/>üretip türettiği çeşitli <text:s/>renkleri de (faydanıza verdi). Şüphesiz bunda, öğüt alıp düşünebilen bir topluluk için ayetler vardır. (Nahl Suresi, 13)</text:p>
      <text:p text:style-name="P20"/>
      <text:p text:style-name="P18">s.121</text:p>
      <text:p text:style-name="P29">Hoşumuza giden bir parfümü kokladığımızda vücudumuzda birbirini izleyen son derece kompleks işlemler meydana gelir. </text:p>
      <text:p text:style-name="P29"/>
      <text:p text:style-name="P18">s.122</text:p>
      <text:p text:style-name="P18">Boyları birbiriyle yarışan ve iç içe girmiş ağaçlı bahçeler. Meyveler ve otlaklıklar, <text:span text:style-name="T14">Size ve hayvanlarınıza bir yarar (meta) olmak üzere. (Abese Suresi, 30-32)</text:span></text:p>
      <text:p text:style-name="P29"/>
      <text:p text:style-name="P29">s.126</text:p>
      <text:p text:style-name="P18">Algılama Bölümündeki Elektrik Akımı</text:p>
      <text:p text:style-name="P29"/>
      <text:p text:style-name="P29">Radyoaktif kaynak</text:p>
      <text:p text:style-name="P29"/>
      <text:p text:style-name="P18">Temiz hava</text:p>
      <text:p text:style-name="P18"/>
      <text:p text:style-name="P18">Terminal vidası</text:p>
      <text:p text:style-name="P18"/>
      <text:p text:style-name="P18">Referans bölümü</text:p>
      <text:p text:style-name="P18"/>
      <text:p text:style-name="P18">Yüksek akım değeri</text:p>
      <text:p text:style-name="P18"/>
      <text:p text:style-name="P18">Bağlantı</text:p>
      <text:p text:style-name="P18"/>
      <text:p text:style-name="P18">İyonlaşmış parçacıklar</text:p>
      <text:p text:style-name="P18"/>
      <text:p text:style-name="P18">Radyoaktif malzeme</text:p>
      <text:p text:style-name="P18"/>
      <text:p text:style-name="P18"><text:soft-page-break/>Duman</text:p>
      <text:p text:style-name="P18"/>
      <text:p text:style-name="P18">Kontrol ünitesi veya işlemci</text:p>
      <text:p text:style-name="P18"/>
      <text:p text:style-name="P18">Düşük akım değeri</text:p>
      <text:p text:style-name="P18"/>
      <text:p text:style-name="P18">Plastik kılıf</text:p>
      <text:p text:style-name="P18"/>
      <text:p text:style-name="P18">Alarm göstergesi</text:p>
      <text:p text:style-name="P18"/>
      <text:p text:style-name="P18">Parçacıklara tutunan duman</text:p>
      <text:p text:style-name="P18"/>
      <text:p text:style-name="P18">Algılama bölümü kılıfı</text:p>
      <text:p text:style-name="P18"/>
      <text:p text:style-name="P18">Algılama bölümü</text:p>
      <text:p text:style-name="P18"/>
      <text:p text:style-name="P29">(Şekil 20)</text:p>
      <text:p text:style-name="P29">Resimde yangın detektörünün oldukça karmaşık yapısı görülmektedir. <text:s/>Koku alıcı hücrelerdeki sistem ise, yangın detektöründen çok daha komplekstir. </text:p>
      <text:p text:style-name="P29"/>
      <text:p text:style-name="P29">s.127</text:p>
      <text:p text:style-name="P18">(Şekil 21)</text:p>
      <text:p text:style-name="P18">Elektronik burunda kullanılan bazı sensörler. Bu sensörler, koku alma sistemindeki reseptörlerden ilham alınarak tasarlanmıştır; bununla birlikte insan burnundaki reseptörlerle kıyaslanmayacak kadar ilkeldirler.</text:p>
      <text:p text:style-name="P18"/>
      <text:p text:style-name="P18">Standart elektronik burun</text:p>
      <text:p text:style-name="P18"/>
      <text:p text:style-name="P29">Kimyasal sensörler</text:p>
      <text:p text:style-name="P29"/>
      <text:p text:style-name="P29">Veri toplama</text:p>
      <text:p text:style-name="P29"/>
      <text:p text:style-name="P29">Model tanıma</text:p>
      <text:p text:style-name="P29"><text:soft-page-break/></text:p>
      <text:p text:style-name="P29">Bilgisayar sınıflandırması</text:p>
      <text:p text:style-name="P29"/>
      <text:p text:style-name="P29">(Şekil 22)</text:p>
      <text:p text:style-name="P18"><text:span text:style-name="T14">Elektronik burnun </text:span>çalışma sistemi.</text:p>
      <text:p text:style-name="P29"/>
      <text:p text:style-name="P18">s.129</text:p>
      <text:p text:style-name="P18">Kullanılan tüm teknolojiye rağmen, elektronik burun, insan burnundan çok daha ilkeldir. </text:p>
      <text:p text:style-name="P18"/>
      <text:p text:style-name="P18">s.135</text:p>
      <text:p text:style-name="P29">... iman edip salih amellerde bulunanları müjdele. Gerçekten onlar için altlarından ırmaklar akan cennetler vardır. Kendilerine rızık olarak bu ürünlerden her yedirildiğinde: "Bu daha önce de rızıklandığımızdır" derler... (Bakara Suresi, 25)</text:p>
      <text:p text:style-name="P29"/>
      <text:p text:style-name="P29">s.137</text:p>
      <text:p text:style-name="P18">kafein</text:p>
      <text:p text:style-name="P18"/>
      <text:p text:style-name="P18">6-n-propil-2-tiyourasil</text:p>
      <text:p text:style-name="P18"/>
      <text:p text:style-name="P18">Sikloheksimid</text:p>
      <text:p text:style-name="P18"/>
      <text:p text:style-name="P18">kinin</text:p>
      <text:p text:style-name="P18"/>
      <text:p text:style-name="P18">denatonium benzoat (Bitreks)</text:p>
      <text:p text:style-name="P18"/>
      <text:p text:style-name="P18">(Şekil 23)</text:p>
      <text:p text:style-name="P18">Buradaki maddeler ağızda acı bir tat bırakırlar. Görüldüğü gibi, bu birkaç maddenin kimyasal yapıları dahi birbirlerinden oldukça farklıdır. Tat alma sisteminin mükemmel yapısı ve olağanüstü kapasitesi sayesinde, sayısız farklı tat molekülünü algılayabiliriz.</text:p>
      <text:p text:style-name="P18"/>
      <text:p text:style-name="P18">s.138</text:p>
      <text:p text:style-name="P18">Palatine tonsil</text:p>
      <text:p text:style-name="P18"/>
      <text:p text:style-name="P18"><text:soft-page-break/>Palatine tonsil</text:p>
      <text:p text:style-name="P18"/>
      <text:p text:style-name="P18">Çanaksı papillalar</text:p>
      <text:p text:style-name="P18"/>
      <text:p text:style-name="P18">Yapraksı papillalar</text:p>
      <text:p text:style-name="P18"/>
      <text:p text:style-name="P18">Mantarsı papillalar</text:p>
      <text:p text:style-name="P18"/>
      <text:p text:style-name="P18">İpliksi papillalar</text:p>
      <text:p text:style-name="P18"/>
      <text:p text:style-name="P18">(Şekil 24) Papillaların insan dilindeki konumları.</text:p>
      <text:p text:style-name="P18"/>
      <text:p text:style-name="P18">(Şekil 25)</text:p>
      <text:p text:style-name="P18">Tat tomurcuklarının elektron mikroskobu altındaki görüntüleri.</text:p>
      <text:p text:style-name="P18"/>
      <text:p text:style-name="P18">s.139</text:p>
      <text:p text:style-name="P18">Tat gözeneği</text:p>
      <text:p text:style-name="P18"/>
      <text:p text:style-name="P18">Epitel</text:p>
      <text:p text:style-name="P18"/>
      <text:p text:style-name="P18">Tat tüycükleri</text:p>
      <text:p text:style-name="P18"/>
      <text:p text:style-name="P18">Tat hücresi</text:p>
      <text:p text:style-name="P18"/>
      <text:p text:style-name="P18">Tat siniri lifleri</text:p>
      <text:p text:style-name="P18"/>
      <text:p text:style-name="P18">Bağ doku</text:p>
      <text:p text:style-name="P18"/>
      <text:p text:style-name="P18">(Şekil 26) Bir tat tomurcuğundaki organizasyon.</text:p>
      <text:p text:style-name="P18"/>
      <text:p text:style-name="P18">s.140</text:p>
      <text:p text:style-name="P18"><text:soft-page-break/>Tepe bölümü</text:p>
      <text:p text:style-name="P18"/>
      <text:p text:style-name="P18">Gövde bölümü</text:p>
      <text:p text:style-name="P18"/>
      <text:p text:style-name="P18">Tat gözeneği</text:p>
      <text:p text:style-name="P18"/>
      <text:p text:style-name="P18">Tat tomurcuğunu iki bölüme ayıran mekanizma</text:p>
      <text:p text:style-name="P18"/>
      <text:p text:style-name="P18">Epitel hücre</text:p>
      <text:p text:style-name="P18"/>
      <text:p text:style-name="P18">Tat hücresi ile tat siniri arasındaki iletişim noktası</text:p>
      <text:p text:style-name="P18"/>
      <text:p text:style-name="P18">Sinir lifleri</text:p>
      <text:p text:style-name="P18"/>
      <text:p text:style-name="P18">(Şekil 27)</text:p>
      <text:p text:style-name="P18">Bir tat tomurcuğunda, 100'e yakın tat alıcı hücre kusursuz bir düzen içinde biraraya gelir. Tat tomurcuğunun tepe bölümünü, gövdesinden ayıran özel bir sistem vardır. Bu sayede tat molekülleri, tomurcuğun tepesindeki tat tüycükleri ile iletişim kurar; tomurcuğun gövde bölümüne geçemezler.</text:p>
      <text:p text:style-name="P18"/>
      <text:p text:style-name="P18">s.141</text:p>
      <text:p text:style-name="P18">İpliksi papillalar</text:p>
      <text:p text:style-name="P18"/>
      <text:p text:style-name="P18">Çanaksı papilla</text:p>
      <text:p text:style-name="P18"/>
      <text:p text:style-name="P18">Tat tomurcukları</text:p>
      <text:p text:style-name="P18"/>
      <text:p text:style-name="P18">Bağ doku</text:p>
      <text:p text:style-name="P18"/>
      <text:p text:style-name="P18">Tükürük bezleri</text:p>
      <text:p text:style-name="P18"/>
      <text:p text:style-name="P18">Kas tabakası</text:p>
      <text:p text:style-name="P18"/>
      <text:p text:style-name="P18"><text:soft-page-break/>Çanaksı papilla</text:p>
      <text:p text:style-name="P18"/>
      <text:p text:style-name="P18">Tat tomurcukları</text:p>
      <text:p text:style-name="P18"/>
      <text:p text:style-name="P18">(Şekil 28) Çanaksı bir papilladaki organizasyon.</text:p>
      <text:p text:style-name="P18"/>
      <text:p text:style-name="P18">Dil</text:p>
      <text:p text:style-name="P18"/>
      <text:p text:style-name="P18">Çanaksı papilla</text:p>
      <text:p text:style-name="P18"/>
      <text:p text:style-name="P18">Tat tomurcukları</text:p>
      <text:p text:style-name="P18"/>
      <text:p text:style-name="P18">Sinir lifleri</text:p>
      <text:p text:style-name="P18"/>
      <text:p text:style-name="P18">sinir lifleri</text:p>
      <text:p text:style-name="P18"/>
      <text:p text:style-name="P18">Tat tomurcukları</text:p>
      <text:p text:style-name="P18"/>
      <text:p text:style-name="P18">Tükürük bezleri</text:p>
      <text:p text:style-name="P18"/>
      <text:p text:style-name="P18">(Şekil 29) Çanaksı papilladaki yapının detayları</text:p>
      <text:p text:style-name="P18"/>
      <text:p text:style-name="P18">s.142</text:p>
      <text:p text:style-name="P18">Biz gökten belli bir miktarda su indirdik ve onu yer yüzünde yerleştirdik; şüphesiz Biz onu (kurutup) giderme gücüne de sahibiz. Böylelikle, bununla size hurmalıklardan, üzümlüklerden bahçeler-bağlar geliştirdik, içlerinde çok sayıda yemişler vardır; sizler onlardan yemektesiniz. (Müminun Suresi, 18-19)</text:p>
      <text:p text:style-name="P18"/>
      <text:p text:style-name="P18">s.143</text:p>
      <text:p text:style-name="P18">Tat alma sistemi, Allah'ın yaratışındaki üstünlüğü gösteren son derece kompleks bir yapıdır.</text:p>
      <text:p text:style-name="P18"/>
      <text:p text:style-name="P18">s.144</text:p>
      <text:p text:style-name="P18">Acı</text:p>
      <text:p text:style-name="P18"><text:soft-page-break/></text:p>
      <text:p text:style-name="P18">Acı</text:p>
      <text:p text:style-name="P18"/>
      <text:p text:style-name="P18">Ekşi</text:p>
      <text:p text:style-name="P18"/>
      <text:p text:style-name="P18">Ekşi</text:p>
      <text:p text:style-name="P18"/>
      <text:p text:style-name="P18">Tuzlu</text:p>
      <text:p text:style-name="P18"/>
      <text:p text:style-name="P18">Tuzlu</text:p>
      <text:p text:style-name="P18"/>
      <text:p text:style-name="P18">Tatlı</text:p>
      <text:p text:style-name="P18"/>
      <text:p text:style-name="P18">(Şekil 30)</text:p>
      <text:p text:style-name="P18">Son bilimsel araştırmalar "tat haritası"nın yanlışlığını ve tat hücrelerinin her birindeki son derece kompleks haberleşme sistemlerinin varlığını açıkça ortaya koymuştur.</text:p>
      <text:p text:style-name="P18"/>
      <text:p text:style-name="P18">s.145</text:p>
      <text:p text:style-name="P18">Taneyi ve çekirdeği yaran şüphesiz Allah'tır. O, diriyi ölüden çıkarır. İşte Allah budur. Öyleyse nasıl oluyor da çevriliyorsunuz? (Enam Suresi, 95)</text:p>
      <text:p text:style-name="P18"/>
      <text:p text:style-name="P18">s.147</text:p>
      <text:p text:style-name="P18">Tat hücreleri birden fazla haberleşme yöntemine sahiptir. Hücrelerin bu özelliği sayesinde tatlı, ekşi, acı, tuzlu gibi farklı tatları algılayabiliriz.</text:p>
      <text:p text:style-name="P18"/>
      <text:p text:style-name="P18">s.148</text:p>
      <text:p text:style-name="P18">Ekşi bir kivinin tadını alabilmemiz için, tat molekülleri tat hücrelerinin zarındaki iyon kanalları ile bağlantı kurarlar.</text:p>
      <text:p text:style-name="P18"/>
      <text:p text:style-name="P18">s.151</text:p>
      <text:p text:style-name="P18">Tuz (NaCl)</text:p>
      <text:p text:style-name="P18"/>
      <text:p text:style-name="P18">İyon kanalı</text:p>
      <text:p text:style-name="P18"><text:soft-page-break/></text:p>
      <text:p text:style-name="P18">Tat tüycükleri</text:p>
      <text:p text:style-name="P18"/>
      <text:p text:style-name="P18">Sodyum <text:s/>iyonu (Na+)</text:p>
      <text:p text:style-name="P18"/>
      <text:p text:style-name="P18">Hücre çekirdeği</text:p>
      <text:p text:style-name="P18"/>
      <text:p text:style-name="P18">Potasyum iyonu K+</text:p>
      <text:p text:style-name="P18"/>
      <text:p text:style-name="P18">Kalsiyum iyonu <text:s/>Ca++</text:p>
      <text:p text:style-name="P18"/>
      <text:p text:style-name="P18">Tat nöronu</text:p>
      <text:p text:style-name="P18"/>
      <text:p text:style-name="P18">Kimyasal haberciler</text:p>
      <text:p text:style-name="P18"/>
      <text:p text:style-name="P18">Beyne giden sinyal</text:p>
      <text:p text:style-name="P18"/>
      <text:p text:style-name="P18">TUZLU UYARICILAR</text:p>
      <text:p text:style-name="P18"/>
      <text:p text:style-name="P18">Potasyum iyon kanalı</text:p>
      <text:p text:style-name="P18"/>
      <text:p text:style-name="P18">Pozitif iyon</text:p>
      <text:p text:style-name="P18"/>
      <text:p text:style-name="P18">Hidrojen iyonu (H+)</text:p>
      <text:p text:style-name="P18"/>
      <text:p text:style-name="P18">Na+</text:p>
      <text:p text:style-name="P18"/>
      <text:p text:style-name="P18">K+</text:p>
      <text:p text:style-name="P18"/>
      <text:p text:style-name="P18">Ca++</text:p>
      <text:p text:style-name="P18"/>
      <text:p text:style-name="P18"><text:soft-page-break/>EKŞİ UYARICILAR</text:p>
      <text:p text:style-name="P18"/>
      <text:p text:style-name="P18">Şeker veya tatlandırıcı</text:p>
      <text:p text:style-name="P18"/>
      <text:p text:style-name="P18">G protein</text:p>
      <text:p text:style-name="P18"/>
      <text:p text:style-name="P18">G protein kompleksi</text:p>
      <text:p text:style-name="P18"/>
      <text:p text:style-name="P18">Enzim</text:p>
      <text:p text:style-name="P18"/>
      <text:p text:style-name="P18">Öncü</text:p>
      <text:p text:style-name="P18"/>
      <text:p text:style-name="P18">İkinci haberci</text:p>
      <text:p text:style-name="P18"/>
      <text:p text:style-name="P18">Na+</text:p>
      <text:p text:style-name="P18"/>
      <text:p text:style-name="P18">K+ kanalı</text:p>
      <text:p text:style-name="P18"/>
      <text:p text:style-name="P18">Ca++</text:p>
      <text:p text:style-name="P18"/>
      <text:p text:style-name="P18">TATLI UYARICILAR</text:p>
      <text:p text:style-name="P18"/>
      <text:p text:style-name="P18">G proteinli reseptör</text:p>
      <text:p text:style-name="P18"/>
      <text:p text:style-name="P18">Acı uyarıcılar</text:p>
      <text:p text:style-name="P18"/>
      <text:p text:style-name="P18">G protein kompleksi</text:p>
      <text:p text:style-name="P18"/>
      <text:p text:style-name="P18">Enzim</text:p>
      <text:p text:style-name="P18"/>
      <text:p text:style-name="P18">Öncü</text:p>
      <text:p text:style-name="P18"><text:soft-page-break/></text:p>
      <text:p text:style-name="P18">İkinci haberci</text:p>
      <text:p text:style-name="P18"/>
      <text:p text:style-name="P18">Endoplazmik retikulum Ca++ içerir</text:p>
      <text:p text:style-name="P18"/>
      <text:p text:style-name="P18">Na+</text:p>
      <text:p text:style-name="P18"/>
      <text:p text:style-name="P18">K+</text:p>
      <text:p text:style-name="P18"/>
      <text:p text:style-name="P18">Ca++</text:p>
      <text:p text:style-name="P18"/>
      <text:p text:style-name="P18">ACI UYARICILAR</text:p>
      <text:p text:style-name="P18"/>
      <text:p text:style-name="P18">Glutamat reseptörü</text:p>
      <text:p text:style-name="P18"/>
      <text:p text:style-name="P18">Glutamat</text:p>
      <text:p text:style-name="P18"/>
      <text:p text:style-name="P18">Enzim</text:p>
      <text:p text:style-name="P18"/>
      <text:p text:style-name="P18">Glutamat kompleksi</text:p>
      <text:p text:style-name="P18"/>
      <text:p text:style-name="P18">Öncü</text:p>
      <text:p text:style-name="P18"/>
      <text:p text:style-name="P18">İkinci haberci</text:p>
      <text:p text:style-name="P18"/>
      <text:p text:style-name="P18">Na+</text:p>
      <text:p text:style-name="P18"/>
      <text:p text:style-name="P18">K+</text:p>
      <text:p text:style-name="P18"/>
      <text:p text:style-name="P18">Ca++</text:p>
      <text:p text:style-name="P18"/>
      <text:p text:style-name="P18"><text:soft-page-break/>UMAMİ UYARICILAR</text:p>
      <text:p text:style-name="P18"/>
      <text:p text:style-name="P18">(Şekil 31) </text:p>
      <text:p text:style-name="P18">Farklı uyarıcılara göre tat hücresindeki haberleşmenin ana hatları. Tuzlu ve ekşi uyarıcılar tat hücresinin zarındaki iyon kanallarıyla; tatlı, acı ve umami uyarıcılar ise hücre zarındaki özel reseptörlerle iletişim kurarlar.</text:p>
      <text:p text:style-name="P18"/>
      <text:p text:style-name="P18">s.152</text:p>
      <text:p text:style-name="P18">(Şekil 32)</text:p>
      <text:p text:style-name="P18">"Chorda tympani" (1), "glossopharyngeal" (2) ve "vagus" (3) sinirleri omurilik soğanında birleşerek (4), oradan beynin ilgili bölgelerine (5)-(6) mesaj taşırlar.</text:p>
      <text:p text:style-name="P18"/>
      <text:p text:style-name="P18">s.153</text:p>
      <text:p text:style-name="P18">Bir şey yediğimizde veya içtiğimizde tat sinirlerimiz, tat hücrelerinden aldıkları mesajları beyne iletir ve bu bilgiler çok kısa zaman dilimleri içinde "enfes bir kestaneli kek" veya "leziz bir mantar çorbası" gibi yorumlara dönüşürler.</text:p>
      <text:p text:style-name="P18"/>
      <text:p text:style-name="P18">s.156</text:p>
      <text:p text:style-name="P18">Tat gözeneği</text:p>
      <text:p text:style-name="P18"/>
      <text:p text:style-name="P18">Tat tüycükleri</text:p>
      <text:p text:style-name="P18"/>
      <text:p text:style-name="P18">Tat alıcı hücre</text:p>
      <text:p text:style-name="P18"/>
      <text:p text:style-name="P18">Destek hücresi</text:p>
      <text:p text:style-name="P18"/>
      <text:p text:style-name="P18">Bazal hücre</text:p>
      <text:p text:style-name="P18"/>
      <text:p text:style-name="P18">Sinapslar</text:p>
      <text:p text:style-name="P18"/>
      <text:p text:style-name="P18">Sinir</text:p>
      <text:p text:style-name="P18"/>
      <text:p text:style-name="P18">(Şekil 33)</text:p>
      <text:p text:style-name="P18">Yeni tat hücrelerinin gelişim yeri olan bazal hücrelerin tat tomurcuğundaki konumları.</text:p>
      <text:p text:style-name="P18"><text:soft-page-break/></text:p>
      <text:p text:style-name="P18">s.160</text:p>
      <text:p text:style-name="P18">Koku ve tad alma duyuları tesadüfen ortaya çıkamayacak kadar komplekstir.</text:p>
      <text:p text:style-name="P18"/>
      <text:p text:style-name="P18">s.162</text:p>
      <text:p text:style-name="P18">Hiçbir tesadüf kusursuz özelliklere sahip dili, dilin yapısı ile uyumlu tad moleküllerini veya tad hücrelerini meydana getiremez. Tad alma duyusu, tüm diğer duyular gibi Allah'ın yaratış mucizelerinden biridir.</text:p>
      <text:p text:style-name="P18"/>
      <text:p text:style-name="P18">s.164</text:p>
      <text:p text:style-name="P18">Tad alma duyusu, Allah'ın insanlara verdiği bir nimet ve O'nun rahmetinin bir tecellisidir.</text:p>
      <text:p text:style-name="P18"/>
      <text:p text:style-name="P18">s.166</text:p>
      <text:p text:style-name="P18">Elektronik dilde kullanılan sensörler. Sensörler her ne kadar küçük görünseler de tat hücrelerindeki reseptörlere kıyasla oldukça büyüktürler.</text:p>
      <text:p text:style-name="P18"/>
      <text:p text:style-name="P18">s.167</text:p>
      <text:p text:style-name="P18">Göklerde ve yerde bulunanlar O'nundur; hepsi O'na gönülden boyun eğmiş' bulunuyorlar. (Rum Suresi, 26)</text:p>
      <text:p text:style-name="P18"/>
      <text:p text:style-name="P18">s.170</text:p>
      <text:p text:style-name="P18">Allah'ın ipine hepiniz sımsıkı sarılın. Dağılıp ayrılmayın. Ve Allah'ın sizin üzerinizdeki nimetini hatırlayın… (A-li İmran Suresi, 103)</text:p>
      <text:p text:style-name="P18"/>
      <text:p text:style-name="P18">s.172</text:p>
      <text:p text:style-name="P18">Geceyi gündüze bağlayıp-katarsın, gündüzü de geceye bağlayıp-katarsın; diriyi ölüden çıkarırsın, ölüyü de diriden çıkarırsın. Sen, dilediğine hesapsız rızık verirsin. (Al-i İmran Suresi, 27)</text:p>
      <text:p text:style-name="P18"/>
      <text:p text:style-name="P18">s.174</text:p>
      <text:p text:style-name="P18">... Allah'ın size rızık olarak verdiklerinden yiyin ve şeytanın adımlarına uymayın. Çünkü o, sizin için apaçık bir düşmandır. (Enam Suresi, 142)</text:p>
      <text:p text:style-name="P18"/>
      <text:p text:style-name="P18">s.180</text:p>
      <text:p text:style-name="P18">Bununla bitkiler ve taneler bitirip çıkaralım diye. Ve birbirine sarmaş dolaş bahçeleri de. (Nebe Suresi, 15-16)</text:p>
      <text:p text:style-name="P18"/>
      <text:p text:style-name="P18"><text:soft-page-break/>s.181</text:p>
      <text:p text:style-name="P18">Bizlere koku ve tat alma duyusunu veren Allah, bu duyularımızla algılayabileceğimiz çeşit çeşit koku ve tadı da yaratmıştır. Bu, Allah'ın verdiği sayısız nimetten sadece biridir. Bu nimetleri düşünen her insan, Rabbimiz’e şükredenlerden olmalıdır.</text:p>
      <text:p text:style-name="P18"/>
      <text:p text:style-name="P20">s.184</text:p>
      <text:p text:style-name="P18">Charles Darwin</text:p>
      <text:p text:style-name="P18"/>
      <text:p text:style-name="P18">s.185</text:p>
      <text:p text:style-name="P20">Kambriyen kayalıklarında bulunan fosiller, salyangozlar, trilobitler, süngerler, solucanlar, deniz anaları, deniz yıldızları, yüzücü kabuklular, deniz zambakları gibi kompleks omurgasız türlerine aittir. İlginç olan, birbirinden çok farklı olan bu türlerin hepsinin bir anda ortaya çıkmalarıdır. Bu yüzden jeolojik literatürde bu mucizevi olay, "Kambriyen Patlaması" olarak anılır.</text:p>
      <text:p text:style-name="P20"/>
      <text:p text:style-name="P20">s.186</text:p>
      <text:p text:style-name="P18">Fransız biyolog Louis Pasteur</text:p>
      <text:p text:style-name="P18"/>
      <text:p text:style-name="P18">s.187</text:p>
      <text:p text:style-name="P18">Rus biyolog Alexander Oparin</text:p>
      <text:p text:style-name="P18"/>
      <text:p text:style-name="P18">s.188</text:p>
      <text:p text:style-name="P20">Evrimcilerin en büyük yanılgılarından bir tanesi de burada temsili resimleri görülen ve ilkel dünya olarak nitelendirdikleri ortamda canlılığın kendiliğinden oluşabileceğini düşünmeleridir. Miller deneyi gibi çalışmalarla bu iddialarını kanıtlamaya çalışmışlardır. Ancak bilimsel bulgular karşısında yine yenilgiye uğramışlardır. Çünkü 1970'li yıllarda elde edilen sonuçlar, ilkel dünya olarak nitelendirilen dönemdeki atmosferin yaşamın oluşması için hiçbir şekilde uygun olmadığını kanıtlamıştır.</text:p>
      <text:p text:style-name="P20"/>
      <text:p text:style-name="P20">s.191</text:p>
      <text:p text:style-name="P20">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20"/>
      <text:p text:style-name="P20">s.193</text:p>
      <text:p text:style-name="P20"><text:soft-page-break/>Doğal seleksiyona göre, güçlü olan ve yaşadığı çevreye uyum sağlayabilen canlılar hayatta kalır, diğerleri ise yok olurlar. Evrimciler ise doğal seleksiyonun canlıları evrimleştirdiğini, yeni türler meydana getirdiğini öne sürerler. Oysa doğal seleksiyonun böyle bir sonucu yoktur ve bu iddiayı doğrulayan tek bir delil dahi bulunmamaktadır.</text:p>
      <text:p text:style-name="P20"/>
      <text:p text:style-name="P20">s.195</text:p>
      <text:p text:style-name="P20">bacak</text:p>
      <text:p text:style-name="P20"/>
      <text:p text:style-name="P20">anten</text:p>
      <text:p text:style-name="P20"/>
      <text:p text:style-name="P20">gözler</text:p>
      <text:p text:style-name="P20"/>
      <text:p text:style-name="P20">ağız</text:p>
      <text:p text:style-name="P20"/>
      <text:p text:style-name="P20">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20"/>
      <text:p text:style-name="P18">s.197</text:p>
      <text:p text:style-name="P20">Kretase dönemine ait bu timsah fosili 65 milyon yıllıktır. Günümüzde yaşayan timsahlardan hiçbir farkı yoktur.</text:p>
      <text:p text:style-name="P20"/>
      <text:p text:style-name="P20">İtalya'da çıkarılmış bu mene balığı fosili 54 - 37 milyon yıllıktır.</text:p>
      <text:p text:style-name="P20"/>
      <text:p text:style-name="P20">Bu 50 milyon yıllık çınar yaprağı fosili ABD çıkarılmıştır. 50 milyon yıldır çınar yaprakları hiç değişmemiş , evrim geçirmemiştir.</text:p>
      <text:p text:style-name="P20"/>
      <text:p text:style-name="P20">s.201</text:p>
      <text:p text:style-name="P18">SAHTE</text:p>
      <text:p text:style-name="P18"/>
      <text:p text:style-name="P20">Evrim yanlısı gazete ve dergilerde çıkan haberlerde yukarıd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20"><text:soft-page-break/></text:p>
      <text:p text:style-name="P20">s.204</text:p>
      <text:p text:style-name="P20">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20"/>
      <text:p text:style-name="P20">s.208</text:p>
      <text:p text:style-name="P20">Gözü ve kulağı, kamera ve ses kayıt cihazları ile kıyasladığımızda bu organlarımızın söz konusu teknoloji ürünlerinden çok daha kompleks, çok daha başarılı, çok <text:s/>daha kusursuz yapılara sahip olduklarını görürüz.</text:p>
      <text:p text:style-name="P20"/>
      <text:p text:style-name="P20">s.210</text:p>
      <text:p text:style-name="P20">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20"/>
      <text:p text:style-name="P20">s.214</text:p>
      <text:p text:style-name="P29">Geçmiş zamanlarda timsaha tapan insanların inanışları ne derece garip ve akıl almazsa günümüzde Darwinistlerin inanışları da aynı derecede akıl almazdır. Darwinistler tesadüfleri ve cansız şuursuz atomları kendilerince yaratıcı güç olarak kabul ederler hatta bu batıl inanca bir dine bağlanır gibi bağlanırlar.</text:p>
      <text:p text:style-name="P29"/>
      <text:p text:style-name="P18"/>
      <text:h text:style-name="P15" text:outline-level="1">ARKA KAPAK</text:h>
      <text:p text:style-name="P18"/>
      <text:p text:style-name="P18"/>
      <text:p text:style-name="P18">D<text:span text:style-name="T1">ünyaya geldiğinizden bu yana koku ve tat alma duyularınızı kullanıyor, on binlerce kokuyu ve tadı hiçbir güçlük çekmeden algılayabiliyorsunuz. Çünkü bunu mümkün kılan harikulade sistemlere sahipsiniz. Koku ve tat alma duyularınız bir ömür boyu durup dinlenmeksizin, tek bir hata yapmaksızın sizin adınıza faaliyet gösterirler. Üstelik bunlar için herhangi bir bedel ödemediniz; böyle bir beceriyi elde etmek için hiçbir eğitim almadınız, özel bir çaba harcamadınız.</text:span></text:p>
      <text:p text:style-name="P20">Konuyla ilgili tıp ve biyoloji kitaplarında, koku ve tat almamızı burnumuzun, dilimizin ve beynimizin varlığına borçlu olduğumuz yazar. Bu organlar aracılığıyla koku ve tat aldığımız elbette doğrudur. Peki dilimizin, burnumuzun ve beynimizin varlığını kime borçluyuz?</text:p>
      <text:p text:style-name="P20">Çoğu insan burnu ile koku, dili ile tat aldığını bilmesinin yeterli olduğunu; bundan ötesinin kendisini ilgilendirmediğini düşünür. Oysa bu büyük bir hatadır. Şüphesiz, sahip olduğumuz herşey gibi, bu harika nimetleri de Alemlerin Rabbi olan Allah'a borçluyuz. Koku ve tat alma sistemleri incelenirse, bu kusursuz sistemlerin hayranlık uyandıran yaratılış delilleriyle dopdolu olduğu açıkça görülür. Bu kitabın amacı, bu sistemlerdeki yaratılış gerçeklerini ortaya koymak, Allah'ın sınırsız ilmini ve kudretini tefekkür etmeye, O'nun sayısız lütuflarını gereği gibi kavramaya yardımcı olmaktır. </text:p>
      <text:p text:style-name="P20"/>
      <text:p text:style-name="P3">YAZAR HAKKINDA</text:p>
      <text:p text:style-name="P20">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20">Harun Yahya Külliyatı, -Allah'ın izniyle- 21. yüzyılda dünya insanlarını Kuran'da tarif edilen huzur ve barışa, doğruluk ve adalete, güzellik ve mutluluğa taşımaya bir vesile olacaktır.</text:p>
      <text:p text:style-name="P20"/>
      <text:p text:style-name="P1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BodoniTurkB" svg:font-family="BodoniTurkB"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PalatinoTurk" svg:font-family="PalatinoTurk" style:font-pitch="variable"/>
    <style:font-face style:name="WalbaumBoldItalic" svg:font-family="WalbaumBoldItalic"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resim_20_ayeti" style:display-name="resim ayeti"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grafik_20_üstü" style:display-name="grafik üstü"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 style:display-name="ALT BASLIK" style:family="paragraph">
      <style:paragraph-properties fo:margin-left="0cm" fo:margin-right="0cm" fo:margin-top="0.076cm" fo:margin-bottom="0cm" loext:contextual-spacing="false"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yeti_2a_" style:display-name="resim ayeti*"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801cm" fo:margin-right="0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0.801cm" fo:margin-right="0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_203a_kalt" style:display-name="arabasl›kalt" style:family="paragraph">
      <style:paragraph-properties fo:margin-left="0cm" fo:margin-right="0cm" fo:margin-top="1cm" fo:margin-bottom="0cm" loext:contextual-spacing="false"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076cm" fo:margin-bottom="0cm" loext:contextual-spacing="false"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BASLIK" style:display-name="ARA BASLIK" style:family="paragraph">
      <style:paragraph-properties fo:margin-left="0cm" fo:margin-right="0cm" fo:margin-top="1cm" fo:margin-bottom="0cm" loext:contextual-spacing="false" fo:line-height="0.582cm"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tlar" style:family="paragraph">
      <style:paragraph-properties fo:line-height="0.335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_203a_" style:display-name="Resim alt›"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_203a_k" style:display-name="basl›k" style:family="paragraph">
      <style:paragraph-properties fo:margin-left="0cm" fo:margin-right="0cm" fo:margin-top="0.101cm" fo:margin-bottom="0.076cm" loext:contextual-spacing="false" fo:line-height="0.494cm"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 style:display-name="küçükbasl›k" style:family="paragraph">
      <style:paragraph-properties fo:margin-left="0.801cm" fo:margin-right="1.85cm" fo:margin-top="0cm" fo:margin-bottom="0.199cm" loext:contextual-spacing="false" fo:line-height="0.49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0_20_EVRIM_20_ANA_20_METIN" style:display-name="00 EVRIM ANA 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ayet" style:display-name="kutu ayet" style:family="paragraph">
      <style:paragraph-properties fo:margin-left="0.199cm" fo:margin-right="0.199cm" fo:line-height="0.564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içi_20_renkli" style:display-name="resim içi renkli" style:family="paragraph">
      <style:paragraph-properties fo:line-height="0.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dipnot" style:family="text">
      <style:text-properties fo:color="#000000" style:text-position="super 58%" style:font-name="PalatinoTurk" fo:font-family="PalatinoTurk" style:font-pitch="variable" fo:font-size="10.5pt" fo:language="en" fo:country="GB" style:font-size-asian="10.5pt" style:font-name-complex="PalatinoTurk" style:font-family-complex="PalatinoTurk" style:font-pitch-complex="variable"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OKU VE TAT MUCİZESİ</dc:title>
    <dc:subject>KOKU VE TAT MUCİZESİ</dc:subject>
    <meta:initial-creator>Harun Yahya</meta:initial-creator>
    <meta:creation-date>2012-03-01T20:43:00</meta:creation-date>
    <dc:date>2019-10-20T12:17:05.983811482</dc:date>
    <meta:print-date>2012-02-09T12:44:00</meta:print-date>
    <meta:editing-cycles>83</meta:editing-cycles>
    <meta:editing-duration>PT5H10M59S</meta:editing-duration>
    <meta:generator>LibreOffice/6.3.2.2$Linux_X86_64 LibreOffice_project/ddcf6633b674837c71d3649d97a9cb3c0d392a84</meta:generator>
    <meta:document-statistic meta:table-count="0" meta:image-count="0" meta:object-count="0" meta:page-count="105" meta:paragraph-count="1170" meta:word-count="32821" meta:character-count="256275" meta:non-whitespace-character-count="224402"/>
  </office:meta>
</office:document-meta>
</file>